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Jomolhari" svg:font-family="Jomolhari" style:font-pitch="variable"/>
    <style:font-face style:name="Jomolhari1" svg:font-family="Jomolhari" style:font-adornments="Regular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Wangdi" svg:font-family="Wangdi" style:font-family-generic="system" style:font-pitch="variable"/>
  </office:font-face-decls>
  <office:automatic-styles>
    <style:style style:name="co1" style:family="table-column">
      <style:table-column-properties fo:break-before="auto" style:column-width="1.628in"/>
    </style:style>
    <style:style style:name="co2" style:family="table-column">
      <style:table-column-properties fo:break-before="auto" style:column-width="1.9661in"/>
    </style:style>
    <style:style style:name="co3" style:family="table-column">
      <style:table-column-properties fo:break-before="auto" style:column-width="1.1902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7362in" fo:break-before="auto" style:use-optimal-row-height="false"/>
    </style:style>
    <style:style style:name="ro2" style:family="table-row">
      <style:table-row-properties style:row-height="0.6728in" fo:break-before="auto" style:use-optimal-row-height="false"/>
    </style:style>
    <style:style style:name="ro3" style:family="table-row">
      <style:table-row-properties style:row-height="0.31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Jomolhari" fo:font-size="18pt" style:font-size-asian="18pt" style:font-name-complex="Jomolhari" style:font-size-complex="18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Jomolhari" fo:font-size="18pt" style:font-size-asian="18pt" style:font-name-complex="Jomolhari" style:font-size-complex="18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Jomolhari" fo:font-size="18pt" style:font-size-asian="18pt" style:font-name-complex="Jomolhari" style:font-size-complex="18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column table:style-name="co4" table:number-columns-repeated="252" table:default-cell-style-name="ce1"/>
        <table:table-row table:style-name="ro1">
          <table:table-cell office:value-type="string">
            <text:p>ཙ།</text:p>
          </table:table-cell>
          <table:table-cell office:value-type="string">
            <text:p>/tsa/</text:p>
          </table:table-cell>
          <table:table-cell office:value-type="string">
            <text:p>(མིང་)</text:p>
          </table:table-cell>
          <table:table-cell table:style-name="ce2" office:value-type="string">
            <text:p>རྫོང་ཁའི་གསལ་བྱེད་བཅུ་བདུན་པ་ཙ།མིང་གཞིའི་ཡི་གུ་ཚུ་གི་ནང་ལས་ཕོ་ཡིག་ཅིག་ཨིན།</text:p>
          </table:table-cell>
          <table:table-cell table:number-columns-repeated="252"/>
        </table:table-row>
        <table:table-row table:style-name="ro1">
          <table:table-cell office:value-type="string">
            <text:p>ཙ་ཀ་ལི།</text:p>
          </table:table-cell>
          <table:table-cell office:value-type="string">
            <text:p>/tsa ka li/</text:p>
          </table:table-cell>
          <table:table-cell office:value-type="string">
            <text:p>(མིང་)</text:p>
          </table:table-cell>
          <table:table-cell table:style-name="ce2" office:value-type="string">
            <text:p>ལྷ་དང་དཀྱིལ་འཁོར་བཀྲ་ཤིས་རྟགས་བརྒྱད་རྒྱལ་སྲིད་སྣ་བདུན་ཚུ་གི་རི་མོ་བྲིས་ཏེ་ཡོད་པའི་ཤོག་ཀུ་གྲུ་བཞི་ཆུང་སུ་འབད་ཡོད་མི།དེ་ལུ་ཚིག་བསྡུས་ཏེ་ཙཀ་ལི་ཟེར་ཡང་སླབ་ཨིན།</text:p>
          </table:table-cell>
          <table:table-cell table:number-columns-repeated="252"/>
        </table:table-row>
        <table:table-row table:style-name="ro1">
          <table:table-cell office:value-type="string">
            <text:p>ཙ་ཀོ་ར།</text:p>
          </table:table-cell>
          <table:table-cell office:value-type="string">
            <text:p>/tsa ko ra/</text:p>
          </table:table-cell>
          <table:table-cell office:value-type="string">
            <text:p>(མིང་)</text:p>
          </table:table-cell>
          <table:table-cell table:style-name="ce2" office:value-type="string">
            <text:p>ལེགས་སྦྱར་གྱི་སྐད་ཨིན།འདི་གི་དོན་ལྷ་བྱ་གོང་མོ་ལུ་གོ་ནི།</text:p>
          </table:table-cell>
          <table:table-cell table:number-columns-repeated="252"/>
        </table:table-row>
        <table:table-row table:style-name="ro1">
          <table:table-cell office:value-type="string">
            <text:p>ཙ་རྐྱང༌།</text:p>
          </table:table-cell>
          <table:table-cell office:value-type="string">
            <text:p>/tsa cang/</text:p>
          </table:table-cell>
          <table:table-cell office:value-type="string">
            <text:p>(མིང་)</text:p>
          </table:table-cell>
          <table:table-cell table:style-name="ce2" office:value-type="string">
            <text:p>སྔོན་འཇུག་རྗེས་འཇུག་དང་མགོ་ཅན་འདོགས་ཅན་མེད་པའི་མིང་གཞིའི་ཡི་གུ་ཙ་རྐྱང༌།</text:p>
          </table:table-cell>
          <table:table-cell table:number-columns-repeated="252"/>
        </table:table-row>
        <table:table-row table:style-name="ro1">
          <table:table-cell office:value-type="string">
            <text:p>ཙ་རྟགས།</text:p>
          </table:table-cell>
          <table:table-cell office:value-type="string">
            <text:p>/tsa ta</text:p>
          </table:table-cell>
          <table:table-cell office:value-type="string">
            <text:p>(མིང་)</text:p>
          </table:table-cell>
          <table:table-cell table:style-name="ce2" office:value-type="string">
            <text:p>ཡི་གུ་ཙའི་རྟགས་ཡོད་མི།</text:p>
          </table:table-cell>
          <table:table-cell table:number-columns-repeated="252"/>
        </table:table-row>
        <table:table-row table:style-name="ro1">
          <table:table-cell office:value-type="string">
            <text:p>ཙ་སྡེ།</text:p>
          </table:table-cell>
          <table:table-cell office:value-type="string">
            <text:p>/tsa de/</text:p>
          </table:table-cell>
          <table:table-cell office:value-type="string">
            <text:p>(མིང་)</text:p>
          </table:table-cell>
          <table:table-cell table:style-name="ce2" office:value-type="string">
            <text:p>༡གསལ་བྱེད་སུམ་ཅུའི་སྡེ་པ་ལྔ་པ།གསལ་བྱེད་ཙ་ཚ་ཛ་ཝ་བཞི་ལུ་ཙ་སྡེ་ཟེར་སླབ་ཨིན།༢སྡེ་ཚན་ཙ་པ་ཚུ་ཡང་དེ་སྦེ་འབྲིཝ་ཨིན།</text:p>
          </table:table-cell>
          <table:table-cell table:number-columns-repeated="252"/>
        </table:table-row>
        <table:table-row table:style-name="ro1">
          <table:table-cell office:value-type="string">
            <text:p>ཙ་ན་ཀ</text:p>
          </table:table-cell>
          <table:table-cell office:value-type="string">
            <text:p>/tsa na ka/</text:p>
          </table:table-cell>
          <table:table-cell office:value-type="string">
            <text:p>(མིང་)</text:p>
          </table:table-cell>
          <table:table-cell office:value-type="string">
            <text:p>སྲནམ་ཧོ་ཅུམ།</text:p>
          </table:table-cell>
          <table:table-cell table:number-columns-repeated="252"/>
        </table:table-row>
        <table:table-row table:style-name="ro1">
          <table:table-cell office:value-type="string">
            <text:p>ཙ་པ།</text:p>
          </table:table-cell>
          <table:table-cell office:value-type="string">
            <text:p>/tsa pa/</text:p>
          </table:table-cell>
          <table:table-cell office:value-type="string">
            <text:p>(མིང་)</text:p>
          </table:table-cell>
          <table:table-cell office:value-type="string">
            <text:p>གསལ་བྱེད་ཀྱི་གོ་རིམ་འབད་རྟགས་བཀོད་དེ་ཡོད་མི་གི་རིགས་དཔེར་ན་བཀའ་འགྱུར་མདོ་སྡེ་ཙ་པ་གསུང་འབུམ་ཙ་པ་ཚིག་མཛོད་ཙ་པའི་ནང་ལས་གཟུགས་ཀྱི་རྩའི་སྐོར་ལས་འཐོན་འོང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ཙཀྲ།</text:p>
          </table:table-cell>
          <table:table-cell office:value-type="string">
            <text:p>/tsa tra/</text:p>
          </table:table-cell>
          <table:table-cell office:value-type="string">
            <text:p>(མིང་)</text:p>
          </table:table-cell>
          <table:table-cell office:value-type="string">
            <text:p>ལེགས་སྦྱར་གྱི་སྐད་ཨིན།འདི་འཁོར་ལོའི་མིང་ཨིན།</text:p>
          </table:table-cell>
          <table:table-cell table:number-columns-repeated="252"/>
        </table:table-row>
        <table:table-row table:style-name="ro2">
          <table:table-cell office:value-type="string">
            <text:p>ཙག་བཅད།</text:p>
          </table:table-cell>
          <table:table-cell office:value-type="string">
            <text:p>/tsag ce/</text:p>
          </table:table-cell>
          <table:table-cell office:value-type="string">
            <text:p>(བྱ་ཚིག)</text:p>
          </table:table-cell>
          <table:table-cell office:value-type="string">
            <text:p>མར་བཞུ་ཞིནམ་ལས་ཙག་བཅད་ནི།མར་བཞུ་ཐག་ཆོད་པ།དཀར་མེ་ནོར་མར་ཨིན་པ་ཅིན་ཙག་བཅད་དགོ་ཟེར་དོ་བཟུམ།</text:p>
          </table:table-cell>
          <table:table-cell table:number-columns-repeated="252"/>
        </table:table-row>
        <table:table-row table:style-name="ro2">
          <table:table-cell office:value-type="string">
            <text:p>ཙག་ཏོག་ཏོ།</text:p>
          </table:table-cell>
          <table:table-cell office:value-type="string">
            <text:p>/tsa to to/</text:p>
          </table:table-cell>
          <table:table-cell office:value-type="string">
            <text:p>(མིང་ཁྱད་)</text:p>
          </table:table-cell>
          <table:table-cell office:value-type="string">
            <text:p>ས་སྐྱིད་ཏོང་ཏོ་ཅིག་ལུ་ས་ཙག་ཏོག་ཏོ་ཟེར་སླབ་ནི་ཡོད།དགོན་པ་ལུ་སྐད་འར་འུར་མེད་པར་ཙག་ཏོག་ཏོ་འདུག་ཟེར་དོ་བཟུམ།</text:p>
          </table:table-cell>
          <table:table-cell table:number-columns-repeated="252"/>
        </table:table-row>
        <table:table-row table:style-name="ro2">
          <table:table-cell office:value-type="string">
            <text:p>ཙག་ཙག</text:p>
          </table:table-cell>
          <table:table-cell office:value-type="string">
            <text:p>/tsa tsa</text:p>
          </table:table-cell>
          <table:table-cell office:value-type="string">
            <text:p>(མིང་ཁྱད་)</text:p>
          </table:table-cell>
          <table:table-cell office:value-type="string">
            <text:p>༡སྒྲའི་ཁྱད་པར་ཅིག༢ཙག་ཙག་ཅིགཨ་ཙི་ཅིགཟེར་མི་དུམ་གྲ་རེ་ཟེར་བའི་དོན་གཅིག།</text:p>
          </table:table-cell>
          <table:table-cell table:number-columns-repeated="252"/>
        </table:table-row>
        <table:table-row table:style-name="ro2">
          <table:table-cell office:value-type="string">
            <text:p>ཙག་ཙིག</text:p>
          </table:table-cell>
          <table:table-cell office:value-type="string">
            <text:p>/tsag tsig/</text:p>
          </table:table-cell>
          <table:table-cell office:value-type="string">
            <text:p>(མིང་ཁྱད་)</text:p>
          </table:table-cell>
          <table:table-cell office:value-type="string">
            <text:p>༡ཕྱམ་ཕྱིམ་དང་དོན་གཅིགད་རེས་ཁྲོམ་ཁ་ལུ་ཉོ་ཚོང་ཙག་ཙིག་ཅིག་ལུ་ཏི་རུ་ལེ་ཤ་རྫོགས་སོ་ཡི་ཟེར་དོ་བཟུམ།༢ཙག་ཙིག་རང་མི་འབད་བས་ཟེར་བ་ཅིན་སྤར་རང་མི་སྤར་བས་ཟེར་བའི་དོན།</text:p>
          </table:table-cell>
          <table:table-cell table:number-columns-repeated="252"/>
        </table:table-row>
        <table:table-row table:style-name="ro2">
          <table:table-cell office:value-type="string">
            <text:p>ཙག་ས།</text:p>
          </table:table-cell>
          <table:table-cell office:value-type="string">
            <text:p>/tsa sa</text:p>
          </table:table-cell>
          <table:table-cell office:value-type="string">
            <text:p>(མིང་ཁྱད་)</text:p>
          </table:table-cell>
          <table:table-cell office:value-type="string">
            <text:p>༡ས་ཙག་ས།མིའི་རྒྱུ་འགྲུལ་མེད་པ།༢གཞན་གྱིས་མ་མཐོང་བའི་བཞག་ས་ཚུ།ཅ་ལ་འདི་ཁག་ཆེ་ཏོག་ཏོ་ཨིན།ཙག་སར་འཐུ་བཞག་ཟེར་དོ་བཟུམ།</text:p>
          </table:table-cell>
          <table:table-cell table:number-columns-repeated="252"/>
        </table:table-row>
        <table:table-row table:style-name="ro2">
          <table:table-cell office:value-type="string">
            <text:p>ཙང༌།</text:p>
          </table:table-cell>
          <table:table-cell office:value-type="string">
            <text:p>/tsang/</text:p>
          </table:table-cell>
          <table:table-cell office:value-type="string">
            <text:p>(མིང་ཁྱད་)</text:p>
          </table:table-cell>
          <table:table-cell office:value-type="string">
            <text:p>རོགས་ག་གིས་ཡང་མ་ཤེསཔ་འབད་གསང་བའི་དོན།ཁོ་ཙང་བཏང་སྟེ་ཡ་སོ་ནུག་བཟུམ།</text:p>
          </table:table-cell>
          <table:table-cell table:number-columns-repeated="252"/>
        </table:table-row>
        <table:table-row table:style-name="ro2">
          <table:table-cell office:value-type="string">
            <text:p>ཙང་རྒྱ།</text:p>
          </table:table-cell>
          <table:table-cell office:value-type="string">
            <text:p>/tsang ja/</text:p>
          </table:table-cell>
          <table:table-cell office:value-type="string">
            <text:p>(མིང་)</text:p>
          </table:table-cell>
          <table:table-cell office:value-type="string">
            <text:p>ཚོས་གཞི་ཧོནམོ་བཟོ་མི་གི་སྔོ་ཚོས།</text:p>
          </table:table-cell>
          <table:table-cell table:number-columns-repeated="252"/>
        </table:table-row>
        <table:table-row table:style-name="ro2">
          <table:table-cell office:value-type="string">
            <text:p>ཙན་དན།</text:p>
          </table:table-cell>
          <table:table-cell office:value-type="string">
            <text:p>/tsen den/</text:p>
          </table:table-cell>
          <table:table-cell office:value-type="string">
            <text:p>(མིང་)</text:p>
          </table:table-cell>
          <table:table-cell office:value-type="string">
            <text:p>ཤིང་ཙནྡན་སྤྱིར་བཏང་གི་མིང༌།</text:p>
          </table:table-cell>
          <table:table-cell table:number-columns-repeated="252"/>
        </table:table-row>
        <table:table-row table:style-name="ro2">
          <table:table-cell office:value-type="string">
            <text:p>ཙན་དན་དཀར་པོ།</text:p>
          </table:table-cell>
          <table:table-cell office:value-type="string">
            <text:p>/tsen den kar po/</text:p>
          </table:table-cell>
          <table:table-cell office:value-type="string">
            <text:p>(མིང་)</text:p>
          </table:table-cell>
          <table:table-cell office:value-type="string">
            <text:p>རི་བོ་མ་ལ་ཡ་ལུ་སྐྱེས་པའི་ཙནྡན་དྲིམ་ཞིམ་ཤོས་ཀྱི་མིང༌།ཁ་དོག་དཀརཔོ་འབད་ཡོད་མི།</text:p>
          </table:table-cell>
          <table:table-cell table:number-columns-repeated="252"/>
        </table:table-row>
        <table:table-row table:style-name="ro2">
          <table:table-cell office:value-type="string">
            <text:p>ཙན་དན་བཀོད་པའི་ལྗོངས།</text:p>
          </table:table-cell>
          <table:table-cell office:value-type="string">
            <text:p>/tsen den koe pai jong/</text:p>
          </table:table-cell>
          <table:table-cell office:value-type="string">
            <text:p>(མིང་)</text:p>
          </table:table-cell>
          <table:table-cell office:value-type="string">
            <text:p>འབྲུག་རྒྱལ་ཁབ་ཀྱི་མིང་གཞན།</text:p>
          </table:table-cell>
          <table:table-cell table:number-columns-repeated="252"/>
        </table:table-row>
        <table:table-row table:style-name="ro2">
          <table:table-cell office:value-type="string">
            <text:p>ཙན་དན་གོ་ཤིརྵ།</text:p>
          </table:table-cell>
          <table:table-cell office:value-type="string">
            <text:p>/tsen den go shir/</text:p>
          </table:table-cell>
          <table:table-cell office:value-type="string">
            <text:p>(མིང་)</text:p>
          </table:table-cell>
          <table:table-cell office:value-type="string">
            <text:p>ཙནྡན་དཀར་པོ་དང་དོན་གཅིག།</text:p>
          </table:table-cell>
          <table:table-cell table:number-columns-repeated="252"/>
        </table:table-row>
        <table:table-row table:style-name="ro2">
          <table:table-cell office:value-type="string">
            <text:p>ཙན་དན་ཇོ་བོ།</text:p>
          </table:table-cell>
          <table:table-cell office:value-type="string">
            <text:p>/tsen den jo wo/</text:p>
          </table:table-cell>
          <table:table-cell office:value-type="string">
            <text:p>(མིང་)</text:p>
          </table:table-cell>
          <table:table-cell office:value-type="string">
            <text:p>ཧེ་མ་རྒྱ་གར་ལུ་བཟོ་ཞིན་ན་ཤུལ་མར་རྒྱ་ནག་ལུ་གདན་འདྲེན་ཞུ་མི་ཙནྡན་དཀར་མོའི་སངས་རྒྱས་ཀྱི་སྐུ་བརྙན་རྩ་ཆེ་དྲག་ཅིག</text:p>
          </table:table-cell>
          <table:table-cell table:number-columns-repeated="252"/>
        </table:table-row>
        <table:table-row table:style-name="ro2">
          <table:table-cell office:value-type="string">
            <text:p>ཙན་དན་སྦྲུལ་གྱི་སྙིང་པོ།</text:p>
          </table:table-cell>
          <table:table-cell office:value-type="string">
            <text:p>/tsen den druel di nying po/</text:p>
          </table:table-cell>
          <table:table-cell office:value-type="string">
            <text:p>(མིང་)</text:p>
          </table:table-cell>
          <table:table-cell office:value-type="string">
            <text:p>ཙནྡན་དཀར་མོའི་ཤིང༌།རུད་ཀྱིས་འབག་ཞིན་ན་ཕྱི་པགས་ཀོ་བྱེ་མའི་ནང་རུལ་ཏེ་ནང་གི་ཧིང་ལྕགས་ལུས་མི།</text:p>
          </table:table-cell>
          <table:table-cell table:number-columns-repeated="252"/>
        </table:table-row>
        <table:table-row table:style-name="ro2">
          <table:table-cell office:value-type="string">
            <text:p>ཙན་དན་དམར་པོ།</text:p>
          </table:table-cell>
          <table:table-cell office:value-type="string">
            <text:p>/tsen den mar po/</text:p>
          </table:table-cell>
          <table:table-cell office:value-type="string">
            <text:p>(མིང་)</text:p>
          </table:table-cell>
          <table:table-cell office:value-type="string">
            <text:p>ཙན་དན་ཤིང་གི་རིགས་ལས་བཀྱག་དམརཔོ་ཅིག་ལུ་གོ་ནི།</text:p>
          </table:table-cell>
          <table:table-cell table:number-columns-repeated="252"/>
        </table:table-row>
        <table:table-row table:style-name="ro2">
          <table:table-cell office:value-type="string">
            <text:p>ཙན་དྲ་པའི་སྒྲ་མདོ།</text:p>
          </table:table-cell>
          <table:table-cell office:value-type="string">
            <text:p>/tsen dra pai dra do/</text:p>
          </table:table-cell>
          <table:table-cell office:value-type="string">
            <text:p>(མིང་)</text:p>
          </table:table-cell>
          <table:table-cell office:value-type="string">
            <text:p>རྒྱ་གར་གྱི་སློབ་དཔོན་ཙནྡྲ་གོ་མིས་མཛད་པའི་སྒྲའི་བསྟན་བཅོས།</text:p>
          </table:table-cell>
          <table:table-cell table:number-columns-repeated="252"/>
        </table:table-row>
        <table:table-row table:style-name="ro2">
          <table:table-cell office:value-type="string">
            <text:p>ཙནྜ་གོ་མི།</text:p>
          </table:table-cell>
          <table:table-cell office:value-type="string">
            <text:p>/tsen den go mi/</text:p>
          </table:table-cell>
          <table:table-cell office:value-type="string">
            <text:p>(མིང་)</text:p>
          </table:table-cell>
          <table:table-cell office:value-type="string">
            <text:p>སློབ་དཔོན་ཙནྡྲ་གོ་མི་གི་མཚན།</text:p>
          </table:table-cell>
          <table:table-cell table:number-columns-repeated="252"/>
        </table:table-row>
        <table:table-row table:style-name="ro2">
          <table:table-cell office:value-type="string">
            <text:p>ཙབ་རྩུབ།</text:p>
          </table:table-cell>
          <table:table-cell office:value-type="string">
            <text:p>/tsab tsub/</text:p>
          </table:table-cell>
          <table:table-cell office:value-type="string">
            <text:p>(མིང་ཁྱད་)</text:p>
          </table:table-cell>
          <table:table-cell office:value-type="string">
            <text:p>ཚབས་འཚུབ་དང་དོན་འདྲ།སེམས་ཙབ་རྩུབ་ཟེར་སེམས་འགྱུར་བ་ཆེ་དྲགས་འབད་མི།ལོ་ན་གཞོན་པའི་དུས་སུ་སེམས་ཙབ་རྩུབ་མང་པས་ཟེར་དོ་བཟུམ་མནོ་བསམ་གཏང་ནི་མང་སུ་འབད་མི།</text:p>
          </table:table-cell>
          <table:table-cell table:number-columns-repeated="252"/>
        </table:table-row>
        <table:table-row table:style-name="ro2">
          <table:table-cell office:value-type="string">
            <text:p>ཙམ།</text:p>
          </table:table-cell>
          <table:table-cell office:value-type="string">
            <text:p>/tsam/</text:p>
          </table:table-cell>
          <table:table-cell office:value-type="string">
            <text:p>(མིང་)</text:p>
          </table:table-cell>
          <table:table-cell office:value-type="string">
            <text:p>༡གྲངས་དེ་ཙམ་དང་ཇི་ཙམ་ཟེར་བ་ཅིན་གྱངས་ཁ་དང་དུས་ཚོད་ཚུ་གི་ཚད་འཛིན་པའི་སྒྲ།༢ང་ཕམ་ཨིནམ་ཙམ་གྱིས་མི་དོ་སློབ་དཔོན་ཡང་ཨིན་ཟེར་བ་ཅིན་མ་ཚད་པར་ཟེར་བའི་དོན།</text:p>
          </table:table-cell>
          <table:table-cell table:number-columns-repeated="252"/>
        </table:table-row>
        <table:table-row table:style-name="ro2">
          <table:table-cell office:value-type="string">
            <text:p>ཙམ་པ་ཀ</text:p>
          </table:table-cell>
          <table:table-cell office:value-type="string">
            <text:p>/tsam pa ka/</text:p>
          </table:table-cell>
          <table:table-cell office:value-type="string">
            <text:p>(མིང་)</text:p>
          </table:table-cell>
          <table:table-cell office:value-type="string">
            <text:p>མེ་ཏོག་ཙམ་པ་ཀའི་མིང༌།འདུལ་བ་ལས་ངའི་དགེ་སློང་འདུལ་ཁྲིམས་ཉམས་འགྱུར་ཀྱང༌།།འཇིག་རྟེན་ཕལ་པ་བརྒྱ་ཡི་དོ་ཟླ་མིན།།ཙམ་པ་ཀ་ཡི་མེ་ཏོག་རྙིང་གྱུར་ཀྱང༌།།མེ་ཏོག་ཕལ་པ་བརྒྱ་དང་དོ་མི་མཉམ།།ཟེར་གསུངས་དོ་བཟུམ་མེ་ཏོག་གི་ནང་ལས་མཆོག་ཏུ་གྱུར་པ་ཅིག་ཨིན།</text:p>
          </table:table-cell>
          <table:table-cell table:number-columns-repeated="252"/>
        </table:table-row>
        <table:table-row table:style-name="ro2">
          <table:table-cell office:value-type="string">
            <text:p>ཙམ་ཙུམ།</text:p>
          </table:table-cell>
          <table:table-cell office:value-type="string">
            <text:p>/tsam tsum/</text:p>
          </table:table-cell>
          <table:table-cell office:value-type="string">
            <text:p>(མིང་ཁྱད་)</text:p>
          </table:table-cell>
          <table:table-cell office:value-type="string">
            <text:p>ཨ་ཙི་རེ་དུམ་གྲ་རེ་ཟེར་བའི་དོན།དཔེར་ན་ཕ་མ་ལུ་གཉེར་ཚང་ཙམ་ཙུམ་རེ་བསྐྱལ་བ་མ་གཏོགས་གཞན་ག་ནི་ཡང་བསྐྱལ་མ་ཚུགས་ཟེར་དོ་བཟུམ།</text:p>
          </table:table-cell>
          <table:table-cell table:number-columns-repeated="252"/>
        </table:table-row>
        <table:table-row table:style-name="ro2">
          <table:table-cell office:value-type="string">
            <text:p>ཙར་ཙིར།</text:p>
          </table:table-cell>
          <table:table-cell office:value-type="string">
            <text:p>/tsar tsir/</text:p>
          </table:table-cell>
          <table:table-cell office:value-type="string">
            <text:p>(བྱ་ཁྱད་)</text:p>
          </table:table-cell>
          <table:table-cell office:value-type="string">
            <text:p>༡བྱག་གི་གསེབ་བར་ནང་ལས་ཆུ་དུམ་གྲ་རེ་འབད་འཐོན་ཐངས་ལུ་ཙར་ཙིར་བཏང་ཐོན་མས་ཟེར་སླབ་འོང་༢སེམས་ཙར་ཙིར་བཏང་མས་ཟེར་བ་ཅིན་སེམས་ཙིག་ནི་དང་སེམས་ཚབ་འཚུབ་འབད་ནི།</text:p>
          </table:table-cell>
          <table:table-cell table:number-columns-repeated="252"/>
        </table:table-row>
        <table:table-row table:style-name="ro2">
          <table:table-cell office:value-type="string">
            <text:p>ཙི་ཏ།</text:p>
          </table:table-cell>
          <table:table-cell office:value-type="string">
            <text:p>/tsi ta/</text:p>
          </table:table-cell>
          <table:table-cell office:value-type="string">
            <text:p>(མིང་)</text:p>
          </table:table-cell>
          <table:table-cell office:value-type="string">
            <text:p>ལེགས་སྦྱར་གྱི་སྐད་ལས་སྙིང་དོན་ཧིང་སེམས་ཚུ་ལུ་གོ་ནི་ཨིན།</text:p>
          </table:table-cell>
          <table:table-cell table:number-columns-repeated="252"/>
        </table:table-row>
        <table:table-row table:style-name="ro2">
          <table:table-cell office:value-type="string">
            <text:p>ཙི་པ་ཏྲ།</text:p>
          </table:table-cell>
          <table:table-cell office:value-type="string">
            <text:p>/tsi pa tra/</text:p>
          </table:table-cell>
          <table:table-cell office:value-type="string">
            <text:p>(མིང་)</text:p>
          </table:table-cell>
          <table:table-cell office:value-type="string">
            <text:p>བྱི་ལིའི་གདོང་ཅོག་འཐདཔ་ལྷ་པ་ལེབ་ཏེམ་འབད་བའི་སེམས་ཅན་གྱི་རི་མོ་ཅིག་ཡོད།སེམས་ཅན་འདི་ཧེ་མ་བླམ་སྦོམ་ཚུ་གིས་དག་པའི་གཟིགས་སྣང་ལུ་རྒྱ་མཚོ་ནང་ལས་མགུ་ཏགོ་རྐྱངམ་གཅིག་ཐོན་ཡོདཔ་གཟིགས་པའི་ལོ་རྒྱུས་ཙམ་མ་གཏོགས་ད་ལྟོ་དངོས་སུ་མེད།</text:p>
          </table:table-cell>
          <table:table-cell table:number-columns-repeated="252"/>
        </table:table-row>
        <table:table-row table:style-name="ro2">
          <table:table-cell office:value-type="string">
            <text:p>ཙིག་མི་ཙིག</text:p>
          </table:table-cell>
          <table:table-cell office:value-type="string">
            <text:p>/tsi mi tsi/</text:p>
          </table:table-cell>
          <table:table-cell office:value-type="string">
            <text:p>(བྱ་ཁྱད་)</text:p>
          </table:table-cell>
          <table:table-cell office:value-type="string">
            <text:p>ཧིང་སུབ་མི་སུབ་ཧིང་སུབ་ཁག་ཁ་སེམས་ཙིག་ཁག་ཁ་སེམས་ཙིགཔ་ཟ་དགོ་མནོ་སི་སི་ཚུ་དོན་གཅིག།</text:p>
          </table:table-cell>
          <table:table-cell table:number-columns-repeated="252"/>
        </table:table-row>
        <table:table-row table:style-name="ro2">
          <table:table-cell office:value-type="string">
            <text:p>ཙི་ཙི།</text:p>
          </table:table-cell>
          <table:table-cell office:value-type="string">
            <text:p>/tsi tsi/</text:p>
          </table:table-cell>
          <table:table-cell office:value-type="string">
            <text:p>(མིང་)</text:p>
          </table:table-cell>
          <table:table-cell office:value-type="string">
            <text:p>སྐད་ཕྱ་སི་སི་གི་སྒྲའི་བྱེ་བྲགབྱི་ཙི་གི་སྐད་བཟུམ་བྱི་ཙི་ཚུ་སྐད་བརྐྱབ་ད་ཙི་ཙི་ཟེར་སྐད་བརྐྱབ་ནི་འདི་གིས་བྱི་ཙི་ཟེར་བཏགས་བཏགསཔ་ཨིན་མས།</text:p>
          </table:table-cell>
          <table:table-cell table:number-columns-repeated="252"/>
        </table:table-row>
        <table:table-row table:style-name="ro2">
          <table:table-cell office:value-type="string">
            <text:p>ཙི་ཙི་དམརམོ།</text:p>
          </table:table-cell>
          <table:table-cell office:value-type="string">
            <text:p>/tsi tsi mar</text:p>
          </table:table-cell>
          <table:table-cell office:value-type="string">
            <text:p>(མིང་)</text:p>
          </table:table-cell>
          <table:table-cell office:value-type="string">
            <text:p>ཧོན་སྡོང་ནང་སྡོད་མི་འབུབ་མགུ་ཏོག་དམརཔོ་འབད་མི་ཅིག་གི་མིང༌།</text:p>
          </table:table-cell>
          <table:table-cell table:number-columns-repeated="252"/>
        </table:table-row>
        <table:table-row table:style-name="ro2">
          <table:table-cell office:value-type="string">
            <text:p>ཙིག</text:p>
          </table:table-cell>
          <table:table-cell office:value-type="string">
            <text:p>/tsi/</text:p>
          </table:table-cell>
          <table:table-cell office:value-type="string">
            <text:p>(བྱ་ཁྱད་)་སེམས་ཙིག་ནི།ཙིགཔ་ཟ་ནི།</text:p>
          </table:table-cell>
          <table:table-cell table:number-columns-repeated="253"/>
        </table:table-row>
        <table:table-row table:style-name="ro2">
          <table:table-cell office:value-type="string">
            <text:p>ཙིག་ཁག་ཁ།</text:p>
          </table:table-cell>
          <table:table-cell office:value-type="string">
            <text:p>/tsi kha kha/</text:p>
          </table:table-cell>
          <table:table-cell office:value-type="string">
            <text:p>(བྱ་ཁྱད་)</text:p>
          </table:table-cell>
          <table:table-cell office:value-type="string">
            <text:p>ཙིགཔ་ཟ་དགོ་མནོ་སི་སི་འོང་མི།</text:p>
          </table:table-cell>
          <table:table-cell table:number-columns-repeated="252"/>
        </table:table-row>
        <table:table-row table:style-name="ro2">
          <table:table-cell office:value-type="string">
            <text:p>ཙིག་མུ་ལང༌།</text:p>
          </table:table-cell>
          <table:table-cell office:value-type="string">
            <text:p>/tsi mu lang/</text:p>
          </table:table-cell>
          <table:table-cell office:value-type="string">
            <text:p>(བྱ་ཁྱད་)</text:p>
          </table:table-cell>
          <table:table-cell office:value-type="string">
            <text:p>སེམས་ནང་ན་ལས་ཙིགཔ་ཟ་སྟེ་འོང་བའི་དོན།</text:p>
          </table:table-cell>
          <table:table-cell table:number-columns-repeated="252"/>
        </table:table-row>
        <table:table-row table:style-name="ro2">
          <table:table-cell office:value-type="string">
            <text:p>ཙིགཔ་ཟ།</text:p>
          </table:table-cell>
          <table:table-cell office:value-type="string">
            <text:p>/tsip za/</text:p>
          </table:table-cell>
          <table:table-cell office:value-type="string">
            <text:p>(བྱ་ཚིགང)</text:p>
          </table:table-cell>
          <table:table-cell office:value-type="string">
            <text:p>སེམས་ཁོང་ཁྲོ་ལང་ནི་དྲག་བསྐྱེད་དུམ་ལང་ཁྲག་རླུང་ལོང་ཚུ་དོན་འདྲ།ཞེ་སྡང་ཟེར་བ་གང་ཡིན་མ་ཤེས་ན།།མི་ལ་ཚིག་པ་ཟ་བ་དེ་རང་ཨིན།།ཟེར་གསུངས་དོ་བཟུམ་ཆོས་སྐད་ལས་ཚིག་པ་ཟ་ཟེར་མི་རྫོང་ཁའི་ནང་ཙིགཔ་ཟ་ཟེར་སླབ་ཨིན།</text:p>
          </table:table-cell>
          <table:table-cell table:number-columns-repeated="252"/>
        </table:table-row>
        <table:table-row table:style-name="ro2">
          <table:table-cell office:value-type="string">
            <text:p>ཙིང༌།</text:p>
          </table:table-cell>
          <table:table-cell office:value-type="string">
            <text:p>/tsing/</text:p>
          </table:table-cell>
          <table:table-cell office:value-type="string">
            <text:p>(མིང་)</text:p>
          </table:table-cell>
          <table:table-cell office:value-type="string">
            <text:p>དྲིལ་བུ་གི་སྒྲ་བཟུམ་སྒྲ་ཙམ་གྱི་སྦྱོར་བ།</text:p>
          </table:table-cell>
          <table:table-cell table:number-columns-repeated="252"/>
        </table:table-row>
        <table:table-row table:style-name="ro2">
          <table:table-cell office:value-type="string">
            <text:p>ཙིའུ་དམར་པོ།</text:p>
          </table:table-cell>
          <table:table-cell office:value-type="string">
            <text:p>/tsiu mar po/</text:p>
          </table:table-cell>
          <table:table-cell office:value-type="string">
            <text:p>(མིང་)</text:p>
          </table:table-cell>
          <table:table-cell office:value-type="string">
            <text:p>གནོད་སྦྱིན་རྩེ་མ་ར།ཆོས་སྐྱོང་རྒྱལ་པོའི་འཁོར་དྲག་ཤུལ་ཅན་ཅིག་གི་མིང༌།</text:p>
          </table:table-cell>
          <table:table-cell table:number-columns-repeated="252"/>
        </table:table-row>
        <table:table-row table:style-name="ro2">
          <table:table-cell office:value-type="string">
            <text:p>ཙུ་ཏ།</text:p>
          </table:table-cell>
          <table:table-cell office:value-type="string">
            <text:p>/tsu ta/</text:p>
          </table:table-cell>
          <table:table-cell office:value-type="string">
            <text:p>(མིང་)</text:p>
          </table:table-cell>
          <table:table-cell office:value-type="string">
            <text:p>ཙུ་ཏའི་ཡུལ་དུ་སླེབས་པ་ན།།རྐང་གཉིས་པ་ལ་མིར་མི་རྩི།།ཟེར་དོ་བཟུམ་མི་རྐངམ་ཡ་གཅིག་ལས་མེད་པར་བཤད་པའི་ས་གནས།</text:p>
          </table:table-cell>
          <table:table-cell table:number-columns-repeated="252"/>
        </table:table-row>
        <table:table-row table:style-name="ro2">
          <table:table-cell office:value-type="string">
            <text:p>ཙུ་ནེ།</text:p>
          </table:table-cell>
          <table:table-cell office:value-type="string">
            <text:p>/tsu ne/</text:p>
          </table:table-cell>
          <table:table-cell office:value-type="string">
            <text:p>(མིང་)</text:p>
          </table:table-cell>
          <table:table-cell office:value-type="string">
            <text:p>རྡོ་མེ་བཏང་སྟེ་བཟོ་བཟོཝ།དོག་མ་པ་ནེ་དང་ཆ་སྟེ་ཟ་ནི་ཅིག་ཡོད།དོག་མ་པ་ནེ་ཙུ་ནེ་གསུམ།གཅིག་མེདན་གཉིས་ཀྱི་ལཱ་ལྟོ་ཆག་ཟེར་དོ་བཟུམ།</text:p>
          </table:table-cell>
          <table:table-cell table:number-columns-repeated="252"/>
        </table:table-row>
        <table:table-row table:style-name="ro2">
          <table:table-cell office:value-type="string">
            <text:p>ཙུག་ཙུག</text:p>
          </table:table-cell>
          <table:table-cell office:value-type="string">
            <text:p>/tsu tsu</text:p>
          </table:table-cell>
          <table:table-cell office:value-type="string">
            <text:p>(སྒྲ་)</text:p>
          </table:table-cell>
          <table:table-cell office:value-type="string">
            <text:p>རྣམ་དབྱེ་བརྒྱད་པ་སེམས་ཚོར་བཏོན་པའི་འབོད་སྒྲའི་བྱེ་བྲག་ཅིག་སེམས་ཕམ་པའི་བརྡ་མཚོན་ལུ་ཁའི་ནང་ན་ལས་སྒྲ་ཙུག་ཙུག་འབད་ནི།ལཱ་ཚགས་ཁར་མ་ཚུད་པའི་སྐབས་སུ་ཨ་ཁ་ཙུག་ཙུག་ཟེར་སླབ་ནི་ཡོད།</text:p>
          </table:table-cell>
          <table:table-cell table:number-columns-repeated="252"/>
        </table:table-row>
        <table:table-row table:style-name="ro2">
          <table:table-cell office:value-type="string">
            <text:p>ཙེ་རེ་རེ།</text:p>
          </table:table-cell>
          <table:table-cell office:value-type="string">
            <text:p>/tse re re/</text:p>
          </table:table-cell>
          <table:table-cell office:value-type="string">
            <text:p>(སྒྲ)</text:p>
          </table:table-cell>
          <table:table-cell office:value-type="string">
            <text:p>དུང་ཆེན་དང་རྐང་དུང་ཚུ་ཤུགས་སྦེ་འཕུ་བའི་སྒྲ།</text:p>
          </table:table-cell>
          <table:table-cell table:number-columns-repeated="252"/>
        </table:table-row>
        <table:table-row table:style-name="ro2">
          <table:table-cell office:value-type="string">
            <text:p>ཙེའུ།</text:p>
          </table:table-cell>
          <table:table-cell office:value-type="string">
            <text:p>/tseu/</text:p>
          </table:table-cell>
          <table:table-cell office:value-type="string">
            <text:p>(མིང་)</text:p>
          </table:table-cell>
          <table:table-cell office:value-type="string">
            <text:p>ཤིང་རག་རོག་དང་རྩྭ་ཅ་ལ་ཚུ་བཙུགས་ཞིན་ན་སྒལ་པར་འབག་ནི་གི་ཚར་གྱིས་འཐག་འཐག་པའི་ཙེའུ།</text:p>
          </table:table-cell>
          <table:table-cell table:number-columns-repeated="252"/>
        </table:table-row>
        <table:table-row table:style-name="ro2">
          <table:table-cell office:value-type="string">
            <text:p>ཙེར་ཙེར།</text:p>
          </table:table-cell>
          <table:table-cell office:value-type="string">
            <text:p>/tser tser/</text:p>
          </table:table-cell>
          <table:table-cell office:value-type="string">
            <text:p>(སྒྲ)</text:p>
          </table:table-cell>
          <table:table-cell office:value-type="string">
            <text:p>ཙེ་རེ་རེ་དང་དོན་གཅིག།</text:p>
          </table:table-cell>
          <table:table-cell table:number-columns-repeated="252"/>
        </table:table-row>
        <table:table-row table:style-name="ro2">
          <table:table-cell office:value-type="string">
            <text:p>ཙོག་ཕུར།</text:p>
          </table:table-cell>
          <table:table-cell office:value-type="string">
            <text:p>/tsog phu</text:p>
          </table:table-cell>
          <table:table-cell office:value-type="string">
            <text:p>(མིང་)</text:p>
          </table:table-cell>
          <table:table-cell office:value-type="string">
            <text:p>ཞིང་ལུ་ར་བ་རྐྱབ་ནིའི་དོན་ལུ་བརྡབ་དགོ་པའི་ཙོག་ཕུར།</text:p>
          </table:table-cell>
          <table:table-cell table:number-columns-repeated="252"/>
        </table:table-row>
        <table:table-row table:style-name="ro2">
          <table:table-cell office:value-type="string">
            <text:p>ཙོག་ཙོག</text:p>
          </table:table-cell>
          <table:table-cell office:value-type="string">
            <text:p>/tsog tsog</text:p>
          </table:table-cell>
          <table:table-cell office:value-type="string">
            <text:p>(བྱ་ཁྱད་)</text:p>
          </table:table-cell>
          <table:table-cell office:value-type="string">
            <text:p>ཡར་ལོང་སྟེ་པུས་མོ་ས་ཁར་ཨོམ་ཙོག་འབད་སྡོད་ཐངས།སྡོད་ཐངས་འདི་གསོ་སྦྱོང་ཞུཝ་ད་བསྔོཝ་ཞུཝ་ད་བསླབ་སྡོམ་ཞུ་བའི་སྐབས་ཚུ་ལུ་སྡོདཔ་ཨིན།</text:p>
          </table:table-cell>
          <table:table-cell table:number-columns-repeated="252"/>
        </table:table-row>
        <table:table-row table:style-name="ro2">
          <table:table-cell office:value-type="string">
            <text:p>ཙོང་ཁ་པ་བློ་བཟང་གྲགས་པ།</text:p>
          </table:table-cell>
          <table:table-cell office:value-type="string">
            <text:p>/tsong kha pa lo zang drag pa/</text:p>
          </table:table-cell>
          <table:table-cell office:value-type="string">
            <text:p>(མིང་)</text:p>
          </table:table-cell>
          <table:table-cell office:value-type="string">
            <text:p>རབ་བྱུང་དྲུག་པའི་ནང་བྱོན་ཏེ་དགེ་ལུགས་པའི་གྲུབ་མཐའ་སྲོལ་གཏོད་མི།</text:p>
          </table:table-cell>
          <table:table-cell table:number-columns-repeated="252"/>
        </table:table-row>
        <table:table-row table:style-name="ro2">
          <table:table-cell office:value-type="string">
            <text:p>ཙཱ་རི།</text:p>
          </table:table-cell>
          <table:table-cell office:value-type="string">
            <text:p>/tsa ri</text:p>
          </table:table-cell>
          <table:table-cell office:value-type="string">
            <text:p>(མིང་)</text:p>
          </table:table-cell>
          <table:table-cell office:value-type="string">
            <text:p>གནས་ཙཱ་རི།ཙཱ་རི་སྨྱུག་མ་ཚུ།</text:p>
          </table:table-cell>
          <table:table-cell table:number-columns-repeated="252"/>
        </table:table-row>
        <table:table-row table:style-name="ro2">
          <table:table-cell office:value-type="string">
            <text:p>གཙག</text:p>
          </table:table-cell>
          <table:table-cell office:value-type="string">
            <text:p>/tsa/</text:p>
          </table:table-cell>
          <table:table-cell office:value-type="string">
            <text:p>(བྱ་ཚིག་)</text:p>
          </table:table-cell>
          <table:table-cell office:value-type="string">
            <text:p>ཁྲག་བཙག་ནི་གི་མ་འོངས་པ་དང་ད་ལྟ་བ།</text:p>
          </table:table-cell>
          <table:table-cell table:number-columns-repeated="252"/>
        </table:table-row>
        <table:table-row table:style-name="ro2">
          <table:table-cell office:value-type="string">
            <text:p>གཙགན།</text:p>
          </table:table-cell>
          <table:table-cell office:value-type="string">
            <text:p>/tsan/</text:p>
          </table:table-cell>
          <table:table-cell office:value-type="string">
            <text:p>(བྱ་ཁྱད་)</text:p>
          </table:table-cell>
          <table:table-cell office:value-type="string">
            <text:p>ཁྲག་གཙགན་ནད་ལུ་ཕན།</text:p>
          </table:table-cell>
          <table:table-cell table:number-columns-repeated="252"/>
        </table:table-row>
        <table:table-row table:style-name="ro2">
          <table:table-cell office:value-type="string">
            <text:p>གཙང༌།</text:p>
          </table:table-cell>
          <table:table-cell office:value-type="string">
            <text:p>/tsang/</text:p>
          </table:table-cell>
          <table:table-cell office:value-type="string">
            <text:p>(མིང་ཁྱད་)</text:p>
          </table:table-cell>
          <table:table-cell office:value-type="string">
            <text:p>བཙོག་པའི་འགལ་མིང་ས་གཙང་ཆུ་གཙང་ཚུ།</text:p>
          </table:table-cell>
          <table:table-cell table:number-columns-repeated="252"/>
        </table:table-row>
        <table:table-row table:style-name="ro2">
          <table:table-cell office:value-type="string">
            <text:p>གཙང་ཁ།</text:p>
          </table:table-cell>
          <table:table-cell office:value-type="string">
            <text:p>/tsang kha/</text:p>
          </table:table-cell>
          <table:table-cell office:value-type="string">
            <text:p>(མིང)</text:p>
          </table:table-cell>
          <table:table-cell office:value-type="string">
            <text:p>བཙོག་ཁའི་འགལ་མིང༌།དཔེར་ན་ཨ་ཝ་ལུ་ཆབ་གསང་མཇེ་ལུ་རྡོ་རྗེ་སྟུ་ལུ་བྷ་ག་ཟེར་སླབ་མི་ཚུ།</text:p>
          </table:table-cell>
          <table:table-cell table:number-columns-repeated="252"/>
        </table:table-row>
        <table:table-row table:style-name="ro2">
          <table:table-cell office:value-type="string">
            <text:p>གཙང་ཁང༌།</text:p>
          </table:table-cell>
          <table:table-cell office:value-type="string">
            <text:p>/tsang khang/</text:p>
          </table:table-cell>
          <table:table-cell office:value-type="string">
            <text:p>(མིང་)</text:p>
          </table:table-cell>
          <table:table-cell office:value-type="string">
            <text:p>ལྷ་ཁང་དང་མཆོད་བཤམས་ཚུ་ནང་བཟོ་མི་རྣམ་དག་སྒོ་གསུམ་གྱི་ནང་ནའི་རྟེན་ཁྱིམ།</text:p>
          </table:table-cell>
          <table:table-cell table:number-columns-repeated="252"/>
        </table:table-row>
        <table:table-row table:style-name="ro2">
          <table:table-cell office:value-type="string">
            <text:p>གཙང་ཁྲུས།</text:p>
          </table:table-cell>
          <table:table-cell office:value-type="string">
            <text:p>/tsang thrue/</text:p>
          </table:table-cell>
          <table:table-cell office:value-type="string">
            <text:p>(བྱ་ཚིག་)</text:p>
          </table:table-cell>
          <table:table-cell office:value-type="string">
            <text:p>གཙང་ཏོག་ཏོ་བཟོ་ནིའི་དོན་ལུ་ཁྲུས་གསོལ་ཕུལ་ནི།</text:p>
          </table:table-cell>
          <table:table-cell table:number-columns-repeated="252"/>
        </table:table-row>
        <table:table-row table:style-name="ro2">
          <table:table-cell office:value-type="string">
            <text:p>གཙང་ཆུ།</text:p>
          </table:table-cell>
          <table:table-cell office:value-type="string">
            <text:p>/tsang chu/</text:p>
          </table:table-cell>
          <table:table-cell office:value-type="string">
            <text:p>(མིང་)</text:p>
          </table:table-cell>
          <table:table-cell office:value-type="string">
            <text:p>གངས་རི་ཚུ་ལས་འབབས་ཏེ་འོང་བའི་ཆུ་སྤྱིར་བཏང་གི་མིང༌།</text:p>
          </table:table-cell>
          <table:table-cell table:number-columns-repeated="252"/>
        </table:table-row>
        <table:table-row table:style-name="ro2">
          <table:table-cell office:value-type="string">
            <text:p>གཙང་ཆུའི་གཞུང༌།</text:p>
          </table:table-cell>
          <table:table-cell office:value-type="string">
            <text:p>/tsang chui zhung/</text:p>
          </table:table-cell>
          <table:table-cell office:value-type="string">
            <text:p>(མིང་)</text:p>
          </table:table-cell>
          <table:table-cell office:value-type="string">
            <text:p>གཙང་ཆུའི་སྦུག།</text:p>
          </table:table-cell>
          <table:table-cell table:number-columns-repeated="252"/>
        </table:table-row>
        <table:table-row table:style-name="ro2">
          <table:table-cell office:value-type="string">
            <text:p>གཙང་ཉ།</text:p>
          </table:table-cell>
          <table:table-cell office:value-type="string">
            <text:p>/tsang nya/</text:p>
          </table:table-cell>
          <table:table-cell office:value-type="string">
            <text:p>(མིང་)</text:p>
          </table:table-cell>
          <table:table-cell office:value-type="string">
            <text:p>༡རོང་ཆུའི་ནང་གི་ཉ་མེན་པ་གཙང་ཆུའི་ནང་གི་ཉ།༢བོད་གཙང་ལས་ཐོན་པའི་ཉ།</text:p>
          </table:table-cell>
          <table:table-cell table:number-columns-repeated="252"/>
        </table:table-row>
        <table:table-row table:style-name="ro2">
          <table:table-cell office:value-type="string">
            <text:p>གཙང་ཏོག་ཏོ།</text:p>
          </table:table-cell>
          <table:table-cell office:value-type="string">
            <text:p>/tsang to to/</text:p>
          </table:table-cell>
          <table:table-cell office:value-type="string">
            <text:p>(མིང་)</text:p>
          </table:table-cell>
          <table:table-cell office:value-type="string">
            <text:p>ཧ་ཅང་གཙང་བའི་ཁ་ཚིགཁམས་དྭངས་ཏོག་ཏོ་ཧིང་སངས་ས་ཚུ་ལུ་གོ་ནི་ཨིན།བཞེས་སྒོ་གཙང་ཏོག་ཏོ་འབད་སྨ་རེ་ཟེར་དོ་བཟུམ།</text:p>
          </table:table-cell>
          <table:table-cell table:number-columns-repeated="252"/>
        </table:table-row>
        <table:table-row table:style-name="ro2">
          <table:table-cell office:value-type="string">
            <text:p>གཙང་བཏང༌།</text:p>
          </table:table-cell>
          <table:table-cell office:value-type="string">
            <text:p>/tsang tang/</text:p>
          </table:table-cell>
          <table:table-cell office:value-type="string">
            <text:p>(བྱ་ཁྱད་)</text:p>
          </table:table-cell>
          <table:table-cell office:value-type="string">
            <text:p>ཁུ་སིམ་སི།སྐད་ཡང་མ་རྐྱབ་སྤར་ཡང་མ་སྤར་བར་སྡོད་མི།</text:p>
          </table:table-cell>
          <table:table-cell table:number-columns-repeated="252"/>
        </table:table-row>
        <table:table-row table:style-name="ro2">
          <table:table-cell office:value-type="string">
            <text:p>གཙང་པ།</text:p>
          </table:table-cell>
          <table:table-cell office:value-type="string">
            <text:p>/tsang pa/</text:p>
          </table:table-cell>
          <table:table-cell office:value-type="string">
            <text:p>(མིང་)</text:p>
          </table:table-cell>
          <table:table-cell office:value-type="string">
            <text:p>གཙང་ཟེར་མི་བོད་ཀྱི་གཡུས་ཅིག་གི་མིང་དང་གཡུས་དེ་ཁར་སྡོད་མི་ཚུ་ལུ་གཙང་པ་ཟེར་སླབ་ཨིན།</text:p>
          </table:table-cell>
          <table:table-cell table:number-columns-repeated="252"/>
        </table:table-row>
        <table:table-row table:style-name="ro2">
          <table:table-cell office:value-type="string">
            <text:p>གཙང་པ་རྒྱ་རས་ཡེ་ཤེས་རྡོ་རྗེ།</text:p>
          </table:table-cell>
          <table:table-cell office:value-type="string">
            <text:p>/tsang pa ja re ye she do je/</text:p>
          </table:table-cell>
          <table:table-cell office:value-type="string">
            <text:p>(མིང་)</text:p>
          </table:table-cell>
          <table:table-cell office:value-type="string">
            <text:p>རབ་བྱུང་གསུམ་པའི་ནང་བྱོན་ཞིན་ན་འབྲུག་ར་ལུང་དང་འབྲུག་དགོན་པ་ཀློང་རྡོལ་གྱི་གདན་ས་བཏབ་སྟེ་འབྲུག་པ་བཀའ་བརྒྱུད་རིང་ལུགས་ཀྱི་སྲོལ་བཏོད་གནང་མི།</text:p>
          </table:table-cell>
          <table:table-cell table:number-columns-repeated="252"/>
        </table:table-row>
        <table:table-row table:style-name="ro2">
          <table:table-cell office:value-type="string">
            <text:p>གཙང་སྤྱོད།</text:p>
          </table:table-cell>
          <table:table-cell office:value-type="string">
            <text:p>/tsang choe/</text:p>
          </table:table-cell>
          <table:table-cell office:value-type="string">
            <text:p>(མིང་)</text:p>
          </table:table-cell>
          <table:table-cell office:value-type="string">
            <text:p>ལུས་ངག་གི་སྤྱོད་པ་ཡང་དག།</text:p>
          </table:table-cell>
          <table:table-cell table:number-columns-repeated="252"/>
        </table:table-row>
        <table:table-row table:style-name="ro2">
          <table:table-cell office:value-type="string">
            <text:p>གཙང་སྤྲོད།</text:p>
          </table:table-cell>
          <table:table-cell office:value-type="string">
            <text:p>/tsang troe/</text:p>
          </table:table-cell>
          <table:table-cell office:value-type="string">
            <text:p>(མིང་)</text:p>
          </table:table-cell>
          <table:table-cell office:value-type="string">
            <text:p>བུ་ལོན་ལྷག་ལུས་མེད་པར་ག་ར་སྤྲོད་ཚར་དོ་བཟུམ།</text:p>
          </table:table-cell>
          <table:table-cell table:number-columns-repeated="252"/>
        </table:table-row>
        <table:table-row table:style-name="ro2">
          <table:table-cell office:value-type="string">
            <text:p>གཙང་སྦྲ།</text:p>
          </table:table-cell>
          <table:table-cell office:value-type="string">
            <text:p>/tsang dra/</text:p>
          </table:table-cell>
          <table:table-cell office:value-type="string">
            <text:p>(མིང་)</text:p>
          </table:table-cell>
          <table:table-cell office:value-type="string">
            <text:p>གཟུགས་དང་གནས་ཁང་ཚུ་ཁམས་གཙང་ཏོག་ཏོ་སྦེ་བཞག་ནི་གི་མིང༌།གཙང་སྦྲ་སྤྱོད་པའི་ལམ་ལྔ་ཟེར་མི་སྒོ་གསུམ་གྱི་ཕྱི་ནང་གསང་གསུམ་དང་གནས་དང་ཆ་རོགས་ལྔ་གཙང་མ་བསྟེན་དགོ་པའི་རིམ་པ་བརྩི་ནི་ཡོད་དོ་བཟུམ།</text:p>
          </table:table-cell>
          <table:table-cell table:number-columns-repeated="252"/>
        </table:table-row>
        <table:table-row table:style-name="ro2">
          <table:table-cell office:value-type="string">
            <text:p>གཙང་སྦྲ་འཕྲོད་བསྟེན།</text:p>
          </table:table-cell>
          <table:table-cell office:value-type="string">
            <text:p>/tsang dra throe ten/</text:p>
          </table:table-cell>
          <table:table-cell office:value-type="string">
            <text:p>(མིང་)</text:p>
          </table:table-cell>
          <table:table-cell office:value-type="string">
            <text:p>ཕྱིའི་སྤྱོད་ལམ་གཙང་སྦྲ་ལུ་བརྟེན་ཏེ་ནང་རང་གི་གཟུགས་ཁམས་འཕྲོད་ཏོག་ཏོ་འོང་ཐབས་ཀྱི་ལཱ།</text:p>
          </table:table-cell>
          <table:table-cell table:number-columns-repeated="252"/>
        </table:table-row>
        <table:table-row table:style-name="ro2">
          <table:table-cell office:value-type="string">
            <text:p>གཙང་མ།</text:p>
          </table:table-cell>
          <table:table-cell office:value-type="string">
            <text:p>/tsang ma/</text:p>
          </table:table-cell>
          <table:table-cell office:value-type="string">
            <text:p>(མིང་)</text:p>
          </table:table-cell>
          <table:table-cell office:value-type="string">
            <text:p>ཆུ་གཙང་མ་ས་གཙང་མ་ཆུ་གཙང་ཏོག་ཏོ་དང་དོན་འདྲ།</text:p>
          </table:table-cell>
          <table:table-cell table:number-columns-repeated="252"/>
        </table:table-row>
        <table:table-row table:style-name="ro2">
          <table:table-cell office:value-type="string">
            <text:p>གཙང་མི་གཙང༌།</text:p>
          </table:table-cell>
          <table:table-cell office:value-type="string">
            <text:p>/tsang mi tsang/</text:p>
          </table:table-cell>
          <table:table-cell office:value-type="string">
            <text:p>(མིང་ཁྱད་)</text:p>
          </table:table-cell>
          <table:table-cell office:value-type="string">
            <text:p>ཆུ་གཙང་མི་གཙང་བཞེས་སྒོ་གཙང་མི་གཙང་ཁྱིམ་གྱི་མཐའ་འཁོར་གཙང་མི་གཙང་ཟེར་ཇབ་ཇོབ་དང་ཁམས་ལོག་སི་སི་ཚུ་རྩ་ལས་མེདཔ།གནམ་མེད་ས་མེད་གཙང་ཏོག་ཏོ་ཡོདཔ།</text:p>
          </table:table-cell>
          <table:table-cell table:number-columns-repeated="252"/>
        </table:table-row>
        <table:table-row table:style-name="ro2">
          <table:table-cell office:value-type="string">
            <text:p>གཙང་མོ།</text:p>
          </table:table-cell>
          <table:table-cell office:value-type="string">
            <text:p>/tsang mo/</text:p>
          </table:table-cell>
          <table:table-cell office:value-type="string">
            <text:p>(མིང་)</text:p>
          </table:table-cell>
          <table:table-cell office:value-type="string">
            <text:p>བོད་གཙང་གི་ཨམ་སྲུ།</text:p>
          </table:table-cell>
          <table:table-cell table:number-columns-repeated="252"/>
        </table:table-row>
        <table:table-row table:style-name="ro2">
          <table:table-cell office:value-type="string">
            <text:p>གཙང་དམེ།</text:p>
          </table:table-cell>
          <table:table-cell office:value-type="string">
            <text:p>/tsang me/</text:p>
          </table:table-cell>
          <table:table-cell office:value-type="string">
            <text:p>(མིང་)</text:p>
          </table:table-cell>
          <table:table-cell office:value-type="string">
            <text:p>ཆོས་སྐད་ལས་གཙང་ཏོག་ཏོ་དང་ཁམས་ལོག་སི་སི་གཉིས་གཅིག་ཁར་སླབ་པའི་བསྡུས་ཚིགགཙང་རྨེ་ཟེར་འབྲི་སྲོལ་ཡང་འདུག།</text:p>
          </table:table-cell>
          <table:table-cell table:number-columns-repeated="252"/>
        </table:table-row>
        <table:table-row table:style-name="ro2">
          <table:table-cell office:value-type="string">
            <text:p>གཙང་རྨེ།</text:p>
          </table:table-cell>
          <table:table-cell office:value-type="string">
            <text:p>/tsang me/</text:p>
          </table:table-cell>
          <table:table-cell office:value-type="string">
            <text:p>(མིང་)</text:p>
          </table:table-cell>
          <table:table-cell office:value-type="string">
            <text:p>གཙང་དམེ་དང་དོན་གཅིག།</text:p>
          </table:table-cell>
          <table:table-cell table:number-columns-repeated="252"/>
        </table:table-row>
        <table:table-row table:style-name="ro2">
          <table:table-cell office:value-type="string">
            <text:p>གཙང་ཙ།</text:p>
          </table:table-cell>
          <table:table-cell office:value-type="string">
            <text:p>/tsang tsa/</text:p>
          </table:table-cell>
          <table:table-cell office:value-type="string">
            <text:p>(མིང་)</text:p>
          </table:table-cell>
          <table:table-cell office:value-type="string">
            <text:p>ཁོ་ན་ཟེར་བའི་དོན།དམག་མི་གཙང་ཙ།དགེ་སློང་གཙང་ཙ་ཟེར་རྐྱངམ་གཅིག་ཟེར་བའི་དོན་ལུ་གོ།</text:p>
          </table:table-cell>
          <table:table-cell table:number-columns-repeated="252"/>
        </table:table-row>
        <table:table-row table:style-name="ro2">
          <table:table-cell office:value-type="string">
            <text:p>གཙང་བཙོག</text:p>
          </table:table-cell>
          <table:table-cell office:value-type="string">
            <text:p>/tsang tsog/</text:p>
          </table:table-cell>
          <table:table-cell office:value-type="string">
            <text:p>(མིང་)</text:p>
          </table:table-cell>
          <table:table-cell office:value-type="string">
            <text:p>གཙང་མ་དང་བཙོག་པའི་མིང་མཉམ་ཅིག་སླབ་ཐངས་གཙང་བཙོག་བལྟ་མ་ཤེས་པར་རོ་ཁྱི་དང་ཕགཔ་བཟུམ་ཨིན་པས་ཟེར་དོ་བཟུམ།གཙང་དམེ་དང་དོན་གཅིག།</text:p>
          </table:table-cell>
          <table:table-cell table:number-columns-repeated="252"/>
        </table:table-row>
        <table:table-row table:style-name="ro2">
          <table:table-cell office:value-type="string">
            <text:p>གཙང་བཤལ།</text:p>
          </table:table-cell>
          <table:table-cell office:value-type="string">
            <text:p>/tsang shel/</text:p>
          </table:table-cell>
          <table:table-cell office:value-type="string">
            <text:p>(བྱ་ཚིག་)</text:p>
          </table:table-cell>
          <table:table-cell office:value-type="string">
            <text:p>གོ་ལ་དང་ཧོད་ཚུ་འཁྱུ་ཚར་ཞིན་ན་ཆུ་གཙང་ཏོག་ཏོ་གིས་བཤལ་བཀོ་ནི།</text:p>
          </table:table-cell>
          <table:table-cell table:number-columns-repeated="252"/>
        </table:table-row>
        <table:table-row table:style-name="ro2">
          <table:table-cell office:value-type="string">
            <text:p>གཙང་ལྷམ།</text:p>
          </table:table-cell>
          <table:table-cell office:value-type="string">
            <text:p>/tsang lhham/</text:p>
          </table:table-cell>
          <table:table-cell office:value-type="string">
            <text:p>(མིང་)</text:p>
          </table:table-cell>
          <table:table-cell office:value-type="string">
            <text:p>འབྲུག་པའི་ཨམ་སྲུ་ཚུ་གིས་བཙུགས་མི་ཟོམ་ལྷམ་ལུ་སླབ་ཨིན།</text:p>
          </table:table-cell>
          <table:table-cell table:number-columns-repeated="252"/>
        </table:table-row>
        <table:table-row table:style-name="ro2">
          <table:table-cell office:value-type="string">
            <text:p>གཙབ།</text:p>
          </table:table-cell>
          <table:table-cell office:value-type="string">
            <text:p>/tsab/</text:p>
          </table:table-cell>
          <table:table-cell office:value-type="string">
            <text:p>(བྱ་ཚིག་)</text:p>
          </table:table-cell>
          <table:table-cell office:value-type="string">
            <text:p>གྱི་ཅུ་གིས་ཤ་བརྫམ་ནི་བཏུབ་ནི་དང་དོན་འདྲ།</text:p>
          </table:table-cell>
          <table:table-cell table:number-columns-repeated="252"/>
        </table:table-row>
        <table:table-row table:style-name="ro2">
          <table:table-cell office:value-type="string">
            <text:p>གཙབན།</text:p>
          </table:table-cell>
          <table:table-cell office:value-type="string">
            <text:p>/tsan</text:p>
          </table:table-cell>
          <table:table-cell office:value-type="string">
            <text:p>(བྱ་ཁྱད་)</text:p>
          </table:table-cell>
          <table:table-cell office:value-type="string">
            <text:p>ཤ་གཙབན་གྱི་དགོ།</text:p>
          </table:table-cell>
          <table:table-cell table:number-columns-repeated="252"/>
        </table:table-row>
        <table:table-row table:style-name="ro2">
          <table:table-cell office:value-type="string">
            <text:p>གཙབཔ།</text:p>
          </table:table-cell>
          <table:table-cell office:value-type="string">
            <text:p>/tsap/</text:p>
          </table:table-cell>
          <table:table-cell office:value-type="string">
            <text:p>(བྱ་ཁྱད་)</text:p>
          </table:table-cell>
          <table:table-cell office:value-type="string">
            <text:p>ཤ་གཙབ་གཙབཔ་རུ་ཏོ་གཙབ་གཙབཔ་ཚུ།</text:p>
          </table:table-cell>
          <table:table-cell table:number-columns-repeated="252"/>
        </table:table-row>
        <table:table-row table:style-name="ro2">
          <table:table-cell office:value-type="string">
            <text:p>གཙིག་གུ།</text:p>
          </table:table-cell>
          <table:table-cell office:value-type="string">
            <text:p>/tsig gu</text:p>
          </table:table-cell>
          <table:table-cell office:value-type="string">
            <text:p>(མིང་)</text:p>
          </table:table-cell>
          <table:table-cell office:value-type="string">
            <text:p>ཐབ་ཚང་གི་ཐབ་ཆས་ཨེ་མ་བརྡུང་ནིའི་ཅ་ཆས་ཀྱི་མིང་ལྟག་ལས་བརྡུང་མི་ལུ་རྡོ་སྟི་ཟེར་སླབ་ཨིན།</text:p>
          </table:table-cell>
          <table:table-cell table:number-columns-repeated="252"/>
        </table:table-row>
        <table:table-row table:style-name="ro2">
          <table:table-cell office:value-type="string">
            <text:p>གཙིགས།</text:p>
          </table:table-cell>
          <table:table-cell office:value-type="string">
            <text:p>/tsi</text:p>
          </table:table-cell>
          <table:table-cell office:value-type="string">
            <text:p>(བྱ་ཁྱད་)</text:p>
          </table:table-cell>
          <table:table-cell office:value-type="string">
            <text:p>གཅན་གཟན་ཚུ་གི་མཆེའུ་གཙིགས་ཏེ་སྟོན་ནི།</text:p>
          </table:table-cell>
          <table:table-cell table:number-columns-repeated="252"/>
        </table:table-row>
        <table:table-row table:style-name="ro2">
          <table:table-cell office:value-type="string">
            <text:p>གཙིར།</text:p>
          </table:table-cell>
          <table:table-cell office:value-type="string">
            <text:p>/tsir/</text:p>
          </table:table-cell>
          <table:table-cell office:value-type="string">
            <text:p>(བྱ་ཚིག་)</text:p>
          </table:table-cell>
          <table:table-cell office:value-type="string">
            <text:p>མར་ཁུ་བཙིར་བའི་མ་འོངས་པ།</text:p>
          </table:table-cell>
          <table:table-cell table:number-columns-repeated="252"/>
        </table:table-row>
        <table:table-row table:style-name="ro2">
          <table:table-cell office:value-type="string">
            <text:p>གཙུག</text:p>
          </table:table-cell>
          <table:table-cell office:value-type="string">
            <text:p>/tsu</text:p>
          </table:table-cell>
          <table:table-cell office:value-type="string">
            <text:p>(མིང་)</text:p>
          </table:table-cell>
          <table:table-cell office:value-type="string">
            <text:p>མགོའི་སྤྱི་གཙུག་སྤྱི་ཏོག།</text:p>
          </table:table-cell>
          <table:table-cell table:number-columns-repeated="252"/>
        </table:table-row>
        <table:table-row table:style-name="ro2">
          <table:table-cell office:value-type="string">
            <text:p>གཙུག་རྒྱན།</text:p>
          </table:table-cell>
          <table:table-cell office:value-type="string">
            <text:p>/tsu gen</text:p>
          </table:table-cell>
          <table:table-cell office:value-type="string">
            <text:p>(མིང་)</text:p>
          </table:table-cell>
          <table:table-cell office:value-type="string">
            <text:p>སྤྱི་གཙུག་གི་རྒྱན་ཆ།མདོ་སྔགས་བསྟན་པའི་གཙུག་རྒྱན་རྗེ་མཁན་པོ།རྒྱལ་སྲིད་བསྟན་པའི་གཙུག་རྒྱན་མངའ་བདག་རིན་པོ་ཆེ་བཟུམ།</text:p>
          </table:table-cell>
          <table:table-cell table:number-columns-repeated="252"/>
        </table:table-row>
        <table:table-row table:style-name="ro2">
          <table:table-cell office:value-type="string">
            <text:p>གཙུག་ཏོར།</text:p>
          </table:table-cell>
          <table:table-cell office:value-type="string">
            <text:p>/tsu tor/</text:p>
          </table:table-cell>
          <table:table-cell office:value-type="string">
            <text:p>(མིང་)</text:p>
          </table:table-cell>
          <table:table-cell office:value-type="string">
            <text:p>སངས་རྒྱས་ཀྱི་དབུའི་གཙུག་ཏོར་མཚན་བཟང་པོ་སུམ་ཅུ་རྩ་གཉིས་ཀྱི་གྲངས་ལས་གཅིག་ཨིན།</text:p>
          </table:table-cell>
          <table:table-cell table:number-columns-repeated="252"/>
        </table:table-row>
        <table:table-row table:style-name="ro2">
          <table:table-cell office:value-type="string">
            <text:p>གཙུག་ཏོར་སྡེ་ལྔ།</text:p>
          </table:table-cell>
          <table:table-cell office:value-type="string">
            <text:p>/tsu tor de nga/</text:p>
          </table:table-cell>
          <table:table-cell office:value-type="string">
            <text:p>(མིང་)</text:p>
          </table:table-cell>
          <table:table-cell office:value-type="string">
            <text:p>གཙུག་ཏོར་ནག་མོ།གཙུག་ཏོར་དྲི་མེད།གཙུག་ཏོར་རྣམ་རྒྱལ་གཙུག་ཏོར་འབར་བ་གཙུག་ཏོར་དཀར་མོ།</text:p>
          </table:table-cell>
          <table:table-cell table:number-columns-repeated="252"/>
        </table:table-row>
        <table:table-row table:style-name="ro2">
          <table:table-cell office:value-type="string">
            <text:p>གཙུག་ཏོར་རྣམ་རྒྱལ།</text:p>
          </table:table-cell>
          <table:table-cell office:value-type="string">
            <text:p>/tsu tor nam gel/</text:p>
          </table:table-cell>
          <table:table-cell office:value-type="string">
            <text:p>(མིང་)</text:p>
          </table:table-cell>
          <table:table-cell office:value-type="string">
            <text:p>ཚེ་ལྷ་རྣམ་གསུམ་ལས་ལྷ་མོ་གཙུག་ཏོར་རྣམ་རྒྱལ་མའི་མཚན།</text:p>
          </table:table-cell>
          <table:table-cell table:number-columns-repeated="252"/>
        </table:table-row>
        <table:table-row table:style-name="ro2">
          <table:table-cell office:value-type="string">
            <text:p>གཙུག་སྡེ།</text:p>
          </table:table-cell>
          <table:table-cell office:value-type="string">
            <text:p>/tsu de/</text:p>
          </table:table-cell>
          <table:table-cell office:value-type="string">
            <text:p>(མིང་)</text:p>
          </table:table-cell>
          <table:table-cell office:value-type="string">
            <text:p>སྤེལ་ཁང༌།དཔེར་ན་རྒྱལ་གཞུང་འཛིན་སྐྱོང་གཙུག་སྡེ་དང་འདྲ།</text:p>
          </table:table-cell>
          <table:table-cell table:number-columns-repeated="252"/>
        </table:table-row>
        <table:table-row table:style-name="ro2">
          <table:table-cell office:value-type="string">
            <text:p>གཙུག་ན་རིན་ཆེན།</text:p>
          </table:table-cell>
          <table:table-cell office:value-type="string">
            <text:p>/tsu na rin chen/</text:p>
          </table:table-cell>
          <table:table-cell office:value-type="string">
            <text:p>(མིང་)</text:p>
          </table:table-cell>
          <table:table-cell office:value-type="string">
            <text:p>ཀླུའི་རྒྱལ་པོ་གཙུག་ན་རིན་ཆེན།</text:p>
          </table:table-cell>
          <table:table-cell table:number-columns-repeated="252"/>
        </table:table-row>
        <table:table-row table:style-name="ro2">
          <table:table-cell office:value-type="string">
            <text:p>གཙུག་ནོར།</text:p>
          </table:table-cell>
          <table:table-cell office:value-type="string">
            <text:p>/tsu nor/</text:p>
          </table:table-cell>
          <table:table-cell office:value-type="string">
            <text:p>(མིང་)</text:p>
          </table:table-cell>
          <table:table-cell office:value-type="string">
            <text:p>སྤྱི་གཙུག་སྦུག་གི་ནོར་བུ་སྤྱི་ནོར་དང་འདྲ།</text:p>
          </table:table-cell>
          <table:table-cell table:number-columns-repeated="252"/>
        </table:table-row>
        <table:table-row table:style-name="ro2">
          <table:table-cell office:value-type="string">
            <text:p>གཙུག་ཕུད།</text:p>
          </table:table-cell>
          <table:table-cell office:value-type="string">
            <text:p>/tsu phue/</text:p>
          </table:table-cell>
          <table:table-cell office:value-type="string">
            <text:p>(མིང་)</text:p>
          </table:table-cell>
          <table:table-cell office:value-type="string">
            <text:p>སྐྱ་གི་ཐོར་ཅོག།</text:p>
          </table:table-cell>
          <table:table-cell table:number-columns-repeated="252"/>
        </table:table-row>
        <table:table-row table:style-name="ro2">
          <table:table-cell office:value-type="string">
            <text:p>གཙུག་ཕུད་ལྔ་པ།</text:p>
          </table:table-cell>
          <table:table-cell office:value-type="string">
            <text:p>/tsu phue nga pa/</text:p>
          </table:table-cell>
          <table:table-cell office:value-type="string">
            <text:p>(མིང་)</text:p>
          </table:table-cell>
          <table:table-cell office:value-type="string">
            <text:p>༡ཤེས་རབ་ཀྱི་ལྷ་འཇམ་དཔལ་དབྱངས་༢རི་དྭགས་ཀྱི་རྒྱལ་པོ་སེངྒེ།</text:p>
          </table:table-cell>
          <table:table-cell table:number-columns-repeated="252"/>
        </table:table-row>
        <table:table-row table:style-name="ro2">
          <table:table-cell office:value-type="string">
            <text:p>གཙུག་ལག</text:p>
          </table:table-cell>
          <table:table-cell office:value-type="string">
            <text:p>/tsu lag</text:p>
          </table:table-cell>
          <table:table-cell office:value-type="string">
            <text:p>(མིང་)</text:p>
          </table:table-cell>
          <table:table-cell office:value-type="string">
            <text:p>གཞུང་རིག་གནས།</text:p>
          </table:table-cell>
          <table:table-cell table:number-columns-repeated="252"/>
        </table:table-row>
        <table:table-row table:style-name="ro2">
          <table:table-cell office:value-type="string">
            <text:p>གཙུག་ལག་ཁང༌།</text:p>
          </table:table-cell>
          <table:table-cell office:value-type="string">
            <text:p>/tsu la khang</text:p>
          </table:table-cell>
          <table:table-cell office:value-type="string">
            <text:p>(མིང་)</text:p>
          </table:table-cell>
          <table:table-cell office:value-type="string">
            <text:p>གཞུང་སྡེ་སྣོད་གསུམ་གྱི་བཞུགས་གནས།རྟེན་གསུམ་ཆ་ཚང་ཡོད་པའི་ལྷ་ཁང་ཚུ།</text:p>
          </table:table-cell>
          <table:table-cell table:number-columns-repeated="252"/>
        </table:table-row>
        <table:table-row table:style-name="ro2">
          <table:table-cell office:value-type="string">
            <text:p>གཙུག་ལག་རིག་པ།</text:p>
          </table:table-cell>
          <table:table-cell office:value-type="string">
            <text:p>/tsu la rig pa</text:p>
          </table:table-cell>
          <table:table-cell office:value-type="string">
            <text:p>(མིང་)</text:p>
          </table:table-cell>
          <table:table-cell office:value-type="string">
            <text:p>རྒྱ་ཆེ་བའི་ཤེས་བྱའི་རིག་གནས་ཚུ།</text:p>
          </table:table-cell>
          <table:table-cell table:number-columns-repeated="252"/>
        </table:table-row>
        <table:table-row table:style-name="ro2">
          <table:table-cell office:value-type="string">
            <text:p>གཙུག་ལག་སློབ་གྲྭ།</text:p>
          </table:table-cell>
          <table:table-cell office:value-type="string">
            <text:p>/tsu la lob dra</text:p>
          </table:table-cell>
          <table:table-cell office:value-type="string">
            <text:p>(མིང་)</text:p>
          </table:table-cell>
          <table:table-cell office:value-type="string">
            <text:p>སངས་རྒྱས་ཀྱི་གསུང་རབ་སྡེ་སྣོད་གསུམ་སྨན་གཞུང་རིག་གཞུང་ལ་སོགས་པའི་དགེ་བཤེས་སྦྱང་ས།</text:p>
          </table:table-cell>
          <table:table-cell table:number-columns-repeated="252"/>
        </table:table-row>
        <table:table-row table:style-name="ro2">
          <table:table-cell office:value-type="string">
            <text:p>གཙོས།</text:p>
          </table:table-cell>
          <table:table-cell office:value-type="string">
            <text:p>/tsoe/</text:p>
          </table:table-cell>
          <table:table-cell office:value-type="string">
            <text:p>(མིང་)</text:p>
          </table:table-cell>
          <table:table-cell office:value-type="string">
            <text:p>ཆོས་སྐད་ལས་འཚེ་བ་འབད་བའི་དོན།</text:p>
          </table:table-cell>
          <table:table-cell table:number-columns-repeated="252"/>
        </table:table-row>
        <table:table-row table:style-name="ro2">
          <table:table-cell office:value-type="string">
            <text:p>གཙོ།</text:p>
          </table:table-cell>
          <table:table-cell office:value-type="string">
            <text:p>/tso/</text:p>
          </table:table-cell>
          <table:table-cell office:value-type="string">
            <text:p>(མིང་)</text:p>
          </table:table-cell>
          <table:table-cell office:value-type="string">
            <text:p>གལ་ཆེ་བའི་དོན་ཨིན།རྒྱལ་པོ་མི་གཙོ་བློན་པོ་གཙོ་ཟེར་དོ་བཟུམ།</text:p>
          </table:table-cell>
          <table:table-cell table:number-columns-repeated="252"/>
        </table:table-row>
        <table:table-row table:style-name="ro2">
          <table:table-cell office:value-type="string">
            <text:p>གཙོ་ཁང༌།</text:p>
          </table:table-cell>
          <table:table-cell office:value-type="string">
            <text:p>/tso khang/</text:p>
          </table:table-cell>
          <table:table-cell office:value-type="string">
            <text:p>(མིང་)</text:p>
          </table:table-cell>
          <table:table-cell office:value-type="string">
            <text:p>ལས་ཁུངས་སོ་སོའི་ཡིག་ཚང་ལྟེ་བ།ཡིག་ཚང་གཙོ་ཆེ་ཤོས།</text:p>
          </table:table-cell>
          <table:table-cell table:number-columns-repeated="252"/>
        </table:table-row>
        <table:table-row table:style-name="ro2">
          <table:table-cell office:value-type="string">
            <text:p>གཙོ་འཁོར།</text:p>
          </table:table-cell>
          <table:table-cell office:value-type="string">
            <text:p>/tso khor/</text:p>
          </table:table-cell>
          <table:table-cell office:value-type="string">
            <text:p>(མིང་)</text:p>
          </table:table-cell>
          <table:table-cell office:value-type="string">
            <text:p>གཙོ་བོ་དང་འཁོར་གཉིས་མཉམ་ཅིག་སླབ་ཐངས།ལྷ་གཙོ་འཁོར་ཚུ།</text:p>
          </table:table-cell>
          <table:table-cell table:number-columns-repeated="252"/>
        </table:table-row>
        <table:table-row table:style-name="ro2">
          <table:table-cell office:value-type="string">
            <text:p>གཙོ་ཅན།</text:p>
          </table:table-cell>
          <table:table-cell office:value-type="string">
            <text:p>/tso tsen/</text:p>
          </table:table-cell>
          <table:table-cell office:value-type="string">
            <text:p>(མིང་)</text:p>
          </table:table-cell>
          <table:table-cell office:value-type="string">
            <text:p>ཁྱིམ་གྱི་གཙོ་ཅན་གཡུས་ཁ་གི་གཙོ་ཅན་ཁྱིམ་གྱི་ནང་མི་གཙོ་ཅན་འགན་ཁག་གཙོ་བོ་འབག་མི།རྒན་ཤོས་དང་གྲོང་གསེབ་ཀྱི་གཙོ་ཅན་ལུ་གཙོར་རྒན་ཟེར་ཡང་སླབ་འོང༌།</text:p>
          </table:table-cell>
          <table:table-cell table:number-columns-repeated="252"/>
        </table:table-row>
        <table:table-row table:style-name="ro2">
          <table:table-cell office:value-type="string">
            <text:p>གཙོ་ཆེ་བ།</text:p>
          </table:table-cell>
          <table:table-cell office:value-type="string">
            <text:p>/tso che wa/</text:p>
          </table:table-cell>
          <table:table-cell office:value-type="string">
            <text:p>(མིང་)</text:p>
          </table:table-cell>
          <table:table-cell office:value-type="string">
            <text:p>གལ་ཆེ་ཤོས་ཁག་ཆེ་ཤོས་གཙོ་ཆེ་ཤོས་ཚུ་དོན་གཅིག།</text:p>
          </table:table-cell>
          <table:table-cell table:number-columns-repeated="252"/>
        </table:table-row>
        <table:table-row table:style-name="ro2">
          <table:table-cell office:value-type="string">
            <text:p>གཙོ་ཆེ་མི་ཆེ།</text:p>
          </table:table-cell>
          <table:table-cell office:value-type="string">
            <text:p>/tso che mi che/</text:p>
          </table:table-cell>
          <table:table-cell office:value-type="string">
            <text:p>(མིང་)</text:p>
          </table:table-cell>
          <table:table-cell office:value-type="string">
            <text:p>ཁག་ཆེ་མི་ཆེ་བླམ་ཆེ་བླམ་བ་ཡང་རང་ཁག་ཆེ་ཟེར་མི་དང་དོན་གཅིག།</text:p>
          </table:table-cell>
          <table:table-cell table:number-columns-repeated="252"/>
        </table:table-row>
        <table:table-row table:style-name="ro2">
          <table:table-cell office:value-type="string">
            <text:p>གཙོ་ཆེ་ཤོས།</text:p>
          </table:table-cell>
          <table:table-cell office:value-type="string">
            <text:p>/tso che sho/</text:p>
          </table:table-cell>
          <table:table-cell office:value-type="string">
            <text:p>(མིང་ཁྱད་)</text:p>
          </table:table-cell>
          <table:table-cell office:value-type="string">
            <text:p>གལ་ཆེ་ཤོས་དང་དོན་གཅིག།</text:p>
          </table:table-cell>
          <table:table-cell table:number-columns-repeated="252"/>
        </table:table-row>
        <table:table-row table:style-name="ro2">
          <table:table-cell office:value-type="string">
            <text:p>གཙོ་དོན།</text:p>
          </table:table-cell>
          <table:table-cell office:value-type="string">
            <text:p>/tso doen/</text:p>
          </table:table-cell>
          <table:table-cell office:value-type="string">
            <text:p>(མིང་)</text:p>
          </table:table-cell>
          <table:table-cell office:value-type="string">
            <text:p>དོན་དག་གཙོ་བོ་ཚུ།</text:p>
          </table:table-cell>
          <table:table-cell table:number-columns-repeated="252"/>
        </table:table-row>
        <table:table-row table:style-name="ro2">
          <table:table-cell office:value-type="string">
            <text:p>གཙོ་འདོན།</text:p>
          </table:table-cell>
          <table:table-cell office:value-type="string">
            <text:p>/tso doen/</text:p>
          </table:table-cell>
          <table:table-cell office:value-type="string">
            <text:p>(མིང་དང་བྱེད་ཚིག)</text:p>
          </table:table-cell>
          <table:table-cell office:value-type="string">
            <text:p>གཙོ་བོར་བཏོན་ཏེ་སླབ་པའི་མིང་དང་བྱེད་ཚིག།</text:p>
          </table:table-cell>
          <table:table-cell table:number-columns-repeated="252"/>
        </table:table-row>
        <table:table-row table:style-name="ro2">
          <table:table-cell office:value-type="string">
            <text:p>གཙོ་དཔོན།</text:p>
          </table:table-cell>
          <table:table-cell office:value-type="string">
            <text:p>/tso poen/</text:p>
          </table:table-cell>
          <table:table-cell office:value-type="string">
            <text:p>(མིང་)</text:p>
          </table:table-cell>
          <table:table-cell office:value-type="string">
            <text:p>ལས་ཁུངས་ནང་གི་འགོ་དཔོན་གཙོ་བོ།མང་ཤོས་དམག་མི་ཐ་སྙད་ལུ་སླབ་སྲོལ་ཡོད།</text:p>
          </table:table-cell>
          <table:table-cell table:number-columns-repeated="252"/>
        </table:table-row>
        <table:table-row table:style-name="ro2">
          <table:table-cell office:value-type="string">
            <text:p>གཙོ་ཕལ།</text:p>
          </table:table-cell>
          <table:table-cell office:value-type="string">
            <text:p>/tso phel/</text:p>
          </table:table-cell>
          <table:table-cell office:value-type="string">
            <text:p>(མིང་)</text:p>
          </table:table-cell>
          <table:table-cell office:value-type="string">
            <text:p>གཙོ་བོ་དང་ཕལ་པ་གཉིས་གཅིག་ཁར་སླབ་ཐངས།བྱེད་པ་པོ་གཙོ་བོ་དང་ཕལ་པ་ཟེར་བ་ཅིན་ལཱ་འབད་མི་མི་དེ་གཙོ་བོ་དེ་གིས་རྫམ་མི་བརྐོ་མི་གི་ལག་ཆ་སྟ་རེ་ཏོག་ཙེ་ཚུ་ཕལ་པ།</text:p>
          </table:table-cell>
          <table:table-cell table:number-columns-repeated="252"/>
        </table:table-row>
        <table:table-row table:style-name="ro2">
          <table:table-cell office:value-type="string">
            <text:p>གཙོ་བོ།</text:p>
          </table:table-cell>
          <table:table-cell office:value-type="string">
            <text:p>/tso wo/</text:p>
          </table:table-cell>
          <table:table-cell office:value-type="string">
            <text:p>(མིང་)</text:p>
          </table:table-cell>
          <table:table-cell office:value-type="string">
            <text:p>༡དབུ་འཛིན་ངོ་མ་སྦྱིན་བདག་གཙོ་བོ་དམག་དཔོན་གཙོ་བོ་ཚུ།༢དོན་དག་གཙོ་བོ།</text:p>
          </table:table-cell>
          <table:table-cell table:number-columns-repeated="252"/>
        </table:table-row>
        <table:table-row table:style-name="ro2">
          <table:table-cell office:value-type="string">
            <text:p>གཙོ་བུམ།</text:p>
          </table:table-cell>
          <table:table-cell office:value-type="string">
            <text:p>/tso bum/</text:p>
          </table:table-cell>
          <table:table-cell office:value-type="string">
            <text:p>(མིང་)</text:p>
          </table:table-cell>
          <table:table-cell office:value-type="string">
            <text:p>དཀྱིལ་འཁོར་གྱི་ལྷ་གཙོ་བོ་སྐྱེད་པའི་བུམ་པ།</text:p>
          </table:table-cell>
          <table:table-cell table:number-columns-repeated="252"/>
        </table:table-row>
        <table:table-row table:style-name="ro2">
          <table:table-cell office:value-type="string">
            <text:p>གཙོ་མི་གཙོ།</text:p>
          </table:table-cell>
          <table:table-cell office:value-type="string">
            <text:p>/tso mi tso/</text:p>
          </table:table-cell>
          <table:table-cell office:value-type="string">
            <text:p>(མིང་ཁྱད་)</text:p>
          </table:table-cell>
          <table:table-cell office:value-type="string">
            <text:p>གཙོ་ཆེ་མི་ཆེ་དང་དོན་གཅིགགཙོ་འཛིན་བློན་པོ།བློན་པོ་ཚུ་གི་འགུབ་བདག།</text:p>
          </table:table-cell>
          <table:table-cell table:number-columns-repeated="252"/>
        </table:table-row>
        <table:table-row table:style-name="ro2">
          <table:table-cell office:value-type="string">
            <text:p>གཙོ་རིམ།</text:p>
          </table:table-cell>
          <table:table-cell office:value-type="string">
            <text:p>/tso rim/</text:p>
          </table:table-cell>
          <table:table-cell office:value-type="string">
            <text:p>(མིང་)</text:p>
          </table:table-cell>
          <table:table-cell office:value-type="string">
            <text:p>གལ་ཆེ་བའི་མ་པ།གཙོ་ཆེ་བའི་རིམ་པ་ཟེར་བའི་དོན།</text:p>
          </table:table-cell>
          <table:table-cell table:number-columns-repeated="252"/>
        </table:table-row>
        <table:table-row table:style-name="ro2">
          <table:table-cell office:value-type="string">
            <text:p>གཙོད།</text:p>
          </table:table-cell>
          <table:table-cell office:value-type="string">
            <text:p>/tsoe/</text:p>
          </table:table-cell>
          <table:table-cell office:value-type="string">
            <text:p>(མིང་)</text:p>
          </table:table-cell>
          <table:table-cell office:value-type="string">
            <text:p>སེམས་ཅན་འདི་གཟུགས་ཆུང་སུ་འབད་རྭཝ་རིངམོ་འབད་ཡོད།རྭཝ་འདི་གིས་དུར་ཁྲོད་ཀྱི་ས་ཡང་བཅགཔ་ཨིན།</text:p>
          </table:table-cell>
          <table:table-cell table:number-columns-repeated="252"/>
        </table:table-row>
        <table:table-row table:style-name="ro2">
          <table:table-cell office:value-type="string">
            <text:p>གཙོད་གཞུ།</text:p>
          </table:table-cell>
          <table:table-cell office:value-type="string">
            <text:p>/tsoe zhu/</text:p>
          </table:table-cell>
          <table:table-cell office:value-type="string">
            <text:p>(མིང་)</text:p>
          </table:table-cell>
          <table:table-cell office:value-type="string">
            <text:p>རི་དྭགས་གཙོད་ཀྱི་རྭཝ་གིས་བཟོ་བཟོ་བའི་གཞུ།</text:p>
          </table:table-cell>
          <table:table-cell table:number-columns-repeated="252"/>
        </table:table-row>
        <table:table-row table:style-name="ro2">
          <table:table-cell office:value-type="string">
            <text:p>གཙོར་རྒན།</text:p>
          </table:table-cell>
          <table:table-cell office:value-type="string">
            <text:p>/tsor gen/</text:p>
          </table:table-cell>
          <table:table-cell office:value-type="string">
            <text:p>(མིང་)</text:p>
          </table:table-cell>
          <table:table-cell office:value-type="string">
            <text:p>འབྲུག་ཤར་ཕྱོགས་པའི་ཁ་སྐད་ཨིན།རྫོང་ཁའི་ནང་གཡུས་ཁ་གི་གཙོ་ཅན་འགན་ཅན་རྒས་ཤོས་ཟེར་བའི་དོན།</text:p>
          </table:table-cell>
          <table:table-cell table:number-columns-repeated="252"/>
        </table:table-row>
        <table:table-row table:style-name="ro2">
          <table:table-cell office:value-type="string">
            <text:p>གཙོས།</text:p>
          </table:table-cell>
          <table:table-cell office:value-type="string">
            <text:p>/tsoe/</text:p>
          </table:table-cell>
          <table:table-cell office:value-type="string">
            <text:p>(མིང་ཁྱད་)</text:p>
          </table:table-cell>
          <table:table-cell office:value-type="string">
            <text:p>དབུ་གཙོས་པའི་ཟེར་སླབ་པའི་བསྡུ་ཚིགབླ་མ་གིས་གཙོས་སློབ་གྲྭའི་དབུ་འཛིན་གྱིས་གཙོས་སྐུ་མགྲོན་གྱིས་གཙོས་ཟེར་མི་ཚུ།</text:p>
          </table:table-cell>
          <table:table-cell table:number-columns-repeated="252"/>
        </table:table-row>
        <table:table-row table:style-name="ro2">
          <table:table-cell office:value-type="string">
            <text:p>གཙོས་པའི།</text:p>
          </table:table-cell>
          <table:table-cell office:value-type="string">
            <text:p>/tsoe pai/</text:p>
          </table:table-cell>
          <table:table-cell office:value-type="string">
            <text:p>(བྱ་ཁྱད་)</text:p>
          </table:table-cell>
          <table:table-cell office:value-type="string">
            <text:p>བློན་པོ་གིས་གཙོས་པའི་འཐུས་མི་ལྔ་བྱོན་ཡི་ཟེར་དོ་བཟུམ་གཙོ་བོ་འབད་དེ་ཟེར་བའི་དོན།</text:p>
          </table:table-cell>
          <table:table-cell table:number-columns-repeated="252"/>
        </table:table-row>
        <table:table-row table:style-name="ro2">
          <table:table-cell office:value-type="string">
            <text:p>བཙག</text:p>
          </table:table-cell>
          <table:table-cell office:value-type="string">
            <text:p>/tsa/</text:p>
          </table:table-cell>
          <table:table-cell office:value-type="string">
            <text:p>(བྱ་ཚིག་གམ་མིང་)</text:p>
          </table:table-cell>
          <table:table-cell office:value-type="string">
            <text:p>༡ཚོན་དམརཔོ་གི་མིང༌།༢ས་ཚོན་བཙག་ཟེར་མི་མདོག་དམརཔོ་ཅིག་ཡོད།༣ཇ་དང་ཆུ་བཙག་པའི་མ་འོངས་པ།</text:p>
          </table:table-cell>
          <table:table-cell table:number-columns-repeated="252"/>
        </table:table-row>
        <table:table-row table:style-name="ro2">
          <table:table-cell office:value-type="string">
            <text:p>བཙག་འཐུ།</text:p>
          </table:table-cell>
          <table:table-cell office:value-type="string">
            <text:p>/tsag thu/</text:p>
          </table:table-cell>
          <table:table-cell office:value-type="string">
            <text:p>(བྱ་ཚིག་)</text:p>
          </table:table-cell>
          <table:table-cell office:value-type="string">
            <text:p>མི་མང་གིས་འདེམས་འཐུ་གྲུབ་པའི་བློན་པོ།འཐུས་དཔོན་ཚུ།མང་པོའི་སྦུག་ལས་བཙག་ཉུང་མའི་སྦུག་ལས་འཐུ་མི་ལུ་གོ།</text:p>
          </table:table-cell>
          <table:table-cell table:number-columns-repeated="252"/>
        </table:table-row>
        <table:table-row table:style-name="ro2">
          <table:table-cell office:value-type="string">
            <text:p>བཙགན།</text:p>
          </table:table-cell>
          <table:table-cell office:value-type="string">
            <text:p>/tsan/</text:p>
          </table:table-cell>
          <table:table-cell office:value-type="string">
            <text:p>(བྱ་ཁྱད་)</text:p>
          </table:table-cell>
          <table:table-cell office:value-type="string">
            <text:p>ཇ་བཙགན་ཇ་ཚིལ་མི་འོང༌།</text:p>
          </table:table-cell>
          <table:table-cell table:number-columns-repeated="252"/>
        </table:table-row>
        <table:table-row table:style-name="ro2">
          <table:table-cell office:value-type="string">
            <text:p>བཙགཔ།</text:p>
          </table:table-cell>
          <table:table-cell office:value-type="string">
            <text:p>/tsap/</text:p>
          </table:table-cell>
          <table:table-cell office:value-type="string">
            <text:p>(བྱ་ཁྱད་)</text:p>
          </table:table-cell>
          <table:table-cell office:value-type="string">
            <text:p>ཇ་བཙག་བཙགཔ་ཨོམ་བཙག་བཙགཔ།</text:p>
          </table:table-cell>
          <table:table-cell table:number-columns-repeated="252"/>
        </table:table-row>
        <table:table-row table:style-name="ro2">
          <table:table-cell office:value-type="string">
            <text:p>བཙགས།</text:p>
          </table:table-cell>
          <table:table-cell office:value-type="string">
            <text:p>/tsag</text:p>
          </table:table-cell>
          <table:table-cell office:value-type="string">
            <text:p>(བྱ་འདས)</text:p>
          </table:table-cell>
          <table:table-cell office:value-type="string">
            <text:p>ཇ་དང་ཆུ་བཙག་པའི་འདས་པ།</text:p>
          </table:table-cell>
          <table:table-cell table:number-columns-repeated="252"/>
        </table:table-row>
        <table:table-row table:style-name="ro2">
          <table:table-cell office:value-type="string">
            <text:p>བཙན།</text:p>
          </table:table-cell>
          <table:table-cell office:value-type="string">
            <text:p>/tsen/</text:p>
          </table:table-cell>
          <table:table-cell office:value-type="string">
            <text:p>(མིང་)</text:p>
          </table:table-cell>
          <table:table-cell office:value-type="string">
            <text:p>༡སྡེ་བརྒྱད་ཀྱི་ནང་གསེས་གཡུས་ཀྱི་སྐྱེས་བཙན་སྐྱེས་བུ་རླུང་བཙན་བཟུམ།༢སྲོག་བཙན་བཀའ་བཙན་ལྡེ་མིག་བཙན་ཚུ་ན་འཐན་ཏོག་ཏོ་ཡོད་པའི་དོན་ཨིན།༣གཞན་དགྲ་བྱང་ཕྱད་དང་དམག་བརྐྱབ་ནི་མདའ་རྩེད་རྡོས་སྒོར་ཁུ་རུ་ལ་སོགས་པ་རྩེད་མོ་གི་འགྲན་བསྡུར་སྐབས་རྒྱལ་སུ་ཅིག་འབད་མི་ལུ་ཁ་བཙན་ཟེར་སླབ་སྲོལ་ཡོད།</text:p>
          </table:table-cell>
          <table:table-cell table:number-columns-repeated="252"/>
        </table:table-row>
        <table:table-row table:style-name="ro2">
          <table:table-cell office:value-type="string">
            <text:p>བཙན་བསྐུལ།</text:p>
          </table:table-cell>
          <table:table-cell office:value-type="string">
            <text:p>/tsen kuel/</text:p>
          </table:table-cell>
          <table:table-cell office:value-type="string">
            <text:p>(བྱ་ཚིག་)</text:p>
          </table:table-cell>
          <table:table-cell office:value-type="string">
            <text:p>བང་ཅན་བཙོངས་ཏེ་ལཱ་འབད་བཅུག་ནི།</text:p>
          </table:table-cell>
          <table:table-cell table:number-columns-repeated="252"/>
        </table:table-row>
        <table:table-row table:style-name="ro2">
          <table:table-cell office:value-type="string">
            <text:p>བཙན་ཁྲིད།</text:p>
          </table:table-cell>
          <table:table-cell office:value-type="string">
            <text:p>/tsen thri/</text:p>
          </table:table-cell>
          <table:table-cell office:value-type="string">
            <text:p>(བྱ་ཚིག་)</text:p>
          </table:table-cell>
          <table:table-cell office:value-type="string">
            <text:p>བང་ཅན་བཙོངས་ཏེ་འཁྱིད་འགྱོ་ནི།</text:p>
          </table:table-cell>
          <table:table-cell table:number-columns-repeated="252"/>
        </table:table-row>
        <table:table-row table:style-name="ro2">
          <table:table-cell office:value-type="string">
            <text:p>བཙན་རྒོལ།</text:p>
          </table:table-cell>
          <table:table-cell office:value-type="string">
            <text:p>/tsen goel/</text:p>
          </table:table-cell>
          <table:table-cell office:value-type="string">
            <text:p>(བྱ་ཚིག་)</text:p>
          </table:table-cell>
          <table:table-cell office:value-type="string">
            <text:p>ངོ་རྒོལ་འབད་ནི།གློ་བུར་དུ་བརྒོལ་ནི།</text:p>
          </table:table-cell>
          <table:table-cell table:number-columns-repeated="252"/>
        </table:table-row>
        <table:table-row table:style-name="ro2">
          <table:table-cell office:value-type="string">
            <text:p>བཙན་ཆ།</text:p>
          </table:table-cell>
          <table:table-cell office:value-type="string">
            <text:p>/tsen cha/</text:p>
          </table:table-cell>
          <table:table-cell office:value-type="string">
            <text:p>(མིང་)</text:p>
          </table:table-cell>
          <table:table-cell office:value-type="string">
            <text:p>བཙན་ཧེང༌།ན་འཐན་ཧེང༌།བརྟན་ཧིང༌།</text:p>
          </table:table-cell>
          <table:table-cell table:number-columns-repeated="252"/>
        </table:table-row>
        <table:table-row table:style-name="ro2">
          <table:table-cell office:value-type="string">
            <text:p>བཙན་ཆེན།</text:p>
          </table:table-cell>
          <table:table-cell office:value-type="string">
            <text:p>/tsen chen/</text:p>
          </table:table-cell>
          <table:table-cell office:value-type="string">
            <text:p>(མིང་ཁྱད་)</text:p>
          </table:table-cell>
          <table:table-cell office:value-type="string">
            <text:p>བཙན་སྦོམ་གཡུས་ཀྱི་ལྷ་སྲུང་བཙན་ཆེན་ཇག་པ་མེ་ལེན་ཟེར་དོ་བཟུམ།</text:p>
          </table:table-cell>
          <table:table-cell table:number-columns-repeated="252"/>
        </table:table-row>
        <table:table-row table:style-name="ro2">
          <table:table-cell office:value-type="string">
            <text:p>བཙན་ཏོག་ཏོ།</text:p>
          </table:table-cell>
          <table:table-cell office:value-type="string">
            <text:p>/tsen to to</text:p>
          </table:table-cell>
          <table:table-cell office:value-type="string">
            <text:p>(མིང་ཁྱད་)</text:p>
          </table:table-cell>
          <table:table-cell office:value-type="string">
            <text:p>བརྟན་ཏོག་ཏོ་དང་དོན་འདྲ།༡ཁྱིམ་བརྟན་ཏོག་ཏོ་ཟེར་བ་ཅིན་མི་ག་ཡང་ཐར་ས་མེད་པའི་ཁྱིམ།༢བཀའ་ཁྲིམས་བཙན་ཏོག་ཏོ་ཟེར་བ་ཅིན་ཁྲིམས་དོན་དེ་ལས་ག་གིས་ཡང་འགལ་མ་ཚུགས་པའི་ཁྲིམས།༣ལྡེ་མིག་བཙན་ཏོག་ཏོ་ཟེར་བ་ཅིན་ལྡེ་མིག་དེ་ག་གིས་ཡང་དཀྲོགས་མ་ཚུགས་མི་ཅིག་ལུ་གོ།</text:p>
          </table:table-cell>
          <table:table-cell table:number-columns-repeated="252"/>
        </table:table-row>
        <table:table-row table:style-name="ro2">
          <table:table-cell office:value-type="string">
            <text:p>བཙན་ཐབས་སུ།</text:p>
          </table:table-cell>
          <table:table-cell office:value-type="string">
            <text:p>/tsen thab su/</text:p>
          </table:table-cell>
          <table:table-cell office:value-type="string">
            <text:p>(བྱ་ཁྱད་)</text:p>
          </table:table-cell>
          <table:table-cell office:value-type="string">
            <text:p>ཆོས་སྐད་ལས་གློ་བུར་དུ་ཟེར་བའི་དོན།</text:p>
          </table:table-cell>
          <table:table-cell table:number-columns-repeated="252"/>
        </table:table-row>
        <table:table-row table:style-name="ro2">
          <table:table-cell office:value-type="string">
            <text:p>བཙན་དར།</text:p>
          </table:table-cell>
          <table:table-cell office:value-type="string">
            <text:p>/tsen da</text:p>
          </table:table-cell>
          <table:table-cell office:value-type="string">
            <text:p>(མིང་)</text:p>
          </table:table-cell>
          <table:table-cell office:value-type="string">
            <text:p>༡དགྲ་ལྷ་བཙན་གྱི་དར།སྤྱི་ཏོག་ཀྲིང་ཀ་འབད་འོག་ལས་ཐག་རལ་དམརཔོ་ཆག་པ་ཕོད་མགོ་བཟུམ་དཔྱང་སྟེ་བཟོ་བཟོ་བའི་དར།དམག་རྐྱབ་ས་དང་ཆིབས་གྲལ་སྐབས་གྱལ་བཙརཝ་ད་སྣ་དྲང་མི།༢བཙན་གྱི་དར་དམརཔོ།ལྷ་དར་དཀརཔོ་ཀླུ་དར་ཧོནམོ་ཟེར་བའི་རྣམ་གཞག་ཡོད།</text:p>
          </table:table-cell>
          <table:table-cell table:number-columns-repeated="252"/>
        </table:table-row>
        <table:table-row table:style-name="ro2">
          <table:table-cell office:value-type="string">
            <text:p>བཙན་དུག</text:p>
          </table:table-cell>
          <table:table-cell office:value-type="string">
            <text:p>/tsen gu/</text:p>
          </table:table-cell>
          <table:table-cell office:value-type="string">
            <text:p>(མིང་)</text:p>
          </table:table-cell>
          <table:table-cell office:value-type="string">
            <text:p>སྦྱོར་ཤེསན་སྨན་ཆེན་སྦྱོར་མ་ཤེསན་སྲོག་ལུ་གནོད་པའི་དུག།</text:p>
          </table:table-cell>
          <table:table-cell table:number-columns-repeated="252"/>
        </table:table-row>
        <table:table-row table:style-name="ro2">
          <table:table-cell office:value-type="string">
            <text:p>བཙན་དྲགས།</text:p>
          </table:table-cell>
          <table:table-cell office:value-type="string">
            <text:p>/tsen dra</text:p>
          </table:table-cell>
          <table:table-cell office:value-type="string">
            <text:p>(མིང་ཁྱད་)</text:p>
          </table:table-cell>
          <table:table-cell office:value-type="string">
            <text:p>༡ཆོས་སྲུང་བཀའ་བཙན་དྲགས་ཟེར་བ་ཅིན་བཀའ་གཉན་པའི་དོན་དང་༢རྫོང་བཙན་དྲགས་ཚུ་གཞན་གྱིས་གནོདཔ་བཀལ་མ་ཚུགས་པའི་ས་ཆ་དང་༣ཁྲིམས་བཙན་དྲགས་ཟེར་བ་ཅིན་ཁྲིམས་དམ་དམ་ཡོདཔ་༤ལགཔ་བཙན་དྲགས་ཟེར་བ་ཅིན་ལགཔ་བདེ་ཏོག་ཏོ་དམ་ཏོག་ཏོ་ཡོད་པའི་དོན་ཚུ་ལུ་སྐབས་ཐོབ་དང་བསྟུན་ཏེ་འཇུག་འོང༌།༥མི་གི་མིང༌།</text:p>
          </table:table-cell>
          <table:table-cell table:number-columns-repeated="252"/>
        </table:table-row>
        <table:table-row table:style-name="ro2">
          <table:table-cell office:value-type="string">
            <text:p>བཙན་མདོས།</text:p>
          </table:table-cell>
          <table:table-cell office:value-type="string">
            <text:p>/tsen doe</text:p>
          </table:table-cell>
          <table:table-cell office:value-type="string">
            <text:p>(མིང་)</text:p>
          </table:table-cell>
          <table:table-cell office:value-type="string">
            <text:p>འཇིག་རྟེན་པའི་བཙན་གསོལཝ་ད་བཙན་ལུ་མཆོད་ནི་གི་མདོས།</text:p>
          </table:table-cell>
          <table:table-cell table:number-columns-repeated="252"/>
        </table:table-row>
        <table:table-row table:style-name="ro2">
          <table:table-cell office:value-type="string">
            <text:p>བཙན་གནོན།</text:p>
          </table:table-cell>
          <table:table-cell office:value-type="string">
            <text:p>/tsen noen/</text:p>
          </table:table-cell>
          <table:table-cell office:value-type="string">
            <text:p>(བྱ་ཚིག་)</text:p>
          </table:table-cell>
          <table:table-cell office:value-type="string">
            <text:p>དབང་བཙོང་གི་སྒོ་ལས་ཨེབ་བཞག་ནི་ཤུགས་ཀྱིས་ཨེབ་བཞག་ནི།</text:p>
          </table:table-cell>
          <table:table-cell table:number-columns-repeated="252"/>
        </table:table-row>
        <table:table-row table:style-name="ro2">
          <table:table-cell office:value-type="string">
            <text:p>བཙན་འཕྲོག</text:p>
          </table:table-cell>
          <table:table-cell office:value-type="string">
            <text:p>/tsen thro/</text:p>
          </table:table-cell>
          <table:table-cell office:value-type="string">
            <text:p>(བྱ་ཚིག་)</text:p>
          </table:table-cell>
          <table:table-cell office:value-type="string">
            <text:p>བང་ཅན་བཙོངས་ཏེ་འཕྱོག་ནི།</text:p>
          </table:table-cell>
          <table:table-cell table:number-columns-repeated="252"/>
        </table:table-row>
        <table:table-row table:style-name="ro2">
          <table:table-cell office:value-type="string">
            <text:p>བཙན་དབང༌།</text:p>
          </table:table-cell>
          <table:table-cell office:value-type="string">
            <text:p>/tsen wang/</text:p>
          </table:table-cell>
          <table:table-cell office:value-type="string">
            <text:p>(མིང་)</text:p>
          </table:table-cell>
          <table:table-cell office:value-type="string">
            <text:p>དྲག་ཤུགས་ཀྱིས་དབང་བའི་དོན།དབང་བཙོང་གིས་མངའ་འོག་ལུ་བཙུག་པའི་མིང༌།</text:p>
          </table:table-cell>
          <table:table-cell table:number-columns-repeated="252"/>
        </table:table-row>
        <table:table-row table:style-name="ro2">
          <table:table-cell office:value-type="string">
            <text:p>བཙན་མི་བཙན།</text:p>
          </table:table-cell>
          <table:table-cell office:value-type="string">
            <text:p>/tsen mi tsen/</text:p>
          </table:table-cell>
          <table:table-cell office:value-type="string">
            <text:p>(མིང་ཁྱད་)</text:p>
          </table:table-cell>
          <table:table-cell office:value-type="string">
            <text:p>ཁྱིམ་བཙན་མི་བཙན་འཕྲུལ་ཆས་བཙན་མི་བཙན་ཟེར་བརྟན་མི་བརྟན་ཟེར་བའི་དོན།</text:p>
          </table:table-cell>
          <table:table-cell table:number-columns-repeated="252"/>
        </table:table-row>
        <table:table-row table:style-name="ro2">
          <table:table-cell office:value-type="string">
            <text:p>བཙན་འཚོལ།</text:p>
          </table:table-cell>
          <table:table-cell office:value-type="string">
            <text:p>/tsen tshoel/</text:p>
          </table:table-cell>
          <table:table-cell office:value-type="string">
            <text:p>(བྱ་ཚིག་)</text:p>
          </table:table-cell>
          <table:table-cell office:value-type="string">
            <text:p>དབང་ཤུགས་ཀྱི་སྒོ་ལས་འཚོལ་ནི།བཙན་འཛུལ།དབང་ཤུགས་ཀྱི་ཐོག་ལས་རོགས་ཀྱི་ས་ཁར་འཛུལ་ནི།དབང་བཙོང་གིས་འཛུལ་ནི།</text:p>
          </table:table-cell>
          <table:table-cell table:number-columns-repeated="252"/>
        </table:table-row>
        <table:table-row table:style-name="ro2">
          <table:table-cell office:value-type="string">
            <text:p>བཙན་རྫོང༌།</text:p>
          </table:table-cell>
          <table:table-cell office:value-type="string">
            <text:p>/tsen dzong/</text:p>
          </table:table-cell>
          <table:table-cell office:value-type="string">
            <text:p>(མིང་)</text:p>
          </table:table-cell>
          <table:table-cell office:value-type="string">
            <text:p>ཕྱི་ལས་ནང་ན་ལུ་འོང་མ་ཚུགས་པའི་རྫོང་བཙན་དྲགས།</text:p>
          </table:table-cell>
          <table:table-cell table:number-columns-repeated="252"/>
        </table:table-row>
        <table:table-row table:style-name="ro2">
          <table:table-cell office:value-type="string">
            <text:p>བཙན་བཟུང༌།</text:p>
          </table:table-cell>
          <table:table-cell office:value-type="string">
            <text:p>/tsen zung/</text:p>
          </table:table-cell>
          <table:table-cell office:value-type="string">
            <text:p>(བྱ་ཁྱད་)</text:p>
          </table:table-cell>
          <table:table-cell office:value-type="string">
            <text:p>༡དབང་ཤུགས་ཀྱི་སྒོ་ལས་འཛིན་བཟུང་འབད་ནི།༢དབང་ཤུགས་ཀྱིས་ས་དང་གཡུས་བཟུང་ནི།</text:p>
          </table:table-cell>
          <table:table-cell table:number-columns-repeated="252"/>
        </table:table-row>
        <table:table-row table:style-name="ro2">
          <table:table-cell office:value-type="string">
            <text:p>བཙན་གཡེམ།</text:p>
          </table:table-cell>
          <table:table-cell office:value-type="string">
            <text:p>/tsen yem/</text:p>
          </table:table-cell>
          <table:table-cell office:value-type="string">
            <text:p>(བྱ་ཚིག་)</text:p>
          </table:table-cell>
          <table:table-cell office:value-type="string">
            <text:p>ཨམ་སྲུ་ལུ་བང་བཙོང་སྟེ་འདོད་སྤྱོད་འབད་ནི།</text:p>
          </table:table-cell>
          <table:table-cell table:number-columns-repeated="252"/>
        </table:table-row>
        <table:table-row table:style-name="ro2">
          <table:table-cell office:value-type="string">
            <text:p>བཙན་ལེན།</text:p>
          </table:table-cell>
          <table:table-cell office:value-type="string">
            <text:p>/tsen len/</text:p>
          </table:table-cell>
          <table:table-cell office:value-type="string">
            <text:p>(བྱ་ཁྱད་)</text:p>
          </table:table-cell>
          <table:table-cell office:value-type="string">
            <text:p>རོགས་ཀྱིས་མ་བྱིན་རུང་དབང་ཤུགས་ཀྱི་སྒོ་ལས་ལེན་ནི།</text:p>
          </table:table-cell>
          <table:table-cell table:number-columns-repeated="252"/>
        </table:table-row>
        <table:table-row table:style-name="ro2">
          <table:table-cell office:value-type="string">
            <text:p>བཙན་ས།</text:p>
          </table:table-cell>
          <table:table-cell office:value-type="string">
            <text:p>/tsen sa/</text:p>
          </table:table-cell>
          <table:table-cell office:value-type="string">
            <text:p>(མིང་)</text:p>
          </table:table-cell>
          <table:table-cell office:value-type="string">
            <text:p>༡གཞན་གྱིས་གནོདཔ་བཀལ་མ་ཚུགས་པའི་ས་ཆ།༢ཐར་པའི་གོ་འཕང་ལུ་ཡང་བཙན་ས་ཟེར་སླབ་ཨིན།འཆི་མེད་གཉུག་མའི་བཙན་ས་ཟེར་གསུངས་དོ་བཟུམ།</text:p>
          </table:table-cell>
          <table:table-cell table:number-columns-repeated="252"/>
        </table:table-row>
        <table:table-row table:style-name="ro2">
          <table:table-cell office:value-type="string">
            <text:p>བཙན་ཧམ།</text:p>
          </table:table-cell>
          <table:table-cell office:value-type="string">
            <text:p>/tsen ham/</text:p>
          </table:table-cell>
          <table:table-cell office:value-type="string">
            <text:p>(མིང་)</text:p>
          </table:table-cell>
          <table:table-cell office:value-type="string">
            <text:p>དབང་ཤུགས་ཀྱི་སྒོ་ལས་ཧམ་པ་བཙོང་བའི་མིང༌།</text:p>
          </table:table-cell>
          <table:table-cell table:number-columns-repeated="252"/>
        </table:table-row>
        <table:table-row table:style-name="ro2">
          <table:table-cell office:value-type="string">
            <text:p>བཙབ།</text:p>
          </table:table-cell>
          <table:table-cell office:value-type="string">
            <text:p>/tsab/</text:p>
          </table:table-cell>
          <table:table-cell office:value-type="string">
            <text:p>(བྱ་ཚིག་)</text:p>
          </table:table-cell>
          <table:table-cell office:value-type="string">
            <text:p>གཙབ་ཀྱི་འདས་ཚིག།</text:p>
          </table:table-cell>
          <table:table-cell table:number-columns-repeated="252"/>
        </table:table-row>
        <table:table-row table:style-name="ro2">
          <table:table-cell office:value-type="string">
            <text:p>བཙའ།</text:p>
          </table:table-cell>
          <table:table-cell office:value-type="string">
            <text:p>/tsa/</text:p>
          </table:table-cell>
          <table:table-cell office:value-type="string">
            <text:p>(མིང་)</text:p>
          </table:table-cell>
          <table:table-cell office:value-type="string">
            <text:p>༡གཡའ་ཆགས་ཞིན་ན་ལྕགས་མེདཔ་བཏང་མི་གི་བཙའ།༢ལོ་ཐོག་ལུ་དུག་ཐལ་ཆགས་ཏེ་མེདཔ་གཏང་མི་ལུ་བཙའ།བ་མོ་ཆགས་ཏེ་མེདཔ་གཏང་མི་ལུ་སད།སེར་བ་རྐྱབ་སྟེ་མེདཔ་གཏང་མི་ལུ་སེར་ཟེར་སླབ་སྲོལ་ཡོད།</text:p>
          </table:table-cell>
          <table:table-cell table:number-columns-repeated="252"/>
        </table:table-row>
        <table:table-row table:style-name="ro2">
          <table:table-cell office:value-type="string">
            <text:p>བཙའ་ཐན།</text:p>
          </table:table-cell>
          <table:table-cell office:value-type="string">
            <text:p>/tsa then/</text:p>
          </table:table-cell>
          <table:table-cell office:value-type="string">
            <text:p>(མིང་)</text:p>
          </table:table-cell>
          <table:table-cell office:value-type="string">
            <text:p>ལོ་ཐོག་ལུ་བཙའ་གིས་གནོད་པ་དང་ཉི་མ་གིས་གནོད་པའི་ཐན་པ་གཉིས་གཅིག་ཁར་སླབ་ཐངས།</text:p>
          </table:table-cell>
          <table:table-cell table:number-columns-repeated="252"/>
        </table:table-row>
        <table:table-row table:style-name="ro2">
          <table:table-cell office:value-type="string">
            <text:p>བཙའ་ཟུན།</text:p>
          </table:table-cell>
          <table:table-cell office:value-type="string">
            <text:p>/tsa zuen/</text:p>
          </table:table-cell>
          <table:table-cell office:value-type="string">
            <text:p>(བྱ་ཚིག་)</text:p>
          </table:table-cell>
          <table:table-cell office:value-type="string">
            <text:p>ལྕགས་ཚུ་ལུ་བཙའ་ཆགས་པའི་དོན།</text:p>
          </table:table-cell>
          <table:table-cell table:number-columns-repeated="252"/>
        </table:table-row>
        <table:table-row table:style-name="ro2">
          <table:table-cell office:value-type="string">
            <text:p>བཙར།</text:p>
          </table:table-cell>
          <table:table-cell office:value-type="string">
            <text:p>/tsar</text:p>
          </table:table-cell>
          <table:table-cell office:value-type="string">
            <text:p>(བྱ་ཁྱད་)</text:p>
          </table:table-cell>
          <table:table-cell office:value-type="string">
            <text:p>༡རེ་རེ་འབད་གྱལ་བཙར་ནི།དཔེར་ན་གསེར་སྒྲེང་འབདཝ་ད་མི་ག་ར་གྱལ་བཙར་ཏེ་འགྱོཝ་ཨིན་ཟེར་དོ་བཟུམ།༢གྱལ་ཁར་གཏོགས་པ་དང་ཉམས་མྱོང་ཡོད་པའི་དོན།ང་གྲྭ་ཚང་ནང་ཕྱག་མའི་གྱལ་ཁ་ལས་རང་བཙར་ཏེ་ཕྱག་ཞུ་ཡི་ཟེར་དོ་བཟུམ།</text:p>
          </table:table-cell>
          <table:table-cell table:number-columns-repeated="252"/>
        </table:table-row>
        <table:table-row table:style-name="ro2">
          <table:table-cell office:value-type="string">
            <text:p>བཙར་ཆི།</text:p>
          </table:table-cell>
          <table:table-cell office:value-type="string">
            <text:p>/tsa chi</text:p>
          </table:table-cell>
          <table:table-cell office:value-type="string">
            <text:p>(བྱ་ཚིག་)</text:p>
          </table:table-cell>
          <table:table-cell office:value-type="string">
            <text:p>ཐོན་སོང༌།ཡ་སོང་ཞིག་ཟེར་བའི་དོན།དེ་ལུ་བཙར་ད་ཞིག་ཟེར་སླབ་ནི་ཡང་ཡོད།ངལ་རངས་སུ་ཅིག་འབད་ཐོན་སོང་ཟེར་སླབ་པའི་དོན།</text:p>
          </table:table-cell>
          <table:table-cell table:number-columns-repeated="252"/>
        </table:table-row>
        <table:table-row table:style-name="ro2">
          <table:table-cell office:value-type="string">
            <text:p>བཙར་རེ་ནར་རེ།</text:p>
          </table:table-cell>
          <table:table-cell office:value-type="string">
            <text:p>/tsar re nar re</text:p>
          </table:table-cell>
          <table:table-cell office:value-type="string">
            <text:p>(བྱ་ཁྱད་)</text:p>
          </table:table-cell>
          <table:table-cell office:value-type="string">
            <text:p>སྟབས་གཅིག་ཁར་མིན་པར་རེ་རེ་གཉིས་གཉིས་རེ་འབད་འོང་བའི་དོན།དུམ་གྲ་རེ་ཟེར་བའི་དོན་དངུལ་གྱི་བསྐྱིན་མ་སྟབས་ཅིག་ལུ་མ་བྱིན་པ་བཙར་རེ་ནར་རེ་བཏང་བྱིན་མས་ཟེར་དོ་བཟུམ།</text:p>
          </table:table-cell>
          <table:table-cell table:number-columns-repeated="252"/>
        </table:table-row>
        <table:table-row table:style-name="ro2">
          <table:table-cell office:value-type="string">
            <text:p>བཙརན།</text:p>
          </table:table-cell>
          <table:table-cell office:value-type="string">
            <text:p>/tsan</text:p>
          </table:table-cell>
          <table:table-cell office:value-type="string">
            <text:p>(བྱ་ཁྱད་)</text:p>
          </table:table-cell>
          <table:table-cell office:value-type="string">
            <text:p>གྱལ་ཕྲང་སྟེ་བཙརན་ལེགས་ཞིམ་ཨིན།</text:p>
          </table:table-cell>
          <table:table-cell table:number-columns-repeated="252"/>
        </table:table-row>
        <table:table-row table:style-name="ro2">
          <table:table-cell office:value-type="string">
            <text:p>བཙརཝ།</text:p>
          </table:table-cell>
          <table:table-cell office:value-type="string">
            <text:p>/tsao</text:p>
          </table:table-cell>
          <table:table-cell office:value-type="string">
            <text:p>(བྱ་ཁྱད་)</text:p>
          </table:table-cell>
          <table:table-cell office:value-type="string">
            <text:p>༡བཅའ་མར་གཏོགས་པའི་ཉམས་མྱོང་ཡོད་པ།ཚ་བ་མེ་ལས་བཙར་གྱངམ་ཆུ་ལས་བཙར་བཙརཝ་ཨིན་ཟེར་དོ་བཟུམ།༢གྱལ་བཙར་བཙརཝ།</text:p>
          </table:table-cell>
          <table:table-cell table:number-columns-repeated="252"/>
        </table:table-row>
        <table:table-row table:style-name="ro2">
          <table:table-cell office:value-type="string">
            <text:p>བཙལ།</text:p>
          </table:table-cell>
          <table:table-cell office:value-type="string">
            <text:p>/tsel/</text:p>
          </table:table-cell>
          <table:table-cell office:value-type="string">
            <text:p>(བྱ་ཚིག་)</text:p>
          </table:table-cell>
          <table:table-cell office:value-type="string">
            <text:p>༡འཚོལ་བའི་འདས་པ།༢ཕྱག་འཚལ་བའི་འདས་པ།</text:p>
          </table:table-cell>
          <table:table-cell table:number-columns-repeated="252"/>
        </table:table-row>
        <table:table-row table:style-name="ro2">
          <table:table-cell office:value-type="string">
            <text:p>བཙས།</text:p>
          </table:table-cell>
          <table:table-cell office:value-type="string">
            <text:p>/tse/</text:p>
          </table:table-cell>
          <table:table-cell office:value-type="string">
            <text:p>(བྱ་ཚིག)</text:p>
          </table:table-cell>
          <table:table-cell office:value-type="string">
            <text:p>༡ཨ་ལུ་སྐྱེས་ཚར་བའི་འདས་ཚིག༢གྲུ་གླ།</text:p>
          </table:table-cell>
          <table:table-cell table:number-columns-repeated="252"/>
        </table:table-row>
        <table:table-row table:style-name="ro2">
          <table:table-cell office:value-type="string">
            <text:p>བཙས་སྟོན།</text:p>
          </table:table-cell>
          <table:table-cell office:value-type="string">
            <text:p>/tse toen/</text:p>
          </table:table-cell>
          <table:table-cell office:value-type="string">
            <text:p>(མིང་)</text:p>
          </table:table-cell>
          <table:table-cell office:value-type="string">
            <text:p>ཨ་ལོ་སྐྱེས་བའི་སྐྱེ་སྟོན།</text:p>
          </table:table-cell>
          <table:table-cell table:number-columns-repeated="252"/>
        </table:table-row>
        <table:table-row table:style-name="ro2">
          <table:table-cell office:value-type="string">
            <text:p>བཙིར།</text:p>
          </table:table-cell>
          <table:table-cell office:value-type="string">
            <text:p>/tsir/</text:p>
          </table:table-cell>
          <table:table-cell office:value-type="string">
            <text:p>(བྱ་ཚིག་)</text:p>
          </table:table-cell>
          <table:table-cell office:value-type="string">
            <text:p>༡བར་ན་བཙུགས་ཏེ་དང་ཨོལ་ལྐོག་གཅུ་སྟེ་ཨེབ་ཞིནམ་ལས་ཆུ་དང་མར་ཁུ་ཚུ་འཐོན་བཅུག་ནི།༢མར་ཁུ་བཙིར་ནི།༣ཨེབ་ནི།</text:p>
          </table:table-cell>
          <table:table-cell table:number-columns-repeated="252"/>
        </table:table-row>
        <table:table-row table:style-name="ro2">
          <table:table-cell office:value-type="string">
            <text:p>བཙིརན།</text:p>
          </table:table-cell>
          <table:table-cell office:value-type="string">
            <text:p>/tsin</text:p>
          </table:table-cell>
          <table:table-cell office:value-type="string">
            <text:p>(བྱ་ཁྱད་)</text:p>
          </table:table-cell>
          <table:table-cell office:value-type="string">
            <text:p>བཙིརན་བཙིར་མ་སྟེར་སྤརན་སྤར་མ་སྟེར་ཟེར་བ་ཅིན་འགྱོ་མ་སྟེར་ཡངན་སྐྱིད་ཏོང་ཏོ་སྡོད་མ་སྟེར་བའི་དོན།བཙིར་བ་ཅིན་ཟེར་བའི་བསྡུས་ཚིག།</text:p>
          </table:table-cell>
          <table:table-cell table:number-columns-repeated="252"/>
        </table:table-row>
        <table:table-row table:style-name="ro2">
          <table:table-cell office:value-type="string">
            <text:p>བཙིརཝ།</text:p>
          </table:table-cell>
          <table:table-cell office:value-type="string">
            <text:p>/tsiu/</text:p>
          </table:table-cell>
          <table:table-cell office:value-type="string">
            <text:p>(བྱ་ཁྱད་)</text:p>
          </table:table-cell>
          <table:table-cell office:value-type="string">
            <text:p>མར་ཁུ་བཙིར་བཙིརཝ་ཆུ་བཙིར་བཙིརཝ་ཚུ།</text:p>
          </table:table-cell>
          <table:table-cell table:number-columns-repeated="252"/>
        </table:table-row>
        <table:table-row table:style-name="ro2">
          <table:table-cell office:value-type="string">
            <text:p>བཙུག</text:p>
          </table:table-cell>
          <table:table-cell office:value-type="string">
            <text:p>/tsu</text:p>
          </table:table-cell>
          <table:table-cell office:value-type="string">
            <text:p>(བྱ་ཚིག་)</text:p>
          </table:table-cell>
          <table:table-cell office:value-type="string">
            <text:p>༡ཧེ་མ་མེད་པའི་སྲོལ་གཏོད་པ།སངས་རྒྱས་ཀྱི་བསྟན་པ་བཙུགས།ཁྲིམས་ལུགས་བཙུགསཔ།༢གཅིག་གི་ནང་ན་གཅིག་བཙུག་པ།ས་ནང་ཤིང་བཙུགབུ་ཚུ་སློབ་གྲྭ་ནང་བཙུག་ཟེར་དོ་བཟུམ།</text:p>
          </table:table-cell>
          <table:table-cell table:number-columns-repeated="252"/>
        </table:table-row>
        <table:table-row table:style-name="ro2">
          <table:table-cell office:value-type="string">
            <text:p>བཙུགན།</text:p>
          </table:table-cell>
          <table:table-cell office:value-type="string">
            <text:p>/tsun/</text:p>
          </table:table-cell>
          <table:table-cell office:value-type="string">
            <text:p>(བྱ་ཁྱད་)</text:p>
          </table:table-cell>
          <table:table-cell office:value-type="string">
            <text:p>སོན་སར་བཙུགན་ལྕུག་གུ་སྐྱེ།</text:p>
          </table:table-cell>
          <table:table-cell table:number-columns-repeated="252"/>
        </table:table-row>
        <table:table-row table:style-name="ro2">
          <table:table-cell office:value-type="string">
            <text:p>བཙུགནི།</text:p>
          </table:table-cell>
          <table:table-cell office:value-type="string">
            <text:p>/tsun/</text:p>
          </table:table-cell>
          <table:table-cell office:value-type="string">
            <text:p>(བྱ་ཁྱད་)</text:p>
          </table:table-cell>
          <table:table-cell office:value-type="string">
            <text:p>བཙུགནི་མ་བཙུགས་པས་ད་བཙུག་མི་དགོ་ཟེར་དོ་བཟུམ།</text:p>
          </table:table-cell>
          <table:table-cell table:number-columns-repeated="252"/>
        </table:table-row>
        <table:table-row table:style-name="ro2">
          <table:table-cell office:value-type="string">
            <text:p>བཙུགཔ།</text:p>
          </table:table-cell>
          <table:table-cell office:value-type="string">
            <text:p>/tsup/</text:p>
          </table:table-cell>
          <table:table-cell office:value-type="string">
            <text:p>(བྱ་ཁྱད་)</text:p>
          </table:table-cell>
          <table:table-cell office:value-type="string">
            <text:p>བཙུགསཔ་ཟེར་བའི་མིང་མཐའ་བསྡུས་པ།ཤིང་བཙུགས་བཙུགཔ་སོན་བཙུགས་བཙུགཔ་ཚུ།</text:p>
          </table:table-cell>
          <table:table-cell table:number-columns-repeated="252"/>
        </table:table-row>
        <table:table-row table:style-name="ro2">
          <table:table-cell office:value-type="string">
            <text:p>བཙུགས།</text:p>
          </table:table-cell>
          <table:table-cell office:value-type="string">
            <text:p>/tsu/</text:p>
          </table:table-cell>
          <table:table-cell office:value-type="string">
            <text:p>(བྱ་ཚིག་)</text:p>
          </table:table-cell>
          <table:table-cell office:value-type="string">
            <text:p>ཤིང་བཙུགས་པའི་འདས་པ་ཁམ་ཤིང་དེ་ཧེ་མ་ལས་རང་བཙུགས་ཚར་ནུག་ཟེར་དོ་བཟུམ།</text:p>
          </table:table-cell>
          <table:table-cell table:number-columns-repeated="252"/>
        </table:table-row>
        <table:table-row table:style-name="ro2">
          <table:table-cell office:value-type="string">
            <text:p>བཙུགས་ཕྲུག</text:p>
          </table:table-cell>
          <table:table-cell office:value-type="string">
            <text:p>/tsu thru</text:p>
          </table:table-cell>
          <table:table-cell office:value-type="string">
            <text:p>(བྱ་ཚིག་)</text:p>
          </table:table-cell>
          <table:table-cell office:value-type="string">
            <text:p>གནམ་བསིལཝ་ད་བཀབ་ནི་གི་མལ་ཆ་སྤུ་རིངམོ་སྦེ་ཡོད་མི་ཅིག་ཨིན།བཙུགས་ཕྲུག་མལ་ཆ་ནང་ཉལ་བ་ཅིན་དྲོ་ཏོག་ཏོ་འོང་ཟེར་དོ་བཟུམ།</text:p>
          </table:table-cell>
          <table:table-cell table:number-columns-repeated="252"/>
        </table:table-row>
        <table:table-row table:style-name="ro2">
          <table:table-cell office:value-type="string">
            <text:p>བཙུགས་ཤིང༌།</text:p>
          </table:table-cell>
          <table:table-cell office:value-type="string">
            <text:p>/tsu shing</text:p>
          </table:table-cell>
          <table:table-cell office:value-type="string">
            <text:p>(མིང་)</text:p>
          </table:table-cell>
          <table:table-cell office:value-type="string">
            <text:p>༡དོན་ཆེན་གྱིས་བཙུགས་པའི་ཤིང་ཁྱིམ་མཐའ་སྐོར་ལུ་ས་ཆའི་མཛེས་རྒྱན་གྱི་དོན་ལུ་བཙུགས་པའི་ཤིང་སྐྱེད་ཚལ་དང་དོན་འདྲ་༢ཡང་རང་གི་ཨའི་ལས་ཨམ་སྲུ་གདམ་ཟེར་བའི་སྒྲ་གཏམ་ལུ་སྐྱེས་ཤིང་ལས་བཙུགས་ཤིང་དམ་ཟེར་སླབ་སྲོལ་ཡང་ཡོད།</text:p>
          </table:table-cell>
          <table:table-cell table:number-columns-repeated="252"/>
        </table:table-row>
        <table:table-row table:style-name="ro2">
          <table:table-cell office:value-type="string">
            <text:p>བཙུན།</text:p>
          </table:table-cell>
          <table:table-cell office:value-type="string">
            <text:p>/tsuen/</text:p>
          </table:table-cell>
          <table:table-cell office:value-type="string">
            <text:p>(མིང་)</text:p>
          </table:table-cell>
          <table:table-cell office:value-type="string">
            <text:p>༡བསླབ་སྡོམ་མ་ཉམས་པར་བརྟན་ཏོག་ཏོ་ཡོདཔ།༢བཙུན་པ་ཟེར་བའི་བསྡུས་ཚིགདཔེར་ན་གྲྭ་བཙུན་ཟེར་དོ་བཟུམ།</text:p>
          </table:table-cell>
          <table:table-cell table:number-columns-repeated="252"/>
        </table:table-row>
        <table:table-row table:style-name="ro2">
          <table:table-cell office:value-type="string">
            <text:p>བཙུན་ཆུང༌།</text:p>
          </table:table-cell>
          <table:table-cell office:value-type="string">
            <text:p>/tsuen chung/</text:p>
          </table:table-cell>
          <table:table-cell office:value-type="string">
            <text:p>(མིང་ཁྱད་)</text:p>
          </table:table-cell>
          <table:table-cell office:value-type="string">
            <text:p>དགེ་སློང་ལོ་ན་ཚོད་ཆུང་ཀུ།</text:p>
          </table:table-cell>
          <table:table-cell table:number-columns-repeated="252"/>
        </table:table-row>
        <table:table-row table:style-name="ro2">
          <table:table-cell office:value-type="string">
            <text:p>བཙུན་པ།</text:p>
          </table:table-cell>
          <table:table-cell office:value-type="string">
            <text:p>/tsuen pa/</text:p>
          </table:table-cell>
          <table:table-cell office:value-type="string">
            <text:p>(མིང་)</text:p>
          </table:table-cell>
          <table:table-cell office:value-type="string">
            <text:p>༡དགེ་སློང༌།༢རྫོང་གཞི་ཁག་གི་བཙུནཔ་ཟེར་བ་ཅིན་རྫོང་ཁག་ལུ་ལཱ་འགན་འབག་སྟེ་སྡོད་མི་ལུ་ཡང་གོ།</text:p>
          </table:table-cell>
          <table:table-cell table:number-columns-repeated="252"/>
        </table:table-row>
        <table:table-row table:style-name="ro2">
          <table:table-cell office:value-type="string">
            <text:p>བཙུན་པ་ཁྲིམས་མེད།(</text:p>
          </table:table-cell>
          <table:table-cell office:value-type="string">
            <text:p>/tsuen pa thrim me/</text:p>
          </table:table-cell>
          <table:table-cell office:value-type="string">
            <text:p>མིང་)</text:p>
          </table:table-cell>
          <table:table-cell office:value-type="string">
            <text:p>དགེ་སློང་སྡོམ་པ་མ་སྲུང་མི།</text:p>
          </table:table-cell>
          <table:table-cell table:number-columns-repeated="252"/>
        </table:table-row>
        <table:table-row table:style-name="ro2">
          <table:table-cell office:value-type="string">
            <text:p>བཙུན་མོ།</text:p>
          </table:table-cell>
          <table:table-cell office:value-type="string">
            <text:p>/tsuen mo/</text:p>
          </table:table-cell>
          <table:table-cell office:value-type="string">
            <text:p>(མིང་)</text:p>
          </table:table-cell>
          <table:table-cell office:value-type="string">
            <text:p>རྒྱལ་པོའི་གསང་ཡུམ་བཙུན་མོ་རིན་པོ་ཆེ།</text:p>
          </table:table-cell>
          <table:table-cell table:number-columns-repeated="252"/>
        </table:table-row>
        <table:table-row table:style-name="ro2">
          <table:table-cell office:value-type="string">
            <text:p>བཙུན་མོ་རིན་པོ་ཆེ།</text:p>
          </table:table-cell>
          <table:table-cell office:value-type="string">
            <text:p>/tsuen mo rin po che/</text:p>
          </table:table-cell>
          <table:table-cell office:value-type="string">
            <text:p>(མིང་)</text:p>
          </table:table-cell>
          <table:table-cell office:value-type="string">
            <text:p>རྒྱལ་སྲིད་རིན་པོ་ཆེ་སྣ་བདུན་གྱི་ནང་གསེས་ཅིག</text:p>
          </table:table-cell>
          <table:table-cell table:number-columns-repeated="252"/>
        </table:table-row>
        <table:table-row table:style-name="ro2">
          <table:table-cell office:value-type="string">
            <text:p>བཙུན་གཟུགས།</text:p>
          </table:table-cell>
          <table:table-cell office:value-type="string">
            <text:p>/tsuen zu</text:p>
          </table:table-cell>
          <table:table-cell office:value-type="string">
            <text:p>(མིང་)</text:p>
          </table:table-cell>
          <table:table-cell office:value-type="string">
            <text:p>དགེ་སློང་གི་གཟུགས།གྲྭ་གཟུགས་དང་དོན་གཅིག།</text:p>
          </table:table-cell>
          <table:table-cell table:number-columns-repeated="252"/>
        </table:table-row>
        <table:table-row table:style-name="ro2">
          <table:table-cell office:value-type="string">
            <text:p>བཙུམ།</text:p>
          </table:table-cell>
          <table:table-cell office:value-type="string">
            <text:p>/tsum/</text:p>
          </table:table-cell>
          <table:table-cell office:value-type="string">
            <text:p>(བྱ་ཚིག་)</text:p>
          </table:table-cell>
          <table:table-cell office:value-type="string">
            <text:p>ཁ་བཙུམ་མིག་ཏོ་བཙུམ་ཚུ་ཁ་བསྡམས་པའི་བྱ་ཚིག།</text:p>
          </table:table-cell>
          <table:table-cell table:number-columns-repeated="252"/>
        </table:table-row>
        <table:table-row table:style-name="ro2">
          <table:table-cell office:value-type="string">
            <text:p>བཙུམན།</text:p>
          </table:table-cell>
          <table:table-cell office:value-type="string">
            <text:p>/tsu</text:p>
          </table:table-cell>
          <table:table-cell office:value-type="string">
            <text:p>(བྱ་ཁྱད་༉)</text:p>
          </table:table-cell>
          <table:table-cell office:value-type="string">
            <text:p>མིག་ཏོ་བཙུམན་ཕར་ལོགས་མ་མི་མཐོང༌།</text:p>
          </table:table-cell>
          <table:table-cell table:number-columns-repeated="252"/>
        </table:table-row>
        <table:table-row table:style-name="ro2">
          <table:table-cell office:value-type="string">
            <text:p>བཙུམས།</text:p>
          </table:table-cell>
          <table:table-cell office:value-type="string">
            <text:p>/tsum/</text:p>
          </table:table-cell>
          <table:table-cell office:value-type="string">
            <text:p>(བྱ་འདས)</text:p>
          </table:table-cell>
          <table:table-cell office:value-type="string">
            <text:p>མིག་ཏོ་བཙུམ་པའི་འདས་ཚིག།</text:p>
          </table:table-cell>
          <table:table-cell table:number-columns-repeated="252"/>
        </table:table-row>
        <table:table-row table:style-name="ro2">
          <table:table-cell office:value-type="string">
            <text:p>བཙེམ།</text:p>
          </table:table-cell>
          <table:table-cell office:value-type="string">
            <text:p>/tsem/</text:p>
          </table:table-cell>
          <table:table-cell office:value-type="string">
            <text:p>(བྱ་ཚིག་)</text:p>
          </table:table-cell>
          <table:table-cell office:value-type="string">
            <text:p>གོ་ལ་བཙེམ་ནི་ལྷམ་བཙེམ་དཀྱི་ར་བཙེམ་སྟོད་གོ་བཙེམ་ཚུ་ཚེམ་བརྐྱབ་པའི་བྱ་ཚིག།</text:p>
          </table:table-cell>
          <table:table-cell table:number-columns-repeated="252"/>
        </table:table-row>
        <table:table-row table:style-name="ro2">
          <table:table-cell office:value-type="string">
            <text:p>བཙེམས།</text:p>
          </table:table-cell>
          <table:table-cell office:value-type="string">
            <text:p>/tsem/</text:p>
          </table:table-cell>
          <table:table-cell office:value-type="string">
            <text:p>(བྱ་འདས་)</text:p>
          </table:table-cell>
          <table:table-cell office:value-type="string">
            <text:p>གོ་ལ་ཚུ་བཙེམས་པའི་འདས་པ།</text:p>
          </table:table-cell>
          <table:table-cell table:number-columns-repeated="252"/>
        </table:table-row>
        <table:table-row table:style-name="ro2">
          <table:table-cell office:value-type="string">
            <text:p>བཙོ།</text:p>
          </table:table-cell>
          <table:table-cell office:value-type="string">
            <text:p>/tso/</text:p>
          </table:table-cell>
          <table:table-cell office:value-type="string">
            <text:p>(བྱ་ཚིག་)</text:p>
          </table:table-cell>
          <table:table-cell office:value-type="string">
            <text:p>ཐབ་ཁར་ཤ་དང་ཚོདམ་ཚུ་བཙོ་བའི་བྱ་ཚིག་ཆང་བཙོ་ནི་སྤགས་བཙོ་ནི་ཚུ།</text:p>
          </table:table-cell>
          <table:table-cell table:number-columns-repeated="252"/>
        </table:table-row>
        <table:table-row table:style-name="ro2">
          <table:table-cell office:value-type="string">
            <text:p>བཙོ་ཁང༌།</text:p>
          </table:table-cell>
          <table:table-cell office:value-type="string">
            <text:p>/tso khang/</text:p>
          </table:table-cell>
          <table:table-cell office:value-type="string">
            <text:p>(མིང་)</text:p>
          </table:table-cell>
          <table:table-cell office:value-type="string">
            <text:p>ཆོས་སྐད་ལས་ཚོས་རྐྱབ་སའི་ཁྱིམ།</text:p>
          </table:table-cell>
          <table:table-cell table:number-columns-repeated="252"/>
        </table:table-row>
        <table:table-row table:style-name="ro2">
          <table:table-cell office:value-type="string">
            <text:p>བཙོ་བླག་མཁན།</text:p>
          </table:table-cell>
          <table:table-cell office:value-type="string">
            <text:p>/tso lag khen</text:p>
          </table:table-cell>
          <table:table-cell office:value-type="string">
            <text:p>(མིང་)</text:p>
          </table:table-cell>
          <table:table-cell office:value-type="string">
            <text:p>ཆོས་སྐད་ལས་ཚོས་རྐྱབ་མི།</text:p>
          </table:table-cell>
          <table:table-cell table:number-columns-repeated="252"/>
        </table:table-row>
        <table:table-row table:style-name="ro2">
          <table:table-cell office:value-type="string">
            <text:p>བཙོ་སྦྱང༌།</text:p>
          </table:table-cell>
          <table:table-cell office:value-type="string">
            <text:p>/tso jang/</text:p>
          </table:table-cell>
          <table:table-cell office:value-type="string">
            <text:p>(མིང་)</text:p>
          </table:table-cell>
          <table:table-cell office:value-type="string">
            <text:p>གསེར་དང་དངུལ་ཚུ་མེ་ནང་བཙོ་ཆུ་ནང་སྦྱང་སྟེ་བཏུལ་ནི།</text:p>
          </table:table-cell>
          <table:table-cell table:number-columns-repeated="252"/>
        </table:table-row>
        <table:table-row table:style-name="ro2">
          <table:table-cell office:value-type="string">
            <text:p>བཙོ་མ།</text:p>
          </table:table-cell>
          <table:table-cell office:value-type="string">
            <text:p>/tso ma/</text:p>
          </table:table-cell>
          <table:table-cell office:value-type="string">
            <text:p>(མིང་)</text:p>
          </table:table-cell>
          <table:table-cell office:value-type="string">
            <text:p>གསེར་དང་དངུལ་ཚུ་ཡང་ལས་ཡང་བཞུ་ཞིན་ན་ལྷད་མེདཔ་བཟོ་བའི་གསེར་དང་དངུལ་ཟངས་ཚུ།</text:p>
          </table:table-cell>
          <table:table-cell table:number-columns-repeated="252"/>
        </table:table-row>
        <table:table-row table:style-name="ro2">
          <table:table-cell office:value-type="string">
            <text:p>བཙོག</text:p>
          </table:table-cell>
          <table:table-cell office:value-type="string">
            <text:p>/tsog/</text:p>
          </table:table-cell>
          <table:table-cell office:value-type="string">
            <text:p>(མིང་)</text:p>
          </table:table-cell>
          <table:table-cell office:value-type="string">
            <text:p>༡གཙང་བའི་ལྡོག་ཕྱོགས་བཙོག་པའི་བསྡུས་ཚིག།༢བཙོག་པ་ཁམས་ལོག་པའི་བྱ་ཚིག།</text:p>
          </table:table-cell>
          <table:table-cell table:number-columns-repeated="252"/>
        </table:table-row>
        <table:table-row table:style-name="ro2">
          <table:table-cell office:value-type="string">
            <text:p>བཙོག་ཁ།</text:p>
          </table:table-cell>
          <table:table-cell office:value-type="string">
            <text:p>/tso kha/</text:p>
          </table:table-cell>
          <table:table-cell office:value-type="string">
            <text:p>(མིང་)</text:p>
          </table:table-cell>
          <table:table-cell office:value-type="string">
            <text:p>ངོ་ཚ་བའི་གཏམ་མཇེ་ལྡག་སྟུ་ལྡག་ལ་སོགས་པ་སླབ་ནི།ཁྱོད་ང་ལུ་བཙོག་ཁ་བྱིན་མི་ཆོག་ཟེར་དོ་བཟུམ་དེ་ལུ་སྐྱ་གཏམ་ཟེར་ཡང་སླབ་འོང༌།</text:p>
          </table:table-cell>
          <table:table-cell table:number-columns-repeated="252"/>
        </table:table-row>
        <table:table-row table:style-name="ro2">
          <table:table-cell office:value-type="string">
            <text:p>བཙོག་གྲིབ།</text:p>
          </table:table-cell>
          <table:table-cell office:value-type="string">
            <text:p>/tsog drib</text:p>
          </table:table-cell>
          <table:table-cell office:value-type="string">
            <text:p>(མིང་)</text:p>
          </table:table-cell>
          <table:table-cell office:value-type="string">
            <text:p>རོ་དང་མི་གཙང་བ་གི་བཙོག་པ་ཚུ་གིས་འགོས་པའི་གྲིབ།</text:p>
          </table:table-cell>
          <table:table-cell table:number-columns-repeated="252"/>
        </table:table-row>
        <table:table-row table:style-name="ro2">
          <table:table-cell office:value-type="string">
            <text:p>བཙོག་གཏམ།</text:p>
          </table:table-cell>
          <table:table-cell office:value-type="string">
            <text:p>/tsog tam</text:p>
          </table:table-cell>
          <table:table-cell office:value-type="string">
            <text:p>(བྱ་ཚིག་)</text:p>
          </table:table-cell>
          <table:table-cell office:value-type="string">
            <text:p>བཙོག་ཁ་དང་དོན་གཅིག།</text:p>
          </table:table-cell>
          <table:table-cell table:number-columns-repeated="252"/>
        </table:table-row>
        <table:table-row table:style-name="ro2">
          <table:table-cell office:value-type="string">
            <text:p>བཙོག་དུང༌།</text:p>
          </table:table-cell>
          <table:table-cell office:value-type="string">
            <text:p>/tso dung</text:p>
          </table:table-cell>
          <table:table-cell office:value-type="string">
            <text:p>(མིང་)</text:p>
          </table:table-cell>
          <table:table-cell office:value-type="string">
            <text:p>ཆབ་གསང་འཐོན་འགྱོ་སའི་དུང་ཅུང༌།</text:p>
          </table:table-cell>
          <table:table-cell table:number-columns-repeated="252"/>
        </table:table-row>
        <table:table-row table:style-name="ro2">
          <table:table-cell office:value-type="string">
            <text:p>བཙོག་དྲི།</text:p>
          </table:table-cell>
          <table:table-cell office:value-type="string">
            <text:p>/tsog dri</text:p>
          </table:table-cell>
          <table:table-cell office:value-type="string">
            <text:p>(མིང་)</text:p>
          </table:table-cell>
          <table:table-cell office:value-type="string">
            <text:p>ཆབ་གསང་དྲིམ།དྲིམ་ཞིམ་ཏོང་ཏོ་མེདཔ།</text:p>
          </table:table-cell>
          <table:table-cell table:number-columns-repeated="252"/>
        </table:table-row>
        <table:table-row table:style-name="ro2">
          <table:table-cell office:value-type="string">
            <text:p>བཙོག་པ།</text:p>
          </table:table-cell>
          <table:table-cell office:value-type="string">
            <text:p>/tsog pa/</text:p>
          </table:table-cell>
          <table:table-cell office:value-type="string">
            <text:p>(མིང་)</text:p>
          </table:table-cell>
          <table:table-cell office:value-type="string">
            <text:p>མི་གཙང་བ་ཁམས་ལོག་སི་སི་ཧིང་སངས་ས་མེདཔ་གཙང་ཏོག་ཏོ་མེད་པའི་མིང༌།</text:p>
          </table:table-cell>
          <table:table-cell table:number-columns-repeated="252"/>
        </table:table-row>
        <table:table-row table:style-name="ro2">
          <table:table-cell office:value-type="string">
            <text:p>བཙོག་མི་བཙོག</text:p>
          </table:table-cell>
          <table:table-cell office:value-type="string">
            <text:p>/tso mi tso/</text:p>
          </table:table-cell>
          <table:table-cell office:value-type="string">
            <text:p>(མིང་ཁྱད་)</text:p>
          </table:table-cell>
          <table:table-cell office:value-type="string">
            <text:p>ཁམས་ལོག་མི་ལོག་དང་དོན་གཅིག།</text:p>
          </table:table-cell>
          <table:table-cell table:number-columns-repeated="252"/>
        </table:table-row>
        <table:table-row table:style-name="ro2">
          <table:table-cell office:value-type="string">
            <text:p>བཙོག་དམེ།</text:p>
          </table:table-cell>
          <table:table-cell office:value-type="string">
            <text:p>/tso me</text:p>
          </table:table-cell>
          <table:table-cell office:value-type="string">
            <text:p>(མིང་)</text:p>
          </table:table-cell>
          <table:table-cell office:value-type="string">
            <text:p>བཙོག་གྲིབ་དང་དམེ་གྲིབ་གཉིས་ཀྱི་བསྡུས་མིང༌།</text:p>
          </table:table-cell>
          <table:table-cell table:number-columns-repeated="252"/>
        </table:table-row>
        <table:table-row table:style-name="ro2">
          <table:table-cell office:value-type="string">
            <text:p>བཙོག་རླུང༌།</text:p>
          </table:table-cell>
          <table:table-cell office:value-type="string">
            <text:p>/tso lung</text:p>
          </table:table-cell>
          <table:table-cell office:value-type="string">
            <text:p>(མིང་)</text:p>
          </table:table-cell>
          <table:table-cell office:value-type="string">
            <text:p>འཕྲུལ་ཁང་ནང་ལས་ཀྱི་དུ་པ་བཟུམ།</text:p>
          </table:table-cell>
          <table:table-cell table:number-columns-repeated="252"/>
        </table:table-row>
        <table:table-row table:style-name="ro2">
          <table:table-cell office:value-type="string">
            <text:p>བཙོང།</text:p>
          </table:table-cell>
          <table:table-cell office:value-type="string">
            <text:p>/tsong/</text:p>
          </table:table-cell>
          <table:table-cell office:value-type="string">
            <text:p>(བྱ་ཚིག་)</text:p>
          </table:table-cell>
          <table:table-cell office:value-type="string">
            <text:p>༡ཚོང་བཙོང་ནི།ཉོ་བཙོང་འཐབ་པའི་བྱ་ཚིག༢བློ་བཙོང་ཟེར་བ་ཅིན་ཞབས་འདྲེན་ཞུ་བའི་དོན།༣དུང་ཅུང་སྒོག་ལུ་བཙོང་ཟེར་སླབ་འོང༌།སྒོགཔ་བཙོང་ཟེར་སླབ་མི་ཚུ་ཡང་དེ་སྦེ་འབྲིཝ་ཨིན།</text:p>
          </table:table-cell>
          <table:table-cell table:number-columns-repeated="252"/>
        </table:table-row>
        <table:table-row table:style-name="ro2">
          <table:table-cell office:value-type="string">
            <text:p>བཙོང་ཁྲལ།</text:p>
          </table:table-cell>
          <table:table-cell office:value-type="string">
            <text:p>/tsong threl/</text:p>
          </table:table-cell>
          <table:table-cell office:value-type="string">
            <text:p>(མིང་)</text:p>
          </table:table-cell>
          <table:table-cell office:value-type="string">
            <text:p>ཚོང་བཙོངམ་ད་བཀལ་མི་གི་ཁྲལ།</text:p>
          </table:table-cell>
          <table:table-cell table:number-columns-repeated="252"/>
        </table:table-row>
        <table:table-row table:style-name="ro2">
          <table:table-cell office:value-type="string">
            <text:p>བཙོང་ནི་བཅའ་ནི།</text:p>
          </table:table-cell>
          <table:table-cell office:value-type="string">
            <text:p>/tsong ni ca ni/</text:p>
          </table:table-cell>
          <table:table-cell office:value-type="string">
            <text:p>(མིང་)</text:p>
          </table:table-cell>
          <table:table-cell office:value-type="string">
            <text:p>ཚོང་བཙོང་ནི་དང་བཙོང་ནིའི་དོན་ལུ་འབད་དགོ་པའི་ལཱ་གི་མིང༌།</text:p>
          </table:table-cell>
          <table:table-cell table:number-columns-repeated="252"/>
        </table:table-row>
        <table:table-row table:style-name="ro2">
          <table:table-cell office:value-type="string">
            <text:p>བཙོང་མི།</text:p>
          </table:table-cell>
          <table:table-cell office:value-type="string">
            <text:p>/tsong mi/</text:p>
          </table:table-cell>
          <table:table-cell office:value-type="string">
            <text:p>(མིང་)</text:p>
          </table:table-cell>
          <table:table-cell office:value-type="string">
            <text:p>ཚོང་བཙོང་མི།</text:p>
          </table:table-cell>
          <table:table-cell table:number-columns-repeated="252"/>
        </table:table-row>
        <table:table-row table:style-name="ro2">
          <table:table-cell office:value-type="string">
            <text:p>བཙོང་ས།</text:p>
          </table:table-cell>
          <table:table-cell office:value-type="string">
            <text:p>/tsong sa/</text:p>
          </table:table-cell>
          <table:table-cell office:value-type="string">
            <text:p>(མིང་)</text:p>
          </table:table-cell>
          <table:table-cell office:value-type="string">
            <text:p>ཚོང་བཙོང་སའི་ས་གོ།</text:p>
          </table:table-cell>
          <table:table-cell table:number-columns-repeated="252"/>
        </table:table-row>
        <table:table-row table:style-name="ro2">
          <table:table-cell office:value-type="string">
            <text:p>བཙོངན།</text:p>
          </table:table-cell>
          <table:table-cell office:value-type="string">
            <text:p>/tson</text:p>
          </table:table-cell>
          <table:table-cell office:value-type="string">
            <text:p>(བྱ་ཁྱད་)</text:p>
          </table:table-cell>
          <table:table-cell office:value-type="string">
            <text:p>ཚོང་བཙོངན་ཉོ་མི་མེད།</text:p>
          </table:table-cell>
          <table:table-cell table:number-columns-repeated="252"/>
        </table:table-row>
        <table:table-row table:style-name="ro2">
          <table:table-cell office:value-type="string">
            <text:p>བཙོངཔ།</text:p>
          </table:table-cell>
          <table:table-cell office:value-type="string">
            <text:p>/tsop</text:p>
          </table:table-cell>
          <table:table-cell office:value-type="string">
            <text:p>(བྱ་ཁྱད་)</text:p>
          </table:table-cell>
          <table:table-cell office:value-type="string">
            <text:p>བཙོང་བཙོངཔ་ག་དེམ་ཅིག་སྨོ།</text:p>
          </table:table-cell>
          <table:table-cell table:number-columns-repeated="252"/>
        </table:table-row>
        <table:table-row table:style-name="ro2">
          <table:table-cell office:value-type="string">
            <text:p>བཙོངམ།</text:p>
          </table:table-cell>
          <table:table-cell office:value-type="string">
            <text:p>/tsom/</text:p>
          </table:table-cell>
          <table:table-cell office:value-type="string">
            <text:p>(བྱ་ཁྱད་)</text:p>
          </table:table-cell>
          <table:table-cell office:value-type="string">
            <text:p>མ་བཙོངམ་ག་དེ་ཅིག་ལུས་ཡི།</text:p>
          </table:table-cell>
          <table:table-cell table:number-columns-repeated="252"/>
        </table:table-row>
        <table:table-row table:style-name="ro2">
          <table:table-cell office:value-type="string">
            <text:p>བཙོངས།</text:p>
          </table:table-cell>
          <table:table-cell office:value-type="string">
            <text:p>/tsong/</text:p>
          </table:table-cell>
          <table:table-cell office:value-type="string">
            <text:p>(བྱ་འདས)</text:p>
          </table:table-cell>
          <table:table-cell office:value-type="string">
            <text:p>ཚོང་དང་བློ་བཙོངས་བའི་འདས་ཚིག།</text:p>
          </table:table-cell>
          <table:table-cell table:number-columns-repeated="252"/>
        </table:table-row>
        <table:table-row table:style-name="ro2">
          <table:table-cell office:value-type="string">
            <text:p>བཙོད།</text:p>
          </table:table-cell>
          <table:table-cell office:value-type="string">
            <text:p>/tsoe/</text:p>
          </table:table-cell>
          <table:table-cell office:value-type="string">
            <text:p>(མིང་)</text:p>
          </table:table-cell>
          <table:table-cell office:value-type="string">
            <text:p>འབུ་རས་དང་སྐུདཔ་ཚུ་ཚོས་དམརཔོ་བརྐྱབ་ནི་གི་བཙོད།བཙོད་འདི་ས་ཚ་སར་སྐྱེཝ་ཨིན།</text:p>
          </table:table-cell>
          <table:table-cell table:number-columns-repeated="252"/>
        </table:table-row>
        <table:table-row table:style-name="ro2">
          <table:table-cell office:value-type="string">
            <text:p>བཙོན།</text:p>
          </table:table-cell>
          <table:table-cell office:value-type="string">
            <text:p>/tsoen/</text:p>
          </table:table-cell>
          <table:table-cell office:value-type="string">
            <text:p>(མིང་)</text:p>
          </table:table-cell>
          <table:table-cell office:value-type="string">
            <text:p>ཉེས་པ་ལུས་ཐོག་ཏུ་འབག་སྟེ་ཁྲིམས་ནང་སྡོད་དགོཔ།བཟང་བཙོན།ནག་བཙོན།ཉེས་བཙོན།ཡངས་བཙོན་ཟེར་མི་ཚུ།</text:p>
          </table:table-cell>
          <table:table-cell table:number-columns-repeated="252"/>
        </table:table-row>
        <table:table-row table:style-name="ro2">
          <table:table-cell office:value-type="string">
            <text:p>བཙོན་ཁང༌།</text:p>
          </table:table-cell>
          <table:table-cell office:value-type="string">
            <text:p>/tsoen khang/</text:p>
          </table:table-cell>
          <table:table-cell office:value-type="string">
            <text:p>(མིང་)</text:p>
          </table:table-cell>
          <table:table-cell office:value-type="string">
            <text:p>བཙོན་ཁང་ཟེར་བཙོན་པ་ཚུ་སྡོད་སའི་ཁྱིམ།མིང་གཞན་ཨོག་ཀ་ནང་ཟེར་ཡང་སླབ་ཨིན།</text:p>
          </table:table-cell>
          <table:table-cell table:number-columns-repeated="252"/>
        </table:table-row>
        <table:table-row table:style-name="ro2">
          <table:table-cell office:value-type="string">
            <text:p>བཙོན་ཁྲིམས།</text:p>
          </table:table-cell>
          <table:table-cell office:value-type="string">
            <text:p>/tsoen thrim/</text:p>
          </table:table-cell>
          <table:table-cell office:value-type="string">
            <text:p>(མིང་)</text:p>
          </table:table-cell>
          <table:table-cell office:value-type="string">
            <text:p>ཉེས་བྱ་བཙོན་ཁང་ནང་སྡོད་དགོ་པའི་ཁྲིམས།</text:p>
          </table:table-cell>
          <table:table-cell table:number-columns-repeated="252"/>
        </table:table-row>
        <table:table-row table:style-name="ro2">
          <table:table-cell office:value-type="string">
            <text:p>བཙོན་འགྲོལ།</text:p>
          </table:table-cell>
          <table:table-cell office:value-type="string">
            <text:p>/tsoen droel/</text:p>
          </table:table-cell>
          <table:table-cell office:value-type="string">
            <text:p>(བྱ་ཚིག་)</text:p>
          </table:table-cell>
          <table:table-cell office:value-type="string">
            <text:p>བཙོན་ཚད་ཚང་སྟེ་བཙོན་ཁང་ནང་ལས་གཏང་ནི།</text:p>
          </table:table-cell>
          <table:table-cell table:number-columns-repeated="252"/>
        </table:table-row>
        <table:table-row table:style-name="ro2">
          <table:table-cell office:value-type="string">
            <text:p>བཙོན་ཆས།</text:p>
          </table:table-cell>
          <table:table-cell office:value-type="string">
            <text:p>/tsoen che/</text:p>
          </table:table-cell>
          <table:table-cell office:value-type="string">
            <text:p>(མིང་)</text:p>
          </table:table-cell>
          <table:table-cell office:value-type="string">
            <text:p>བཙོན་པ་ཚུ་གིས་གྱོན་དགོ་པའི་བགོ་ལ།བཙོན་པའི་ཆ་ལུགས།</text:p>
          </table:table-cell>
          <table:table-cell table:number-columns-repeated="252"/>
        </table:table-row>
        <table:table-row table:style-name="ro2">
          <table:table-cell office:value-type="string">
            <text:p>བཙོན་ལྟོ།</text:p>
          </table:table-cell>
          <table:table-cell office:value-type="string">
            <text:p>/tsoen to/</text:p>
          </table:table-cell>
          <table:table-cell office:value-type="string">
            <text:p>(མིང་)</text:p>
          </table:table-cell>
          <table:table-cell office:value-type="string">
            <text:p>བཙོན་པ་ཚུ་ལུ་བྱིན་ནི་གི་བཞེས་སྒོ།</text:p>
          </table:table-cell>
          <table:table-cell table:number-columns-repeated="252"/>
        </table:table-row>
        <table:table-row table:style-name="ro2">
          <table:table-cell office:value-type="string">
            <text:p>བཙོན་འཐུས།</text:p>
          </table:table-cell>
          <table:table-cell office:value-type="string">
            <text:p>/tsoen thue</text:p>
          </table:table-cell>
          <table:table-cell office:value-type="string">
            <text:p>(མིང་)</text:p>
          </table:table-cell>
          <table:table-cell office:value-type="string">
            <text:p>བཙོན་ཁང་ནང་སྡོད་མ་དགོ་པའི་འཐུས་ཏི་རུ་བསྒྲིགས་ཏེ་ཕུལཝ་ད་བཏུབ་མི་གི་མིང༌།</text:p>
          </table:table-cell>
          <table:table-cell table:number-columns-repeated="252"/>
        </table:table-row>
        <table:table-row table:style-name="ro2">
          <table:table-cell office:value-type="string">
            <text:p>བཙོན་དུས།</text:p>
          </table:table-cell>
          <table:table-cell office:value-type="string">
            <text:p>/tsoen due/</text:p>
          </table:table-cell>
          <table:table-cell office:value-type="string">
            <text:p>(མིང་)</text:p>
          </table:table-cell>
          <table:table-cell office:value-type="string">
            <text:p>བཙོན་ཁང་ནང་སྡོད་དགོ་པའི་དུས་ཚོད།</text:p>
          </table:table-cell>
          <table:table-cell table:number-columns-repeated="252"/>
        </table:table-row>
        <table:table-row table:style-name="ro2">
          <table:table-cell office:value-type="string">
            <text:p>བཙོན་དོང༌།</text:p>
          </table:table-cell>
          <table:table-cell office:value-type="string">
            <text:p>/tsoen dong/</text:p>
          </table:table-cell>
          <table:table-cell office:value-type="string">
            <text:p>(མིང་)</text:p>
          </table:table-cell>
          <table:table-cell office:value-type="string">
            <text:p>མིག་ཏོ་གིས་ཉིམ་མཐོང་སར་མེད་པའི་ནག་ཅན་གྱི་བཙོན་པ་བཞག་ས།བཙོན་ཁང་དམ་དྲགས།</text:p>
          </table:table-cell>
          <table:table-cell table:number-columns-repeated="252"/>
        </table:table-row>
        <table:table-row table:style-name="ro2">
          <table:table-cell office:value-type="string">
            <text:p>བཙོན་པ།</text:p>
          </table:table-cell>
          <table:table-cell office:value-type="string">
            <text:p>/tsoen pa/</text:p>
          </table:table-cell>
          <table:table-cell office:value-type="string">
            <text:p>(མིང་)</text:p>
          </table:table-cell>
          <table:table-cell office:value-type="string">
            <text:p>ལཱ་ངན་པ་འབད་དེ་བཙོན་ཁང་ནང་ཚུད་མི་གི་མི།</text:p>
          </table:table-cell>
          <table:table-cell table:number-columns-repeated="252"/>
        </table:table-row>
        <table:table-row table:style-name="ro2">
          <table:table-cell office:value-type="string">
            <text:p>བཙོན་ཕོགས།</text:p>
          </table:table-cell>
          <table:table-cell office:value-type="string">
            <text:p>/tsoen pho</text:p>
          </table:table-cell>
          <table:table-cell office:value-type="string">
            <text:p>(མིང་)</text:p>
          </table:table-cell>
          <table:table-cell office:value-type="string">
            <text:p>བཙོན་པའི་ལྟོ་ཕོགས།</text:p>
          </table:table-cell>
          <table:table-cell table:number-columns-repeated="252"/>
        </table:table-row>
        <table:table-row table:style-name="ro2">
          <table:table-cell office:value-type="string">
            <text:p>བཙོན་བཙུག</text:p>
          </table:table-cell>
          <table:table-cell office:value-type="string">
            <text:p>/tsoen tsu/</text:p>
          </table:table-cell>
          <table:table-cell office:value-type="string">
            <text:p>(བྱ་ཚིག་)</text:p>
          </table:table-cell>
          <table:table-cell office:value-type="string">
            <text:p>བཙོན་ནང་བཙུག་པའི་མིང༌།</text:p>
          </table:table-cell>
          <table:table-cell table:number-columns-repeated="252"/>
        </table:table-row>
        <table:table-row table:style-name="ro2">
          <table:table-cell office:value-type="string">
            <text:p>བཙོན་ཚད།</text:p>
          </table:table-cell>
          <table:table-cell office:value-type="string">
            <text:p>/tsoen tshe/</text:p>
          </table:table-cell>
          <table:table-cell office:value-type="string">
            <text:p>(མིང་)</text:p>
          </table:table-cell>
          <table:table-cell office:value-type="string">
            <text:p>བཙོན་ཁང་ནང་གི་སྡོད་དགོ་པའི་ལོ་ཟླའི་ཚད།</text:p>
          </table:table-cell>
          <table:table-cell table:number-columns-repeated="252"/>
        </table:table-row>
        <table:table-row table:style-name="ro2">
          <table:table-cell office:value-type="string">
            <text:p>བཙོན་ལཱ།</text:p>
          </table:table-cell>
          <table:table-cell office:value-type="string">
            <text:p>/tsoen la/</text:p>
          </table:table-cell>
          <table:table-cell office:value-type="string">
            <text:p>(མིང་)</text:p>
          </table:table-cell>
          <table:table-cell office:value-type="string">
            <text:p>བཙོན་པ་ཚུ་གིས་འབད་དགོ་པའི་ལཱ།</text:p>
          </table:table-cell>
          <table:table-cell table:number-columns-repeated="252"/>
        </table:table-row>
        <table:table-row table:style-name="ro2">
          <table:table-cell office:value-type="string">
            <text:p>བཙོན་སྲུང་པ།</text:p>
          </table:table-cell>
          <table:table-cell office:value-type="string">
            <text:p>/tsoen sung pa/</text:p>
          </table:table-cell>
          <table:table-cell office:value-type="string">
            <text:p>(མིང་)</text:p>
          </table:table-cell>
          <table:table-cell office:value-type="string">
            <text:p>ཉིན་མཚན་མེད་པར་བཙོན་པ་བདག་འཛིན་འཐབ་སྟེ་ལྟ་མི།</text:p>
          </table:table-cell>
          <table:table-cell table:number-columns-repeated="252"/>
        </table:table-row>
        <table:table-row table:style-name="ro2">
          <table:table-cell office:value-type="string">
            <text:p>བཙོནཔ།</text:p>
          </table:table-cell>
          <table:table-cell office:value-type="string">
            <text:p>/tsoe</text:p>
          </table:table-cell>
          <table:table-cell office:value-type="string">
            <text:p>(མིང་)</text:p>
          </table:table-cell>
          <table:table-cell office:value-type="string">
            <text:p>བཙོན་པ་ཟེར་བའི་བསྡུས་ཚིག།</text:p>
          </table:table-cell>
          <table:table-cell table:number-columns-repeated="252"/>
        </table:table-row>
        <table:table-row table:style-name="ro2">
          <table:table-cell office:value-type="string">
            <text:p>བཙོཝ།</text:p>
          </table:table-cell>
          <table:table-cell office:value-type="string">
            <text:p>/tsou</text:p>
          </table:table-cell>
          <table:table-cell office:value-type="string">
            <text:p>(བྱ་ཁྱད་)</text:p>
          </table:table-cell>
          <table:table-cell office:value-type="string">
            <text:p>ཕག་ཤ་བཙོ་བཙོཝ་ཚོདམ་བཙོ་བཙོཝ་ལ་སོགས་པ་བཙོས་ཟིན་པའི་འདས་ཚིག།</text:p>
          </table:table-cell>
          <table:table-cell table:number-columns-repeated="252"/>
        </table:table-row>
        <table:table-row table:style-name="ro2">
          <table:table-cell office:value-type="string">
            <text:p>བཙོས།</text:p>
          </table:table-cell>
          <table:table-cell office:value-type="string">
            <text:p>/tsoe/</text:p>
          </table:table-cell>
          <table:table-cell office:value-type="string">
            <text:p>(བྱ་འདས་)</text:p>
          </table:table-cell>
          <table:table-cell office:value-type="string">
            <text:p>བཙོ་བའི་འདས་ཚིག།</text:p>
          </table:table-cell>
          <table:table-cell table:number-columns-repeated="252"/>
        </table:table-row>
        <table:table-row table:style-name="ro2">
          <table:table-cell office:value-type="string">
            <text:p>རྩ།</text:p>
          </table:table-cell>
          <table:table-cell office:value-type="string">
            <text:p>/tsa/</text:p>
          </table:table-cell>
          <table:table-cell office:value-type="string">
            <text:p>(མིང་)</text:p>
          </table:table-cell>
          <table:table-cell office:value-type="string">
            <text:p>༡གཟུགས་ཁ་ལུ་ཡོད་པའི་རྩ།གཟུགས་ནང་ལུ་ཁྲག་དང་རླུང་རྒྱུ་སའི་ལམ།༢བསྲེ་ཅིག་ཡོད་པའི་དོན།ཁོ་ལུ་རྩ་རྒས་ཀྱི་རྩ་ཅིག་འདུགམི་འདི་ལུ་རྒྱ་གར་གྱི་རྩ་ཅིག་འདུག་ཟེར་དོ་བཟུམ།</text:p>
          </table:table-cell>
          <table:table-cell table:number-columns-repeated="252"/>
        </table:table-row>
        <table:table-row table:style-name="ro2">
          <table:table-cell office:value-type="string">
            <text:p>རྩ་བཀུམ་རྐྱབ།</text:p>
          </table:table-cell>
          <table:table-cell office:value-type="string">
            <text:p>/tsa kum cab/</text:p>
          </table:table-cell>
          <table:table-cell office:value-type="string">
            <text:p>(བྱ་ཁྱད་)</text:p>
          </table:table-cell>
          <table:table-cell office:value-type="string">
            <text:p>རྩ་ནད་ཀྱིས་ན་ཐངས་ཅིག་ཨིན།སྣུམ་འཁོར་ནང་རྐངམ་ལགཔ་བརྐྱང་ས་མེད་པར་རྩ་བཀུམ་བརྐྱབ་སྟེ་དྲེགས་རང་མ་ཚུགས་ཟེར་དོ་བཟུམ།</text:p>
          </table:table-cell>
          <table:table-cell table:number-columns-repeated="252"/>
        </table:table-row>
        <table:table-row table:style-name="ro2">
          <table:table-cell office:value-type="string">
            <text:p>རྩ་སྐམ་ནད།</text:p>
          </table:table-cell>
          <table:table-cell office:value-type="string">
            <text:p>/tsa kam ne/</text:p>
          </table:table-cell>
          <table:table-cell office:value-type="string">
            <text:p>(མིང་)་གཟུགས་ཁ་གི་རྩ་སྐམ་པའི་ནད།</text:p>
          </table:table-cell>
          <table:table-cell table:number-columns-repeated="253"/>
        </table:table-row>
        <table:table-row table:style-name="ro2">
          <table:table-cell office:value-type="string">
            <text:p>རྩ་སྐུམ་ནད།</text:p>
          </table:table-cell>
          <table:table-cell office:value-type="string">
            <text:p>/tsa kum ne/</text:p>
          </table:table-cell>
          <table:table-cell office:value-type="string">
            <text:p>(མིང་)</text:p>
          </table:table-cell>
          <table:table-cell office:value-type="string">
            <text:p>གཟུགས་ཁ་གི་རྩ་སྐུམ་སྟེ་འགྱོ་བའི་ནད།གཟུགས་ཁར་ཡོད་པའི་རྩ་ཚུ་ཕར་བརྐྱང་མ་ཚུགས་པར་འགུམ་འགྱོ་བའི་ནད།དང་ཕུགས་བྱིནམ་ཐག་ཡར་དྲིལ་གྱི་ནད་ཟེར་མི་དང་གཅིག།</text:p>
          </table:table-cell>
          <table:table-cell table:number-columns-repeated="252"/>
        </table:table-row>
        <table:table-row table:style-name="ro2">
          <table:table-cell office:value-type="string">
            <text:p>རྩ་རྐྱང་མ།</text:p>
          </table:table-cell>
          <table:table-cell office:value-type="string">
            <text:p>/tsa cang ma/</text:p>
          </table:table-cell>
          <table:table-cell office:value-type="string">
            <text:p>(མིང་)</text:p>
          </table:table-cell>
          <table:table-cell office:value-type="string">
            <text:p>ལུས་ཀྱི་རྩ་གཙོ་བོ་དབུ་མ་རོ་མ་རྐྱང་མ་གསུམ་ལས་གཡོན་གྱི་རྩ་རྐྱང་མ།</text:p>
          </table:table-cell>
          <table:table-cell table:number-columns-repeated="252"/>
        </table:table-row>
        <table:table-row table:style-name="ro2">
          <table:table-cell office:value-type="string">
            <text:p>རྩ་ཁབ།</text:p>
          </table:table-cell>
          <table:table-cell office:value-type="string">
            <text:p>/tsa khab/</text:p>
          </table:table-cell>
          <table:table-cell office:value-type="string">
            <text:p>(མིང་)</text:p>
          </table:table-cell>
          <table:table-cell office:value-type="string">
            <text:p>རྩ་བདའ་སྟེ་རྐྱབ་མིའི་སྨན་ཁབ།</text:p>
          </table:table-cell>
          <table:table-cell table:number-columns-repeated="252"/>
        </table:table-row>
        <table:table-row table:style-name="ro2">
          <table:table-cell office:value-type="string">
            <text:p>རྩ་ཁམས།</text:p>
          </table:table-cell>
          <table:table-cell office:value-type="string">
            <text:p>/tsa kham/</text:p>
          </table:table-cell>
          <table:table-cell office:value-type="string">
            <text:p>(མིང་)</text:p>
          </table:table-cell>
          <table:table-cell office:value-type="string">
            <text:p>རྩའི་ཆགས་རིམ།རྩའི་རང་བཞིན།རྩའི་དབྱིངས།</text:p>
          </table:table-cell>
          <table:table-cell table:number-columns-repeated="252"/>
        </table:table-row>
        <table:table-row table:style-name="ro2">
          <table:table-cell office:value-type="string">
            <text:p>རྩ་ཁྲིམས།</text:p>
          </table:table-cell>
          <table:table-cell office:value-type="string">
            <text:p>/tsa thrim/</text:p>
          </table:table-cell>
          <table:table-cell office:value-type="string">
            <text:p>(མིང་)</text:p>
          </table:table-cell>
          <table:table-cell office:value-type="string">
            <text:p>རྩ་བའི་ཁྲིམས།རྒྱལ་ཁབ་ཀྱི་རྩ་ཁྲིམས་ཆེན་མོ།</text:p>
          </table:table-cell>
          <table:table-cell table:number-columns-repeated="252"/>
        </table:table-row>
        <table:table-row table:style-name="ro2">
          <table:table-cell office:value-type="string">
            <text:p>རྩ་འཁོར།</text:p>
          </table:table-cell>
          <table:table-cell office:value-type="string">
            <text:p>/tsa khor/</text:p>
          </table:table-cell>
          <table:table-cell office:value-type="string">
            <text:p>(མིང་)</text:p>
          </table:table-cell>
          <table:table-cell office:value-type="string">
            <text:p>རྩའི་འཁོར་ལོ་གི་བསྡུས་ཚིགལུས་ཀྱི་རྩ་གནས་འཁོར་ལོ་བཞི་དང་ལྔ་ཚུ།</text:p>
          </table:table-cell>
          <table:table-cell table:number-columns-repeated="252"/>
        </table:table-row>
        <table:table-row table:style-name="ro2">
          <table:table-cell office:value-type="string">
            <text:p>རྩ་འཁོར་བཞི།</text:p>
          </table:table-cell>
          <table:table-cell office:value-type="string">
            <text:p>/tsa khor zhi/</text:p>
          </table:table-cell>
          <table:table-cell office:value-type="string">
            <text:p>(མིང་)</text:p>
          </table:table-cell>
          <table:table-cell office:value-type="string">
            <text:p>སྤྱི་བོ་བདེ་ཆེན་གྱི་འཁོར་ལོ་མགྲིན་པ་ལོངས་སྤྱོད་ཀྱི་འཁོར་ལོ་སྙིང་ག་ཆོས་ཀྱི་འཁོར་ལོ་གསང་གནས་བདེ་སྐྱོང་གི་འཁོར་ལོ་བཞི།</text:p>
          </table:table-cell>
          <table:table-cell table:number-columns-repeated="252"/>
        </table:table-row>
        <table:table-row table:style-name="ro2">
          <table:table-cell office:value-type="string">
            <text:p>རྩ་འཁོར་གསུམ།</text:p>
          </table:table-cell>
          <table:table-cell office:value-type="string">
            <text:p>/tsa khor sum/</text:p>
          </table:table-cell>
          <table:table-cell office:value-type="string">
            <text:p>(མིང་)</text:p>
          </table:table-cell>
          <table:table-cell office:value-type="string">
            <text:p>སྤྱི་བོ་བདེ་ཆེན་གྱི་འཁོར་ལོ་མགྲིན་པ་ལོངས་སྤྱོད་ཀྱི་འཁོར་ལོ་སྙིང་ག་ཆོས་ཀྱི་འཁོར་ལོ།</text:p>
          </table:table-cell>
          <table:table-cell table:number-columns-repeated="252"/>
        </table:table-row>
        <table:table-row table:style-name="ro2">
          <table:table-cell office:value-type="string">
            <text:p>རྩ་འཁྲུགས།</text:p>
          </table:table-cell>
          <table:table-cell office:value-type="string">
            <text:p>/tsa thru</text:p>
          </table:table-cell>
          <table:table-cell office:value-type="string">
            <text:p>(བྱ་ཁྱད་)</text:p>
          </table:table-cell>
          <table:table-cell office:value-type="string">
            <text:p>ལཱ་ཤུགས་འབད་བའི་རྐྱེན་གྱིས་གཟུགས་ཀྱི་རྩ་གནས་ཕར་ཚུར་འཁྲུགས་ཏེ་སོང་སོངམ།</text:p>
          </table:table-cell>
          <table:table-cell table:number-columns-repeated="252"/>
        </table:table-row>
        <table:table-row table:style-name="ro2">
          <table:table-cell office:value-type="string">
            <text:p>རྩ་གོག</text:p>
          </table:table-cell>
          <table:table-cell office:value-type="string">
            <text:p>/tsa go</text:p>
          </table:table-cell>
          <table:table-cell office:value-type="string">
            <text:p>(མིང་)</text:p>
          </table:table-cell>
          <table:table-cell office:value-type="string">
            <text:p>ཤ་ལེགས་ཞིམ་མེད་པར་ཟ་མ་ཚུགས་པའི་རྩ་མང་སུ་ཡོད་མི།</text:p>
          </table:table-cell>
          <table:table-cell table:number-columns-repeated="252"/>
        </table:table-row>
        <table:table-row table:style-name="ro2">
          <table:table-cell office:value-type="string">
            <text:p>རྩ་གྲལ།</text:p>
          </table:table-cell>
          <table:table-cell office:value-type="string">
            <text:p>/tsa drel/</text:p>
          </table:table-cell>
          <table:table-cell office:value-type="string">
            <text:p>(མིང་)</text:p>
          </table:table-cell>
          <table:table-cell office:value-type="string">
            <text:p>གོང་ལས་བཞུགས་མི་གི་གྱལ།</text:p>
          </table:table-cell>
          <table:table-cell table:number-columns-repeated="252"/>
        </table:table-row>
        <table:table-row table:style-name="ro2">
          <table:table-cell office:value-type="string">
            <text:p>རྩ་འགངས།</text:p>
          </table:table-cell>
          <table:table-cell office:value-type="string">
            <text:p>/tsa gang/</text:p>
          </table:table-cell>
          <table:table-cell office:value-type="string">
            <text:p>(མིང་)</text:p>
          </table:table-cell>
          <table:table-cell office:value-type="string">
            <text:p>རྩ་ཆེ་དྲགས་གལ་ཆེ་དྲགས་གལ་ཆེ་ཤོས་རྩ་ཆེ་ཤོས་ཀྱི་དོན།</text:p>
          </table:table-cell>
          <table:table-cell table:number-columns-repeated="252"/>
        </table:table-row>
        <table:table-row table:style-name="ro2">
          <table:table-cell office:value-type="string">
            <text:p>རྩ་འགེངས།</text:p>
          </table:table-cell>
          <table:table-cell office:value-type="string">
            <text:p>/tsa geng/</text:p>
          </table:table-cell>
          <table:table-cell office:value-type="string">
            <text:p>(བྱ་ཁྱད་)</text:p>
          </table:table-cell>
          <table:table-cell office:value-type="string">
            <text:p>ལཱ་ཤུགས་བཏོན་ཏེ་འབད་ནི་ཡོན་ཏན་བརྩོན་འགྲུས་བསྐྱེད་དེ་ལྷབ་ནི་</text:p>
          </table:table-cell>
          <table:table-cell office:value-type="string">
            <text:p>རྡོགཔ་དྲེགས་ནི་ཚུ།</text:p>
          </table:table-cell>
          <table:table-cell table:number-columns-repeated="251"/>
        </table:table-row>
        <table:table-row table:style-name="ro2">
          <table:table-cell office:value-type="string">
            <text:p>རྩ་འགྲེལ།</text:p>
          </table:table-cell>
          <table:table-cell office:value-type="string">
            <text:p>/tsa drel/</text:p>
          </table:table-cell>
          <table:table-cell office:value-type="string">
            <text:p>(མིང་)</text:p>
          </table:table-cell>
          <table:table-cell office:value-type="string">
            <text:p>དཔེ་ཆ་རྩ་བ་དང་འགྲེལ་པ་སྦྲགས་ཏེ་ཡོད་མི་ངག་སྒྲོན་རྩ་འགྲེལ་སུམ་རྟགས་རྩ་འགྲེལ་སྤྱོད་འཇུག་རྩ་འགྲེལ་ཚུ།</text:p>
          </table:table-cell>
          <table:table-cell table:number-columns-repeated="252"/>
        </table:table-row>
        <table:table-row table:style-name="ro2">
          <table:table-cell office:value-type="string">
            <text:p>རྩ་རྒས།</text:p>
          </table:table-cell>
          <table:table-cell office:value-type="string">
            <text:p>/tsa ge/</text:p>
          </table:table-cell>
          <table:table-cell office:value-type="string">
            <text:p>(མིང་)</text:p>
          </table:table-cell>
          <table:table-cell office:value-type="string">
            <text:p>༡ཁ་སླབ་མ་ཤེས།སེམས་ཀྱིས་མནོ་མ་ཤེས་པའི་ལྐུགས་པ།མི་འདི་རྩ་རྒས་ཅིག་ཨིན་པས་ག་ནི་ཡང་མི་ཤེས་པས་ཟེར་དོ་བཟུམ།༢དེ་ལས་ཨ་ལོ་བུ་གི་གཅེས་མིང་ལུ་ཡང་རྩ་རྒས་ཟེར་སླབ་འོང༌།</text:p>
          </table:table-cell>
          <table:table-cell table:number-columns-repeated="252"/>
        </table:table-row>
        <table:table-row table:style-name="ro2">
          <table:table-cell office:value-type="string">
            <text:p>རྩ་རྒསམོ།</text:p>
          </table:table-cell>
          <table:table-cell office:value-type="string">
            <text:p>/tsa gem/</text:p>
          </table:table-cell>
          <table:table-cell office:value-type="string">
            <text:p>(མིང་)</text:p>
          </table:table-cell>
          <table:table-cell office:value-type="string">
            <text:p>རྩ་རྒས་ཀྱི་མོ་ཚིག།</text:p>
          </table:table-cell>
          <table:table-cell table:number-columns-repeated="252"/>
        </table:table-row>
        <table:table-row table:style-name="ro2">
          <table:table-cell office:value-type="string">
            <text:p>རྩ་གྲིབ།</text:p>
          </table:table-cell>
          <table:table-cell office:value-type="string">
            <text:p>/tsa drib/</text:p>
          </table:table-cell>
          <table:table-cell office:value-type="string">
            <text:p>(མིང་)</text:p>
          </table:table-cell>
          <table:table-cell office:value-type="string">
            <text:p>རྩ་ལུ་ཕོག་པའི་གྲིབ།</text:p>
          </table:table-cell>
          <table:table-cell table:number-columns-repeated="252"/>
        </table:table-row>
        <table:table-row table:style-name="ro2">
          <table:table-cell office:value-type="string">
            <text:p>རྩ་གྲུམ།</text:p>
          </table:table-cell>
          <table:table-cell office:value-type="string">
            <text:p>/tsa drum/</text:p>
          </table:table-cell>
          <table:table-cell office:value-type="string">
            <text:p>(མིང་)</text:p>
          </table:table-cell>
          <table:table-cell office:value-type="string">
            <text:p>རྩ་ཉམས་ནད།</text:p>
          </table:table-cell>
          <table:table-cell table:number-columns-repeated="252"/>
        </table:table-row>
        <table:table-row table:style-name="ro2">
          <table:table-cell office:value-type="string">
            <text:p>རྩ་རྒྱུད།</text:p>
          </table:table-cell>
          <table:table-cell office:value-type="string">
            <text:p>/tsa jue/</text:p>
          </table:table-cell>
          <table:table-cell office:value-type="string">
            <text:p>(མིང་)</text:p>
          </table:table-cell>
          <table:table-cell office:value-type="string">
            <text:p>༡རྒྱུད་ག་ར་གི་རྩ་བ།༢སྨན་རྒྱུད་སྡེ་བཞི་གི་ནང་གསེས་ཅིག།</text:p>
          </table:table-cell>
          <table:table-cell table:number-columns-repeated="252"/>
        </table:table-row>
        <table:table-row table:style-name="ro2">
          <table:table-cell office:value-type="string">
            <text:p>རྩ་རྒྱུས།</text:p>
          </table:table-cell>
          <table:table-cell office:value-type="string">
            <text:p>/tsa jue</text:p>
          </table:table-cell>
          <table:table-cell office:value-type="string">
            <text:p>(མིང་)</text:p>
          </table:table-cell>
          <table:table-cell office:value-type="string">
            <text:p>གཟུགས་ཁ་གི་རྩ་རགས་པ་དང་ཕྲ་བ་གཉིས་གཅིག་ཁར་སླབ་ཐངས།།</text:p>
          </table:table-cell>
          <table:table-cell table:number-columns-repeated="252"/>
        </table:table-row>
        <table:table-row table:style-name="ro2">
          <table:table-cell office:value-type="string">
            <text:p>རྩ་སྒྲུབ་མ་དངུལ།</text:p>
          </table:table-cell>
          <table:table-cell office:value-type="string">
            <text:p>/tsa drub ma nguel/</text:p>
          </table:table-cell>
          <table:table-cell office:value-type="string">
            <text:p>(མིང་)</text:p>
          </table:table-cell>
          <table:table-cell office:value-type="string">
            <text:p>གསར་སྒྲུབ་མ་དངུལ།</text:p>
          </table:table-cell>
          <table:table-cell table:number-columns-repeated="252"/>
        </table:table-row>
        <table:table-row table:style-name="ro2">
          <table:table-cell office:value-type="string">
            <text:p>རྩ་ཅན།</text:p>
          </table:table-cell>
          <table:table-cell office:value-type="string">
            <text:p>/tsa cen/</text:p>
          </table:table-cell>
          <table:table-cell office:value-type="string">
            <text:p>(མིང་)</text:p>
          </table:table-cell>
          <table:table-cell office:value-type="string">
            <text:p>རྩ་ཆེན་དང་དོན་གཅིག་ཨིན།གནས་རྩ་ཅན་ཟེར་འབྲི་སྲོལ་ཡང་ཡོད།</text:p>
          </table:table-cell>
          <table:table-cell table:number-columns-repeated="252"/>
        </table:table-row>
        <table:table-row table:style-name="ro2">
          <table:table-cell office:value-type="string">
            <text:p>རྩ་གཅིག</text:p>
          </table:table-cell>
          <table:table-cell office:value-type="string">
            <text:p>/tsa ci/</text:p>
          </table:table-cell>
          <table:table-cell office:value-type="string">
            <text:p>(མིང་)</text:p>
          </table:table-cell>
          <table:table-cell office:value-type="string">
            <text:p>ཁལ་གཅིག་དང་གཅིག་ལུ་ཉི་ཤུ་རྩ་གཅིག་ཟེར་རྡོག་མ་གཅིག་ལུ་གོ་ནི་ཨིན།ཉི་ཤུ་གཅིག་དང་རྩ་གཅིག་ཟེར་བ་ཅིན་ཉི་ཤུ་ཟེར་མི་བཞི་བརྒྱ་དང་རྩ་ཟེར་མི་ཁལ་གཅིག་ལུ་གོ་ནི་ཡང་ཡོད།</text:p>
          </table:table-cell>
          <table:table-cell table:number-columns-repeated="252"/>
        </table:table-row>
        <table:table-row table:style-name="ro2">
          <table:table-cell office:value-type="string">
            <text:p>རྩ་ཆག</text:p>
          </table:table-cell>
          <table:table-cell office:value-type="string">
            <text:p>/tsa cha</text:p>
          </table:table-cell>
          <table:table-cell office:value-type="string">
            <text:p>(མིང་)</text:p>
          </table:table-cell>
          <table:table-cell office:value-type="string">
            <text:p>ཁྱལ་འཐུས་འུ་ལཱ་ཚུ་རྩ་བ་ལས་ཡངས་ཆག་ཨིན་མི།</text:p>
          </table:table-cell>
          <table:table-cell table:number-columns-repeated="252"/>
        </table:table-row>
        <table:table-row table:style-name="ro2">
          <table:table-cell office:value-type="string">
            <text:p>རྩ་ཆེ།</text:p>
          </table:table-cell>
          <table:table-cell office:value-type="string">
            <text:p>/tsa che/</text:p>
          </table:table-cell>
          <table:table-cell office:value-type="string">
            <text:p>(མིང་ཁྱད་)</text:p>
          </table:table-cell>
          <table:table-cell office:value-type="string">
            <text:p>གལ་ཆེ།བྱིན་རླབས་ཆེ་དང་དོན་གཅིག།</text:p>
          </table:table-cell>
          <table:table-cell table:number-columns-repeated="252"/>
        </table:table-row>
        <table:table-row table:style-name="ro2">
          <table:table-cell office:value-type="string">
            <text:p>རྩ་ཆེ་ཏོག་ཏོ།</text:p>
          </table:table-cell>
          <table:table-cell office:value-type="string">
            <text:p>/tsa che to to/</text:p>
          </table:table-cell>
          <table:table-cell office:value-type="string">
            <text:p>(མིང་ཁྱད་)</text:p>
          </table:table-cell>
          <table:table-cell office:value-type="string">
            <text:p>བྱིན་རླབས་ཅན།རྩ་ཆེན་དང་འདྲ།</text:p>
          </table:table-cell>
          <table:table-cell table:number-columns-repeated="252"/>
        </table:table-row>
        <table:table-row table:style-name="ro2">
          <table:table-cell office:value-type="string">
            <text:p>རྩ་ཆེ་དྲག</text:p>
          </table:table-cell>
          <table:table-cell office:value-type="string">
            <text:p>/tsa che dra</text:p>
          </table:table-cell>
          <table:table-cell office:value-type="string">
            <text:p>(མིང་)</text:p>
          </table:table-cell>
          <table:table-cell office:value-type="string">
            <text:p>བྱིན་རླབས་ཆེ་ཤོས།གལ་ཆེ་ཤོས།</text:p>
          </table:table-cell>
          <table:table-cell table:number-columns-repeated="252"/>
        </table:table-row>
        <table:table-row table:style-name="ro2">
          <table:table-cell office:value-type="string">
            <text:p>རྩ་ཆེན།</text:p>
          </table:table-cell>
          <table:table-cell office:value-type="string">
            <text:p>/tsa chen/</text:p>
          </table:table-cell>
          <table:table-cell office:value-type="string">
            <text:p>(མིང་)</text:p>
          </table:table-cell>
          <table:table-cell office:value-type="string">
            <text:p>རྩ་ཆེན་མནང་ཆེན་འགངས་ཆེན་ཚུ་དོན་འདྲ།གནས་རྩ་ཆེ་སར་ནང་རྟེན་འགངས་ཆེན་འདུག་ཟེར་དོ་བཟུམ།</text:p>
          </table:table-cell>
          <table:table-cell table:number-columns-repeated="252"/>
        </table:table-row>
        <table:table-row table:style-name="ro2">
          <table:table-cell office:value-type="string">
            <text:p>རྩ་བཏོག</text:p>
          </table:table-cell>
          <table:table-cell office:value-type="string">
            <text:p>/tsa tog</text:p>
          </table:table-cell>
          <table:table-cell office:value-type="string">
            <text:p>(བྱ་ཚིག)</text:p>
          </table:table-cell>
          <table:table-cell office:value-type="string">
            <text:p>ཕོ་ཆེན་བཟོ་ནི།</text:p>
          </table:table-cell>
          <table:table-cell table:number-columns-repeated="252"/>
        </table:table-row>
        <table:table-row table:style-name="ro2">
          <table:table-cell office:value-type="string">
            <text:p>རྩ་བལྟ་ནི།</text:p>
          </table:table-cell>
          <table:table-cell office:value-type="string">
            <text:p>/tsa ta ni/</text:p>
          </table:table-cell>
          <table:table-cell office:value-type="string">
            <text:p>(བྱ་ཚིག་)</text:p>
          </table:table-cell>
          <table:table-cell office:value-type="string">
            <text:p>དྲུང་འཚོ་གིས་ནད་ངོ་བལྟ་ནི།</text:p>
          </table:table-cell>
          <table:table-cell table:number-columns-repeated="252"/>
        </table:table-row>
        <table:table-row table:style-name="ro2">
          <table:table-cell office:value-type="string">
            <text:p>རྩ་གཏོར།</text:p>
          </table:table-cell>
          <table:table-cell office:value-type="string">
            <text:p>/tsa tor/</text:p>
          </table:table-cell>
          <table:table-cell office:value-type="string">
            <text:p>(བྱ་ཚིག་)</text:p>
          </table:table-cell>
          <table:table-cell office:value-type="string">
            <text:p>༡རྡོ་རྫས་ཀྱིས་རྡོ་དང་ཤིང་ཚུ་རྩ་བ་ལས་གཏོར་བཏང་བའི་བྱེད་ཚིག།༢རྩ་བའི་གཏོར་མ།གཏོར་མ་གཙོ་བོ།</text:p>
          </table:table-cell>
          <table:table-cell table:number-columns-repeated="252"/>
        </table:table-row>
        <table:table-row table:style-name="ro2">
          <table:table-cell office:value-type="string">
            <text:p>རྩ་སྟོང༌།</text:p>
          </table:table-cell>
          <table:table-cell office:value-type="string">
            <text:p>/tsa tong/</text:p>
          </table:table-cell>
          <table:table-cell office:value-type="string">
            <text:p>(མིང་)</text:p>
          </table:table-cell>
          <table:table-cell office:value-type="string">
            <text:p>མི་རྒྱུད་རམ་སོང་བ།མི་རྒྱུད་རམ་སོང་བའི་ཕ་གཞིས་ཀྱི་མིང༌།</text:p>
          </table:table-cell>
          <table:table-cell table:number-columns-repeated="252"/>
        </table:table-row>
        <table:table-row table:style-name="ro2">
          <table:table-cell office:value-type="string">
            <text:p>རྩ་ཐག</text:p>
          </table:table-cell>
          <table:table-cell office:value-type="string">
            <text:p>/tsa tha</text:p>
          </table:table-cell>
          <table:table-cell office:value-type="string">
            <text:p>(མིང་)</text:p>
          </table:table-cell>
          <table:table-cell office:value-type="string">
            <text:p>མི་འདི་རྩ་ཐག་ཅིག་ཨིན་མས་ཟེར་བ་ཅིན་རྩ་རྒས་ཨིན་པའི་དོན་ལུ་གོ་འོང༌།</text:p>
          </table:table-cell>
          <table:table-cell table:number-columns-repeated="252"/>
        </table:table-row>
        <table:table-row table:style-name="ro2">
          <table:table-cell office:value-type="string">
            <text:p>རྩ་ཐིག</text:p>
          </table:table-cell>
          <table:table-cell office:value-type="string">
            <text:p>/tsa thi</text:p>
          </table:table-cell>
          <table:table-cell office:value-type="string">
            <text:p>(མིང་)</text:p>
          </table:table-cell>
          <table:table-cell office:value-type="string">
            <text:p>དཀྱིལ་འཁོར་གྱི་ཐིག་ཚུ་ལས་ཐེག་ཆེན་བཞི་དང་བརྒྱད་ཚུ་ལུ་རྩ་ཐིག་ཟེར་སླབ་འོང༌།</text:p>
          </table:table-cell>
          <table:table-cell table:number-columns-repeated="252"/>
        </table:table-row>
        <table:table-row table:style-name="ro2">
          <table:table-cell office:value-type="string">
            <text:p>རྩ་དང་སྤུ་ལས།</text:p>
          </table:table-cell>
          <table:table-cell office:value-type="string">
            <text:p>/tsa dang pu le/</text:p>
          </table:table-cell>
          <table:table-cell office:value-type="string">
            <text:p>(བྱ་ཁྱད་)</text:p>
          </table:table-cell>
          <table:table-cell office:value-type="string">
            <text:p>རྩ་ལས་དང་རྩ་དང་སྤུ་ལས་གཉིས་ཁ་ལས་སླབ་ཐངས་ཀྱི་ཁྱད་པར་མ་གཏོགས་དོན་དག་ཅོག་རང་འཐད།རྩ་དང་སྤུ་ལས་རང་སླབ་པའི་ཁ་ལུ་མ་ཉན་མི་གི་མི་ཅིག་ལུ་ག་དེ་ཅིག་སླབ་རུང་ཉན་མ་བཏུབ་ཟེར་དོ་བཟུམ།</text:p>
          </table:table-cell>
          <table:table-cell table:number-columns-repeated="252"/>
        </table:table-row>
        <table:table-row table:style-name="ro2">
          <table:table-cell office:value-type="string">
            <text:p>རྩ་དོན།</text:p>
          </table:table-cell>
          <table:table-cell office:value-type="string">
            <text:p>/tsa doen/</text:p>
          </table:table-cell>
          <table:table-cell office:value-type="string">
            <text:p>(མིང་)</text:p>
          </table:table-cell>
          <table:table-cell office:value-type="string">
            <text:p>རྩ་བའི་དོན་དག་ངོ་མ་གནད་དོན་གཙོ་བོ་གཞི་དོན་ཚུ་དོན་དག་གཅིག།</text:p>
          </table:table-cell>
          <table:table-cell table:number-columns-repeated="252"/>
        </table:table-row>
        <table:table-row table:style-name="ro2">
          <table:table-cell office:value-type="string">
            <text:p>རྩ་དྲེགས།</text:p>
          </table:table-cell>
          <table:table-cell office:value-type="string">
            <text:p>/tsa dreg/</text:p>
          </table:table-cell>
          <table:table-cell office:value-type="string">
            <text:p>(བྱ་ཁྱད་)</text:p>
          </table:table-cell>
          <table:table-cell office:value-type="string">
            <text:p>རྩ་འགེངས་བའི་དོན།དཔེར་ན་ལཱ་བྱཝ་མ་འོང་རུང་ཡང་རྩ་དྲེགས་ཏེ་འབད་ཟེར་སླབ་དོ་བཟུམ།</text:p>
          </table:table-cell>
          <table:table-cell table:number-columns-repeated="252"/>
        </table:table-row>
        <table:table-row table:style-name="ro2">
          <table:table-cell office:value-type="string">
            <text:p>རྩ་བདར།</text:p>
          </table:table-cell>
          <table:table-cell office:value-type="string">
            <text:p>/tsa dar</text:p>
          </table:table-cell>
          <table:table-cell office:value-type="string">
            <text:p>(བྱ་ཚིག་)</text:p>
          </table:table-cell>
          <table:table-cell office:value-type="string">
            <text:p>དྲི་བ་ལོག་ཅི་རང་འབད་ནི་ཞིབ་དཔྱད་ནན་བསྐྱར་འབད་ནི།</text:p>
          </table:table-cell>
          <table:table-cell table:number-columns-repeated="252"/>
        </table:table-row>
        <table:table-row table:style-name="ro2">
          <table:table-cell office:value-type="string">
            <text:p>རྩ་མདུད།</text:p>
          </table:table-cell>
          <table:table-cell office:value-type="string">
            <text:p>/tsa due/</text:p>
          </table:table-cell>
          <table:table-cell office:value-type="string">
            <text:p>(མིང་)</text:p>
          </table:table-cell>
          <table:table-cell office:value-type="string">
            <text:p>རྩ་གི་མདུད་པ།རྩ་གཅིག་ཁར་བསྒོང་བ།</text:p>
          </table:table-cell>
          <table:table-cell table:number-columns-repeated="252"/>
        </table:table-row>
        <table:table-row table:style-name="ro2">
          <table:table-cell office:value-type="string">
            <text:p>རྩ་རྡོག</text:p>
          </table:table-cell>
          <table:table-cell office:value-type="string">
            <text:p>/tsa do</text:p>
          </table:table-cell>
          <table:table-cell office:value-type="string">
            <text:p>(མིང་)</text:p>
          </table:table-cell>
          <table:table-cell office:value-type="string">
            <text:p>རྩའི་སྐོག་རྡོགརྩའི་མདུད་ཕོད།</text:p>
          </table:table-cell>
          <table:table-cell table:number-columns-repeated="252"/>
        </table:table-row>
        <table:table-row table:style-name="ro2">
          <table:table-cell office:value-type="string">
            <text:p>རྩ་ནད།</text:p>
          </table:table-cell>
          <table:table-cell office:value-type="string">
            <text:p>/tsa ne/</text:p>
          </table:table-cell>
          <table:table-cell office:value-type="string">
            <text:p>(མིང་)</text:p>
          </table:table-cell>
          <table:table-cell office:value-type="string">
            <text:p>རྩ་ལུ་བརྟེན་པའི་ནད་གཞི་རྩ་དཀར་གྱི་ནད་བཟུམ།</text:p>
          </table:table-cell>
          <table:table-cell table:number-columns-repeated="252"/>
        </table:table-row>
        <table:table-row table:style-name="ro2">
          <table:table-cell office:value-type="string">
            <text:p>རྩ་གནས་འཁོར་ལོ།</text:p>
          </table:table-cell>
          <table:table-cell office:value-type="string">
            <text:p>/tsa ne khor lo/</text:p>
          </table:table-cell>
          <table:table-cell office:value-type="string">
            <text:p>(མིང་)</text:p>
          </table:table-cell>
          <table:table-cell office:value-type="string">
            <text:p>རྩ་འཁོར་དང་དོན་གཅིག།</text:p>
          </table:table-cell>
          <table:table-cell table:number-columns-repeated="252"/>
        </table:table-row>
        <table:table-row table:style-name="ro2">
          <table:table-cell office:value-type="string">
            <text:p>རྩ་པོད།</text:p>
          </table:table-cell>
          <table:table-cell office:value-type="string">
            <text:p>/tsa phoe/</text:p>
          </table:table-cell>
          <table:table-cell office:value-type="string">
            <text:p>(མིང་)</text:p>
          </table:table-cell>
          <table:table-cell office:value-type="string">
            <text:p>སྙིང་ཐིག་རྩ་པོད་དུམ་གསུམ་ཟེར་དོ་བཟུམ་རྩ་བའི་པོ་ཏི་ཟེར་བའི་དོན།</text:p>
          </table:table-cell>
          <table:table-cell table:number-columns-repeated="252"/>
        </table:table-row>
        <table:table-row table:style-name="ro2">
          <table:table-cell office:value-type="string">
            <text:p>རྩ་དཔེ།</text:p>
          </table:table-cell>
          <table:table-cell office:value-type="string">
            <text:p>/tsa pe/</text:p>
          </table:table-cell>
          <table:table-cell office:value-type="string">
            <text:p>(མིང་)</text:p>
          </table:table-cell>
          <table:table-cell office:value-type="string">
            <text:p>དཔྱེ་བལྟ་སའི་གཞི།</text:p>
          </table:table-cell>
          <table:table-cell table:number-columns-repeated="252"/>
        </table:table-row>
        <table:table-row table:style-name="ro2">
          <table:table-cell office:value-type="string">
            <text:p>རྩ་ཕན།</text:p>
          </table:table-cell>
          <table:table-cell office:value-type="string">
            <text:p>/tsa phen/</text:p>
          </table:table-cell>
          <table:table-cell office:value-type="string">
            <text:p>(མིང་)</text:p>
          </table:table-cell>
          <table:table-cell office:value-type="string">
            <text:p>རྩ་བོ་ཕན་ཚུན་གཉིས་ཟེར་བའི་དོན་ཨིན།</text:p>
          </table:table-cell>
          <table:table-cell table:number-columns-repeated="252"/>
        </table:table-row>
        <table:table-row table:style-name="ro2">
          <table:table-cell office:value-type="string">
            <text:p>རྩ་བ།</text:p>
          </table:table-cell>
          <table:table-cell office:value-type="string">
            <text:p>/tsa wa/</text:p>
          </table:table-cell>
          <table:table-cell office:value-type="string">
            <text:p>(མིང་)</text:p>
          </table:table-cell>
          <table:table-cell office:value-type="string">
            <text:p>༡དོན་གྱི་རྩ་བ་མ་གཞི་རང་རྩ་བ་རང་ཟེར་མི་ཚུ་དོན་དག་སྙིང་པོ་ལུ་གོ་འོང་༢དཔེ་ཆའི་རྩ་བ་གཞི་ངོ་མ་༣ཁྱིམ་གྱི་རྩ་བར་ཤིང་གི་རྩ་བར་ཟེར་མི་ཉེ་འདབས།༤ཤིང་གི་རྩ་བ།ཤིང་གི་ར་ཏོག༥ནགས་ཚལ་ཐ་སྙད་ལས་ཤིང་སྡོང་ཧྲིལ་པོ་གཅིག་ལུ་ཤིང་རྩཝ་ཅིག་ཟེར་སླབ་ཨིན།ཤིང་རྐང་གཅིག།</text:p>
          </table:table-cell>
          <table:table-cell table:number-columns-repeated="252"/>
        </table:table-row>
        <table:table-row table:style-name="ro2">
          <table:table-cell office:value-type="string">
            <text:p>རྩ་བ་བཞི།</text:p>
          </table:table-cell>
          <table:table-cell office:value-type="string">
            <text:p>/tsa wa zhi/</text:p>
          </table:table-cell>
          <table:table-cell office:value-type="string">
            <text:p>(མིང་)</text:p>
          </table:table-cell>
          <table:table-cell office:value-type="string">
            <text:p>སོ་སོར་ཐར་པའི་སྡོམ་པའི་སྤང་བྱ་སྲོག་གཅོད་པ་མ་བྱིན་ལེན་པ་མི་ཚངས་སྤྱོད་པ་མི་ཆོས་བླ་མའི་རྫུན་སྤངས་པའི་རྩ་བ་བཞི།</text:p>
          </table:table-cell>
          <table:table-cell table:number-columns-repeated="252"/>
        </table:table-row>
        <table:table-row table:style-name="ro2">
          <table:table-cell office:value-type="string">
            <text:p>རྩ་བ་ཤེས་རབ།</text:p>
          </table:table-cell>
          <table:table-cell office:value-type="string">
            <text:p>/tsa wa she rab/</text:p>
          </table:table-cell>
          <table:table-cell office:value-type="string">
            <text:p>(མིང་)</text:p>
          </table:table-cell>
          <table:table-cell office:value-type="string">
            <text:p>ཟབ་མོ་དབུ་མའི་ལྟ་བ་རྣམ་དཔྱོད་རིགས་ལམ་གྱིས་སྟོན་པའི་གཞུང་སློབ་དཔོན་ཀླུ་སྒྲུབ་ཀྱིས་མཛད་པའི་དབུ་མ་རྩ་བའི་ཚིག་ལེའུར་བྱས་པ་དབུ་མ་རྩ་བ་ཤེས་རབ་ཀྱི་མིང༌།</text:p>
          </table:table-cell>
          <table:table-cell table:number-columns-repeated="252"/>
        </table:table-row>
        <table:table-row table:style-name="ro2">
          <table:table-cell office:value-type="string">
            <text:p>རྩ་བ་སུམ་ཅུ་པ།</text:p>
          </table:table-cell>
          <table:table-cell office:value-type="string">
            <text:p>/tsa wa sum cu pa/</text:p>
          </table:table-cell>
          <table:table-cell office:value-type="string">
            <text:p>(མིང་)</text:p>
          </table:table-cell>
          <table:table-cell office:value-type="string">
            <text:p>ཐོན་མི་སམ་བྷོ་ཊས་བརྩམས་པའི་བོད་ཀྱི་བརྡ་སྤྲོད་པའི་གཞུང་སུམ་ཅུ་པ།</text:p>
          </table:table-cell>
          <table:table-cell table:number-columns-repeated="252"/>
        </table:table-row>
        <table:table-row table:style-name="ro2">
          <table:table-cell office:value-type="string">
            <text:p>རྩ་བ་གསུམ།</text:p>
          </table:table-cell>
          <table:table-cell office:value-type="string">
            <text:p>/tsa wa sum/</text:p>
          </table:table-cell>
          <table:table-cell office:value-type="string">
            <text:p>(མིང་)</text:p>
          </table:table-cell>
          <table:table-cell office:value-type="string">
            <text:p>འབྲུག་གི་རྒྱལ་པོ་འབྲུག་གི་མི་སེར་འབྲུག་གི་རྒྱལ་ཁབ་དང་གསུམ་ཨིན།དཔེར་ན་འབྲུག་གི་རྩ་བ་གསུམ་ལུ་ཐ་དམ་ཚིག་བསྟེན་དགོཔ་ཨིན་ཟེར་དོ་བཟུམ།</text:p>
          </table:table-cell>
          <table:table-cell table:number-columns-repeated="252"/>
        </table:table-row>
        <table:table-row table:style-name="ro2">
          <table:table-cell office:value-type="string">
            <text:p>རྩ་བའི་ཁ་དོག་བཞི།</text:p>
          </table:table-cell>
          <table:table-cell office:value-type="string">
            <text:p>/tsa wai kha do zhi/</text:p>
          </table:table-cell>
          <table:table-cell office:value-type="string">
            <text:p>(མིང་)</text:p>
          </table:table-cell>
          <table:table-cell office:value-type="string">
            <text:p>ཧོནམ་སེརཔོ་དཀརཔོ་དམརཔོ་བཞི།</text:p>
          </table:table-cell>
          <table:table-cell table:number-columns-repeated="252"/>
        </table:table-row>
        <table:table-row table:style-name="ro2">
          <table:table-cell office:value-type="string">
            <text:p>རྩ་བའི་རྒྱུ་རྫས།</text:p>
          </table:table-cell>
          <table:table-cell office:value-type="string">
            <text:p>/tsa wai ju dze/</text:p>
          </table:table-cell>
          <table:table-cell office:value-type="string">
            <text:p>(མིང་)</text:p>
          </table:table-cell>
          <table:table-cell office:value-type="string">
            <text:p>རྫས་སྦྱོར་ཨམ།དཔྱ་མང་སུ་ཡོད་མི།</text:p>
          </table:table-cell>
          <table:table-cell table:number-columns-repeated="252"/>
        </table:table-row>
        <table:table-row table:style-name="ro2">
          <table:table-cell office:value-type="string">
            <text:p>རྩ་བའི་བརྗོད་བྱ།</text:p>
          </table:table-cell>
          <table:table-cell office:value-type="string">
            <text:p>/tsa wai joe ja</text:p>
          </table:table-cell>
          <table:table-cell office:value-type="string">
            <text:p>(མིང་)</text:p>
          </table:table-cell>
          <table:table-cell office:value-type="string">
            <text:p>བརྗོད་གཞིའི་དོན་དག།</text:p>
          </table:table-cell>
          <table:table-cell table:number-columns-repeated="252"/>
        </table:table-row>
        <table:table-row table:style-name="ro2">
          <table:table-cell office:value-type="string">
            <text:p>རྩ་བའི་སྡུག་བསྔལ།</text:p>
          </table:table-cell>
          <table:table-cell office:value-type="string">
            <text:p>/tsa wai du ngel/</text:p>
          </table:table-cell>
          <table:table-cell office:value-type="string">
            <text:p>(མིང་)</text:p>
          </table:table-cell>
          <table:table-cell office:value-type="string">
            <text:p>ཨཔ་གྱོངས་བའི་གུ་ཨའི་གྱོངསམ་བཟུམ་མའི་སྡུག་བསྔལ་གྱི་སྡུག་བསྔལ།ལུས་སྲོག་བདེ་བའི་དོན་ལུ་བསྟེན་པའི་ཟས་ཀྱིས་ཡང་ནད་ལུ་འགྱུར་མི་ལ་སོགས་པ་འགྱུར་བའི་སྡུག་བསྔལ།དྲོ་པ་བདེ་ཏོག་ཏོ་ཡོད་མི་དེ་ཕྱི་རུ་ལས་ན་ནི་ཚ་ནི་ཡངན་རྒྱལཔོ་གིས་ཆདཔ་བཀལཝ་ལ་སོགས་པ་སྡུག་བསྔལ་གཅིག་མེདཔ་ད་གཅིག་རྒྱུན་ཆད་མེད་པར་བྱུང་མི་འདི་ཁྱབ་པ་འདུ་བྱེད་ཀྱི་སྡུག་བསྔལ་གསུམ་དང་སྐྱེ་རྒ་ན་འཆི་བཞིའི་སྡུག་བསྔལ་ཚུ་ལུ་འགྲོ་བ་མིའི་རྩ་བའི་སྡུག་བསྔལ་ཟེར་སླབ་ཨིན།</text:p>
          </table:table-cell>
          <table:table-cell table:number-columns-repeated="252"/>
        </table:table-row>
        <table:table-row table:style-name="ro2">
          <table:table-cell office:value-type="string">
            <text:p>རྩ་བའི་བླ་མ།</text:p>
          </table:table-cell>
          <table:table-cell office:value-type="string">
            <text:p>/tsa wai la ma/</text:p>
          </table:table-cell>
          <table:table-cell office:value-type="string">
            <text:p>(མིང་)</text:p>
          </table:table-cell>
          <table:table-cell office:value-type="string">
            <text:p>རང་ལུ་དབང་ཁྲིད་མན་ངག་གནང་མི་རང་གི་རྒྱུད་ལུ་རྟོགས་པ་སྐྱེས་བཅུག་མི་ཚེ་གཅིག་ལུས་གཅིག་ལུ་སངས་རྒྱས་པའི་ལམ་སྟོན་མི་བླ་མ་བཀའ་དྲིན་ཅན།</text:p>
          </table:table-cell>
          <table:table-cell table:number-columns-repeated="252"/>
        </table:table-row>
        <table:table-row table:style-name="ro2">
          <table:table-cell office:value-type="string">
            <text:p>རྩ་བའི་ཤེས་ཡོན།</text:p>
          </table:table-cell>
          <table:table-cell office:value-type="string">
            <text:p>/tsa wai she yoen/</text:p>
          </table:table-cell>
          <table:table-cell office:value-type="string">
            <text:p>(མིང་)</text:p>
          </table:table-cell>
          <table:table-cell office:value-type="string">
            <text:p>ཡོན་ཏན་གྱི་གཞི་མ།</text:p>
          </table:table-cell>
          <table:table-cell table:number-columns-repeated="252"/>
        </table:table-row>
        <table:table-row table:style-name="ro2">
          <table:table-cell office:value-type="string">
            <text:p>རྩ་བོ།</text:p>
          </table:table-cell>
          <table:table-cell office:value-type="string">
            <text:p>/tsa wo/</text:p>
          </table:table-cell>
          <table:table-cell office:value-type="string">
            <text:p>(མིང་)</text:p>
          </table:table-cell>
          <table:table-cell office:value-type="string">
            <text:p>༡རྩོད་གཞི་རྩ་བོ་ཟེར་བ་ཅིན་རྩོད་ཡ་ཕན་ཚུན་གཉིས་དང་༢ཚེས་བཅུའི་རྩ་བོ་ཟེར་བ་ཅིན་སྦྱིན་བདག་འབད་མི་ཚུ་ལུ་སླབ་ཨིན།</text:p>
          </table:table-cell>
          <table:table-cell table:number-columns-repeated="252"/>
        </table:table-row>
        <table:table-row table:style-name="ro2">
          <table:table-cell office:value-type="string">
            <text:p>རྩ་དབུ་མ།</text:p>
          </table:table-cell>
          <table:table-cell office:value-type="string">
            <text:p>/tsa yu ma</text:p>
          </table:table-cell>
          <table:table-cell office:value-type="string">
            <text:p>(མིང་)</text:p>
          </table:table-cell>
          <table:table-cell office:value-type="string">
            <text:p>ལུས་ཀྱི་རྩ་གཙོ་བོ་དབུ་མ་རོ་མ་རྐྱང་མ་གསུམ་ལས་དབུས་ཀྱི་རྩའི་ལྟེ་བ་དབུ་མ།</text:p>
          </table:table-cell>
          <table:table-cell table:number-columns-repeated="252"/>
        </table:table-row>
        <table:table-row table:style-name="ro2">
          <table:table-cell office:value-type="string">
            <text:p>རྩ་མ་ཚང༌།</text:p>
          </table:table-cell>
          <table:table-cell office:value-type="string">
            <text:p>/tsa ma tshang/</text:p>
          </table:table-cell>
          <table:table-cell office:value-type="string">
            <text:p>(མིང་)</text:p>
          </table:table-cell>
          <table:table-cell office:value-type="string">
            <text:p>༡དབང་རྩ་ལུ་སྐྱོན་ཡོད་ནི་འདི་གིས་མི་གཞན་དང་འདྲན་འདྲ་མནོ་བསམ་བཏང་མ་ཤེས་ལཱ་འབད་ནི་ཚགས་ཁ་མ་ཚུད་མི།༢རྩ་ཚང་དགོ་པའི་གྱངས་ཁ་མ་ཚང་པ།</text:p>
          </table:table-cell>
          <table:table-cell table:number-columns-repeated="252"/>
        </table:table-row>
        <table:table-row table:style-name="ro2">
          <table:table-cell office:value-type="string">
            <text:p>རྩ་མ་ཚངཔ།</text:p>
          </table:table-cell>
          <table:table-cell office:value-type="string">
            <text:p>/tsa ma tsa</text:p>
          </table:table-cell>
          <table:table-cell office:value-type="string">
            <text:p>(མིང་ཁྱད་)</text:p>
          </table:table-cell>
          <table:table-cell office:value-type="string">
            <text:p>རིག་པ་རྩེ་ཏོག་ཏོ་མེདཔ།</text:p>
          </table:table-cell>
          <table:table-cell table:number-columns-repeated="252"/>
        </table:table-row>
        <table:table-row table:style-name="ro2">
          <table:table-cell office:value-type="string">
            <text:p>རྩ་མ་ཚངམ།</text:p>
          </table:table-cell>
          <table:table-cell office:value-type="string">
            <text:p>/tsa ma tsham/</text:p>
          </table:table-cell>
          <table:table-cell office:value-type="string">
            <text:p>(མིང་ཁྱད་)</text:p>
          </table:table-cell>
          <table:table-cell office:value-type="string">
            <text:p>རྩ་མ་ཚངམ་དང་དོན་གཅིག།</text:p>
          </table:table-cell>
          <table:table-cell table:number-columns-repeated="252"/>
        </table:table-row>
        <table:table-row table:style-name="ro2">
          <table:table-cell office:value-type="string">
            <text:p>རྩ་མེད།</text:p>
          </table:table-cell>
          <table:table-cell office:value-type="string">
            <text:p>/tsa me/</text:p>
          </table:table-cell>
          <table:table-cell office:value-type="string">
            <text:p>(མིང་)</text:p>
          </table:table-cell>
          <table:table-cell office:value-type="string">
            <text:p>རྩ་བ་ལས་རང་མེདཔ་སོང་སོངམ།༡སྨན་གྱིས་ནད་རྩ་མེད་བཏང་༢དམག་གིས་དགྲ་བྱང་ཕྱད་རྩ་མེད་བཏང་ཟེར་དོ་བཟུམ།</text:p>
          </table:table-cell>
          <table:table-cell table:number-columns-repeated="252"/>
        </table:table-row>
        <table:table-row table:style-name="ro2">
          <table:table-cell office:value-type="string">
            <text:p>རྩ་ཚིག</text:p>
          </table:table-cell>
          <table:table-cell office:value-type="string">
            <text:p>/tsa tshig/</text:p>
          </table:table-cell>
          <table:table-cell office:value-type="string">
            <text:p>(མིང་)</text:p>
          </table:table-cell>
          <table:table-cell office:value-type="string">
            <text:p>༡རྩ་བ་དང་འགྲེལ་པ་གཉིས་ལས་རྩ་བའི་ཚིག།༢ཚིག་གཙོ་བོ།</text:p>
          </table:table-cell>
          <table:table-cell table:number-columns-repeated="252"/>
        </table:table-row>
        <table:table-row table:style-name="ro2">
          <table:table-cell office:value-type="string">
            <text:p>རྩ་ཚིགས།</text:p>
          </table:table-cell>
          <table:table-cell office:value-type="string">
            <text:p>/tsa tshig/</text:p>
          </table:table-cell>
          <table:table-cell office:value-type="string">
            <text:p>(མིང་)</text:p>
          </table:table-cell>
          <table:table-cell office:value-type="string">
            <text:p>༡དཔྱེ་ཆའི་རྩ་བ་ཚིགས་སུ་བཅད་པ།༢འཆམ་གྱི་ལེའུ་ཚིགས་ལུ་ཡང་གོ་འོང༌།</text:p>
          </table:table-cell>
          <table:table-cell table:number-columns-repeated="252"/>
        </table:table-row>
        <table:table-row table:style-name="ro2">
          <table:table-cell office:value-type="string">
            <text:p>རྩ་གཞུང༌།</text:p>
          </table:table-cell>
          <table:table-cell office:value-type="string">
            <text:p>/tsa zhung/</text:p>
          </table:table-cell>
          <table:table-cell office:value-type="string">
            <text:p>(མིང་)</text:p>
          </table:table-cell>
          <table:table-cell office:value-type="string">
            <text:p>ཤེས་ཡོན་སློབ་སྦྱོང་གི་ལམ་སྟོན་རྩ་བའི་ཡིག་ཆ།སྒྲིག་བཀོད་ཡིག་ཆ།</text:p>
          </table:table-cell>
          <table:table-cell table:number-columns-repeated="252"/>
        </table:table-row>
        <table:table-row table:style-name="ro2">
          <table:table-cell office:value-type="string">
            <text:p>རྩ་ར།</text:p>
          </table:table-cell>
          <table:table-cell office:value-type="string">
            <text:p>/tsa ra/</text:p>
          </table:table-cell>
          <table:table-cell office:value-type="string">
            <text:p>(མིང་)</text:p>
          </table:table-cell>
          <table:table-cell office:value-type="string">
            <text:p>ཆོས་སྐད་ལས་རྩད་གཅོད་ཀྱི་མིང༌།</text:p>
          </table:table-cell>
          <table:table-cell table:number-columns-repeated="252"/>
        </table:table-row>
        <table:table-row table:style-name="ro2">
          <table:table-cell office:value-type="string">
            <text:p>རྩ་རོ་མ།</text:p>
          </table:table-cell>
          <table:table-cell office:value-type="string">
            <text:p>/tsa ro ma/</text:p>
          </table:table-cell>
          <table:table-cell office:value-type="string">
            <text:p>(མིང་)</text:p>
          </table:table-cell>
          <table:table-cell office:value-type="string">
            <text:p>ལུས་ཀྱི་རྩ་གཙོ་བོ་དབུ་མ་རོ་མ་རྐྱང་མ་གསུམ་ལས་གཡོན་གྱི་རྩ་རོ་མ།</text:p>
          </table:table-cell>
          <table:table-cell table:number-columns-repeated="252"/>
        </table:table-row>
        <table:table-row table:style-name="ro2">
          <table:table-cell office:value-type="string">
            <text:p>རྩ་རླུང༌།</text:p>
          </table:table-cell>
          <table:table-cell office:value-type="string">
            <text:p>/tsa lung/</text:p>
          </table:table-cell>
          <table:table-cell office:value-type="string">
            <text:p>(མིང་)</text:p>
          </table:table-cell>
          <table:table-cell office:value-type="string">
            <text:p>གནསཔ་རྩ་གཡོ་བ་རླུང་ཟེར་ལུས་ཀྱི་རྩ་དང་རླུང་གི་མིང༌།</text:p>
          </table:table-cell>
          <table:table-cell table:number-columns-repeated="252"/>
        </table:table-row>
        <table:table-row table:style-name="ro2">
          <table:table-cell office:value-type="string">
            <text:p>རྩ་བརླག</text:p>
          </table:table-cell>
          <table:table-cell office:value-type="string">
            <text:p>/tsa lag/</text:p>
          </table:table-cell>
          <table:table-cell office:value-type="string">
            <text:p>(བྱ་ཚིག་/མིང་)</text:p>
          </table:table-cell>
          <table:table-cell office:value-type="string">
            <text:p>རྩ་བ་ལས་ཐལ་བར་བརླག་པའི་བྱ་ཚིག་དང་མིང༌།</text:p>
          </table:table-cell>
          <table:table-cell table:number-columns-repeated="252"/>
        </table:table-row>
        <table:table-row table:style-name="ro2">
          <table:table-cell office:value-type="string">
            <text:p>རྩ་ལག</text:p>
          </table:table-cell>
          <table:table-cell office:value-type="string">
            <text:p>/tsa lag</text:p>
          </table:table-cell>
          <table:table-cell office:value-type="string">
            <text:p>(མིང་)</text:p>
          </table:table-cell>
          <table:table-cell office:value-type="string">
            <text:p>གཉེན་བཤེས་ཟེར་བའི་དོན།བསྟན་པའི་རྩ་ལག་ཟེར་བ་ཅིན་བསྟན་པ་འཛིན་པའི་དགེ་བའི་བཤེས་གཉེན་དང་བསྟན་འཛིན་གྱི་སྐྱེས་ཆེན་དམ་པ་ཚུ།</text:p>
          </table:table-cell>
          <table:table-cell table:number-columns-repeated="252"/>
        </table:table-row>
        <table:table-row table:style-name="ro2">
          <table:table-cell office:value-type="string">
            <text:p>རྩ་ལས།</text:p>
          </table:table-cell>
          <table:table-cell office:value-type="string">
            <text:p>/tsa le/</text:p>
          </table:table-cell>
          <table:table-cell office:value-type="string">
            <text:p>(བྱ་ཁྱད་)</text:p>
          </table:table-cell>
          <table:table-cell office:value-type="string">
            <text:p>རྩ་བ་ཉིད་ལས་རང་མ་པ་ལས་རང་ཟེར་བའི་དོན།ཁོ་ལུ་ག་དེ་ཅིག་སླབ་རུང་རྩ་ལས་རང་ཉན་མི་བཏུབ་པས།རྩ་ལས་རང་འགྱོ་མ་བཏུབ།རྩ་ལས་རང་བཏང་མ་བཏུབ།རྩ་ལས་རང་ལྷོད་མ་ཚུགས་ཟེར་དོ་བཟུམ།</text:p>
          </table:table-cell>
          <table:table-cell table:number-columns-repeated="252"/>
        </table:table-row>
        <table:table-row table:style-name="ro2">
          <table:table-cell office:value-type="string">
            <text:p>རྩ་བཤིག</text:p>
          </table:table-cell>
          <table:table-cell office:value-type="string">
            <text:p>/tsa shig/</text:p>
          </table:table-cell>
          <table:table-cell office:value-type="string">
            <text:p>(བྱ་ཁྱད་)</text:p>
          </table:table-cell>
          <table:table-cell office:value-type="string">
            <text:p>ཁྱིམ་ཚུ་རྩ་བ་ཚུན་ཚོད་རང་བརྡལ་བཏང་ནི།</text:p>
          </table:table-cell>
          <table:table-cell table:number-columns-repeated="252"/>
        </table:table-row>
        <table:table-row table:style-name="ro2">
          <table:table-cell office:value-type="string">
            <text:p>རྩ་གསུམ།</text:p>
          </table:table-cell>
          <table:table-cell office:value-type="string">
            <text:p>/tsa sum/</text:p>
          </table:table-cell>
          <table:table-cell office:value-type="string">
            <text:p>(མིང་)</text:p>
          </table:table-cell>
          <table:table-cell office:value-type="string">
            <text:p>བྱིན་རླབས་ཀྱི་རྩ་བ་བླ་མ་དངོས་གྲུབ་ཀྱི་རྩ་བ་ཡི་དམ་ཕྲིན་ལས་ཀྱི་རྩ་བ་མཁའ་འགྲོ་གསུམ།</text:p>
          </table:table-cell>
          <table:table-cell table:number-columns-repeated="252"/>
        </table:table-row>
        <table:table-row table:style-name="ro2">
          <table:table-cell office:value-type="string">
            <text:p>རྩ་གསུམ་ཀུན་འདུས།</text:p>
          </table:table-cell>
          <table:table-cell office:value-type="string">
            <text:p>/tsa sum kuen due/</text:p>
          </table:table-cell>
          <table:table-cell office:value-type="string">
            <text:p>(མིང་)</text:p>
          </table:table-cell>
          <table:table-cell office:value-type="string">
            <text:p>བླ་མ་ཡི་དམ་མཁའ་འགྲོ་གསུམ་གཅིག་ཏུ་འདུས་པའི་རྩ་བའི་བླམ།</text:p>
          </table:table-cell>
          <table:table-cell table:number-columns-repeated="252"/>
        </table:table-row>
        <table:table-row table:style-name="ro2">
          <table:table-cell office:value-type="string">
            <text:p>རྩང༌།</text:p>
          </table:table-cell>
          <table:table-cell office:value-type="string">
            <text:p>/tsang/</text:p>
          </table:table-cell>
          <table:table-cell office:value-type="string">
            <text:p>(མིང་)</text:p>
          </table:table-cell>
          <table:table-cell office:value-type="string">
            <text:p>ཤིང་གི་རྩང་ཤིང་རྩང་ཁོག་ཁོ་རྐང་པར་རྩང་ཟུགཔ་ཆི་ཡི་ཟེར་དོ་བཟུམ།</text:p>
          </table:table-cell>
          <table:table-cell table:number-columns-repeated="252"/>
        </table:table-row>
        <table:table-row table:style-name="ro2">
          <table:table-cell office:value-type="string">
            <text:p>རྩང་ཁོག་ཁོ།</text:p>
          </table:table-cell>
          <table:table-cell office:value-type="string">
            <text:p>/tsang kho kho/</text:p>
          </table:table-cell>
          <table:table-cell office:value-type="string">
            <text:p>(མིང་ཁྱད་)</text:p>
          </table:table-cell>
          <table:table-cell office:value-type="string">
            <text:p>ཤིང་ལུ་རྩང་ལེ་ཤ་ཡོད་མི།</text:p>
          </table:table-cell>
          <table:table-cell table:number-columns-repeated="252"/>
        </table:table-row>
        <table:table-row table:style-name="ro2">
          <table:table-cell office:value-type="string">
            <text:p>རྩང་གི་མེ་ཏོག</text:p>
          </table:table-cell>
          <table:table-cell office:value-type="string">
            <text:p>/tsang gi me to/</text:p>
          </table:table-cell>
          <table:table-cell office:value-type="string">
            <text:p>(མིང་)</text:p>
          </table:table-cell>
          <table:table-cell office:value-type="string">
            <text:p>སྟག་ཚེར་མེ་ཏོག་བཟུམ་རྩང་ཡོད་པའི་ཤིང་ལས་ཤར་བའི་མེ་ཏོག།</text:p>
          </table:table-cell>
          <table:table-cell table:number-columns-repeated="252"/>
        </table:table-row>
        <table:table-row table:style-name="ro2">
          <table:table-cell office:value-type="string">
            <text:p>རྩང་དུམ།</text:p>
          </table:table-cell>
          <table:table-cell office:value-type="string">
            <text:p>/tsang dum/</text:p>
          </table:table-cell>
          <table:table-cell office:value-type="string">
            <text:p>(མིང་)</text:p>
          </table:table-cell>
          <table:table-cell office:value-type="string">
            <text:p>འཁརཝ་ཆུང་ཀུ།</text:p>
          </table:table-cell>
          <table:table-cell table:number-columns-repeated="252"/>
        </table:table-row>
        <table:table-row table:style-name="ro2">
          <table:table-cell office:value-type="string">
            <text:p>རྩང་མོ།</text:p>
          </table:table-cell>
          <table:table-cell office:value-type="string">
            <text:p>/tsang mo/</text:p>
          </table:table-cell>
          <table:table-cell office:value-type="string">
            <text:p>(མིང་)</text:p>
          </table:table-cell>
          <table:table-cell office:value-type="string">
            <text:p>ངག་རྩལ་ལུ་བརྟེན་པའི་གླུ་ཚིག་ཅིག་གི་མིང༌།ངག་ཐོག་སྙན་ཚིགཁྱད་པར་ཅན་ཅིག།ཤིང་གི་རྩང་དུམ་ལུ་ངོ་རྟགས་བཟུང་སྟེ་ཕོ་དང་མོ་གནམ་བསྐོས་ཡོད་མེད་བལྟ་ནིའི་གླུ་རྩེད་ཅིག།དཔེར་ན་ཁྱོད་ནི་རྒྱ་མཚོའི་ཕ་ཁ།།ང་ནི་རྒྱ་མཚོའི་ཚུ་ཁ།།ལས་དང་སྨོན་ལམ་ཡོད་ན།།རྒྱ་མཚོའི་སྦུག་ལུ་འཛོམ་ཤོག།ཟེར་དོ་བཟུམ།འདི་ལུ་གཙང་མོ་ཟེར་འབྲི་སྲོལ་ཡང་ཡོད།</text:p>
          </table:table-cell>
          <table:table-cell table:number-columns-repeated="252"/>
        </table:table-row>
        <table:table-row table:style-name="ro2">
          <table:table-cell office:value-type="string">
            <text:p>རྩང་ཟུག</text:p>
          </table:table-cell>
          <table:table-cell office:value-type="string">
            <text:p>/tsang zu</text:p>
          </table:table-cell>
          <table:table-cell office:value-type="string">
            <text:p>(བྱ་ཁྱད་)</text:p>
          </table:table-cell>
          <table:table-cell office:value-type="string">
            <text:p>གཟུགས་ཁ་ལུ་རྩང་འཛུལ་བ།ཕོག་པ།</text:p>
          </table:table-cell>
          <table:table-cell table:number-columns-repeated="252"/>
        </table:table-row>
        <table:table-row table:style-name="ro2">
          <table:table-cell office:value-type="string">
            <text:p>རྩོད།</text:p>
          </table:table-cell>
          <table:table-cell office:value-type="string">
            <text:p>/tsoe/</text:p>
          </table:table-cell>
          <table:table-cell office:value-type="string">
            <text:p>(བྱ་ཚིག་)</text:p>
          </table:table-cell>
          <table:table-cell office:value-type="string">
            <text:p>༡རྩ་བ་ལས།༢དབྱེ་ཞིབ།</text:p>
          </table:table-cell>
          <table:table-cell table:number-columns-repeated="252"/>
        </table:table-row>
        <table:table-row table:style-name="ro2">
          <table:table-cell office:value-type="string">
            <text:p>རྩད་གཅོད།</text:p>
          </table:table-cell>
          <table:table-cell office:value-type="string">
            <text:p>/tse tsoe/</text:p>
          </table:table-cell>
          <table:table-cell office:value-type="string">
            <text:p>(བྱ་ཁྱད)</text:p>
          </table:table-cell>
          <table:table-cell office:value-type="string">
            <text:p>ཞིབ་དཔྱོད་བརྐྱབ་པའི་དོན་ཅིག་ཨིན།དཔེར་ན་མི་ཅིག་བྱོག་ཡར་སོང་པ་ཅིན་མི་འདི་ག་ཏེ་ཡོད་རྩད་གཅོད་བརྐྱབ་ནི་དྲི་ཞིབ་འབད་ནི་འཚོལ་ནི་ཚུ།</text:p>
          </table:table-cell>
          <table:table-cell table:number-columns-repeated="252"/>
        </table:table-row>
        <table:table-row table:style-name="ro2">
          <table:table-cell office:value-type="string">
            <text:p>རྩད་འཚོལ།</text:p>
          </table:table-cell>
          <table:table-cell office:value-type="string">
            <text:p>/tse tshoel/</text:p>
          </table:table-cell>
          <table:table-cell office:value-type="string">
            <text:p>(བྱ་ཚིག་)</text:p>
          </table:table-cell>
          <table:table-cell office:value-type="string">
            <text:p>དབྱེ་བ་དཔྱད་དེ་འཚོལ་བའི་བྱེད་ཚིག།</text:p>
          </table:table-cell>
          <table:table-cell table:number-columns-repeated="252"/>
        </table:table-row>
        <table:table-row table:style-name="ro2">
          <table:table-cell office:value-type="string">
            <text:p>རྩམ།</text:p>
          </table:table-cell>
          <table:table-cell office:value-type="string">
            <text:p>/tsam/</text:p>
          </table:table-cell>
          <table:table-cell office:value-type="string">
            <text:p>(མིང་)</text:p>
          </table:table-cell>
          <table:table-cell office:value-type="string">
            <text:p>ཇ་དང་གཅིག་ཁར་ཟ་ནི་གི་རིགས་ལུ་ཇ་རྩམ་ཟེར་སླབ་ནི་གི་ཚིག་གྲོགས།མ་གཞི་ཕྱེ་གི་མིང་ལུ་རྩམ་པ་ཟེར་སླབ་ནི་འདི་གིས་ཨིན་མས།</text:p>
          </table:table-cell>
          <table:table-cell table:number-columns-repeated="252"/>
        </table:table-row>
        <table:table-row table:style-name="ro2">
          <table:table-cell office:value-type="string">
            <text:p>རྩམ་ཁུག</text:p>
          </table:table-cell>
          <table:table-cell office:value-type="string">
            <text:p>/tsam khu/</text:p>
          </table:table-cell>
          <table:table-cell office:value-type="string">
            <text:p>(མིང་)</text:p>
          </table:table-cell>
          <table:table-cell office:value-type="string">
            <text:p>འཛརཝ་དང་སྲིབ་ལ་སོགས་པ་འདེགས་ནི་གི་ཧོད་རྩམ་ཁུག་རྩམ་ཁུག་ནང་ཆུམ་འདེགས་ཟེར་དོ་བཟུམ།</text:p>
          </table:table-cell>
          <table:table-cell table:number-columns-repeated="252"/>
        </table:table-row>
        <table:table-row table:style-name="ro2">
          <table:table-cell office:value-type="string">
            <text:p>རྩམ་སྡེར།</text:p>
          </table:table-cell>
          <table:table-cell office:value-type="string">
            <text:p>/tsam de</text:p>
          </table:table-cell>
          <table:table-cell office:value-type="string">
            <text:p>(མིང་)</text:p>
          </table:table-cell>
          <table:table-cell office:value-type="string">
            <text:p>དཀར་ཕྱེ་འདེགས་ནིའི་ཧོད།</text:p>
          </table:table-cell>
          <table:table-cell table:number-columns-repeated="252"/>
        </table:table-row>
        <table:table-row table:style-name="ro2">
          <table:table-cell office:value-type="string">
            <text:p>རྩམ་པ།</text:p>
          </table:table-cell>
          <table:table-cell office:value-type="string">
            <text:p>/tsam pa/</text:p>
          </table:table-cell>
          <table:table-cell office:value-type="string">
            <text:p>(མིང་)</text:p>
          </table:table-cell>
          <table:table-cell office:value-type="string">
            <text:p>བོད་སྐད་ལས་དཀར་ཕྱེའི་མིང༌།</text:p>
          </table:table-cell>
          <table:table-cell table:number-columns-repeated="252"/>
        </table:table-row>
        <table:table-row table:style-name="ro2">
          <table:table-cell office:value-type="string">
            <text:p>རྩམ་པ་ཁ་དར།</text:p>
          </table:table-cell>
          <table:table-cell office:value-type="string">
            <text:p>/tsam pa kha dar</text:p>
          </table:table-cell>
          <table:table-cell office:value-type="string">
            <text:p>(མིང་)</text:p>
          </table:table-cell>
          <table:table-cell office:value-type="string">
            <text:p>ལེགས་པའི་རྟེན་འབྲེལ་ལུ་དཀར་ཕྱེའི་དར་ལམ་མའི་ཁྱད་ཆོད་ཙམ་ཅིག་གི་དར་དཀར།</text:p>
          </table:table-cell>
          <table:table-cell table:number-columns-repeated="252"/>
        </table:table-row>
        <table:table-row table:style-name="ro2">
          <table:table-cell office:value-type="string">
            <text:p>རྩར།</text:p>
          </table:table-cell>
          <table:table-cell office:value-type="string">
            <text:p>/tsar/</text:p>
          </table:table-cell>
          <table:table-cell office:value-type="string">
            <text:p>(མིང་)</text:p>
          </table:table-cell>
          <table:table-cell office:value-type="string">
            <text:p>༡རྩ་བར་སྦོ་ལོགས་ཁར།༢ཅ་ལ་འདི་ངེའི་རྩར་ཡོད་ཟེར་བ་ཅིན་ང་འབད་སར་ཡོད་ཟེར་བའི་དོན་ཨིན།</text:p>
          </table:table-cell>
          <table:table-cell table:number-columns-repeated="252"/>
        </table:table-row>
        <table:table-row table:style-name="ro2">
          <table:table-cell office:value-type="string">
            <text:p>རྩར་གཅད།</text:p>
          </table:table-cell>
          <table:table-cell office:value-type="string">
            <text:p>/tsar tse/</text:p>
          </table:table-cell>
          <table:table-cell office:value-type="string">
            <text:p>(མིང་)</text:p>
          </table:table-cell>
          <table:table-cell office:value-type="string">
            <text:p>ཚ་ནན་གྱི་དྲི་དཔྱད་འབད་བའི་མིང༌།</text:p>
          </table:table-cell>
          <table:table-cell table:number-columns-repeated="252"/>
        </table:table-row>
        <table:table-row table:style-name="ro2">
          <table:table-cell office:value-type="string">
            <text:p>རྩལ།</text:p>
          </table:table-cell>
          <table:table-cell office:value-type="string">
            <text:p>/tsel/</text:p>
          </table:table-cell>
          <table:table-cell office:value-type="string">
            <text:p>(མིང་)</text:p>
          </table:table-cell>
          <table:table-cell office:value-type="string">
            <text:p>༡ཤུགས་དང་ནུས་པ།༢ཁྱད་ཆོས་དང་ཡོན་ཏན།༣ཁྱད་ཤུགས།༤རྐྱལ།དཔེར་ན་རང་རྩལ་ལུས་རྩལ་ངག་རྩལ་རིག་རྩལ་ཚུ།</text:p>
          </table:table-cell>
          <table:table-cell table:number-columns-repeated="252"/>
        </table:table-row>
        <table:table-row table:style-name="ro2">
          <table:table-cell office:value-type="string">
            <text:p>རྩལ་རྐྱབ།</text:p>
          </table:table-cell>
          <table:table-cell office:value-type="string">
            <text:p>/tse cab/</text:p>
          </table:table-cell>
          <table:table-cell office:value-type="string">
            <text:p>(བྱ་ཚིག་)</text:p>
          </table:table-cell>
          <table:table-cell office:value-type="string">
            <text:p>ཆུའི་ནང་རྐྱལ་བརྐྱབ་ནི།</text:p>
          </table:table-cell>
          <table:table-cell table:number-columns-repeated="252"/>
        </table:table-row>
        <table:table-row table:style-name="ro2">
          <table:table-cell office:value-type="string">
            <text:p>རྩལ་འགྲན།</text:p>
          </table:table-cell>
          <table:table-cell office:value-type="string">
            <text:p>/tse dren</text:p>
          </table:table-cell>
          <table:table-cell office:value-type="string">
            <text:p>(བྱ་ཚིག་)</text:p>
          </table:table-cell>
          <table:table-cell office:value-type="string">
            <text:p>ཁྱད་ཤུགས་འགྲན་བསྡུར་འབད་ནི།ག་དྲག་འགྲན་བསྡུར་འབད་ནི།</text:p>
          </table:table-cell>
          <table:table-cell table:number-columns-repeated="252"/>
        </table:table-row>
        <table:table-row table:style-name="ro2">
          <table:table-cell office:value-type="string">
            <text:p>རྩལ་སྟོན།</text:p>
          </table:table-cell>
          <table:table-cell office:value-type="string">
            <text:p>/tse toen</text:p>
          </table:table-cell>
          <table:table-cell office:value-type="string">
            <text:p>(མིང་)</text:p>
          </table:table-cell>
          <table:table-cell office:value-type="string">
            <text:p>ཁྱད་ཤུགས་ཀྱི་ལྟདམོ།རྩལ་ལག་འདྲ་མ་འདྲ་སྟོན་པའི་ལས་རིམ།</text:p>
          </table:table-cell>
          <table:table-cell table:number-columns-repeated="252"/>
        </table:table-row>
        <table:table-row table:style-name="ro2">
          <table:table-cell office:value-type="string">
            <text:p>རྩལ་བསྡུར།</text:p>
          </table:table-cell>
          <table:table-cell office:value-type="string">
            <text:p>/tsel dur</text:p>
          </table:table-cell>
          <table:table-cell office:value-type="string">
            <text:p>(མིང་)</text:p>
          </table:table-cell>
          <table:table-cell office:value-type="string">
            <text:p>ཁྱད་ཤུགས་ག་དྲག་བལྟ་ནི།</text:p>
          </table:table-cell>
          <table:table-cell table:number-columns-repeated="252"/>
        </table:table-row>
        <table:table-row table:style-name="ro2">
          <table:table-cell office:value-type="string">
            <text:p>རྩལ་སྦྱོང༌།</text:p>
          </table:table-cell>
          <table:table-cell office:value-type="string">
            <text:p>/tsel jong</text:p>
          </table:table-cell>
          <table:table-cell office:value-type="string">
            <text:p>(མིང་)</text:p>
          </table:table-cell>
          <table:table-cell office:value-type="string">
            <text:p>རིག་རྩལ་ལག་རྩལ་ཚུ་གི་སྦྱོང་བརྡར།</text:p>
          </table:table-cell>
          <table:table-cell table:number-columns-repeated="252"/>
        </table:table-row>
        <table:table-row table:style-name="ro2">
          <table:table-cell office:value-type="string">
            <text:p>རྩལ་ལག</text:p>
          </table:table-cell>
          <table:table-cell office:value-type="string">
            <text:p>/tsel la</text:p>
          </table:table-cell>
          <table:table-cell office:value-type="string">
            <text:p>(མིང་)</text:p>
          </table:table-cell>
          <table:table-cell office:value-type="string">
            <text:p>སྤྱ་བཟུམ་མཆོངས་ནི།འཛེགས་ནི་ལ་སོགས་པ་གཙོ་བོ་ལུས་རྩལ་རྩེ་དྲག་ཡོད་པའི་མིང༌།</text:p>
          </table:table-cell>
          <table:table-cell table:number-columns-repeated="252"/>
        </table:table-row>
        <table:table-row table:style-name="ro2">
          <table:table-cell office:value-type="string">
            <text:p>རྩི།</text:p>
          </table:table-cell>
          <table:table-cell office:value-type="string">
            <text:p>/tsi/</text:p>
          </table:table-cell>
          <table:table-cell office:value-type="string">
            <text:p>(མིང་)</text:p>
          </table:table-cell>
          <table:table-cell office:value-type="string">
            <text:p>༡བཅུད་ཀྱི་མིང༌།ཟས་ཀྱི་རྩི།ཆང་གི་རྩི་བཟུམ།༢སྦྱར་རྫས།དངོས་པོ་གཅིག་ཁར་སྦྱར་ནིའི་རྩི།༣རྩྭ་དང་ལོ་ཐོག་ཚུ།</text:p>
          </table:table-cell>
          <table:table-cell table:number-columns-repeated="252"/>
        </table:table-row>
        <table:table-row table:style-name="ro2">
          <table:table-cell office:value-type="string">
            <text:p>རྩི་བཅུད།</text:p>
          </table:table-cell>
          <table:table-cell office:value-type="string">
            <text:p>/tsi cue/</text:p>
          </table:table-cell>
          <table:table-cell office:value-type="string">
            <text:p>(མིང་)</text:p>
          </table:table-cell>
          <table:table-cell office:value-type="string">
            <text:p>སྔོ་ཤིང་རྩི་ཐོག་གི་བཅུད་ལས་ཐོན་པའི་མར་ཁུ་ཚུ་ལུ་གོ།</text:p>
          </table:table-cell>
          <table:table-cell table:number-columns-repeated="252"/>
        </table:table-row>
        <table:table-row table:style-name="ro2">
          <table:table-cell office:value-type="string">
            <text:p>རྩི་ཆུ།</text:p>
          </table:table-cell>
          <table:table-cell office:value-type="string">
            <text:p>/tsi chu/</text:p>
          </table:table-cell>
          <table:table-cell office:value-type="string">
            <text:p>(མིང་)</text:p>
          </table:table-cell>
          <table:table-cell office:value-type="string">
            <text:p>རྩི་ཡོད་མི་གི་ཆུ།བཀྲག་ཆུ་ཟེར་ཡང་སླབ་འོང༌།</text:p>
          </table:table-cell>
          <table:table-cell table:number-columns-repeated="252"/>
        </table:table-row>
        <table:table-row table:style-name="ro2">
          <table:table-cell office:value-type="string">
            <text:p>རྩི་ཏོག</text:p>
          </table:table-cell>
          <table:table-cell office:value-type="string">
            <text:p>/tsi to/</text:p>
          </table:table-cell>
          <table:table-cell office:value-type="string">
            <text:p>(མིང་)</text:p>
          </table:table-cell>
          <table:table-cell office:value-type="string">
            <text:p>རྩྭ་དང་ལོ་ཏོག་ཧོན་སྡོང་ཚུ་གི་དོག་མ།</text:p>
          </table:table-cell>
          <table:table-cell table:number-columns-repeated="252"/>
        </table:table-row>
        <table:table-row table:style-name="ro2">
          <table:table-cell office:value-type="string">
            <text:p>རྩི་གཏང༌།</text:p>
          </table:table-cell>
          <table:table-cell office:value-type="string">
            <text:p>/tsi tang/</text:p>
          </table:table-cell>
          <table:table-cell office:value-type="string">
            <text:p>(བྱ་ཚིག་)</text:p>
          </table:table-cell>
          <table:table-cell office:value-type="string">
            <text:p>༡གསེར་དང་དངུལ་ཟངས་ལྕགས་ཚུ་གི་གུ་རྩི་བཏང་སྟེ་མཐུད་ནི།༢ལྕགས་ཤོག་ཀུ་བཀྲག་རྩི་གཏང་ནི།ཚོན་གུ་བཀྲག་རྩི་གཏང་ནི།</text:p>
          </table:table-cell>
          <table:table-cell table:number-columns-repeated="252"/>
        </table:table-row>
        <table:table-row table:style-name="ro2">
          <table:table-cell office:value-type="string">
            <text:p>རྩི་ཐོག</text:p>
          </table:table-cell>
          <table:table-cell office:value-type="string">
            <text:p>/tsi tho/</text:p>
          </table:table-cell>
          <table:table-cell office:value-type="string">
            <text:p>(མིང་)</text:p>
          </table:table-cell>
          <table:table-cell office:value-type="string">
            <text:p>རྩི་ཏོག་དང་དོན་གཅིག།</text:p>
          </table:table-cell>
          <table:table-cell table:number-columns-repeated="252"/>
        </table:table-row>
        <table:table-row table:style-name="ro2">
          <table:table-cell office:value-type="string">
            <text:p>རྩི་གདན།</text:p>
          </table:table-cell>
          <table:table-cell office:value-type="string">
            <text:p>/tsi den/</text:p>
          </table:table-cell>
          <table:table-cell office:value-type="string">
            <text:p>(མིང་)</text:p>
          </table:table-cell>
          <table:table-cell office:value-type="string">
            <text:p>ཚོན་ངོ་མ་མ་བཏང་བའི་ཧེ་མ་བཏང་མི་གི་ཚོན་གདན།</text:p>
          </table:table-cell>
          <table:table-cell table:number-columns-repeated="252"/>
        </table:table-row>
        <table:table-row table:style-name="ro2">
          <table:table-cell office:value-type="string">
            <text:p>རྩི་ནག</text:p>
          </table:table-cell>
          <table:table-cell office:value-type="string">
            <text:p>/tsi na/</text:p>
          </table:table-cell>
          <table:table-cell office:value-type="string">
            <text:p>(མིང་)</text:p>
          </table:table-cell>
          <table:table-cell office:value-type="string">
            <text:p>༡སྣུམ་འཁོར་ལམ་ཁར་གཏང་མི་གི་རྩི་གནགཔོ་གི་མིང༌།༢རྩི་ཁ་དོག་གནགཔོ་འབད་མི།</text:p>
          </table:table-cell>
          <table:table-cell table:number-columns-repeated="252"/>
        </table:table-row>
        <table:table-row table:style-name="ro2">
          <table:table-cell office:value-type="string">
            <text:p>རྩི་མར།</text:p>
          </table:table-cell>
          <table:table-cell office:value-type="string">
            <text:p>/tsi mar</text:p>
          </table:table-cell>
          <table:table-cell office:value-type="string">
            <text:p>(མིང་)</text:p>
          </table:table-cell>
          <table:table-cell office:value-type="string">
            <text:p>རྩི་ཏོག་གི་དོག་མ་བཙིར་བའི་མར།</text:p>
          </table:table-cell>
          <table:table-cell table:number-columns-repeated="252"/>
        </table:table-row>
        <table:table-row table:style-name="ro2">
          <table:table-cell office:value-type="string">
            <text:p>རྩི་ཚོན།</text:p>
          </table:table-cell>
          <table:table-cell office:value-type="string">
            <text:p>/tsi tshoen/</text:p>
          </table:table-cell>
          <table:table-cell office:value-type="string">
            <text:p>(མིང་)</text:p>
          </table:table-cell>
          <table:table-cell office:value-type="string">
            <text:p>བཀྱག་རྩིའི་ཚོན།</text:p>
          </table:table-cell>
          <table:table-cell table:number-columns-repeated="252"/>
        </table:table-row>
        <table:table-row table:style-name="ro2">
          <table:table-cell office:value-type="string">
            <text:p>རྩི་རང༌།</text:p>
          </table:table-cell>
          <table:table-cell office:value-type="string">
            <text:p>/tsi rang/</text:p>
          </table:table-cell>
          <table:table-cell office:value-type="string">
            <text:p>(མིང་)</text:p>
          </table:table-cell>
          <table:table-cell office:value-type="string">
            <text:p>འབྲུག་ལྷོ་ཕྱོགས་ཁོངས་ཀྱི་རྫོང་ཁག་ཅིག་གི་མིང༌།</text:p>
          </table:table-cell>
          <table:table-cell table:number-columns-repeated="252"/>
        </table:table-row>
        <table:table-row table:style-name="ro2">
          <table:table-cell office:value-type="string">
            <text:p>རྩི་ཤིང༌།</text:p>
          </table:table-cell>
          <table:table-cell office:value-type="string">
            <text:p>/tsi shing/</text:p>
          </table:table-cell>
          <table:table-cell office:value-type="string">
            <text:p>(མིང་)</text:p>
          </table:table-cell>
          <table:table-cell office:value-type="string">
            <text:p>ཤིང་ཆང་ཆུང་གི་རིགས།</text:p>
          </table:table-cell>
          <table:table-cell table:number-columns-repeated="252"/>
        </table:table-row>
        <table:table-row table:style-name="ro2">
          <table:table-cell office:value-type="string">
            <text:p>རྩི་ས།</text:p>
          </table:table-cell>
          <table:table-cell office:value-type="string">
            <text:p>/tsi sa/</text:p>
          </table:table-cell>
          <table:table-cell office:value-type="string">
            <text:p>(མིང་)</text:p>
          </table:table-cell>
          <table:table-cell office:value-type="string">
            <text:p>ཙུ་ནེ་རྡོ་ནང་རྫས་སྦྱོར་བླུགས་ཏེ་བཟོ་བའི་ས་རྫས།བཟོ་བསྐྲུན་ལཱ་ནང་མཁོ་ཆེ་བའི་རྩི་ས།</text:p>
          </table:table-cell>
          <table:table-cell table:number-columns-repeated="252"/>
        </table:table-row>
        <table:table-row table:style-name="ro2">
          <table:table-cell office:value-type="string">
            <text:p>རྩིག</text:p>
          </table:table-cell>
          <table:table-cell office:value-type="string">
            <text:p>/tsig</text:p>
          </table:table-cell>
          <table:table-cell office:value-type="string">
            <text:p>(མིང་)</text:p>
          </table:table-cell>
          <table:table-cell office:value-type="string">
            <text:p>རྩིག་པ།བརྩིག་པའི་བྱེད་ཚིག།</text:p>
          </table:table-cell>
          <table:table-cell table:number-columns-repeated="252"/>
        </table:table-row>
        <table:table-row table:style-name="ro2">
          <table:table-cell office:value-type="string">
            <text:p>རྩིག་འགྱམ།</text:p>
          </table:table-cell>
          <table:table-cell office:value-type="string">
            <text:p>/tsi jam</text:p>
          </table:table-cell>
          <table:table-cell office:value-type="string">
            <text:p>(མིང་་)</text:p>
          </table:table-cell>
          <table:table-cell office:value-type="string">
            <text:p>ཁྱིམ་ཚུ་གི་རྩིགཔ་རྐྱབ་ནི་གི་འོག་གི་རྨང་གཞི།</text:p>
          </table:table-cell>
          <table:table-cell table:number-columns-repeated="252"/>
        </table:table-row>
        <table:table-row table:style-name="ro2">
          <table:table-cell office:value-type="string">
            <text:p>རྩིག་ཁྱིམ།</text:p>
          </table:table-cell>
          <table:table-cell office:value-type="string">
            <text:p>/tsi chim</text:p>
          </table:table-cell>
          <table:table-cell office:value-type="string">
            <text:p>(མིང་)</text:p>
          </table:table-cell>
          <table:table-cell office:value-type="string">
            <text:p>རྡོ་བརྩེགས་ཏེ་རྐྱབ་པའི་ཁྱིམ།</text:p>
          </table:table-cell>
          <table:table-cell table:number-columns-repeated="252"/>
        </table:table-row>
        <table:table-row table:style-name="ro2">
          <table:table-cell office:value-type="string">
            <text:p>རྩིག་རྡོ།</text:p>
          </table:table-cell>
          <table:table-cell office:value-type="string">
            <text:p>/tsi do</text:p>
          </table:table-cell>
          <table:table-cell office:value-type="string">
            <text:p>(མིང་)</text:p>
          </table:table-cell>
          <table:table-cell office:value-type="string">
            <text:p>རྩིགཔ་བརྩིག་ནི་གི་རྡོ།</text:p>
          </table:table-cell>
          <table:table-cell table:number-columns-repeated="252"/>
        </table:table-row>
        <table:table-row table:style-name="ro2">
          <table:table-cell office:value-type="string">
            <text:p>རྩིག་ཐབ།</text:p>
          </table:table-cell>
          <table:table-cell office:value-type="string">
            <text:p>/tsi thab</text:p>
          </table:table-cell>
          <table:table-cell office:value-type="string">
            <text:p>(མིང་)</text:p>
          </table:table-cell>
          <table:table-cell office:value-type="string">
            <text:p>བཞེས་སྒོ་འབད་ས་གི་དོན་ལུ་རྩིགཔ་རྐྱབ་སྟེ་བཟོ་བའི་ཐབ།</text:p>
          </table:table-cell>
          <table:table-cell table:number-columns-repeated="252"/>
        </table:table-row>
        <table:table-row table:style-name="ro2">
          <table:table-cell office:value-type="string">
            <text:p>རྩིག་པ།</text:p>
          </table:table-cell>
          <table:table-cell office:value-type="string">
            <text:p>/tsi pa</text:p>
          </table:table-cell>
          <table:table-cell office:value-type="string">
            <text:p>(མིང་)</text:p>
          </table:table-cell>
          <table:table-cell office:value-type="string">
            <text:p>རྡོ་གི་རྩིག་པ།</text:p>
          </table:table-cell>
          <table:table-cell table:number-columns-repeated="252"/>
        </table:table-row>
        <table:table-row table:style-name="ro2">
          <table:table-cell office:value-type="string">
            <text:p>རྩིག་པའི་གློ་འབུར།</text:p>
          </table:table-cell>
          <table:table-cell office:value-type="string">
            <text:p>/tsi pai lo bur</text:p>
          </table:table-cell>
          <table:table-cell office:value-type="string">
            <text:p>(མིང་)</text:p>
          </table:table-cell>
          <table:table-cell office:value-type="string">
            <text:p>རྩིགཔ་འབུར་བཏོན་ཏེ་བརྩིག་ནི།</text:p>
          </table:table-cell>
          <table:table-cell table:number-columns-repeated="252"/>
        </table:table-row>
        <table:table-row table:style-name="ro2">
          <table:table-cell office:value-type="string">
            <text:p>རྩིག་མི།</text:p>
          </table:table-cell>
          <table:table-cell office:value-type="string">
            <text:p>/tsi mi</text:p>
          </table:table-cell>
          <table:table-cell office:value-type="string">
            <text:p>(མིང་)</text:p>
          </table:table-cell>
          <table:table-cell office:value-type="string">
            <text:p>རྩིག་པ་རྩིག་མི་གི་མི།</text:p>
          </table:table-cell>
          <table:table-cell table:number-columns-repeated="252"/>
        </table:table-row>
        <table:table-row table:style-name="ro2">
          <table:table-cell office:value-type="string">
            <text:p>རྩིག་རྨང༌།</text:p>
          </table:table-cell>
          <table:table-cell office:value-type="string">
            <text:p>/tsi mang</text:p>
          </table:table-cell>
          <table:table-cell office:value-type="string">
            <text:p>(མིང་)</text:p>
          </table:table-cell>
          <table:table-cell office:value-type="string">
            <text:p>རྩིག་པའི་འགྱམ།</text:p>
          </table:table-cell>
          <table:table-cell table:number-columns-repeated="252"/>
        </table:table-row>
        <table:table-row table:style-name="ro2">
          <table:table-cell office:value-type="string">
            <text:p>རྩིག་ཟུར།</text:p>
          </table:table-cell>
          <table:table-cell office:value-type="string">
            <text:p>/tsi zur</text:p>
          </table:table-cell>
          <table:table-cell office:value-type="string">
            <text:p>(མིང་)</text:p>
          </table:table-cell>
          <table:table-cell office:value-type="string">
            <text:p>རྩིག་པའི་ཟུར།ཁྱིམ་གྱི་རྩིག་ཟུར།</text:p>
          </table:table-cell>
          <table:table-cell table:number-columns-repeated="252"/>
        </table:table-row>
        <table:table-row table:style-name="ro2">
          <table:table-cell office:value-type="string">
            <text:p>རྩིག་བཟོ།</text:p>
          </table:table-cell>
          <table:table-cell office:value-type="string">
            <text:p>/tsi zo</text:p>
          </table:table-cell>
          <table:table-cell office:value-type="string">
            <text:p>(མིང་)</text:p>
          </table:table-cell>
          <table:table-cell office:value-type="string">
            <text:p>རྡོ་རྩིག་སྟེ་ཁྱིམ་རྐྱབ་ནི་གི་རིག་པ།</text:p>
          </table:table-cell>
          <table:table-cell table:number-columns-repeated="252"/>
        </table:table-row>
        <table:table-row table:style-name="ro2">
          <table:table-cell office:value-type="string">
            <text:p>རྩིག་བཟོ་བོ།</text:p>
          </table:table-cell>
          <table:table-cell office:value-type="string">
            <text:p>/tsi zo wo</text:p>
          </table:table-cell>
          <table:table-cell office:value-type="string">
            <text:p>(མིང་)</text:p>
          </table:table-cell>
          <table:table-cell office:value-type="string">
            <text:p>ཁྱིམ་གྱི་རྡོ་བཟོབོ།</text:p>
          </table:table-cell>
          <table:table-cell table:number-columns-repeated="252"/>
        </table:table-row>
        <table:table-row table:style-name="ro2">
          <table:table-cell office:value-type="string">
            <text:p>རྩིགཔ།</text:p>
          </table:table-cell>
          <table:table-cell office:value-type="string">
            <text:p>/tsip/</text:p>
          </table:table-cell>
          <table:table-cell office:value-type="string">
            <text:p>(མིང་)</text:p>
          </table:table-cell>
          <table:table-cell office:value-type="string">
            <text:p>རྩིགཔ་ལེགས་པས་ཙིགཔ་སྒྲིང་སྒྲིང་མིན་ནུག།མིང་མཐའ་བསྡུས་པ།</text:p>
          </table:table-cell>
          <table:table-cell table:number-columns-repeated="252"/>
        </table:table-row>
        <table:table-row table:style-name="ro2">
          <table:table-cell office:value-type="string">
            <text:p>རྩིགས།</text:p>
          </table:table-cell>
          <table:table-cell office:value-type="string">
            <text:p>/tsi/</text:p>
          </table:table-cell>
          <table:table-cell office:value-type="string">
            <text:p>(སྐུལ་ཚིག་)</text:p>
          </table:table-cell>
          <table:table-cell office:value-type="string">
            <text:p>རྩིགཔ་རྩིགས་ཤིག་ཟེར་བའི་སྐུལ་ཚིག།</text:p>
          </table:table-cell>
          <table:table-cell table:number-columns-repeated="252"/>
        </table:table-row>
        <table:table-row table:style-name="ro2">
          <table:table-cell office:value-type="string">
            <text:p>རྩིང༌།</text:p>
          </table:table-cell>
          <table:table-cell office:value-type="string">
            <text:p>/tsing/</text:p>
          </table:table-cell>
          <table:table-cell office:value-type="string">
            <text:p>(བྱ་ཁྱད་)</text:p>
          </table:table-cell>
          <table:table-cell office:value-type="string">
            <text:p>བྱ་བ་སྤྱོད་ལམ་ཚུ་འར་འུར་ཐབ་ཐོབ་ཚབ་འཚུབས་བཏང་འབད་མི།རང་དགར་དུ་འབད་མི།</text:p>
          </table:table-cell>
          <table:table-cell table:number-columns-repeated="252"/>
        </table:table-row>
        <table:table-row table:style-name="ro2">
          <table:table-cell office:value-type="string">
            <text:p>རྩིང་ཆོས།</text:p>
          </table:table-cell>
          <table:table-cell office:value-type="string">
            <text:p>/tsing choe/</text:p>
          </table:table-cell>
          <table:table-cell office:value-type="string">
            <text:p>(མིང་)</text:p>
          </table:table-cell>
          <table:table-cell office:value-type="string">
            <text:p>ལུགས་གཉིས་ཀྱི་ཁྲིམས་དང་མ་མཐུན་པའི་བྱེད་ལུགས་དང་བྱ་བཞག།</text:p>
          </table:table-cell>
          <table:table-cell table:number-columns-repeated="252"/>
        </table:table-row>
        <table:table-row table:style-name="ro2">
          <table:table-cell office:value-type="string">
            <text:p>རྩིང་སྤྱོད།</text:p>
          </table:table-cell>
          <table:table-cell office:value-type="string">
            <text:p>/tsing coe/</text:p>
          </table:table-cell>
          <table:table-cell office:value-type="string">
            <text:p>(མིང་)</text:p>
          </table:table-cell>
          <table:table-cell/>
          <table:table-cell office:value-type="string">
            <text:p>སྤྱོད་ལམ་རྩུབ་མོ།</text:p>
          </table:table-cell>
          <table:table-cell table:number-columns-repeated="251"/>
        </table:table-row>
        <table:table-row table:style-name="ro2">
          <table:table-cell office:value-type="string">
            <text:p>རྩིད།</text:p>
          </table:table-cell>
          <table:table-cell office:value-type="string">
            <text:p>/tsi/</text:p>
          </table:table-cell>
          <table:table-cell office:value-type="string">
            <text:p>(མིང་)</text:p>
          </table:table-cell>
          <table:table-cell office:value-type="string">
            <text:p>གཡག་གི་སྤུ་རྩུབ་དྲགས་ལུ་རྩིད་པ་ཟེར་སླབ་པའི་བསྡུས་ཚིག།</text:p>
          </table:table-cell>
          <table:table-cell table:number-columns-repeated="252"/>
        </table:table-row>
        <table:table-row table:style-name="ro2">
          <table:table-cell office:value-type="string">
            <text:p>རྩིད་སྐུད།</text:p>
          </table:table-cell>
          <table:table-cell office:value-type="string">
            <text:p>/tsi kue</text:p>
          </table:table-cell>
          <table:table-cell office:value-type="string">
            <text:p>(མིང་)</text:p>
          </table:table-cell>
          <table:table-cell office:value-type="string">
            <text:p>རྩིདཔ་འཁལ་འཁལ་བའི་སྐུདཔ།</text:p>
          </table:table-cell>
          <table:table-cell table:number-columns-repeated="252"/>
        </table:table-row>
        <table:table-row table:style-name="ro2">
          <table:table-cell office:value-type="string">
            <text:p>རྩིད་སྟན།</text:p>
          </table:table-cell>
          <table:table-cell office:value-type="string">
            <text:p>/tsi ten</text:p>
          </table:table-cell>
          <table:table-cell office:value-type="string">
            <text:p>(མིང་)</text:p>
          </table:table-cell>
          <table:table-cell office:value-type="string">
            <text:p>རྩིདཔ་གིས་བཟོ་བཟོ་བའི་གདན།</text:p>
          </table:table-cell>
          <table:table-cell table:number-columns-repeated="252"/>
        </table:table-row>
        <table:table-row table:style-name="ro2">
          <table:table-cell office:value-type="string">
            <text:p>རྩིད་ཐག</text:p>
          </table:table-cell>
          <table:table-cell office:value-type="string">
            <text:p>/tsi tha</text:p>
          </table:table-cell>
          <table:table-cell office:value-type="string">
            <text:p>(མིང་)</text:p>
          </table:table-cell>
          <table:table-cell office:value-type="string">
            <text:p>རྩིདཔ་འཁལ་བའི་ཐགཔ།འདི་ལུ་གནག་ཐག་ཟེར་ཡང་སླབ་ཨིན།</text:p>
          </table:table-cell>
          <table:table-cell table:number-columns-repeated="252"/>
        </table:table-row>
        <table:table-row table:style-name="ro2">
          <table:table-cell office:value-type="string">
            <text:p>རྩིད་པ།</text:p>
          </table:table-cell>
          <table:table-cell office:value-type="string">
            <text:p>/tsi pa/</text:p>
          </table:table-cell>
          <table:table-cell office:value-type="string">
            <text:p>(མིང་)</text:p>
          </table:table-cell>
          <table:table-cell office:value-type="string">
            <text:p>གཡག་གི་རྩིདཔ་ཟེར་ལ་ནོར་སེམས་ཅན་གྱི་གཟུགས་ཁ་ལས་སྐྱེས་མི་སྤུ་རྩུབ་དྲགས་ཅིག།</text:p>
          </table:table-cell>
          <table:table-cell table:number-columns-repeated="252"/>
        </table:table-row>
        <table:table-row table:style-name="ro2">
          <table:table-cell office:value-type="string">
            <text:p>རྩིདཔ།</text:p>
          </table:table-cell>
          <table:table-cell office:value-type="string">
            <text:p>/tsip/</text:p>
          </table:table-cell>
          <table:table-cell office:value-type="string">
            <text:p>(མིང་)</text:p>
          </table:table-cell>
          <table:table-cell office:value-type="string">
            <text:p>གཡག་གི་རྩིདཔ་རྩིད་པ་གི་བསྡུས་ཚིག།</text:p>
          </table:table-cell>
          <table:table-cell table:number-columns-repeated="252"/>
        </table:table-row>
        <table:table-row table:style-name="ro2">
          <table:table-cell office:value-type="string">
            <text:p>རྩིབ་མའི་སྒྲོ།</text:p>
          </table:table-cell>
          <table:table-cell office:value-type="string">
            <text:p>/tsib mai dro/</text:p>
          </table:table-cell>
          <table:table-cell office:value-type="string">
            <text:p>(མིང་)</text:p>
          </table:table-cell>
          <table:table-cell office:value-type="string">
            <text:p>གཟུགས་ཀྱི་རྩིབས་མའི་རུ་ཏོ་གི་མིང༌།</text:p>
          </table:table-cell>
          <table:table-cell table:number-columns-repeated="252"/>
        </table:table-row>
        <table:table-row table:style-name="ro2">
          <table:table-cell office:value-type="string">
            <text:p>རྩིབམ།</text:p>
          </table:table-cell>
          <table:table-cell office:value-type="string">
            <text:p>/tsim</text:p>
          </table:table-cell>
          <table:table-cell office:value-type="string">
            <text:p>(མིང་)</text:p>
          </table:table-cell>
          <table:table-cell office:value-type="string">
            <text:p>༡གཟུགས་ཁའི་རྩིབམ་༢ཁྱིམ་ཐོག་བཀབ་ནི་གི་རྩིབམ།གདངམ་འོག་གི་རྩིབམ།</text:p>
          </table:table-cell>
          <table:table-cell table:number-columns-repeated="252"/>
        </table:table-row>
        <table:table-row table:style-name="ro2">
          <table:table-cell office:value-type="string">
            <text:p>རྩིབས།</text:p>
          </table:table-cell>
          <table:table-cell office:value-type="string">
            <text:p>/tsib/</text:p>
          </table:table-cell>
          <table:table-cell office:value-type="string">
            <text:p>(མིང་)</text:p>
          </table:table-cell>
          <table:table-cell office:value-type="string">
            <text:p>འཁོར་ལོའི་ཟུར།</text:p>
          </table:table-cell>
          <table:table-cell table:number-columns-repeated="252"/>
        </table:table-row>
        <table:table-row table:style-name="ro2">
          <table:table-cell office:value-type="string">
            <text:p>རྩིབས་བརྒྱད།</text:p>
          </table:table-cell>
          <table:table-cell office:value-type="string">
            <text:p>/tsib ge/</text:p>
          </table:table-cell>
          <table:table-cell office:value-type="string">
            <text:p>(མིང་)</text:p>
          </table:table-cell>
          <table:table-cell office:value-type="string">
            <text:p>༡འཁོར་ལོ་གི་རྩིབས་བརྒྱད་ཡོད་མི།༢ཤར་ཕྱོགས་འཁོར་ལོ་རྩིབས་བརྒྱད་ཟེར་བ་ཅིན་དང་ཕུགས་འབདན་བཀྲིས་སྒང་གདུམ་བསམ་མོང་སྒར་ལྷུན་རྩེ་བྱ་དཀར་གཞལ་སྒང་ཀྲོང་གསར་བཀྲིས་གཡང་རྩེ་ཚུ་ལུ་སླབ་ཨིན།</text:p>
          </table:table-cell>
          <table:table-cell table:number-columns-repeated="252"/>
        </table:table-row>
        <table:table-row table:style-name="ro2">
          <table:table-cell office:value-type="string">
            <text:p>རྩིབས་མ།</text:p>
          </table:table-cell>
          <table:table-cell office:value-type="string">
            <text:p>/tsib ma/</text:p>
          </table:table-cell>
          <table:table-cell office:value-type="string">
            <text:p>(མིང་)</text:p>
          </table:table-cell>
          <table:table-cell office:value-type="string">
            <text:p>གཟུགས་ཀྱི་མཆན་ལོགས་གཡས་གཡོན་གྱི་རྩིབས་མ་རྩིབ་མའི་སྒྲོ་གཅིག་བཅག་ནུག་ཟེར་དོ་བཟུམ།</text:p>
          </table:table-cell>
          <table:table-cell table:number-columns-repeated="252"/>
        </table:table-row>
        <table:table-row table:style-name="ro2">
          <table:table-cell office:value-type="string">
            <text:p>རྩིབས་ལོགས།</text:p>
          </table:table-cell>
          <table:table-cell office:value-type="string">
            <text:p>/tsib lo</text:p>
          </table:table-cell>
          <table:table-cell office:value-type="string">
            <text:p>(མིང་)</text:p>
          </table:table-cell>
          <table:table-cell office:value-type="string">
            <text:p>མཆན་ལོགས་དང་དོན་གཅིག།</text:p>
          </table:table-cell>
          <table:table-cell table:number-columns-repeated="252"/>
        </table:table-row>
        <table:table-row table:style-name="ro2">
          <table:table-cell office:value-type="string">
            <text:p>རྩིབས་མ་ཧྲང་ཧྲང༌།</text:p>
          </table:table-cell>
          <table:table-cell office:value-type="string">
            <text:p>/tsib ma hhrang hhrang</text:p>
          </table:table-cell>
          <table:table-cell office:value-type="string">
            <text:p>(མིང་ཁྱད་)</text:p>
          </table:table-cell>
          <table:table-cell office:value-type="string">
            <text:p>གཟུགས་ཁར་ཉམས་ག་ནི་ཡང་མེད་པར་རྩིབ་མའི་རུ་ཏོ་ཕྱི་ཁ་ལས་མཐོང་མི།</text:p>
          </table:table-cell>
          <table:table-cell table:number-columns-repeated="252"/>
        </table:table-row>
        <table:table-row table:style-name="ro2">
          <table:table-cell office:value-type="string">
            <text:p>རྩིབས་ཤིང༌།</text:p>
          </table:table-cell>
          <table:table-cell office:value-type="string">
            <text:p>/tsib shing/</text:p>
          </table:table-cell>
          <table:table-cell office:value-type="string">
            <text:p>(མིང་)</text:p>
          </table:table-cell>
          <table:table-cell office:value-type="string">
            <text:p>སྨན་ལུ་འགྱོ་བཏུབ་པའི་ཤིང་གི་རིགས་ཅིག་ཡོད།འདི་རྐང་ལག་རུ་ཏོགཆག་མི་ཚུ་མཐུད་ནི་གི་སྨན་ལུ་འགྱོཝ་ཨིན།</text:p>
          </table:table-cell>
          <table:table-cell table:number-columns-repeated="252"/>
        </table:table-row>
        <table:table-row table:style-name="ro2">
          <table:table-cell office:value-type="string">
            <text:p>རྩིས།</text:p>
          </table:table-cell>
          <table:table-cell office:value-type="string">
            <text:p>/tsi/</text:p>
          </table:table-cell>
          <table:table-cell office:value-type="string">
            <text:p>(མིང་)</text:p>
          </table:table-cell>
          <table:table-cell office:value-type="string">
            <text:p>༡དཀར་རྩིས་དང་ནག་རྩིས་སྤྱིར་བཏང་གི་མིང༌།༢ཏི་རུ་གི་རྩིས་ལ་སོགས་པ་གྱངས་ཁ་བརྩིས་ཏེ་འབད་དགོ་པའི་ལཱ་རིགས་ཀྱི་མིང༌།</text:p>
          </table:table-cell>
          <table:table-cell table:number-columns-repeated="252"/>
        </table:table-row>
        <table:table-row table:style-name="ro2">
          <table:table-cell office:value-type="string">
            <text:p>རྩིས་རྐྱབ།</text:p>
          </table:table-cell>
          <table:table-cell office:value-type="string">
            <text:p>/tsi cab/</text:p>
          </table:table-cell>
          <table:table-cell office:value-type="string">
            <text:p>(བྱ་ཚིག་)</text:p>
          </table:table-cell>
          <table:table-cell office:value-type="string">
            <text:p>འོང་ཐོ།ཟད་ཐོ་གི་རྩིས་བཏོན་ནི།</text:p>
          </table:table-cell>
          <table:table-cell table:number-columns-repeated="252"/>
        </table:table-row>
        <table:table-row table:style-name="ro2">
          <table:table-cell office:value-type="string">
            <text:p>རྩིས་ཁ།</text:p>
          </table:table-cell>
          <table:table-cell office:value-type="string">
            <text:p>/tsi kha/</text:p>
          </table:table-cell>
          <table:table-cell office:value-type="string">
            <text:p>(མིང་)</text:p>
          </table:table-cell>
          <table:table-cell office:value-type="string">
            <text:p>༡རྩིས་ཐོག་ལུ་ཟེར་བའི་དོན།༢རྩིས་ཀྱི་རྣམ་གྲངས།</text:p>
          </table:table-cell>
          <table:table-cell table:number-columns-repeated="252"/>
        </table:table-row>
        <table:table-row table:style-name="ro2">
          <table:table-cell office:value-type="string">
            <text:p>རྩིས་ཁང༌།</text:p>
          </table:table-cell>
          <table:table-cell office:value-type="string">
            <text:p>/tsi khang/</text:p>
          </table:table-cell>
          <table:table-cell office:value-type="string">
            <text:p>(མིང་)</text:p>
          </table:table-cell>
          <table:table-cell office:value-type="string">
            <text:p>རྩིས་ཀྱི་ལཱ་འབད་སའི་ལས་ཁུངས་དང་ཡིག་ཚང་རྩིས་ཁང་གོང་མ་ཚུ།</text:p>
          </table:table-cell>
          <table:table-cell table:number-columns-repeated="252"/>
        </table:table-row>
        <table:table-row table:style-name="ro2">
          <table:table-cell office:value-type="string">
            <text:p>རྩིས་ཁུངས།</text:p>
          </table:table-cell>
          <table:table-cell office:value-type="string">
            <text:p>/tsi khung/</text:p>
          </table:table-cell>
          <table:table-cell office:value-type="string">
            <text:p>(མིང་)</text:p>
          </table:table-cell>
          <table:table-cell office:value-type="string">
            <text:p>༡རྩིས་ཁུངས་ཡོདཔ་མེདཔ་ཟེར་མི་ཆ་འཇོག་ཡོད་མེད་ཀྱི་དོན་ཁོ་གིས་ང་ལུ་རྩིས་ཁུངས་མ་པ་ལས་རང་མེད་ཟེར་དོ་བཟུམ།༢རྩིས་ཀྱི་ཁུངས་དོན།</text:p>
          </table:table-cell>
          <table:table-cell table:number-columns-repeated="252"/>
        </table:table-row>
        <table:table-row table:style-name="ro2">
          <table:table-cell office:value-type="string">
            <text:p>རྩིས་ཁྲ།</text:p>
          </table:table-cell>
          <table:table-cell office:value-type="string">
            <text:p>/tsi thra/</text:p>
          </table:table-cell>
          <table:table-cell office:value-type="string">
            <text:p>(མིང་)</text:p>
          </table:table-cell>
          <table:table-cell office:value-type="string">
            <text:p>རྩིས་ཡི་གུ་དང་རི་མོ་ལུ་བཀོད་པའི་ཤོག་ཁྲམ།ཟླ་རིམ་རྩིས་ཁྲ་ལོ་འཁོར་རྩིས་ཁྲ་རྩིས་ཀྱི་མ་ཡིག།སྙན་ཞུ་གི་རྩིས་ཁྲམ་ཚུ།</text:p>
          </table:table-cell>
          <table:table-cell table:number-columns-repeated="252"/>
        </table:table-row>
        <table:table-row table:style-name="ro2">
          <table:table-cell office:value-type="string">
            <text:p>རྩིས་འགོ་ཡན་ལག་ལྔ།</text:p>
          </table:table-cell>
          <table:table-cell office:value-type="string">
            <text:p>/tsi go yen la nga</text:p>
          </table:table-cell>
          <table:table-cell office:value-type="string">
            <text:p>(མིང་)</text:p>
          </table:table-cell>
          <table:table-cell office:value-type="string">
            <text:p>བཀའ་བསྟན་གྱི་གཞུང་བཤད་སྐབས་རྩོམ་པ་པོ་ག་གིས་མཛད་ཚུལ།ཁུངས་ག་ཏེ་ཐུག་ཚུལ།ཕྱོགས་ག་ཅི་ལུ་གཏོགས་ཚུལ།དགོས་ཆེད་ག་ཅི་གི་དོན་ལུ་མགུ་ལས་མཇུག་ཚུན་ལུ་དོན་དག་ག་ཅི་ཡོདཔ་ཨིན་ན་ཚུ་བཤད་ནི་ལྔ།</text:p>
          </table:table-cell>
          <table:table-cell table:number-columns-repeated="252"/>
        </table:table-row>
        <table:table-row table:style-name="ro2">
          <table:table-cell office:value-type="string">
            <text:p>རྩིས་འགྲིགས།</text:p>
          </table:table-cell>
          <table:table-cell office:value-type="string">
            <text:p>/tsi drig</text:p>
          </table:table-cell>
          <table:table-cell office:value-type="string">
            <text:p>(མིང་)</text:p>
          </table:table-cell>
          <table:table-cell office:value-type="string">
            <text:p>རྩིས་ཁ་མཉམ་པ།མགོ་ཐུག་པའི་དོན།རྩིས་འགྲིགས་ཚུགས་མི་ཚུགས་ཟེར་དོ་བཟུམ།</text:p>
          </table:table-cell>
          <table:table-cell table:number-columns-repeated="252"/>
        </table:table-row>
        <table:table-row table:style-name="ro2">
          <table:table-cell office:value-type="string">
            <text:p>རྩིས་གྲུབ།</text:p>
          </table:table-cell>
          <table:table-cell office:value-type="string">
            <text:p>/tsi drub/</text:p>
          </table:table-cell>
          <table:table-cell office:value-type="string">
            <text:p>(བྱ་ཚིག་)</text:p>
          </table:table-cell>
          <table:table-cell office:value-type="string">
            <text:p>རྩིས་འབྱོར་བའི་དོན།</text:p>
          </table:table-cell>
          <table:table-cell table:number-columns-repeated="252"/>
        </table:table-row>
        <table:table-row table:style-name="ro2">
          <table:table-cell office:value-type="string">
            <text:p>རྩིས་བསྒྱུར་ནི།</text:p>
          </table:table-cell>
          <table:table-cell office:value-type="string">
            <text:p>/tsi ju ni</text:p>
          </table:table-cell>
          <table:table-cell office:value-type="string">
            <text:p>(བྱ་ཚིག་)</text:p>
          </table:table-cell>
          <table:table-cell office:value-type="string">
            <text:p>དགུ་འཐབ་བརྐྱབས་ཏེ་རྩིས་བརྐྱབ་ནི།</text:p>
          </table:table-cell>
          <table:table-cell table:number-columns-repeated="252"/>
        </table:table-row>
        <table:table-row table:style-name="ro2">
          <table:table-cell office:value-type="string">
            <text:p>རྩིས་བཅུད།</text:p>
          </table:table-cell>
          <table:table-cell office:value-type="string">
            <text:p>/tsi cue/</text:p>
          </table:table-cell>
          <table:table-cell office:value-type="string">
            <text:p>(མིང་)</text:p>
          </table:table-cell>
          <table:table-cell office:value-type="string">
            <text:p>རྩིས་ཀྱི་བསྡོམས།རྩིས་ཀྱི་གྲུབ་འབྲས།</text:p>
          </table:table-cell>
          <table:table-cell table:number-columns-repeated="252"/>
        </table:table-row>
        <table:table-row table:style-name="ro2">
          <table:table-cell office:value-type="string">
            <text:p>རྩིས་ལྟ།</text:p>
          </table:table-cell>
          <table:table-cell office:value-type="string">
            <text:p>/tsi ta/</text:p>
          </table:table-cell>
          <table:table-cell office:value-type="string">
            <text:p>(མིང་)</text:p>
          </table:table-cell>
          <table:table-cell office:value-type="string">
            <text:p>༡གསོན་གཤིན་གྱི་རྩིས་བལྟ་ནི།ཨ་ལོ་གི་སྐྱེས་རྩིས་བལྟ་ནི་ཚུ་གི་བྱེད་ཚིག༢ལོ་འཁོར་གྱི་རྩིས་ཞིབ་དཔྱད་བརྐྱབ་བལྟ་ནི།</text:p>
          </table:table-cell>
          <table:table-cell table:number-columns-repeated="252"/>
        </table:table-row>
        <table:table-row table:style-name="ro2">
          <table:table-cell office:value-type="string">
            <text:p>རྩིས་ཆད།</text:p>
          </table:table-cell>
          <table:table-cell office:value-type="string">
            <text:p>/tsi che/</text:p>
          </table:table-cell>
          <table:table-cell office:value-type="string">
            <text:p>(བྱ་ཚིག་)</text:p>
          </table:table-cell>
          <table:table-cell office:value-type="string">
            <text:p>རྩིས་རྐྱབ་ད་མ་འགྲིགས་པར་ཆད་ཐོན་པའི་མིང་དང་བྱ་ཚིག།</text:p>
          </table:table-cell>
          <table:table-cell table:number-columns-repeated="252"/>
        </table:table-row>
        <table:table-row table:style-name="ro2">
          <table:table-cell office:value-type="string">
            <text:p>རྩིས་བཏོན།</text:p>
          </table:table-cell>
          <table:table-cell office:value-type="string">
            <text:p>/tsi toen/</text:p>
          </table:table-cell>
          <table:table-cell office:value-type="string">
            <text:p>(བྱ་ཚིག་)</text:p>
          </table:table-cell>
          <table:table-cell office:value-type="string">
            <text:p>རྩིས་བརྐྱབ་སྟེ་ལྷག་ཆད་སྙོམ་གསུམ་གྱི་གྲུབ་འབྲས་སྟོན་ནིའི་བྱ་ཚིག།</text:p>
          </table:table-cell>
          <table:table-cell table:number-columns-repeated="252"/>
        </table:table-row>
        <table:table-row table:style-name="ro2">
          <table:table-cell office:value-type="string">
            <text:p>རྩིས་ཐང༌།</text:p>
          </table:table-cell>
          <table:table-cell office:value-type="string">
            <text:p>/tsi thang/</text:p>
          </table:table-cell>
          <table:table-cell office:value-type="string">
            <text:p>(མིང་)</text:p>
          </table:table-cell>
          <table:table-cell office:value-type="string">
            <text:p>ལོ་མོ་དང་གཤིན་རྩིས་བལྟ་ནི་གི་རྩིས་ཐང་གབ་ཙེ་ཟེར་ཡང་སླབ་ཨིན།</text:p>
          </table:table-cell>
          <table:table-cell table:number-columns-repeated="252"/>
        </table:table-row>
        <table:table-row table:style-name="ro2">
          <table:table-cell office:value-type="string">
            <text:p>རྩིས་ཐོ།</text:p>
          </table:table-cell>
          <table:table-cell office:value-type="string">
            <text:p>/tsi tho/</text:p>
          </table:table-cell>
          <table:table-cell office:value-type="string">
            <text:p>(མིང་)</text:p>
          </table:table-cell>
          <table:table-cell office:value-type="string">
            <text:p>རྩིས་ཀྱི་ཐོ་ཡིགརྩིས་ཀྱི་བརྗེད་ཐོ་བཀོད་པའི་ཡི་གུ།</text:p>
          </table:table-cell>
          <table:table-cell table:number-columns-repeated="252"/>
        </table:table-row>
        <table:table-row table:style-name="ro2">
          <table:table-cell office:value-type="string">
            <text:p>རྩིས་དེབ།</text:p>
          </table:table-cell>
          <table:table-cell office:value-type="string">
            <text:p>/tsi deb/</text:p>
          </table:table-cell>
          <table:table-cell office:value-type="string">
            <text:p>(མིང་)</text:p>
          </table:table-cell>
          <table:table-cell office:value-type="string">
            <text:p>རྩིས་བཞག་སའི་ཐོ་དེབ་རྩིས་དེབ་མ་ཡིག་ཟླ་རིམ་རྩིས་དེབ།ཉིན་རིམ་རྩིས་དེབ།</text:p>
          </table:table-cell>
          <table:table-cell table:number-columns-repeated="252"/>
        </table:table-row>
        <table:table-row table:style-name="ro2">
          <table:table-cell office:value-type="string">
            <text:p>རྩིས་དྲུང༌།</text:p>
          </table:table-cell>
          <table:table-cell office:value-type="string">
            <text:p>/tsi drung/</text:p>
          </table:table-cell>
          <table:table-cell office:value-type="string">
            <text:p>(མིང་)</text:p>
          </table:table-cell>
          <table:table-cell office:value-type="string">
            <text:p>རྩིས་ཀྱི་ལཱ་འབད་མི་དྲུང་ཡིག་སྤྱིར་བཏང་གི་མིང༌།</text:p>
          </table:table-cell>
          <table:table-cell table:number-columns-repeated="252"/>
        </table:table-row>
        <table:table-row table:style-name="ro2">
          <table:table-cell office:value-type="string">
            <text:p>རྩིས་བདག</text:p>
          </table:table-cell>
          <table:table-cell office:value-type="string">
            <text:p>/tsi da</text:p>
          </table:table-cell>
          <table:table-cell office:value-type="string">
            <text:p>(མིང་)</text:p>
          </table:table-cell>
          <table:table-cell office:value-type="string">
            <text:p>རྩིས་བདག་བཟུང་སྟེ་བདག་འཛིན་འཐབ་པའི་མིང༌།</text:p>
          </table:table-cell>
          <table:table-cell table:number-columns-repeated="252"/>
        </table:table-row>
        <table:table-row table:style-name="ro2">
          <table:table-cell office:value-type="string">
            <text:p>རྩིས་རྡེལ།</text:p>
          </table:table-cell>
          <table:table-cell office:value-type="string">
            <text:p>/tsi del/</text:p>
          </table:table-cell>
          <table:table-cell office:value-type="string">
            <text:p>(མིང་)</text:p>
          </table:table-cell>
          <table:table-cell office:value-type="string">
            <text:p>༡གྱངས་ཁ་བརྩི་ནི་གི་རྡེའུ།༢རྩིས་དཀར་ནག་གི་རྡེའུ་བཀྲམ་ནི་གི་རྩིས་རྡེལ་དཀར་ནག།</text:p>
          </table:table-cell>
          <table:table-cell table:number-columns-repeated="252"/>
        </table:table-row>
        <table:table-row table:style-name="ro2">
          <table:table-cell office:value-type="string">
            <text:p>རྩིས་རྡོ།</text:p>
          </table:table-cell>
          <table:table-cell office:value-type="string">
            <text:p>/tsi do/</text:p>
          </table:table-cell>
          <table:table-cell office:value-type="string">
            <text:p>(མིང་)</text:p>
          </table:table-cell>
          <table:table-cell office:value-type="string">
            <text:p>མོན་རྩིས་རྐྱབ་ད་དགོ་ནིའི་རྡོ་ཅུང་ཚུ།</text:p>
          </table:table-cell>
          <table:table-cell table:number-columns-repeated="252"/>
        </table:table-row>
        <table:table-row table:style-name="ro2">
          <table:table-cell office:value-type="string">
            <text:p>རྩིས་སྡེ།</text:p>
          </table:table-cell>
          <table:table-cell office:value-type="string">
            <text:p>/tsi de/</text:p>
          </table:table-cell>
          <table:table-cell office:value-type="string">
            <text:p>(མིང་)</text:p>
          </table:table-cell>
          <table:table-cell office:value-type="string">
            <text:p>༡རྩིས་ཀྱི་ལཱ་འབད་མི་སྡེ་ཚན།༢རྩིས་ཀྱི་རྣམ་གྲངས་དབྱེ་བ་སོ་སོའི་སྡེ་ཚན།</text:p>
          </table:table-cell>
          <table:table-cell table:number-columns-repeated="252"/>
        </table:table-row>
        <table:table-row table:style-name="ro2">
          <table:table-cell office:value-type="string">
            <text:p>རྩིས་པ།</text:p>
          </table:table-cell>
          <table:table-cell office:value-type="string">
            <text:p>/tsi pa/</text:p>
          </table:table-cell>
          <table:table-cell office:value-type="string">
            <text:p>(མིང་)</text:p>
          </table:table-cell>
          <table:table-cell office:value-type="string">
            <text:p>དཀར་ནག་གི་རྩིས་ཤེས་མི་རྩིས་པའི་སློབ་དཔོན་ཚུ།</text:p>
          </table:table-cell>
          <table:table-cell table:number-columns-repeated="252"/>
        </table:table-row>
        <table:table-row table:style-name="ro2">
          <table:table-cell office:value-type="string">
            <text:p>རྩིས་དཔེ།</text:p>
          </table:table-cell>
          <table:table-cell office:value-type="string">
            <text:p>/tsi pe/</text:p>
          </table:table-cell>
          <table:table-cell office:value-type="string">
            <text:p>(མིང་)</text:p>
          </table:table-cell>
          <table:table-cell office:value-type="string">
            <text:p>རྩིས་བལྟ་ནི་གི་དཔེ་ཆ།</text:p>
          </table:table-cell>
          <table:table-cell table:number-columns-repeated="252"/>
        </table:table-row>
        <table:table-row table:style-name="ro2">
          <table:table-cell office:value-type="string">
            <text:p>རྩིས་དཔོན།</text:p>
          </table:table-cell>
          <table:table-cell office:value-type="string">
            <text:p>/tsi poen/</text:p>
          </table:table-cell>
          <table:table-cell office:value-type="string">
            <text:p>(མིང་)</text:p>
          </table:table-cell>
          <table:table-cell office:value-type="string">
            <text:p>ཡིག་ཚང་ནང་དངུལ་རྩིས་ཀྱི་ལཱ་བདག་འཛིན་འཐབ་མི་གི་འགོ་དཔོན།</text:p>
          </table:table-cell>
          <table:table-cell table:number-columns-repeated="252"/>
        </table:table-row>
        <table:table-row table:style-name="ro2">
          <table:table-cell office:value-type="string">
            <text:p>རྩིས་སྤྲོད།</text:p>
          </table:table-cell>
          <table:table-cell office:value-type="string">
            <text:p>/tsi troe/</text:p>
          </table:table-cell>
          <table:table-cell office:value-type="string">
            <text:p>(མིང་)</text:p>
          </table:table-cell>
          <table:table-cell office:value-type="string">
            <text:p>ལྷ་ཁང་གི་ཅ་ལ་གཞུང་གི་ཅ་ལ་ཚུ་གི་རྩིས་ཕར་ཚུར་སྤྲོད་ལེན་འབད་བའི་མིང༌།</text:p>
          </table:table-cell>
          <table:table-cell table:number-columns-repeated="252"/>
        </table:table-row>
        <table:table-row table:style-name="ro2">
          <table:table-cell office:value-type="string">
            <text:p>རྩིས་འཕྲུལ།</text:p>
          </table:table-cell>
          <table:table-cell office:value-type="string">
            <text:p>/tsi thruel/</text:p>
          </table:table-cell>
          <table:table-cell office:value-type="string">
            <text:p>(མིང་)</text:p>
          </table:table-cell>
          <table:table-cell office:value-type="string">
            <text:p>གློག་རིག་གི་རྩིས་བཏོན་མི་ལག་ཆས་ཅིག།</text:p>
          </table:table-cell>
          <table:table-cell table:number-columns-repeated="252"/>
        </table:table-row>
        <table:table-row table:style-name="ro2">
          <table:table-cell office:value-type="string">
            <text:p>རྩིས་འཕྲེང༌།</text:p>
          </table:table-cell>
          <table:table-cell office:value-type="string">
            <text:p>/tsi threng/</text:p>
          </table:table-cell>
          <table:table-cell office:value-type="string">
            <text:p>(མིང་)</text:p>
          </table:table-cell>
          <table:table-cell office:value-type="string">
            <text:p>རྒྱ་ནག་ལས་དར་བའི་རྩིས་རྐྱབ་ནིའི་ལག་ཆས་ཅིག།</text:p>
          </table:table-cell>
          <table:table-cell table:number-columns-repeated="252"/>
        </table:table-row>
        <table:table-row table:style-name="ro2">
          <table:table-cell office:value-type="string">
            <text:p>རྩིས་འཕྲོ།</text:p>
          </table:table-cell>
          <table:table-cell office:value-type="string">
            <text:p>/tsi thro/</text:p>
          </table:table-cell>
          <table:table-cell office:value-type="string">
            <text:p>(བྱ་ཁྱད་)</text:p>
          </table:table-cell>
          <table:table-cell office:value-type="string">
            <text:p>གྱངས་ཁ་རྐྱབ་འཕྲོ་རྩིས་རྐྱབ་འཕྲོ།</text:p>
          </table:table-cell>
          <table:table-cell table:number-columns-repeated="252"/>
        </table:table-row>
        <table:table-row table:style-name="ro2">
          <table:table-cell office:value-type="string">
            <text:p>རྩིས་བློན།</text:p>
          </table:table-cell>
          <table:table-cell office:value-type="string">
            <text:p>/tsi loen/</text:p>
          </table:table-cell>
          <table:table-cell office:value-type="string">
            <text:p>(མིང་)</text:p>
          </table:table-cell>
          <table:table-cell office:value-type="string">
            <text:p>དངུལ་རྩིས་བློན་པོ་རྒྱལ་ཁབ་ཅིག་གི་དངུལ་རྩིས་ཀྱི་རིགས་ལུ་དབང་ཚད་ཧྲིལ་བུ་ཡོད་མི་བློན་པོ།</text:p>
          </table:table-cell>
          <table:table-cell table:number-columns-repeated="252"/>
        </table:table-row>
        <table:table-row table:style-name="ro2">
          <table:table-cell office:value-type="string">
            <text:p>རྩིས་མེད།</text:p>
          </table:table-cell>
          <table:table-cell office:value-type="string">
            <text:p>/tsi me/</text:p>
          </table:table-cell>
          <table:table-cell office:value-type="string">
            <text:p>(མིང་)</text:p>
          </table:table-cell>
          <table:table-cell office:value-type="string">
            <text:p>༡ཕར་དང་ཚུར་སྤྲོད་ལེན་གྱི་རྩིས་མེདཔ།༢རྩིས་བདག་མེདཔ།གྲངས་སུ་མེདཔ་ཚུ།</text:p>
          </table:table-cell>
          <table:table-cell table:number-columns-repeated="252"/>
        </table:table-row>
        <table:table-row table:style-name="ro2">
          <table:table-cell office:value-type="string">
            <text:p>རྩིས་མོ།</text:p>
          </table:table-cell>
          <table:table-cell office:value-type="string">
            <text:p>/tsi mo/</text:p>
          </table:table-cell>
          <table:table-cell office:value-type="string">
            <text:p>(མིང་)</text:p>
          </table:table-cell>
          <table:table-cell office:value-type="string">
            <text:p>གཟའ་བདུན་གྱི་མོ་བཏབ་ཐངས་བཟུམ་རྩིས་བསྒྱུར་ཏེ་བཏབ་པའི་མོ།</text:p>
          </table:table-cell>
          <table:table-cell table:number-columns-repeated="252"/>
        </table:table-row>
        <table:table-row table:style-name="ro2">
          <table:table-cell office:value-type="string">
            <text:p>རྩིས་འཛིན།</text:p>
          </table:table-cell>
          <table:table-cell office:value-type="string">
            <text:p>/tsi dzin/</text:p>
          </table:table-cell>
          <table:table-cell office:value-type="string">
            <text:p>(མིང་)</text:p>
          </table:table-cell>
          <table:table-cell office:value-type="string">
            <text:p>རྩིས་དཔོན་གྱི་འོག་ལས་རྩིས་ཀྱི་ལཱ་བདག་འཛིན་འཐབ་མི།</text:p>
          </table:table-cell>
          <table:table-cell table:number-columns-repeated="252"/>
        </table:table-row>
        <table:table-row table:style-name="ro2">
          <table:table-cell office:value-type="string">
            <text:p>རྩིས་ཞིབ།</text:p>
          </table:table-cell>
          <table:table-cell office:value-type="string">
            <text:p>/tsi zhib/</text:p>
          </table:table-cell>
          <table:table-cell office:value-type="string">
            <text:p>(མིང་)</text:p>
          </table:table-cell>
          <table:table-cell office:value-type="string">
            <text:p>རྩིས་ཀྱི་ཞིབ་དཔྱད།</text:p>
          </table:table-cell>
          <table:table-cell table:number-columns-repeated="252"/>
        </table:table-row>
        <table:table-row table:style-name="ro2">
          <table:table-cell office:value-type="string">
            <text:p>རྩིས་ཞིབ་དབང་འཛིན།</text:p>
          </table:table-cell>
          <table:table-cell office:value-type="string">
            <text:p>/tsi zhib wang zin/</text:p>
          </table:table-cell>
          <table:table-cell office:value-type="string">
            <text:p>(མིང་)</text:p>
          </table:table-cell>
          <table:table-cell office:value-type="string">
            <text:p>རྩིས་ཀྱི་ཞིབ་དཔྱད་ལས་ཁུངས།</text:p>
          </table:table-cell>
          <table:table-cell table:number-columns-repeated="252"/>
        </table:table-row>
        <table:table-row table:style-name="ro2">
          <table:table-cell office:value-type="string">
            <text:p>རྩིས་ཞིབ་སྤྱི་ཁྱབ།</text:p>
          </table:table-cell>
          <table:table-cell office:value-type="string">
            <text:p>/tsi zhib ci chab/</text:p>
          </table:table-cell>
          <table:table-cell office:value-type="string">
            <text:p>(མིང་)</text:p>
          </table:table-cell>
          <table:table-cell office:value-type="string">
            <text:p>རྩིས་ཞིབ་རྐྱབ་མི་སྤྱི་ཁྱབ།</text:p>
          </table:table-cell>
          <table:table-cell table:number-columns-repeated="252"/>
        </table:table-row>
        <table:table-row table:style-name="ro2">
          <table:table-cell office:value-type="string">
            <text:p>རྩིས་གཞི།</text:p>
          </table:table-cell>
          <table:table-cell office:value-type="string">
            <text:p>/tsi zhi/</text:p>
          </table:table-cell>
          <table:table-cell office:value-type="string">
            <text:p>(མིང་)</text:p>
          </table:table-cell>
          <table:table-cell office:value-type="string">
            <text:p>༡རྩོད་གཞི་དང་དོན་འདྲ་རྩ་བོ་ཕན་ཚུན་གཉིས་མ་འགྲིགས་པའི་སྐོར་ལས་སླབ་གཞི་བརྐྱབ་ནི་ཁྲིམས་འགལ་གྱི་རྩོད་གཞི་སྐལ་བ་བགོ་བཤའི་རྩིས་གཞི་ཚུ།༢རྩིས་བརྐྱབ་ནི་གི་གཞི།</text:p>
          </table:table-cell>
          <table:table-cell table:number-columns-repeated="252"/>
        </table:table-row>
        <table:table-row table:style-name="ro2">
          <table:table-cell office:value-type="string">
            <text:p>རྩིས་གཞུང༌།</text:p>
          </table:table-cell>
          <table:table-cell office:value-type="string">
            <text:p>/tsi zhung/</text:p>
          </table:table-cell>
          <table:table-cell office:value-type="string">
            <text:p>(མིང་)</text:p>
          </table:table-cell>
          <table:table-cell office:value-type="string">
            <text:p>དཀར་ནག་རྩིས་རིག་གི་དོན་དག་ཁ་གསལ་སྟོན་པའི་དཔྱེ་ཆ་རྩིས་གཞུང་བཻཌུར་དཀར་པོ་ཚུ།</text:p>
          </table:table-cell>
          <table:table-cell table:number-columns-repeated="252"/>
        </table:table-row>
        <table:table-row table:style-name="ro2">
          <table:table-cell office:value-type="string">
            <text:p>རྩིས་བཞག</text:p>
          </table:table-cell>
          <table:table-cell office:value-type="string">
            <text:p>/tsi zha/</text:p>
          </table:table-cell>
          <table:table-cell office:value-type="string">
            <text:p>(བྱ་ཚིག་)</text:p>
          </table:table-cell>
          <table:table-cell office:value-type="string">
            <text:p>རྩིས་ཀྱི་ཐོ་ཡིག་བཀོད་དེ་བཞག་ནི།</text:p>
          </table:table-cell>
          <table:table-cell table:number-columns-repeated="252"/>
        </table:table-row>
        <table:table-row table:style-name="ro2">
          <table:table-cell office:value-type="string">
            <text:p>རྩིས་རིག</text:p>
          </table:table-cell>
          <table:table-cell office:value-type="string">
            <text:p>/tsi rig/</text:p>
          </table:table-cell>
          <table:table-cell office:value-type="string">
            <text:p>(མིང་)</text:p>
          </table:table-cell>
          <table:table-cell office:value-type="string">
            <text:p>དཀར་ནག་རྩིས་ཀྱི་ཤེས་ཡོན།</text:p>
          </table:table-cell>
          <table:table-cell table:number-columns-repeated="252"/>
        </table:table-row>
        <table:table-row table:style-name="ro2">
          <table:table-cell office:value-type="string">
            <text:p>རྩིས་ལས་གཙོ་འཛིན།</text:p>
          </table:table-cell>
          <table:table-cell office:value-type="string">
            <text:p>/tsi le tso dzin/</text:p>
          </table:table-cell>
          <table:table-cell office:value-type="string">
            <text:p>(མིང་)</text:p>
          </table:table-cell>
          <table:table-cell office:value-type="string">
            <text:p>རྩིས་དྲུང་ཚུ་གི་འགོ་བདག།</text:p>
          </table:table-cell>
          <table:table-cell table:number-columns-repeated="252"/>
        </table:table-row>
        <table:table-row table:style-name="ro2">
          <table:table-cell office:value-type="string">
            <text:p>རྩིས་ལེན།</text:p>
          </table:table-cell>
          <table:table-cell office:value-type="string">
            <text:p>/tsi len/</text:p>
          </table:table-cell>
          <table:table-cell office:value-type="string">
            <text:p>(བྱ་ཚིག་)</text:p>
          </table:table-cell>
          <table:table-cell office:value-type="string">
            <text:p>༡མི་གཅིག་ལས་གཅིག་གིས་ཅ་ཆས་རྩིས་ལེན་ནི།༢འགན་ཁག་ལེན་ནི།༣རྩིས་སྤྲོད་ཀྱི་འགལ་ཚིག།</text:p>
          </table:table-cell>
          <table:table-cell table:number-columns-repeated="252"/>
        </table:table-row>
        <table:table-row table:style-name="ro2">
          <table:table-cell office:value-type="string">
            <text:p>རྩིས་ལོ།</text:p>
          </table:table-cell>
          <table:table-cell office:value-type="string">
            <text:p>/tsi lo/</text:p>
          </table:table-cell>
          <table:table-cell office:value-type="string">
            <text:p>(མིང་)</text:p>
          </table:table-cell>
          <table:table-cell office:value-type="string">
            <text:p>རྩིས་བཞག་ནི་གི་དུས་མཚམས་བརྩི་ནིའི་ལོ།འབྲུག་རྒྱལ་ཁབ་ཀྱི་རྩིས་ལོ་སྤྱི་ཟླ་༧པ་ལས་ལོ་ཤུལ་མ་གི་སྤྱི་ཟླ་༦པ་ཚུན་ཨིན།</text:p>
          </table:table-cell>
          <table:table-cell table:number-columns-repeated="252"/>
        </table:table-row>
        <table:table-row table:style-name="ro2">
          <table:table-cell office:value-type="string">
            <text:p>རྩིས་ཤོག</text:p>
          </table:table-cell>
          <table:table-cell office:value-type="string">
            <text:p>/tsi shog/</text:p>
          </table:table-cell>
          <table:table-cell office:value-type="string">
            <text:p>(མིང་)</text:p>
          </table:table-cell>
          <table:table-cell office:value-type="string">
            <text:p>རྩིས་ཁར་བཀལ་དགོ་པའི་རྩིས་ཀྱི་ཡི་གུ་ཚུ།</text:p>
          </table:table-cell>
          <table:table-cell table:number-columns-repeated="252"/>
        </table:table-row>
        <table:table-row table:style-name="ro2">
          <table:table-cell office:value-type="string">
            <text:p>རྩིས་བཤེར།</text:p>
          </table:table-cell>
          <table:table-cell office:value-type="string">
            <text:p>/tsi sher/</text:p>
          </table:table-cell>
          <table:table-cell office:value-type="string">
            <text:p>(བྱ་ཚིག་)</text:p>
          </table:table-cell>
          <table:table-cell office:value-type="string">
            <text:p>རྩིས་བདག་བཏང་སྟེ་དབྱེ་བ་ཞིབ་ཞིབ་འབད་དཔྱད་ནི།</text:p>
          </table:table-cell>
          <table:table-cell table:number-columns-repeated="252"/>
        </table:table-row>
        <table:table-row table:style-name="ro2">
          <table:table-cell office:value-type="string">
            <text:p>རྩིསནི།</text:p>
          </table:table-cell>
          <table:table-cell office:value-type="string">
            <text:p>/tsin/</text:p>
          </table:table-cell>
          <table:table-cell office:value-type="string">
            <text:p>(བྱ་ཚིག་)</text:p>
          </table:table-cell>
          <table:table-cell office:value-type="string">
            <text:p>རྩིསནི་མ་རྐྱབ་པས།ཁནི་མ་སླབ་པས་བློ་མཇུག་བསྡུ་མི་ཚུགས་པས་ཟེར་དོ་བཟུམ།མིང་མཐའ་བསྡུས་ཚུལ།</text:p>
          </table:table-cell>
          <table:table-cell table:number-columns-repeated="252"/>
        </table:table-row>
        <table:table-row table:style-name="ro2">
          <table:table-cell office:value-type="string">
            <text:p>རྩིསཔ།</text:p>
          </table:table-cell>
          <table:table-cell office:value-type="string">
            <text:p>/tsip/</text:p>
          </table:table-cell>
          <table:table-cell office:value-type="string">
            <text:p>(མིང་)</text:p>
          </table:table-cell>
          <table:table-cell office:value-type="string">
            <text:p>གཡུས་ཁའི་རྩིསཔ་ཚུ།རྩིསཔ་གིས་སླབ་མི་དེ།མིང་མཐའ་བསྡུ་བའི་ཚིག།</text:p>
          </table:table-cell>
          <table:table-cell table:number-columns-repeated="252"/>
        </table:table-row>
        <table:table-row table:style-name="ro2">
          <table:table-cell office:value-type="string">
            <text:p>རྩུབ།</text:p>
          </table:table-cell>
          <table:table-cell office:value-type="string">
            <text:p>/tsub/</text:p>
          </table:table-cell>
          <table:table-cell office:value-type="string">
            <text:p>(མིང་ཁྱད་)</text:p>
          </table:table-cell>
          <table:table-cell office:value-type="string">
            <text:p>འཇམ་ལྕུག་ལྕུ་གི་འགལ་མིང༌།ཚ་དྲགས།</text:p>
          </table:table-cell>
          <table:table-cell table:number-columns-repeated="252"/>
        </table:table-row>
        <table:table-row table:style-name="ro2">
          <table:table-cell office:value-type="string">
            <text:p>རྩུབ་དྲགས།</text:p>
          </table:table-cell>
          <table:table-cell office:value-type="string">
            <text:p>/tsub dra</text:p>
          </table:table-cell>
          <table:table-cell office:value-type="string">
            <text:p>(མིང་ཁྱད་)</text:p>
          </table:table-cell>
          <table:table-cell office:value-type="string">
            <text:p>རེག་བྱ་ཚུ་འཇམ་ལྕུག་ལྕུ་མེདཔ།ཚ་དྲགས།༡སེམས་རྩུབ་དྲགས་ཟེར་མི་འདི་དེ་འཕྲོ་ལས་ཙིགཔ་ཟ་མི།༢ཚིག་རྩུབ་དྲགས་ཟེར་མི་དེ་གཞན་གྱི་སེམས་ཁར་ཕོག་པའི་གཏམ།༣རེག་བྱ་རྩུབ་དྲགས་ཚ་ཧྲོག་ཧྲོག་ཡོད་མི།</text:p>
          </table:table-cell>
          <table:table-cell table:number-columns-repeated="252"/>
        </table:table-row>
        <table:table-row table:style-name="ro2">
          <table:table-cell office:value-type="string">
            <text:p>རྩུབ་རྡར།</text:p>
          </table:table-cell>
          <table:table-cell office:value-type="string">
            <text:p>/tsub da</text:p>
          </table:table-cell>
          <table:table-cell office:value-type="string">
            <text:p>(མིང་)</text:p>
          </table:table-cell>
          <table:table-cell office:value-type="string">
            <text:p>གྱི་གི་རྣོས་མགྱོགས་དྲག་འབད་བཏོན་ནི་གི་བརྡར་རྡོ་རྩུབ་དྲགས།</text:p>
          </table:table-cell>
          <table:table-cell table:number-columns-repeated="252"/>
        </table:table-row>
        <table:table-row table:style-name="ro2">
          <table:table-cell office:value-type="string">
            <text:p>རྩུབ་སྤྱོད།</text:p>
          </table:table-cell>
          <table:table-cell office:value-type="string">
            <text:p>/tsub coe/</text:p>
          </table:table-cell>
          <table:table-cell office:value-type="string">
            <text:p>(མིང་)</text:p>
          </table:table-cell>
          <table:table-cell office:value-type="string">
            <text:p>རྩིང་སྤྱོད་དང་དོན་གཅིག།</text:p>
          </table:table-cell>
          <table:table-cell table:number-columns-repeated="252"/>
        </table:table-row>
        <table:table-row table:style-name="ro2">
          <table:table-cell office:value-type="string">
            <text:p>རྩུབ་ཚིག</text:p>
          </table:table-cell>
          <table:table-cell office:value-type="string">
            <text:p>/tsub tshig/</text:p>
          </table:table-cell>
          <table:table-cell office:value-type="string">
            <text:p>(མིང་)</text:p>
          </table:table-cell>
          <table:table-cell office:value-type="string">
            <text:p>རོགས་ཀྱི་སེམས་ཁར་ཕོག་པའི་ཚིག་སྲ་དྲགས།ཚོགས་བརྡ་གཏང་ནི་ཚུ།</text:p>
          </table:table-cell>
          <table:table-cell table:number-columns-repeated="252"/>
        </table:table-row>
        <table:table-row table:style-name="ro2">
          <table:table-cell office:value-type="string">
            <text:p>རྩེ།</text:p>
          </table:table-cell>
          <table:table-cell office:value-type="string">
            <text:p>/tse/</text:p>
          </table:table-cell>
          <table:table-cell office:value-type="string">
            <text:p>(མིང་)</text:p>
          </table:table-cell>
          <table:table-cell office:value-type="string">
            <text:p>རྩེ་མོའི་བསྡུས་ཚིག༡སྤྱི་ཏོག་མགུ་ཏོག༢མཆོག་ཏུ་གྱུར་པ།རྩེ་དྲུང་རྩེ་གཟིམ་དཔོན་བཟུམ།</text:p>
          </table:table-cell>
          <table:table-cell table:number-columns-repeated="252"/>
        </table:table-row>
        <table:table-row table:style-name="ro2">
          <table:table-cell office:value-type="string">
            <text:p>རྩེ་དགུ་པ།</text:p>
          </table:table-cell>
          <table:table-cell office:value-type="string">
            <text:p>/tse gu pa/</text:p>
          </table:table-cell>
          <table:table-cell office:value-type="string">
            <text:p>(མིང་)</text:p>
          </table:table-cell>
          <table:table-cell office:value-type="string">
            <text:p>སྤྱི་ཏོག་དགུ་ཡོད་མི།ལྷའི་ཕྱག་མཚན་རྡོ་རྗེ་རྩེ་དགུ་མ།</text:p>
          </table:table-cell>
          <table:table-cell table:number-columns-repeated="252"/>
        </table:table-row>
        <table:table-row table:style-name="ro2">
          <table:table-cell office:value-type="string">
            <text:p>རྩེ་གཅིག</text:p>
          </table:table-cell>
          <table:table-cell office:value-type="string">
            <text:p>/tse ci/</text:p>
          </table:table-cell>
          <table:table-cell office:value-type="string">
            <text:p>(མིང་)</text:p>
          </table:table-cell>
          <table:table-cell office:value-type="string">
            <text:p>༡སེམས་དྲན་པ་རྩེ་གཅིག་ཁར་བཀལ་ཟེར་བ་ཅིན་སེམས་དམིགས་གཏད་གཅིག་ལུ་མ་ཡེངས་པར་གཏད་པའི་དོན་དང་༢དེ་ལས་རྡོ་རྗེ་རྩེ་གཅིག་པའི་མིང་ཡང་ཨིན།</text:p>
          </table:table-cell>
          <table:table-cell table:number-columns-repeated="252"/>
        </table:table-row>
        <table:table-row table:style-name="ro2">
          <table:table-cell office:value-type="string">
            <text:p>རྩེ་གཉིས།</text:p>
          </table:table-cell>
          <table:table-cell office:value-type="string">
            <text:p>/tse nyi/</text:p>
          </table:table-cell>
          <table:table-cell office:value-type="string">
            <text:p>(མིང་)</text:p>
          </table:table-cell>
          <table:table-cell office:value-type="string">
            <text:p>༡སྤྱི་ཏོག་གཉིས་པའི་དོན་དང་༢བློ་རྩེ་གཉིས་ཀྱིས་བསམ་པའི་དོན་མི་འགྲུབ་ཁབ་རྩེ་གཉིས་ཀྱིས་ཚེམ་མི་འགྲུབ་ཟེར་དོ་བཟུམ་ཐེ་ཚོམ་གྱི་མིང་གཞན།</text:p>
          </table:table-cell>
          <table:table-cell table:number-columns-repeated="252"/>
        </table:table-row>
        <table:table-row table:style-name="ro2">
          <table:table-cell office:value-type="string">
            <text:p>རྩེ་ཐེར།</text:p>
          </table:table-cell>
          <table:table-cell office:value-type="string">
            <text:p>/tse ther/</text:p>
          </table:table-cell>
          <table:table-cell office:value-type="string">
            <text:p>(མིང་)</text:p>
          </table:table-cell>
          <table:table-cell office:value-type="string">
            <text:p>གོ་ལ་ཐེརམ་ལེགས་ཤོམ།རྩེ་ཐེར་ཤམ་ཐབས་ཟེར་དགེ་སློང་ཚུ་གིས་བཞེས་ནི་ཡོད།</text:p>
          </table:table-cell>
          <table:table-cell table:number-columns-repeated="252"/>
        </table:table-row>
        <table:table-row table:style-name="ro2">
          <table:table-cell office:value-type="string">
            <text:p>རྩེ་དྲགས།</text:p>
          </table:table-cell>
          <table:table-cell office:value-type="string">
            <text:p>/tse dra/</text:p>
          </table:table-cell>
          <table:table-cell office:value-type="string">
            <text:p>(མིང་ཁྱད་)</text:p>
          </table:table-cell>
          <table:table-cell office:value-type="string">
            <text:p>རིག་པ་གསལ་དྲགས་མཁས་དྲགས་ཚུ།</text:p>
          </table:table-cell>
          <table:table-cell table:number-columns-repeated="252"/>
        </table:table-row>
        <table:table-row table:style-name="ro2">
          <table:table-cell office:value-type="string">
            <text:p>རྩེ་པོ་ཏ་ལ།</text:p>
          </table:table-cell>
          <table:table-cell office:value-type="string">
            <text:p>/tse po ta la/</text:p>
          </table:table-cell>
          <table:table-cell office:value-type="string">
            <text:p>(མིང་)</text:p>
          </table:table-cell>
          <table:table-cell office:value-type="string">
            <text:p>ལྷ་སའི་རྩེ་པོ་ཏ་ལ།</text:p>
          </table:table-cell>
          <table:table-cell table:number-columns-repeated="252"/>
        </table:table-row>
        <table:table-row table:style-name="ro2">
          <table:table-cell office:value-type="string">
            <text:p>རྩེ་བར།</text:p>
          </table:table-cell>
          <table:table-cell office:value-type="string">
            <text:p>/tse war/</text:p>
          </table:table-cell>
          <table:table-cell office:value-type="string">
            <text:p>(མིང་)</text:p>
          </table:table-cell>
          <table:table-cell office:value-type="string">
            <text:p>༡པདྨ་དགའ་ཚལ་རྫོང་ཁག་འོག་གི་གཡུས་ཚན་ཅིག་གི་མིང་༢རྩེད་ཐང་ནང་རྩེདམོ་རྩེ་བར་འགྱོ་གེ་ཟེར་དོ་བཟུམ་རྩེདམོ་རྩེ་བའི་བྱ་ཚིག་རྣམ་དབྱེ་བཞི་པའི་སྦྱོར་ཚུལ།</text:p>
          </table:table-cell>
          <table:table-cell table:number-columns-repeated="252"/>
        </table:table-row>
        <table:table-row table:style-name="ro2">
          <table:table-cell office:value-type="string">
            <text:p>རྩེ་མི་རྩེ།</text:p>
          </table:table-cell>
          <table:table-cell office:value-type="string">
            <text:p>/tse mi tse/</text:p>
          </table:table-cell>
          <table:table-cell office:value-type="string">
            <text:p>(བྱ་ཁྱད་)</text:p>
          </table:table-cell>
          <table:table-cell office:value-type="string">
            <text:p>རིག་པ་རྩེ་མི་རྩེ་སེམས་རྩེ་མི་རྩེ་ཟེར་གནམ་མེད་ས་མེད་སྤྱང་དྲགས་ཡོདཔ།</text:p>
          </table:table-cell>
          <table:table-cell table:number-columns-repeated="252"/>
        </table:table-row>
        <table:table-row table:style-name="ro2">
          <table:table-cell office:value-type="string">
            <text:p>རྩེ་མོ།</text:p>
          </table:table-cell>
          <table:table-cell office:value-type="string">
            <text:p>/tse mo/</text:p>
          </table:table-cell>
          <table:table-cell office:value-type="string">
            <text:p>(མིང་)</text:p>
          </table:table-cell>
          <table:table-cell office:value-type="string">
            <text:p>རྩེ་དང་དོན་གཅིག།</text:p>
          </table:table-cell>
          <table:table-cell table:number-columns-repeated="252"/>
        </table:table-row>
        <table:table-row table:style-name="ro2">
          <table:table-cell office:value-type="string">
            <text:p>རྩེ་གཟེམ།</text:p>
          </table:table-cell>
          <table:table-cell office:value-type="string">
            <text:p>/tse zem/</text:p>
          </table:table-cell>
          <table:table-cell office:value-type="string">
            <text:p>(མིང་)</text:p>
          </table:table-cell>
          <table:table-cell office:value-type="string">
            <text:p>སྤ་ཚར་གྱིས་སྒྲོམ་བཟུམ་འབད་འཐག་འཐག་པའི་ཧོད།རྩེ་གཟེམ་ཀོ་དམར་ཅནམ་ཚུ།</text:p>
          </table:table-cell>
          <table:table-cell table:number-columns-repeated="252"/>
        </table:table-row>
        <table:table-row table:style-name="ro2">
          <table:table-cell office:value-type="string">
            <text:p>རྩེ་རི།</text:p>
          </table:table-cell>
          <table:table-cell office:value-type="string">
            <text:p>/tse ri/</text:p>
          </table:table-cell>
          <table:table-cell office:value-type="string">
            <text:p>(མིང་)</text:p>
          </table:table-cell>
          <table:table-cell office:value-type="string">
            <text:p>ལོ་བསྐོར་རྐྱབ་སྟེ་སྤྱོད་པའི་ཞིང༌།དཔེར་ན་ཞིང་ལཱ་འབད་མི་ཚུ་གིས་ལོ་གཅིག་ལཱ་འབད་ཞིནམ་ལས་ལོ་གཉིས་གསུམ་ལཱ་མ་འབད་བར་བཀོ་བཞག་སྟེ་ཚལ་མ་བཟུམ་ཐལ་བའི་ཞིང་ལུ་སླབ་ཨིན།རྩེ་རི་རྫམ་ཞིནམ་ལས་ཐོག་བཏབ་ནི་འདི་ནགས་ཚལ་ལུ་གནོད་ནི་འདི་གིས་གཞུང་ལས་བཀག་དམ་ཡོད་ཟེར་དོ་བཟུམ་འབྲུག་ལུ་སོ་ནམ་ལས་ཁུངས་མ་བཙུགས་པའི་ཧེ་མ་ཞིང་ས་སྤྱོད་ཐངས་ཅིག།</text:p>
          </table:table-cell>
          <table:table-cell table:number-columns-repeated="252"/>
        </table:table-row>
        <table:table-row table:style-name="ro2">
          <table:table-cell office:value-type="string">
            <text:p>རྩེ་རེ་རེ།</text:p>
          </table:table-cell>
          <table:table-cell office:value-type="string">
            <text:p>/tse re re/</text:p>
          </table:table-cell>
          <table:table-cell office:value-type="string">
            <text:p>(མིང་ཁྱད་)</text:p>
          </table:table-cell>
          <table:table-cell office:value-type="string">
            <text:p>མི་རྩེ་ཐག་ཐ་འདུག་ཟེར་བའི་ཁྱད་ཚིག།</text:p>
          </table:table-cell>
          <table:table-cell table:number-columns-repeated="252"/>
        </table:table-row>
        <table:table-row table:style-name="ro2">
          <table:table-cell office:value-type="string">
            <text:p>རྩེ་གསུམ་པ།</text:p>
          </table:table-cell>
          <table:table-cell office:value-type="string">
            <text:p>/tse sum pa/</text:p>
          </table:table-cell>
          <table:table-cell office:value-type="string">
            <text:p>(མིང་)</text:p>
          </table:table-cell>
          <table:table-cell office:value-type="string">
            <text:p>སྤྱི་ཏོག་གསུམ་འབད་མི།ལྷའི་ཕྱག་མཚན་རྡོ་རྗེ་རྩེ་གསུམ་པ།</text:p>
          </table:table-cell>
          <table:table-cell table:number-columns-repeated="252"/>
        </table:table-row>
        <table:table-row table:style-name="ro2">
          <table:table-cell office:value-type="string">
            <text:p>རྩེགཔ།</text:p>
          </table:table-cell>
          <table:table-cell office:value-type="string">
            <text:p>/tsep/</text:p>
          </table:table-cell>
          <table:table-cell office:value-type="string">
            <text:p>(བྱ་ཚིག་)</text:p>
          </table:table-cell>
          <table:table-cell office:value-type="string">
            <text:p>གཅིག་གུ་གཅིག་རྩེག་པའི་མིང༌།༡ཡི་གུ་རྩེག་པ།༢ཁ་རྩེགརིན་གོང་རྩེག་པ་ཚུ།</text:p>
          </table:table-cell>
          <table:table-cell table:number-columns-repeated="252"/>
        </table:table-row>
        <table:table-row table:style-name="ro2">
          <table:table-cell office:value-type="string">
            <text:p>རྩེགས།</text:p>
          </table:table-cell>
          <table:table-cell office:value-type="string">
            <text:p>/tse</text:p>
          </table:table-cell>
          <table:table-cell office:value-type="string">
            <text:p>(བྱ་ཚིག་)</text:p>
          </table:table-cell>
          <table:table-cell office:value-type="string">
            <text:p>གདན་རྩེགས་ད་ཟེར་བའི་སྐུལ་ཚིག།</text:p>
          </table:table-cell>
          <table:table-cell table:number-columns-repeated="252"/>
        </table:table-row>
        <table:table-row table:style-name="ro2">
          <table:table-cell office:value-type="string">
            <text:p>རྩེད།</text:p>
          </table:table-cell>
          <table:table-cell office:value-type="string">
            <text:p>/tse/</text:p>
          </table:table-cell>
          <table:table-cell office:value-type="string">
            <text:p>(མིང་)</text:p>
          </table:table-cell>
          <table:table-cell office:value-type="string">
            <text:p>རྩེད་མོ་གི་བསྡུས་ཚིགལག་རྩེད་རྐང་རྩེད་ཟེར་དོ་བཟུམ།</text:p>
          </table:table-cell>
          <table:table-cell table:number-columns-repeated="252"/>
        </table:table-row>
        <table:table-row table:style-name="ro2">
          <table:table-cell office:value-type="string">
            <text:p>རྩེད་ཁང༌།</text:p>
          </table:table-cell>
          <table:table-cell office:value-type="string">
            <text:p>/tse khang/</text:p>
          </table:table-cell>
          <table:table-cell office:value-type="string">
            <text:p>(མིང་)</text:p>
          </table:table-cell>
          <table:table-cell office:value-type="string">
            <text:p>རྩེདམོ་རྩེད་སའི་ཁྱིམ།</text:p>
          </table:table-cell>
          <table:table-cell table:number-columns-repeated="252"/>
        </table:table-row>
        <table:table-row table:style-name="ro2">
          <table:table-cell office:value-type="string">
            <text:p>རྩེད་གྲོགས།</text:p>
          </table:table-cell>
          <table:table-cell office:value-type="string">
            <text:p>/tse dro</text:p>
          </table:table-cell>
          <table:table-cell office:value-type="string">
            <text:p>(མིང་)</text:p>
          </table:table-cell>
          <table:table-cell office:value-type="string">
            <text:p>རྩེདམོ་རྩེད་མི་ཆ་རོགས།</text:p>
          </table:table-cell>
          <table:table-cell table:number-columns-repeated="252"/>
        </table:table-row>
        <table:table-row table:style-name="ro2">
          <table:table-cell office:value-type="string">
            <text:p>རྩེད་འགྲན།</text:p>
          </table:table-cell>
          <table:table-cell office:value-type="string">
            <text:p>/tse dren/</text:p>
          </table:table-cell>
          <table:table-cell office:value-type="string">
            <text:p>(མིང་)</text:p>
          </table:table-cell>
          <table:table-cell office:value-type="string">
            <text:p>རྩེད་མོའི་འགྲན་བསྡུར།རྩེད་རིགས་འགྲན་བསྡུར།</text:p>
          </table:table-cell>
          <table:table-cell table:number-columns-repeated="252"/>
        </table:table-row>
        <table:table-row table:style-name="ro2">
          <table:table-cell office:value-type="string">
            <text:p>རྩེད་ཆས།</text:p>
          </table:table-cell>
          <table:table-cell office:value-type="string">
            <text:p>/tse che/</text:p>
          </table:table-cell>
          <table:table-cell office:value-type="string">
            <text:p>(མིང)</text:p>
          </table:table-cell>
          <table:table-cell office:value-type="string">
            <text:p>རྩེདམོ་རྩེད་ནི་གི་ཅ་ལ་ཚུ།</text:p>
          </table:table-cell>
          <table:table-cell table:number-columns-repeated="252"/>
        </table:table-row>
        <table:table-row table:style-name="ro2">
          <table:table-cell office:value-type="string">
            <text:p>རྩེད་སྟོན།</text:p>
          </table:table-cell>
          <table:table-cell office:value-type="string">
            <text:p>/tse toen/</text:p>
          </table:table-cell>
          <table:table-cell office:value-type="string">
            <text:p>(མིང་)</text:p>
          </table:table-cell>
          <table:table-cell office:value-type="string">
            <text:p>རྩེདམོའི་ལྟདམོ་སྟོན་པའི་དགའ་སྟོན།</text:p>
          </table:table-cell>
          <table:table-cell table:number-columns-repeated="252"/>
        </table:table-row>
        <table:table-row table:style-name="ro2">
          <table:table-cell office:value-type="string">
            <text:p>རྩེད་སྟོན་ཁང༌།</text:p>
          </table:table-cell>
          <table:table-cell office:value-type="string">
            <text:p>/tse toen khang/</text:p>
          </table:table-cell>
          <table:table-cell office:value-type="string">
            <text:p>(མིང་)</text:p>
          </table:table-cell>
          <table:table-cell office:value-type="string">
            <text:p>རྩེད་ཁང་དང་དོན་གཅིག།</text:p>
          </table:table-cell>
          <table:table-cell table:number-columns-repeated="252"/>
        </table:table-row>
        <table:table-row table:style-name="ro2">
          <table:table-cell office:value-type="string">
            <text:p>རྩེད་ཐང༌།</text:p>
          </table:table-cell>
          <table:table-cell office:value-type="string">
            <text:p>/tse thang/</text:p>
          </table:table-cell>
          <table:table-cell office:value-type="string">
            <text:p>(མིང་)</text:p>
          </table:table-cell>
          <table:table-cell office:value-type="string">
            <text:p>རྩེད་མོ་རྩེ་སའི་ཐང་རྩེད་ར་ཟེར་ཡང་སླབ་འོང༌།</text:p>
          </table:table-cell>
          <table:table-cell table:number-columns-repeated="252"/>
        </table:table-row>
        <table:table-row table:style-name="ro2">
          <table:table-cell office:value-type="string">
            <text:p>རྩེད་སྣ།</text:p>
          </table:table-cell>
          <table:table-cell office:value-type="string">
            <text:p>/tse na/</text:p>
          </table:table-cell>
          <table:table-cell office:value-type="string">
            <text:p>(མིང་)</text:p>
          </table:table-cell>
          <table:table-cell office:value-type="string">
            <text:p>རྩེདམོ་སྣ་ཁག་མ་འདྲཝ་ལེ་ཤ་གི་མིང༌།</text:p>
          </table:table-cell>
          <table:table-cell table:number-columns-repeated="252"/>
        </table:table-row>
        <table:table-row table:style-name="ro2">
          <table:table-cell office:value-type="string">
            <text:p>རྩེད་དཔང༌།</text:p>
          </table:table-cell>
          <table:table-cell office:value-type="string">
            <text:p>/tse pang/</text:p>
          </table:table-cell>
          <table:table-cell office:value-type="string">
            <text:p>(མིང་)</text:p>
          </table:table-cell>
          <table:table-cell office:value-type="string">
            <text:p>རྩེདམོ་རྩེཝ་ད་གི་དཔང་དཔོན།དྲང་དཔོན།</text:p>
          </table:table-cell>
          <table:table-cell table:number-columns-repeated="252"/>
        </table:table-row>
        <table:table-row table:style-name="ro2">
          <table:table-cell office:value-type="string">
            <text:p>རྩེད་ར།</text:p>
          </table:table-cell>
          <table:table-cell office:value-type="string">
            <text:p>/tse ra/</text:p>
          </table:table-cell>
          <table:table-cell office:value-type="string">
            <text:p>(མིང་)</text:p>
          </table:table-cell>
          <table:table-cell office:value-type="string">
            <text:p>རྩེདམོ་རྩེ་ས་རྩེདམོ་རྩེད་ཐང་ཚུ།</text:p>
          </table:table-cell>
          <table:table-cell table:number-columns-repeated="252"/>
        </table:table-row>
        <table:table-row table:style-name="ro2">
          <table:table-cell office:value-type="string">
            <text:p>རྩེད་མི།</text:p>
          </table:table-cell>
          <table:table-cell office:value-type="string">
            <text:p>/tse mi/</text:p>
          </table:table-cell>
          <table:table-cell office:value-type="string">
            <text:p>(མིང་)</text:p>
          </table:table-cell>
          <table:table-cell office:value-type="string">
            <text:p>རྩེདམོ་རྩེད་མི་གི་མི།</text:p>
          </table:table-cell>
          <table:table-cell table:number-columns-repeated="252"/>
        </table:table-row>
        <table:table-row table:style-name="ro2">
          <table:table-cell office:value-type="string">
            <text:p>རྩེད་ལྷམ།</text:p>
          </table:table-cell>
          <table:table-cell office:value-type="string">
            <text:p>/tse lhham/</text:p>
          </table:table-cell>
          <table:table-cell office:value-type="string">
            <text:p>(མིང་)</text:p>
          </table:table-cell>
          <table:table-cell office:value-type="string">
            <text:p>རྩེདམོ་རྩེཝ་ད་བཙུགས་ནིའི་ལྷམ།</text:p>
          </table:table-cell>
          <table:table-cell table:number-columns-repeated="252"/>
        </table:table-row>
        <table:table-row table:style-name="ro2">
          <table:table-cell office:value-type="string">
            <text:p>རྩེདན།</text:p>
          </table:table-cell>
          <table:table-cell office:value-type="string">
            <text:p>/tsen/</text:p>
          </table:table-cell>
          <table:table-cell office:value-type="string">
            <text:p>(བྱ་ཁྱད་)</text:p>
          </table:table-cell>
          <table:table-cell office:value-type="string">
            <text:p>རྩེདམོ་རྩེད་བ་ཅིན་ལུས་སྦྱོང་ལུ་ཕན།</text:p>
          </table:table-cell>
          <table:table-cell table:number-columns-repeated="252"/>
        </table:table-row>
        <table:table-row table:style-name="ro2">
          <table:table-cell office:value-type="string">
            <text:p>རྩེདམོ།</text:p>
          </table:table-cell>
          <table:table-cell office:value-type="string">
            <text:p>/tsem/</text:p>
          </table:table-cell>
          <table:table-cell office:value-type="string">
            <text:p>(མིང་)</text:p>
          </table:table-cell>
          <table:table-cell office:value-type="string">
            <text:p>རྩེད་མོ་གི་བསྡུས་ཚིག།</text:p>
          </table:table-cell>
          <table:table-cell table:number-columns-repeated="252"/>
        </table:table-row>
        <table:table-row table:style-name="ro2">
          <table:table-cell office:value-type="string">
            <text:p>རྩེམ་མཇུག</text:p>
          </table:table-cell>
          <table:table-cell office:value-type="string">
            <text:p>/tsem ju/</text:p>
          </table:table-cell>
          <table:table-cell office:value-type="string">
            <text:p>(མིང་ཁྱད)</text:p>
          </table:table-cell>
          <table:table-cell office:value-type="string">
            <text:p>དབྱིབས་ཀྱི་ཁྱད་ཚིགཡི་གུའི་རྩེམ་མཇུག་བཏོན་ཏེ་བྲིས་ཟེར་བ་ཅིན་མཇུག་ཕྱ་སི་སི་ཡོདཔ།རྩེམ་མཇུག་མི་ནུག་ཟེར་བ་ཅིན་མགུ་དང་མཇུག་སྦོམ་ཆུང་འདྲན་འདྲ་ཡོདཔ།</text:p>
          </table:table-cell>
          <table:table-cell table:number-columns-repeated="252"/>
        </table:table-row>
        <table:table-row table:style-name="ro2">
          <table:table-cell office:value-type="string">
            <text:p>རྩེར།</text:p>
          </table:table-cell>
          <table:table-cell office:value-type="string">
            <text:p>/tser/</text:p>
          </table:table-cell>
          <table:table-cell office:value-type="string">
            <text:p>(མིང་)</text:p>
          </table:table-cell>
          <table:table-cell office:value-type="string">
            <text:p>༡རིའི་རྩེ་ལུ་ཟེར་ལ་དོན་སྦྱར་བ།༢ཐགས་འཐགཔ་ད་དགོ་པའི་ལག་ཆ་རྩེར།ལག་ཆ་རྩེར།སྐད་ཀྱི་རྩེ་བཏོན་ནི།</text:p>
          </table:table-cell>
          <table:table-cell table:number-columns-repeated="252"/>
        </table:table-row>
        <table:table-row table:style-name="ro2">
          <table:table-cell office:value-type="string">
            <text:p>རྩེར་རྐྱབ།</text:p>
          </table:table-cell>
          <table:table-cell office:value-type="string">
            <text:p>/tse cab/</text:p>
          </table:table-cell>
          <table:table-cell office:value-type="string">
            <text:p>(བྱ་ཚིག་)</text:p>
          </table:table-cell>
          <table:table-cell office:value-type="string">
            <text:p>རྐང་དུང་དང་དུང་ཚུ་སྐད་ཤུགས་འབད་འཕུ་བའི་དོན།</text:p>
          </table:table-cell>
          <table:table-cell table:number-columns-repeated="252"/>
        </table:table-row>
        <table:table-row table:style-name="ro2">
          <table:table-cell office:value-type="string">
            <text:p>རྩེར་སོན།</text:p>
          </table:table-cell>
          <table:table-cell office:value-type="string">
            <text:p>/tse soen</text:p>
          </table:table-cell>
          <table:table-cell office:value-type="string">
            <text:p>(མིང་)</text:p>
          </table:table-cell>
          <table:table-cell office:value-type="string">
            <text:p>༡རིའི་རྩེར་ལྷོད་ནི་ཤིང་གི་རྩེར་ལྷོད་ནི་༢ཤེས་ཡོན་མཐར་འཁྱོལ་བ།མཐར་ཕྱིན་པ་ཚུ།</text:p>
          </table:table-cell>
          <table:table-cell table:number-columns-repeated="252"/>
        </table:table-row>
        <table:table-row table:style-name="ro2">
          <table:table-cell office:value-type="string">
            <text:p>རྩོད།</text:p>
          </table:table-cell>
          <table:table-cell office:value-type="string">
            <text:p>/tsoe/</text:p>
          </table:table-cell>
          <table:table-cell office:value-type="string">
            <text:p>(བྱ་ཚིག་)</text:p>
          </table:table-cell>
          <table:table-cell office:value-type="string">
            <text:p>ཤགས་རྐྱབ་ནི།རྩོད་པ་རྐྱབ་ནི་གི་བྱེད་ཚིག་འཆད་རྩོད་རྩོམ་གསུམ་ཟེར་བ་ཅིན་མཁས་པའི་ལས་གསུམ་ལུ་གོཝ་ཨིན།</text:p>
          </table:table-cell>
          <table:table-cell table:number-columns-repeated="252"/>
        </table:table-row>
        <table:table-row table:style-name="ro2">
          <table:table-cell office:value-type="string">
            <text:p>རྩོད་གྲྭ</text:p>
          </table:table-cell>
          <table:table-cell office:value-type="string">
            <text:p>/tsoe dra/</text:p>
          </table:table-cell>
          <table:table-cell office:value-type="string">
            <text:p>(མིང་)</text:p>
          </table:table-cell>
          <table:table-cell office:value-type="string">
            <text:p>རིག་ལམ་རྩོད་ནི་ཡོད་པའི་མཚན་ཉིད་སློབ་གྲྭ།</text:p>
          </table:table-cell>
          <table:table-cell table:number-columns-repeated="252"/>
        </table:table-row>
        <table:table-row table:style-name="ro2">
          <table:table-cell office:value-type="string">
            <text:p>རྩོད་གླེང༌།</text:p>
          </table:table-cell>
          <table:table-cell office:value-type="string">
            <text:p>/tsoe leng/</text:p>
          </table:table-cell>
          <table:table-cell office:value-type="string">
            <text:p>(མིང་)</text:p>
          </table:table-cell>
          <table:table-cell office:value-type="string">
            <text:p>སླབ་གཞི་བརྐྱབ་ནི་རྩོདཔ་བརྐྱབ་ནི་ཚུ།མཚན་ཉིད་བརྡུང་ནི།མཚན་ཉིད་བརྐྱབ་ནི་ཚུ།</text:p>
          </table:table-cell>
          <table:table-cell table:number-columns-repeated="252"/>
        </table:table-row>
        <table:table-row table:style-name="ro2">
          <table:table-cell office:value-type="string">
            <text:p>རྩོད་ཉོགས།</text:p>
          </table:table-cell>
          <table:table-cell office:value-type="string">
            <text:p>/tsoe nyog</text:p>
          </table:table-cell>
          <table:table-cell office:value-type="string">
            <text:p>(བྱ་ཁྱད་)</text:p>
          </table:table-cell>
          <table:table-cell office:value-type="string">
            <text:p>སླབ་གཞི་བརྐྱབ་ནི་གི་གཞི་ཉག་ཉོགས་ཡོད་མི།</text:p>
          </table:table-cell>
          <table:table-cell table:number-columns-repeated="252"/>
        </table:table-row>
        <table:table-row table:style-name="ro2">
          <table:table-cell office:value-type="string">
            <text:p>རྩོད་རྙོགས།</text:p>
          </table:table-cell>
          <table:table-cell office:value-type="string">
            <text:p>/tsoe nyog</text:p>
          </table:table-cell>
          <table:table-cell office:value-type="string">
            <text:p>(མིང་)</text:p>
          </table:table-cell>
          <table:table-cell office:value-type="string">
            <text:p>རྩོད་ཉོགས་དང་དོན་གཅིག།</text:p>
          </table:table-cell>
          <table:table-cell table:number-columns-repeated="252"/>
        </table:table-row>
        <table:table-row table:style-name="ro2">
          <table:table-cell office:value-type="string">
            <text:p>རྩོད་དུས།</text:p>
          </table:table-cell>
          <table:table-cell office:value-type="string">
            <text:p>/tsoe due/</text:p>
          </table:table-cell>
          <table:table-cell office:value-type="string">
            <text:p>(མིང་)</text:p>
          </table:table-cell>
          <table:table-cell office:value-type="string">
            <text:p>དུས་བཞིའི་ནང་ལས་རྩོད་ལྡན་གྱི་དུས་ཟེར་བའི་བསྡུས་ཚིག།</text:p>
          </table:table-cell>
          <table:table-cell table:number-columns-repeated="252"/>
        </table:table-row>
        <table:table-row table:style-name="ro2">
          <table:table-cell office:value-type="string">
            <text:p>རྩོད་བསྡུར།</text:p>
          </table:table-cell>
          <table:table-cell office:value-type="string">
            <text:p>/tsoe dur</text:p>
          </table:table-cell>
          <table:table-cell office:value-type="string">
            <text:p>(བྱ་ཚིག་)</text:p>
          </table:table-cell>
          <table:table-cell office:value-type="string">
            <text:p>རྩོད་འགྲན་ག་བསྡུར་འབད་ནི།</text:p>
          </table:table-cell>
          <table:table-cell table:number-columns-repeated="252"/>
        </table:table-row>
        <table:table-row table:style-name="ro2">
          <table:table-cell office:value-type="string">
            <text:p>རྩོད་གནས།</text:p>
          </table:table-cell>
          <table:table-cell office:value-type="string">
            <text:p>/tsoe ne/</text:p>
          </table:table-cell>
          <table:table-cell office:value-type="string">
            <text:p>(མིང་)</text:p>
          </table:table-cell>
          <table:table-cell office:value-type="string">
            <text:p>རྩོད་པ་རྐྱབ་སའི་ས་སྒོ།</text:p>
          </table:table-cell>
          <table:table-cell table:number-columns-repeated="252"/>
        </table:table-row>
        <table:table-row table:style-name="ro2">
          <table:table-cell office:value-type="string">
            <text:p>རྩོད་པ་རྐྱབ།</text:p>
          </table:table-cell>
          <table:table-cell office:value-type="string">
            <text:p>/tsoe pa cab/</text:p>
          </table:table-cell>
          <table:table-cell office:value-type="string">
            <text:p>(བྱ་ཚིག་)</text:p>
          </table:table-cell>
          <table:table-cell office:value-type="string">
            <text:p>མཚན་ཉིད་པ་ཚུ་རྩོད་པ་རྐྱབ་ནི་དཔེར་ན་དུ་ལྡན་ལ་ཆོས་ཅན་མེ་ཡོད་དེ་དུ་པ་ཡོད་པའི་ཕྱིར་ཟེར་རྩོད་གཞི་མེ་གི་ཐོག་ལུ་རྟགས་དུ་བ་བཀོད་དེ་རྩོད་དོ་བཟུམ།</text:p>
          </table:table-cell>
          <table:table-cell table:number-columns-repeated="252"/>
        </table:table-row>
        <table:table-row table:style-name="ro2">
          <table:table-cell office:value-type="string">
            <text:p>རྩོད་བྲལ།</text:p>
          </table:table-cell>
          <table:table-cell office:value-type="string">
            <text:p>/tsoe drel/</text:p>
          </table:table-cell>
          <table:table-cell office:value-type="string">
            <text:p>(བྱ་ཁྱད་)</text:p>
          </table:table-cell>
          <table:table-cell office:value-type="string">
            <text:p>༡རྩོད་པ་མེདཔ།༢ག་ར་ཁ་འཆམ་པ།</text:p>
          </table:table-cell>
          <table:table-cell table:number-columns-repeated="252"/>
        </table:table-row>
        <table:table-row table:style-name="ro2">
          <table:table-cell office:value-type="string">
            <text:p>རྩོད་མེད།</text:p>
          </table:table-cell>
          <table:table-cell office:value-type="string">
            <text:p>/tsoe me/</text:p>
          </table:table-cell>
          <table:table-cell office:value-type="string">
            <text:p>(བྱ་ཁྱད་)</text:p>
          </table:table-cell>
          <table:table-cell office:value-type="string">
            <text:p>རྩོད་བྲལ་དང་དོན་གཅིག།</text:p>
          </table:table-cell>
          <table:table-cell table:number-columns-repeated="252"/>
        </table:table-row>
        <table:table-row table:style-name="ro2">
          <table:table-cell office:value-type="string">
            <text:p>རྩོད་རྩ།</text:p>
          </table:table-cell>
          <table:table-cell office:value-type="string">
            <text:p>/tsoe tsa/</text:p>
          </table:table-cell>
          <table:table-cell office:value-type="string">
            <text:p>(མིང་ཁྱད་)</text:p>
          </table:table-cell>
          <table:table-cell office:value-type="string">
            <text:p>༡སླབ་གཞི་རྐྱབ་མི་རྩ་བོ་ངོ་མ།ཞུ་ཚིག་ཧེ་མ་ཕུལ་མི།༢རྩོད་དགོ་པའི་དོན་རྩ།</text:p>
          </table:table-cell>
          <table:table-cell table:number-columns-repeated="252"/>
        </table:table-row>
        <table:table-row table:style-name="ro2">
          <table:table-cell office:value-type="string">
            <text:p>རྩོད་ཚབ།</text:p>
          </table:table-cell>
          <table:table-cell office:value-type="string">
            <text:p>/tsoe tshab/</text:p>
          </table:table-cell>
          <table:table-cell office:value-type="string">
            <text:p>(མིང་)</text:p>
          </table:table-cell>
          <table:table-cell office:value-type="string">
            <text:p>རྩ་བོའི་ཚབ་མ་འབད་རྩོད་གཞི་རྐྱབ་མི།</text:p>
          </table:table-cell>
          <table:table-cell table:number-columns-repeated="252"/>
        </table:table-row>
        <table:table-row table:style-name="ro2">
          <table:table-cell office:value-type="string">
            <text:p>རྩོད་འཛིན།</text:p>
          </table:table-cell>
          <table:table-cell office:value-type="string">
            <text:p>/tsoe dzin/</text:p>
          </table:table-cell>
          <table:table-cell office:value-type="string">
            <text:p>(མིང་)</text:p>
          </table:table-cell>
          <table:table-cell office:value-type="string">
            <text:p>སླབ་གཞི་རྐྱབ་མི་ཚུ་གི་མིང་ཐོ་བདག་འཛིན་འཐབ་མི།</text:p>
          </table:table-cell>
          <table:table-cell table:number-columns-repeated="252"/>
        </table:table-row>
        <table:table-row table:style-name="ro2">
          <table:table-cell office:value-type="string">
            <text:p>རྩོད་གཞི།</text:p>
          </table:table-cell>
          <table:table-cell office:value-type="string">
            <text:p>/tsoe zhi/</text:p>
          </table:table-cell>
          <table:table-cell office:value-type="string">
            <text:p>(མིང་)</text:p>
          </table:table-cell>
          <table:table-cell office:value-type="string">
            <text:p>སླབ་གཞི་དང་དོན་གཅིགརྩོད་དགོ་པའི་གཞི་གནད།</text:p>
          </table:table-cell>
          <table:table-cell table:number-columns-repeated="252"/>
        </table:table-row>
        <table:table-row table:style-name="ro2">
          <table:table-cell office:value-type="string">
            <text:p>རྩོད་ཟླ།</text:p>
          </table:table-cell>
          <table:table-cell office:value-type="string">
            <text:p>/tsoe da/</text:p>
          </table:table-cell>
          <table:table-cell office:value-type="string">
            <text:p>(མིང་)</text:p>
          </table:table-cell>
          <table:table-cell office:value-type="string">
            <text:p>རྩ་བོ་ངོ་མའི་བྱང་ཕྱད།རྩོད་ལན་རྐྱབ་མི་གི་མི།</text:p>
          </table:table-cell>
          <table:table-cell table:number-columns-repeated="252"/>
        </table:table-row>
        <table:table-row table:style-name="ro2">
          <table:table-cell office:value-type="string">
            <text:p>རྩོད་ཡ།</text:p>
          </table:table-cell>
          <table:table-cell office:value-type="string">
            <text:p>/tsoe ya/</text:p>
          </table:table-cell>
          <table:table-cell office:value-type="string">
            <text:p>(མིང་)</text:p>
          </table:table-cell>
          <table:table-cell office:value-type="string">
            <text:p>རྩོད་ཟླ་དང་དོན་གཅིག།</text:p>
          </table:table-cell>
          <table:table-cell table:number-columns-repeated="252"/>
        </table:table-row>
        <table:table-row table:style-name="ro2">
          <table:table-cell office:value-type="string">
            <text:p>རྩོད་ཡིག</text:p>
          </table:table-cell>
          <table:table-cell office:value-type="string">
            <text:p>/tsoe yig/</text:p>
          </table:table-cell>
          <table:table-cell office:value-type="string">
            <text:p>(མིང་)</text:p>
          </table:table-cell>
          <table:table-cell office:value-type="string">
            <text:p>སླབ་གཞི་བརྐྱབ་ནི་གི་ཞུ་ཚིག།</text:p>
          </table:table-cell>
          <table:table-cell table:number-columns-repeated="252"/>
        </table:table-row>
        <table:table-row table:style-name="ro2">
          <table:table-cell office:value-type="string">
            <text:p>རྩོད་ར།</text:p>
          </table:table-cell>
          <table:table-cell office:value-type="string">
            <text:p>/tsoe ra/</text:p>
          </table:table-cell>
          <table:table-cell office:value-type="string">
            <text:p>(མིང་)</text:p>
          </table:table-cell>
          <table:table-cell office:value-type="string">
            <text:p>རྩོདཔ་རྐྱབ་སའི་ས་གོ།རྩོད་གནས་དང་དོན་གཅིག།</text:p>
          </table:table-cell>
          <table:table-cell table:number-columns-repeated="252"/>
        </table:table-row>
        <table:table-row table:style-name="ro2">
          <table:table-cell office:value-type="string">
            <text:p>རྩོད་རིམ།</text:p>
          </table:table-cell>
          <table:table-cell office:value-type="string">
            <text:p>/tsoe rim/</text:p>
          </table:table-cell>
          <table:table-cell office:value-type="string">
            <text:p>(མིང་)</text:p>
          </table:table-cell>
          <table:table-cell office:value-type="string">
            <text:p>རྩོད་པ་རྐྱབ་ནི་གི་གོ་རིམ།</text:p>
          </table:table-cell>
          <table:table-cell table:number-columns-repeated="252"/>
        </table:table-row>
        <table:table-row table:style-name="ro2">
          <table:table-cell office:value-type="string">
            <text:p>རྩོད་རིགས།</text:p>
          </table:table-cell>
          <table:table-cell office:value-type="string">
            <text:p>/tsoe rig/</text:p>
          </table:table-cell>
          <table:table-cell office:value-type="string">
            <text:p>(མིང་)</text:p>
          </table:table-cell>
          <table:table-cell office:value-type="string">
            <text:p>རྩོད་པ་བརྐྱབ་ད་འཐད་པའི་རིགས་པ་བཀོད་ནི་སྔར་རྒོལ་བ་ཚར་བཅད་ཚུགས་པའི་རིགས་པ།</text:p>
          </table:table-cell>
          <table:table-cell table:number-columns-repeated="252"/>
        </table:table-row>
        <table:table-row table:style-name="ro2">
          <table:table-cell office:value-type="string">
            <text:p>རྩོད་ལན།</text:p>
          </table:table-cell>
          <table:table-cell office:value-type="string">
            <text:p>/tsoe len/</text:p>
          </table:table-cell>
          <table:table-cell office:value-type="string">
            <text:p>(བྱ་ཁྱད་)</text:p>
          </table:table-cell>
          <table:table-cell office:value-type="string">
            <text:p>ཕར་ལོགས་མའི་བྱང་ཕྱད་ཀྱིས་སླབ་མི་དེ་རྟགས་མ་གྲུབ་ཁྱབ་པ་མ་འབྱུང་བདེན་ཚིག་མེད་ཟེར་བའི་ལན་སླབ་ནི།</text:p>
          </table:table-cell>
          <table:table-cell table:number-columns-repeated="252"/>
        </table:table-row>
        <table:table-row table:style-name="ro2">
          <table:table-cell office:value-type="string">
            <text:p>རྩོད་ཤགས།</text:p>
          </table:table-cell>
          <table:table-cell office:value-type="string">
            <text:p>/tsoe sha/</text:p>
          </table:table-cell>
          <table:table-cell office:value-type="string">
            <text:p>(བྱ་ཚིག་)</text:p>
          </table:table-cell>
          <table:table-cell office:value-type="string">
            <text:p>ཁྲིམས་ཀྱི་འདུན་སར་རྩ་ཕན་གཉིས་བདེན་རྫུན་གྱི་ཤགས་བརྐྱབ་ནི།</text:p>
          </table:table-cell>
          <table:table-cell table:number-columns-repeated="252"/>
        </table:table-row>
        <table:table-row table:style-name="ro2">
          <table:table-cell office:value-type="string">
            <text:p>རྩོད་བཤེར།</text:p>
          </table:table-cell>
          <table:table-cell office:value-type="string">
            <text:p>/tsoe sher/</text:p>
          </table:table-cell>
          <table:table-cell office:value-type="string">
            <text:p>(བྱ་ཚིག་)</text:p>
          </table:table-cell>
          <table:table-cell office:value-type="string">
            <text:p>དྲང་དཔོན་གྱིས་རྩོད་གཞི་ལུ་བདེན་རྫུན་གྱི་དབྱེ་བ་ཕྱེ་ནི།</text:p>
          </table:table-cell>
          <table:table-cell table:number-columns-repeated="252"/>
        </table:table-row>
        <table:table-row table:style-name="ro2">
          <table:table-cell office:value-type="string">
            <text:p>རྩོདན།</text:p>
          </table:table-cell>
          <table:table-cell office:value-type="string">
            <text:p>/tsoen/</text:p>
          </table:table-cell>
          <table:table-cell office:value-type="string">
            <text:p>(བྱ་ཁྱད་)</text:p>
          </table:table-cell>
          <table:table-cell office:value-type="string">
            <text:p>མཁས་པས་རྩོདན་ལྟདམོ་ཆེ།བླུན་པོ་རྩོདན་ཉེན་ཁ་ཆེ།མིང་མཐའ་བསྡུ་བ།</text:p>
          </table:table-cell>
          <table:table-cell table:number-columns-repeated="252"/>
        </table:table-row>
        <table:table-row table:style-name="ro2">
          <table:table-cell office:value-type="string">
            <text:p>རྩོདཔ།</text:p>
          </table:table-cell>
          <table:table-cell office:value-type="string">
            <text:p>/tsoep/</text:p>
          </table:table-cell>
          <table:table-cell office:value-type="string">
            <text:p>(བྱ་ཁྱད་)</text:p>
          </table:table-cell>
          <table:table-cell office:value-type="string">
            <text:p>རྩོདཔ་རྐྱབ་མི་རྩོདཔ་ཕམ་མི་རྩོདཔ་རྒྱལ་མི་ཚུ།མིང་མཐའ་བསྡུ་བ།</text:p>
          </table:table-cell>
          <table:table-cell table:number-columns-repeated="252"/>
        </table:table-row>
        <table:table-row table:style-name="ro2">
          <table:table-cell office:value-type="string">
            <text:p>རྩོམ།</text:p>
          </table:table-cell>
          <table:table-cell office:value-type="string">
            <text:p>/tsom/</text:p>
          </table:table-cell>
          <table:table-cell office:value-type="string">
            <text:p>(མིང་)</text:p>
          </table:table-cell>
          <table:table-cell office:value-type="string">
            <text:p>༡བསྟན་བཅོས་རྩོམ་པའི་བྱེད་ཚིག་དང༌།༢འབྲི་རྩོམ་ཚུ་ལུ་རྩོམ་ཟེར་སླབ་ནི་ཡོད་ཀ་རྩོམ་ལྗགས་རྩོམ་གསུང་རྩོམ་ཚུ།</text:p>
          </table:table-cell>
          <table:table-cell table:number-columns-repeated="252"/>
        </table:table-row>
        <table:table-row table:style-name="ro2">
          <table:table-cell office:value-type="string">
            <text:p>རྩོམ་མཁན།</text:p>
          </table:table-cell>
          <table:table-cell office:value-type="string">
            <text:p>/tsom khen/</text:p>
          </table:table-cell>
          <table:table-cell office:value-type="string">
            <text:p>(མིང་)</text:p>
          </table:table-cell>
          <table:table-cell office:value-type="string">
            <text:p>བསྟན་བཅོས་རྩོམ་མི་ལཱ་འགོ་རྩོམ་མི།</text:p>
          </table:table-cell>
          <table:table-cell table:number-columns-repeated="252"/>
        </table:table-row>
        <table:table-row table:style-name="ro2">
          <table:table-cell office:value-type="string">
            <text:p>རྩོམ་སྒྲིག</text:p>
          </table:table-cell>
          <table:table-cell office:value-type="string">
            <text:p>/tsom dri</text:p>
          </table:table-cell>
          <table:table-cell office:value-type="string">
            <text:p>(བྱ་ཚིག་)</text:p>
          </table:table-cell>
          <table:table-cell office:value-type="string">
            <text:p>༡བསྟན་བཅོས་གསརཔ་རྩོམ་ནི།༢མཁསཔ་གཞན་གྱི་གསུང་ཚུ་གཅིག་ཁར་སྒྲིག་པའི་མིང་དང་བྱེད་ཚིག།</text:p>
          </table:table-cell>
          <table:table-cell table:number-columns-repeated="252"/>
        </table:table-row>
        <table:table-row table:style-name="ro2">
          <table:table-cell office:value-type="string">
            <text:p>རྩོམ་སྒྲིག་ཁང༌།</text:p>
          </table:table-cell>
          <table:table-cell office:value-type="string">
            <text:p>/tsom dri khang</text:p>
          </table:table-cell>
          <table:table-cell office:value-type="string">
            <text:p>(མིང་)</text:p>
          </table:table-cell>
          <table:table-cell office:value-type="string">
            <text:p>རྩོམ་སྒྲིག་འབད་སའི་ཡིག་ཚང་དང་དེའི་སྡེ་ཚན།</text:p>
          </table:table-cell>
          <table:table-cell table:number-columns-repeated="252"/>
        </table:table-row>
        <table:table-row table:style-name="ro2">
          <table:table-cell office:value-type="string">
            <text:p>རྩོམ་སྒྲིག་པ།</text:p>
          </table:table-cell>
          <table:table-cell office:value-type="string">
            <text:p>/tsom dri pa</text:p>
          </table:table-cell>
          <table:table-cell office:value-type="string">
            <text:p>(མིང་)</text:p>
          </table:table-cell>
          <table:table-cell office:value-type="string">
            <text:p>༡བསྟན་བཅོས་རྩོམ་མི།༢རྩོམ་བསྡུ་སྒྲིག་འབད་མི།</text:p>
          </table:table-cell>
          <table:table-cell table:number-columns-repeated="252"/>
        </table:table-row>
        <table:table-row table:style-name="ro2">
          <table:table-cell office:value-type="string">
            <text:p>རྩོམ་སྒྲིག་སྤྱི་ཁྱབ།</text:p>
          </table:table-cell>
          <table:table-cell office:value-type="string">
            <text:p>/tsom dri ci chab</text:p>
          </table:table-cell>
          <table:table-cell office:value-type="string">
            <text:p>(མིང་)</text:p>
          </table:table-cell>
          <table:table-cell office:value-type="string">
            <text:p>རྩོམ་སྒྲིག་གི་ལཱ་འབད་མི་ཡོངས་ཀྱི་འགོ་དཔོན།</text:p>
          </table:table-cell>
          <table:table-cell table:number-columns-repeated="252"/>
        </table:table-row>
        <table:table-row table:style-name="ro2">
          <table:table-cell office:value-type="string">
            <text:p>རྩོམ་པ།</text:p>
          </table:table-cell>
          <table:table-cell office:value-type="string">
            <text:p>/tsom pa/</text:p>
          </table:table-cell>
          <table:table-cell office:value-type="string">
            <text:p>(བྱ་ཚིག་)</text:p>
          </table:table-cell>
          <table:table-cell office:value-type="string">
            <text:p>༡ཚིགས་བཅད་ཀྱི་འབྲི་རྩོམ་གྱི་མིང༌།༢ལཱ་འགོ་བཙུགས་པའི་བྱེད་ཚིག།</text:p>
          </table:table-cell>
          <table:table-cell table:number-columns-repeated="252"/>
        </table:table-row>
        <table:table-row table:style-name="ro2">
          <table:table-cell office:value-type="string">
            <text:p>རྩོམ་པ་པོ།</text:p>
          </table:table-cell>
          <table:table-cell office:value-type="string">
            <text:p>/tsom pa po/</text:p>
          </table:table-cell>
          <table:table-cell office:value-type="string">
            <text:p>(མིང་)</text:p>
          </table:table-cell>
          <table:table-cell office:value-type="string">
            <text:p>རྩོམ་མཁན།རྩོམ་མི་དང་དོན་གཅིག</text:p>
          </table:table-cell>
          <table:table-cell table:number-columns-repeated="252"/>
        </table:table-row>
        <table:table-row table:style-name="ro2">
          <table:table-cell office:value-type="string">
            <text:p>རྩོམ་འཕྲོ།</text:p>
          </table:table-cell>
          <table:table-cell office:value-type="string">
            <text:p>/tsom thro/</text:p>
          </table:table-cell>
          <table:table-cell office:value-type="string">
            <text:p>(བྱ་ཁྱད་)</text:p>
          </table:table-cell>
          <table:table-cell office:value-type="string">
            <text:p>དཔེ་ཆ་རྩོམ་འཕྲོ་ལཱ་འགོ་རྩོམ་འཕྲོ་ཚུ།</text:p>
          </table:table-cell>
          <table:table-cell table:number-columns-repeated="252"/>
        </table:table-row>
        <table:table-row table:style-name="ro2">
          <table:table-cell office:value-type="string">
            <text:p>རྩོམ་འབྲི་པ།</text:p>
          </table:table-cell>
          <table:table-cell office:value-type="string">
            <text:p>/tsom dri pa/</text:p>
          </table:table-cell>
          <table:table-cell office:value-type="string">
            <text:p>(མིང་)</text:p>
          </table:table-cell>
          <table:table-cell office:value-type="string">
            <text:p>རྩོམ་ཡི་གུ་འབྲི་མི།</text:p>
          </table:table-cell>
          <table:table-cell table:number-columns-repeated="252"/>
        </table:table-row>
        <table:table-row table:style-name="ro2">
          <table:table-cell office:value-type="string">
            <text:p>རྩོམ་མི།</text:p>
          </table:table-cell>
          <table:table-cell office:value-type="string">
            <text:p>/tsom mi/</text:p>
          </table:table-cell>
          <table:table-cell office:value-type="string">
            <text:p>(མིང་)</text:p>
          </table:table-cell>
          <table:table-cell office:value-type="string">
            <text:p>རྩོམ་པ་པོ་དང་དོན་གཅིག།</text:p>
          </table:table-cell>
          <table:table-cell table:number-columns-repeated="252"/>
        </table:table-row>
        <table:table-row table:style-name="ro2">
          <table:table-cell office:value-type="string">
            <text:p>རྩོམ་ཡིག</text:p>
          </table:table-cell>
          <table:table-cell office:value-type="string">
            <text:p>/tsom yig/</text:p>
          </table:table-cell>
          <table:table-cell office:value-type="string">
            <text:p>(མིང་)</text:p>
          </table:table-cell>
          <table:table-cell office:value-type="string">
            <text:p>བརྩམས་ཚར་བའི་དཔེ་ཆ་ཚུ།</text:p>
          </table:table-cell>
          <table:table-cell table:number-columns-repeated="252"/>
        </table:table-row>
        <table:table-row table:style-name="ro2">
          <table:table-cell office:value-type="string">
            <text:p>རྩོམ་ཡིག་གཅེས་བསྡུས།</text:p>
          </table:table-cell>
          <table:table-cell office:value-type="string">
            <text:p>/tsam yig tse due/</text:p>
          </table:table-cell>
          <table:table-cell office:value-type="string">
            <text:p>(བྱ་ཁྱད་)</text:p>
          </table:table-cell>
          <table:table-cell office:value-type="string">
            <text:p>གསུང་རྩོམ་ཁག་ཆེ་མི་ཚུ་གཅིག་ཁར་བསྡེབས་པ།</text:p>
          </table:table-cell>
          <table:table-cell table:number-columns-repeated="252"/>
        </table:table-row>
        <table:table-row table:style-name="ro2">
          <table:table-cell office:value-type="string">
            <text:p>རྩོམ་རིག</text:p>
          </table:table-cell>
          <table:table-cell office:value-type="string">
            <text:p>/tsom rig/</text:p>
          </table:table-cell>
          <table:table-cell office:value-type="string">
            <text:p>(མིང་)</text:p>
          </table:table-cell>
          <table:table-cell office:value-type="string">
            <text:p>༡དཔེ་ཆ་རྩོམ་ནི་གི་རིག་པ་ཟེར་བའི་བསྡུས་ཚིག༢དཔེ་ཆ་རྩོམ་པ་ལུ་སྙན་ངག་སྡེབ་སྦྱོར་སྒྲ་ཚད་ཟློས་གར་གཏམ་རྒྱུས་ཚུ་ག་ར་ཤེས་པའི་རིག་པའི་གནས།</text:p>
          </table:table-cell>
          <table:table-cell table:number-columns-repeated="252"/>
        </table:table-row>
        <table:table-row table:style-name="ro2">
          <table:table-cell office:value-type="string">
            <text:p>རྩོམ་སྲུང༌།</text:p>
          </table:table-cell>
          <table:table-cell office:value-type="string">
            <text:p>/tsom sung/</text:p>
          </table:table-cell>
          <table:table-cell office:value-type="string">
            <text:p>(མིང་)</text:p>
          </table:table-cell>
          <table:table-cell office:value-type="string">
            <text:p>སྲུང་ཚུ་ཧེ་མ་བྱུང་མྱོང་བ་ཅིག་མིན་པར་རིག་པ་གིས་གསར་དུ་རྩོམ་མི།</text:p>
          </table:table-cell>
          <table:table-cell table:number-columns-repeated="252"/>
        </table:table-row>
        <table:table-row table:style-name="ro2">
          <table:table-cell office:value-type="string">
            <text:p>རྩོམཔ།</text:p>
          </table:table-cell>
          <table:table-cell office:value-type="string">
            <text:p>/tsom</text:p>
          </table:table-cell>
          <table:table-cell office:value-type="string">
            <text:p>(བྱ་ཁྱད་)</text:p>
          </table:table-cell>
          <table:table-cell office:value-type="string">
            <text:p>རྩོམ་པ་ཟེར་བའི་མིང་བསྡུས་ཚིག།</text:p>
          </table:table-cell>
          <table:table-cell table:number-columns-repeated="252"/>
        </table:table-row>
        <table:table-row table:style-name="ro2">
          <table:table-cell office:value-type="string">
            <text:p>རྩོལ།</text:p>
          </table:table-cell>
          <table:table-cell office:value-type="string">
            <text:p>/tsoel/</text:p>
          </table:table-cell>
          <table:table-cell office:value-type="string">
            <text:p>(མིང་)</text:p>
          </table:table-cell>
          <table:table-cell office:value-type="string">
            <text:p>༡དོན་གཉེར།ལུས་ངག་གི་འབད་རྩོལ།འབད་པ།འདུ་བྱེད་ཚུ་ཕལ་ཆེར་དོན་འདྲ།༢ཡི་གུའི་རྩོལ་བ་ཡི་གུའི་སྐྱེ་གནས་ལས་ཐོན་སྐབས་ཀྱི་སྒྲ་ཤུགས།</text:p>
          </table:table-cell>
          <table:table-cell table:number-columns-repeated="252"/>
        </table:table-row>
        <table:table-row table:style-name="ro2">
          <table:table-cell office:value-type="string">
            <text:p>རྩྭ།</text:p>
          </table:table-cell>
          <table:table-cell office:value-type="string">
            <text:p>/tsa/</text:p>
          </table:table-cell>
          <table:table-cell office:value-type="string">
            <text:p>(མིང་)</text:p>
          </table:table-cell>
          <table:table-cell office:value-type="string">
            <text:p>ས་ཁ་ལས་སྐྱེ་བའི་རྩ་སྤྱིར་བཏང་གི་མིང་ཟོར་བ་གིས་རྩྭ་བརྔ་ཟེར་དོ་བཟུམ།</text:p>
          </table:table-cell>
          <table:table-cell table:number-columns-repeated="252"/>
        </table:table-row>
        <table:table-row table:style-name="ro2">
          <table:table-cell office:value-type="string">
            <text:p>རྩྭ་སྐམ།</text:p>
          </table:table-cell>
          <table:table-cell office:value-type="string">
            <text:p>/tsa kam</text:p>
          </table:table-cell>
          <table:table-cell office:value-type="string">
            <text:p>(མིང་ཁྱད་)</text:p>
          </table:table-cell>
          <table:table-cell office:value-type="string">
            <text:p>རྩྭ་སྐམ་སྟེ་བཞག་བཞགཔ།</text:p>
          </table:table-cell>
          <table:table-cell table:number-columns-repeated="252"/>
        </table:table-row>
        <table:table-row table:style-name="ro2">
          <table:table-cell office:value-type="string">
            <text:p>རྩྭ་ཁ།</text:p>
          </table:table-cell>
          <table:table-cell office:value-type="string">
            <text:p>/tsa kha/</text:p>
          </table:table-cell>
          <table:table-cell office:value-type="string">
            <text:p>(མིང་)</text:p>
          </table:table-cell>
          <table:table-cell office:value-type="string">
            <text:p>༡རྩྭ་འབྱོག་གི་མིང༌།༢ནོར་སེམས་ཅན་ཚུ་རྩྭ་ཟ་སའི་ས་ཁོངས་དགའ་ཏོག་ཏོ་ཡོད་པ་ཅིན་རྩྭ་ཁ་བཟང་རྩ་ཁ་དགའ་ཟེར་མི་ཚུ་སླབ་ནི་ཡོད།</text:p>
          </table:table-cell>
          <table:table-cell table:number-columns-repeated="252"/>
        </table:table-row>
        <table:table-row table:style-name="ro2">
          <table:table-cell office:value-type="string">
            <text:p>རྩྭ་ཁང༌།</text:p>
          </table:table-cell>
          <table:table-cell office:value-type="string">
            <text:p>/tsa khang/</text:p>
          </table:table-cell>
          <table:table-cell office:value-type="string">
            <text:p>(མིང་)</text:p>
          </table:table-cell>
          <table:table-cell office:value-type="string">
            <text:p>རྩྭ་བཞག་སའི་ཁྱིམ།</text:p>
          </table:table-cell>
          <table:table-cell table:number-columns-repeated="252"/>
        </table:table-row>
        <table:table-row table:style-name="ro2">
          <table:table-cell office:value-type="string">
            <text:p>རྩྭ་ཁའི་ཟིལ་པ།</text:p>
          </table:table-cell>
          <table:table-cell office:value-type="string">
            <text:p>/tsa khai zil pa/</text:p>
          </table:table-cell>
          <table:table-cell office:value-type="string">
            <text:p>(མིང་)</text:p>
          </table:table-cell>
          <table:table-cell office:value-type="string">
            <text:p>དྲོ་པ་ཉིམ་མ་ཤར་བའི་ཧེ་མ་དང་ཆརཔ་བརྐྱབས་པའི་ཤུལ་ལུ་རྩྭའི་གུ་ཆགས་པའི་ཟིལཔ།</text:p>
          </table:table-cell>
          <table:table-cell table:number-columns-repeated="252"/>
        </table:table-row>
        <table:table-row table:style-name="ro2">
          <table:table-cell office:value-type="string">
            <text:p>རྩྭ་ཁར་གཏང༌།</text:p>
          </table:table-cell>
          <table:table-cell office:value-type="string">
            <text:p>/tsa khar tang</text:p>
          </table:table-cell>
          <table:table-cell office:value-type="string">
            <text:p>(མིང་)</text:p>
          </table:table-cell>
          <table:table-cell office:value-type="string">
            <text:p>ནོར་ཚུ་རྩྭ་འབྲོག་ནང་གཏང་ནི།</text:p>
          </table:table-cell>
          <table:table-cell table:number-columns-repeated="252"/>
        </table:table-row>
        <table:table-row table:style-name="ro2">
          <table:table-cell office:value-type="string">
            <text:p>རྩྭ་ཁྲལ།</text:p>
          </table:table-cell>
          <table:table-cell office:value-type="string">
            <text:p>/tsa threl/</text:p>
          </table:table-cell>
          <table:table-cell office:value-type="string">
            <text:p>(མིང་)</text:p>
          </table:table-cell>
          <table:table-cell office:value-type="string">
            <text:p>གཞུང་གི་ནགས་ཚལ་རྩྭ་འབྲོག་ནང་ནོར་བཙུག་ནིའི་དོན་ལུ་བཏབ་པའི་རྩྭ་ཁྲལ།</text:p>
          </table:table-cell>
          <table:table-cell table:number-columns-repeated="252"/>
        </table:table-row>
        <table:table-row table:style-name="ro2">
          <table:table-cell office:value-type="string">
            <text:p>རྩྭ་གྲི།</text:p>
          </table:table-cell>
          <table:table-cell office:value-type="string">
            <text:p>/tsa dri/</text:p>
          </table:table-cell>
          <table:table-cell office:value-type="string">
            <text:p>(མིང་)</text:p>
          </table:table-cell>
          <table:table-cell office:value-type="string">
            <text:p>རྩྭ་བཏོག་ནི་གི་གྱི།</text:p>
          </table:table-cell>
          <table:table-cell table:number-columns-repeated="252"/>
        </table:table-row>
        <table:table-row table:style-name="ro2">
          <table:table-cell office:value-type="string">
            <text:p>རྩྭ་རྔ་མི།</text:p>
          </table:table-cell>
          <table:table-cell office:value-type="string">
            <text:p>/tsa nga mi/</text:p>
          </table:table-cell>
          <table:table-cell office:value-type="string">
            <text:p>(མིང་)</text:p>
          </table:table-cell>
          <table:table-cell office:value-type="string">
            <text:p>རྩྭ་བཏོག་མི།</text:p>
          </table:table-cell>
          <table:table-cell table:number-columns-repeated="252"/>
        </table:table-row>
        <table:table-row table:style-name="ro2">
          <table:table-cell office:value-type="string">
            <text:p>རྩྭ་སྔོན།</text:p>
          </table:table-cell>
          <table:table-cell office:value-type="string">
            <text:p>/tsa ngoen/</text:p>
          </table:table-cell>
          <table:table-cell office:value-type="string">
            <text:p>(མིང་)</text:p>
          </table:table-cell>
          <table:table-cell office:value-type="string">
            <text:p>ཆོས་སྐད་ལས་རྩྭ་ཧོནམ།</text:p>
          </table:table-cell>
          <table:table-cell table:number-columns-repeated="252"/>
        </table:table-row>
        <table:table-row table:style-name="ro2">
          <table:table-cell office:value-type="string">
            <text:p>རྩྭ་ཆག</text:p>
          </table:table-cell>
          <table:table-cell office:value-type="string">
            <text:p>/tsa cha</text:p>
          </table:table-cell>
          <table:table-cell office:value-type="string">
            <text:p>(མིང་)</text:p>
          </table:table-cell>
          <table:table-cell office:value-type="string">
            <text:p>༡ནོར་ལུ་བྱིན་ནིའི་རྩྭ་དང་ཆག༢རྩྭ་ཆག་པ་གཅིག་གི་བསྡུས་ཚིག་ཡང་དེ་འབད་འབྲིཝ་ཨིན།</text:p>
          </table:table-cell>
          <table:table-cell table:number-columns-repeated="252"/>
        </table:table-row>
        <table:table-row table:style-name="ro2">
          <table:table-cell office:value-type="string">
            <text:p>རྩྭ་ཆུ།</text:p>
          </table:table-cell>
          <table:table-cell office:value-type="string">
            <text:p>/tsa chu/</text:p>
          </table:table-cell>
          <table:table-cell office:value-type="string">
            <text:p>(མིང་)</text:p>
          </table:table-cell>
          <table:table-cell office:value-type="string">
            <text:p>རྩྭ་དང་ཆུ་གི་བསྡུས་མིང༌།</text:p>
          </table:table-cell>
          <table:table-cell table:number-columns-repeated="252"/>
        </table:table-row>
        <table:table-row table:style-name="ro2">
          <table:table-cell office:value-type="string">
            <text:p>རྩྭ་ཆུ་ལྡན།</text:p>
          </table:table-cell>
          <table:table-cell office:value-type="string">
            <text:p>/tsa chu den/</text:p>
          </table:table-cell>
          <table:table-cell office:value-type="string">
            <text:p>(མིང་ཁྱད་)</text:p>
          </table:table-cell>
          <table:table-cell office:value-type="string">
            <text:p>༡ནོར་བཞག་ས་ལུ་རྩྭ་བཟང་ཆུ་ཡོད་པ།༢རང་སྡོད་ས་ཡང་དགའ་ཟ་ནི་ཡང་ཐོབ་པ་ཅིན་དེ་ལུ་ཡང་རྩྭ་ཆུ་ལྡན་མས་ཟེར་སླབ་འོང༌།</text:p>
          </table:table-cell>
          <table:table-cell table:number-columns-repeated="252"/>
        </table:table-row>
        <table:table-row table:style-name="ro2">
          <table:table-cell office:value-type="string">
            <text:p>རྩྭ་མཆོག</text:p>
          </table:table-cell>
          <table:table-cell office:value-type="string">
            <text:p>/tsa chog/</text:p>
          </table:table-cell>
          <table:table-cell office:value-type="string">
            <text:p>(མིང་)</text:p>
          </table:table-cell>
          <table:table-cell office:value-type="string">
            <text:p>སངས་རྒྱས་བཅོམ་ལྡན་འདས་སངས་རྒྱསཔ་ད་བཞུགས་གདན་འབད་འཐིང་མི་རྩྭ་ཀུ་ཤ།</text:p>
          </table:table-cell>
          <table:table-cell table:number-columns-repeated="252"/>
        </table:table-row>
        <table:table-row table:style-name="ro2">
          <table:table-cell office:value-type="string">
            <text:p>རྩྭ་མཆོག་གྲོང༌།</text:p>
          </table:table-cell>
          <table:table-cell office:value-type="string">
            <text:p>/tsa cho drong</text:p>
          </table:table-cell>
          <table:table-cell office:value-type="string">
            <text:p>(མིང་)</text:p>
          </table:table-cell>
          <table:table-cell office:value-type="string">
            <text:p>སངས་རྒྱས་མྱ་ངན་ལས་འདས་པའི་གནས།ལེགས་སྦྱར་ལས་ཀུཤ་ནཱ་གར་ཟེར་སླབ་མི་འདི་ཨིན།</text:p>
          </table:table-cell>
          <table:table-cell table:number-columns-repeated="252"/>
        </table:table-row>
        <table:table-row table:style-name="ro2">
          <table:table-cell office:value-type="string">
            <text:p>རྩྭ་འཇག་མ།</text:p>
          </table:table-cell>
          <table:table-cell office:value-type="string">
            <text:p>/tsa jag ma</text:p>
          </table:table-cell>
          <table:table-cell office:value-type="string">
            <text:p>(མིང་)</text:p>
          </table:table-cell>
          <table:table-cell office:value-type="string">
            <text:p>ཁྱིམ་བཟོ་བཏུབ་མི་རྩྭ་སྤྱིལ།</text:p>
          </table:table-cell>
          <table:table-cell table:number-columns-repeated="252"/>
        </table:table-row>
        <table:table-row table:style-name="ro2">
          <table:table-cell office:value-type="string">
            <text:p>རྩྭ་གཉེར།</text:p>
          </table:table-cell>
          <table:table-cell office:value-type="string">
            <text:p>/tsa nyer/</text:p>
          </table:table-cell>
          <table:table-cell office:value-type="string">
            <text:p>(མིང་)</text:p>
          </table:table-cell>
          <table:table-cell office:value-type="string">
            <text:p>དང་ཕུགས་དཔོན་ཚུ་གི་ཆིབས་ལུ་བྱིན་ནི་གི་རྩྭ་བདག་འཛིན་འཐབ་མི་ལུ་རྩྭ་གཉེར་ཟེར་ཆིབས་ཞོན་པའི་དཔོན་ཁག་གི་གྲལ་ལས་ཅིག།</text:p>
          </table:table-cell>
          <table:table-cell table:number-columns-repeated="252"/>
        </table:table-row>
        <table:table-row table:style-name="ro2">
          <table:table-cell office:value-type="string">
            <text:p>རྩྭ་བཏོག</text:p>
          </table:table-cell>
          <table:table-cell office:value-type="string">
            <text:p>/tsa tog/</text:p>
          </table:table-cell>
          <table:table-cell office:value-type="string">
            <text:p>(བྱ་ཚིག་)</text:p>
          </table:table-cell>
          <table:table-cell office:value-type="string">
            <text:p>རྩྭ་བརྔ་ནི་ལུ་གོ།</text:p>
          </table:table-cell>
          <table:table-cell table:number-columns-repeated="252"/>
        </table:table-row>
        <table:table-row table:style-name="ro2">
          <table:table-cell office:value-type="string">
            <text:p>རྩྭ་ཐག</text:p>
          </table:table-cell>
          <table:table-cell office:value-type="string">
            <text:p>/tsa thag</text:p>
          </table:table-cell>
          <table:table-cell office:value-type="string">
            <text:p>(མིང་)</text:p>
          </table:table-cell>
          <table:table-cell office:value-type="string">
            <text:p>རྩྭ་གིས་འཐག་འཐག་པའི་ཐགཔ།</text:p>
          </table:table-cell>
          <table:table-cell table:number-columns-repeated="252"/>
        </table:table-row>
        <table:table-row table:style-name="ro2">
          <table:table-cell office:value-type="string">
            <text:p>རྩྭ་ཐང༌།</text:p>
          </table:table-cell>
          <table:table-cell office:value-type="string">
            <text:p>/tsa thang/</text:p>
          </table:table-cell>
          <table:table-cell office:value-type="string">
            <text:p>(མིང་)</text:p>
          </table:table-cell>
          <table:table-cell office:value-type="string">
            <text:p>རྩྭ་སྐྱེ་སའི་ཐང༌།</text:p>
          </table:table-cell>
          <table:table-cell table:number-columns-repeated="252"/>
        </table:table-row>
        <table:table-row table:style-name="ro2">
          <table:table-cell office:value-type="string">
            <text:p>རྩྭ་དུར་ཝ།</text:p>
          </table:table-cell>
          <table:table-cell office:value-type="string">
            <text:p>/tsa dur wa/</text:p>
          </table:table-cell>
          <table:table-cell office:value-type="string">
            <text:p>(མིང་)</text:p>
          </table:table-cell>
          <table:table-cell office:value-type="string">
            <text:p>སྦྱིན་སྲེག་སྐབས་ཚེ་འཕེལ་བའི་རྫས་ལུ་འགྱོ་བའི་རྩྭ་ཅིག་གི་མིང༌།</text:p>
          </table:table-cell>
          <table:table-cell table:number-columns-repeated="252"/>
        </table:table-row>
        <table:table-row table:style-name="ro2">
          <table:table-cell office:value-type="string">
            <text:p>རྩྭ་གདན།</text:p>
          </table:table-cell>
          <table:table-cell office:value-type="string">
            <text:p>/tsa den/</text:p>
          </table:table-cell>
          <table:table-cell office:value-type="string">
            <text:p>(མིང་)</text:p>
          </table:table-cell>
          <table:table-cell office:value-type="string">
            <text:p>༡ནང་ན་རྩྭ་བཙུགས་ཏེ་བཟོ་བའི་གདན།༢རྩྭ་རིགས་ཀྱིས་འཐག་འཐག་པའི་གདན་གྱི་རིགས།</text:p>
          </table:table-cell>
          <table:table-cell table:number-columns-repeated="252"/>
        </table:table-row>
        <table:table-row table:style-name="ro2">
          <table:table-cell office:value-type="string">
            <text:p>རྩྭ་ལྡུམ་ར།</text:p>
          </table:table-cell>
          <table:table-cell office:value-type="string">
            <text:p>/tsa dum ra/</text:p>
          </table:table-cell>
          <table:table-cell office:value-type="string">
            <text:p>(མིང་)</text:p>
          </table:table-cell>
          <table:table-cell office:value-type="string">
            <text:p>རྩྭ་གསོ་སྐྱོང་འབད་སའི་ཞིང༌།</text:p>
          </table:table-cell>
          <table:table-cell table:number-columns-repeated="252"/>
        </table:table-row>
        <table:table-row table:style-name="ro2">
          <table:table-cell office:value-type="string">
            <text:p>རྩྭ་སྤྱིལ།</text:p>
          </table:table-cell>
          <table:table-cell office:value-type="string">
            <text:p>/tsa cil/</text:p>
          </table:table-cell>
          <table:table-cell office:value-type="string">
            <text:p>(མིང་)</text:p>
          </table:table-cell>
          <table:table-cell office:value-type="string">
            <text:p>རྩྭ་འཇག་མ་གིས་བཟོ་བཟོ་བའི་ཁྱིམ།</text:p>
          </table:table-cell>
          <table:table-cell table:number-columns-repeated="252"/>
        </table:table-row>
        <table:table-row table:style-name="ro2">
          <table:table-cell office:value-type="string">
            <text:p>རྩྭ་ཕུང༌།</text:p>
          </table:table-cell>
          <table:table-cell office:value-type="string">
            <text:p>/tsa phung/</text:p>
          </table:table-cell>
          <table:table-cell office:value-type="string">
            <text:p>(མིང་)</text:p>
          </table:table-cell>
          <table:table-cell office:value-type="string">
            <text:p>རྩྭ་སྤུངས་ཏེ་བཞག་བཞག་པའི་ཕུང༌།</text:p>
          </table:table-cell>
          <table:table-cell table:number-columns-repeated="252"/>
        </table:table-row>
        <table:table-row table:style-name="ro2">
          <table:table-cell office:value-type="string">
            <text:p>རྩྭ་འབྱོག</text:p>
          </table:table-cell>
          <table:table-cell office:value-type="string">
            <text:p>/tsa jog</text:p>
          </table:table-cell>
          <table:table-cell office:value-type="string">
            <text:p>(མིང་)</text:p>
          </table:table-cell>
          <table:table-cell office:value-type="string">
            <text:p>ནོར་རྩྭ་ཟ་སའི་རྩྭ་འབྱོག།</text:p>
          </table:table-cell>
          <table:table-cell table:number-columns-repeated="252"/>
        </table:table-row>
        <table:table-row table:style-name="ro2">
          <table:table-cell office:value-type="string">
            <text:p>རྩྭ་འབྲོག</text:p>
          </table:table-cell>
          <table:table-cell office:value-type="string">
            <text:p>/tsa dro</text:p>
          </table:table-cell>
          <table:table-cell office:value-type="string">
            <text:p>(མིང་)</text:p>
          </table:table-cell>
          <table:table-cell office:value-type="string">
            <text:p>རྩྭ་འབྱོག་དང་དོན་གཅིག</text:p>
          </table:table-cell>
          <table:table-cell table:number-columns-repeated="252"/>
        </table:table-row>
        <table:table-row table:style-name="ro2">
          <table:table-cell office:value-type="string">
            <text:p>རྩྭ་རམ།</text:p>
          </table:table-cell>
          <table:table-cell office:value-type="string">
            <text:p>/tsa ram/</text:p>
          </table:table-cell>
          <table:table-cell office:value-type="string">
            <text:p>(མིང་)</text:p>
          </table:table-cell>
          <table:table-cell office:value-type="string">
            <text:p>རྩྭའི་བྱེ་བྲག་གཅིག་ཨིན།</text:p>
          </table:table-cell>
          <table:table-cell table:number-columns-repeated="252"/>
        </table:table-row>
        <table:table-row table:style-name="ro2">
          <table:table-cell office:value-type="string">
            <text:p>རྩྭ་རས།</text:p>
          </table:table-cell>
          <table:table-cell office:value-type="string">
            <text:p>/tsa re/</text:p>
          </table:table-cell>
          <table:table-cell office:value-type="string">
            <text:p>(མིང་)</text:p>
          </table:table-cell>
          <table:table-cell office:value-type="string">
            <text:p>རྩྭ་རིགས་ལས་འཐག་འཐག་པའི་རས་ཆ།</text:p>
          </table:table-cell>
          <table:table-cell table:number-columns-repeated="252"/>
        </table:table-row>
        <table:table-row table:style-name="ro2">
          <table:table-cell office:value-type="string">
            <text:p>རྩྭ་རིན་ཆུ་རིན།</text:p>
          </table:table-cell>
          <table:table-cell office:value-type="string">
            <text:p>/tsa rin chu rin/</text:p>
          </table:table-cell>
          <table:table-cell office:value-type="string">
            <text:p>(མིང་)</text:p>
          </table:table-cell>
          <table:table-cell office:value-type="string">
            <text:p>རྩྭ་འབྲོག་སྤྱོད་པའི་གླ་འཐུས།</text:p>
          </table:table-cell>
          <table:table-cell table:number-columns-repeated="252"/>
        </table:table-row>
        <table:table-row table:style-name="ro2">
          <table:table-cell office:value-type="string">
            <text:p>རྩྭ་ཤིང༌།</text:p>
          </table:table-cell>
          <table:table-cell office:value-type="string">
            <text:p>/tsa shing/</text:p>
          </table:table-cell>
          <table:table-cell office:value-type="string">
            <text:p>(མིང་)</text:p>
          </table:table-cell>
          <table:table-cell office:value-type="string">
            <text:p>རྩྭ་དང་ཤིང་གི་བསྡུས་མིང༌།རྩྭ་ཤིང་ཕུན་སུམ་ཚོགས་མི་འདི་ཡུལ་གྱི་དགེ་བ་བཅུའི་ནང་གསེས་གཉིས་ཨིན།</text:p>
          </table:table-cell>
          <table:table-cell table:number-columns-repeated="252"/>
        </table:table-row>
        <table:table-row table:style-name="ro2">
          <table:table-cell office:value-type="string">
            <text:p>རྩྭ་སོན།</text:p>
          </table:table-cell>
          <table:table-cell office:value-type="string">
            <text:p>/tsa soen/</text:p>
          </table:table-cell>
          <table:table-cell office:value-type="string">
            <text:p>(མིང་)</text:p>
          </table:table-cell>
          <table:table-cell office:value-type="string">
            <text:p>རྩྭ་ལེགས་ཞིམ་བཅུད་ཅན་གྱི་སོན།</text:p>
          </table:table-cell>
          <table:table-cell table:number-columns-repeated="252"/>
        </table:table-row>
        <table:table-row table:style-name="ro2">
          <table:table-cell office:value-type="string">
            <text:p>རྩྭ་ཧོནམ།</text:p>
          </table:table-cell>
          <table:table-cell office:value-type="string">
            <text:p>/tsa hoem/</text:p>
          </table:table-cell>
          <table:table-cell office:value-type="string">
            <text:p>(མིང་ཁྱད་)</text:p>
          </table:table-cell>
          <table:table-cell office:value-type="string">
            <text:p>རྩྭ་རློནམ།</text:p>
          </table:table-cell>
          <table:table-cell table:number-columns-repeated="252"/>
        </table:table-row>
        <table:table-row table:style-name="ro2">
          <table:table-cell office:value-type="string">
            <text:p>སྩལ།</text:p>
          </table:table-cell>
          <table:table-cell office:value-type="string">
            <text:p>/tsel/</text:p>
          </table:table-cell>
          <table:table-cell office:value-type="string">
            <text:p>(བྱ་ཚིག་)</text:p>
          </table:table-cell>
          <table:table-cell office:value-type="string">
            <text:p>བཀའ་སྩལ་བའི་བྱེད་ཚིག།</text:p>
          </table:table-cell>
          <table:table-cell table:number-columns-repeated="252"/>
        </table:table-row>
        <table:table-row table:style-name="ro2">
          <table:table-cell office:value-type="string">
            <text:p>སྩོལ།</text:p>
          </table:table-cell>
          <table:table-cell office:value-type="string">
            <text:p>/tsoel/</text:p>
          </table:table-cell>
          <table:table-cell office:value-type="string">
            <text:p>(སྐུལ་ཚིག་)</text:p>
          </table:table-cell>
          <table:table-cell office:value-type="string">
            <text:p>ཆོས་སྐད་ལས་གནང་ད་ཟེར་བའི་བསྐུལ་ཚིགདཔེར་ན་དངོས་གྲུབ་སྩོལ་ཅིགཟེར་དོ་བཟུམ།</text:p>
          </table:table-cell>
          <table:table-cell table:number-columns-repeated="252"/>
        </table:table-row>
        <table:table-row table:style-name="ro2">
          <table:table-cell office:value-type="string">
            <text:p>བརྩན།</text:p>
          </table:table-cell>
          <table:table-cell office:value-type="string">
            <text:p>/tsen/</text:p>
          </table:table-cell>
          <table:table-cell office:value-type="string">
            <text:p>(མིང་)</text:p>
          </table:table-cell>
          <table:table-cell office:value-type="string">
            <text:p>མ་འགྱུར་བར་བརྟན་པའི་དོན།</text:p>
          </table:table-cell>
          <table:table-cell table:number-columns-repeated="252"/>
        </table:table-row>
        <table:table-row table:style-name="ro2">
          <table:table-cell office:value-type="string">
            <text:p>བརྩན་ཐབས།</text:p>
          </table:table-cell>
          <table:table-cell office:value-type="string">
            <text:p>/tsen thab/</text:p>
          </table:table-cell>
          <table:table-cell office:value-type="string">
            <text:p>(མིང་)</text:p>
          </table:table-cell>
          <table:table-cell office:value-type="string">
            <text:p>རང་དབང་བརྩན་ཐབས།བརྟན་ཐབས་དང་འདྲ།</text:p>
          </table:table-cell>
          <table:table-cell table:number-columns-repeated="252"/>
        </table:table-row>
        <table:table-row table:style-name="ro2">
          <table:table-cell office:value-type="string">
            <text:p>བརྩན་མི་བརྩན།</text:p>
          </table:table-cell>
          <table:table-cell office:value-type="string">
            <text:p>/tsen mi tsen/</text:p>
          </table:table-cell>
          <table:table-cell office:value-type="string">
            <text:p>(བྱ་ཁྱད་)</text:p>
          </table:table-cell>
          <table:table-cell office:value-type="string">
            <text:p>ཧ་ཅང་གིས་བརྩན་ཏོག་ཏོ་ཡོད་པ།</text:p>
          </table:table-cell>
          <table:table-cell office:value-type="string">
            <text:p>བཙན་མི་བཙན་དང་དོན་གཅིག།</text:p>
          </table:table-cell>
          <table:table-cell table:number-columns-repeated="251"/>
        </table:table-row>
        <table:table-row table:style-name="ro2">
          <table:table-cell office:value-type="string">
            <text:p>བརྩན་རྫོང༌།</text:p>
          </table:table-cell>
          <table:table-cell office:value-type="string">
            <text:p>/tsen dzong/</text:p>
          </table:table-cell>
          <table:table-cell office:value-type="string">
            <text:p>(མིང་)</text:p>
          </table:table-cell>
          <table:table-cell office:value-type="string">
            <text:p>ག་གིས་ཡང་གླགས་མ་ཁེལ་བའི་རྫོང༌།</text:p>
          </table:table-cell>
          <table:table-cell table:number-columns-repeated="252"/>
        </table:table-row>
        <table:table-row table:style-name="ro2">
          <table:table-cell office:value-type="string">
            <text:p>བརྩམ།</text:p>
          </table:table-cell>
          <table:table-cell office:value-type="string">
            <text:p>/tsam/</text:p>
          </table:table-cell>
          <table:table-cell office:value-type="string">
            <text:p>(བྱ་ཚིག་)</text:p>
          </table:table-cell>
          <table:table-cell office:value-type="string">
            <text:p>དཔེ་ཆ་དང་ལཱ་ཚུ་བརྩམ་པའི་བྱ་ཚིག།</text:p>
          </table:table-cell>
          <table:table-cell table:number-columns-repeated="252"/>
        </table:table-row>
        <table:table-row table:style-name="ro2">
          <table:table-cell office:value-type="string">
            <text:p>བརྩམ་མི།</text:p>
          </table:table-cell>
          <table:table-cell office:value-type="string">
            <text:p>/tsam ni/</text:p>
          </table:table-cell>
          <table:table-cell office:value-type="string">
            <text:p>(མིང་)</text:p>
          </table:table-cell>
          <table:table-cell office:value-type="string">
            <text:p>རྩོམ་མི་དང་དོན་གཅིག།</text:p>
          </table:table-cell>
          <table:table-cell table:number-columns-repeated="252"/>
        </table:table-row>
        <table:table-row table:style-name="ro2">
          <table:table-cell office:value-type="string">
            <text:p>བརྩམན།</text:p>
          </table:table-cell>
          <table:table-cell office:value-type="string">
            <text:p>/tsam</text:p>
          </table:table-cell>
          <table:table-cell office:value-type="string">
            <text:p>(བྱ་ཁྱད་)</text:p>
          </table:table-cell>
          <table:table-cell office:value-type="string">
            <text:p>བརྩམས་པ་ཅིན་ཟེར་བའི་བསྡུས་ཚིག།</text:p>
          </table:table-cell>
          <table:table-cell table:number-columns-repeated="252"/>
        </table:table-row>
        <table:table-row table:style-name="ro2">
          <table:table-cell office:value-type="string">
            <text:p>བརྩམནི།</text:p>
          </table:table-cell>
          <table:table-cell office:value-type="string">
            <text:p>/tsam</text:p>
          </table:table-cell>
          <table:table-cell office:value-type="string">
            <text:p>(བྱ་ཁྱད་)</text:p>
          </table:table-cell>
          <table:table-cell office:value-type="string">
            <text:p>བརྩམནི་མ་བརྩམས་པས་མ་བརྩམས་རུང་བཏུབ་ཟེར་དོ་བཟུམ།</text:p>
          </table:table-cell>
          <table:table-cell table:number-columns-repeated="252"/>
        </table:table-row>
        <table:table-row table:style-name="ro2">
          <table:table-cell office:value-type="string">
            <text:p>བརྩམཔ།</text:p>
          </table:table-cell>
          <table:table-cell office:value-type="string">
            <text:p>/tsap</text:p>
          </table:table-cell>
          <table:table-cell office:value-type="string">
            <text:p>(མིང་)</text:p>
          </table:table-cell>
          <table:table-cell office:value-type="string">
            <text:p>བརྩམས་ཚར་བའི་འདས་མིང༌།</text:p>
          </table:table-cell>
          <table:table-cell table:number-columns-repeated="252"/>
        </table:table-row>
        <table:table-row table:style-name="ro2">
          <table:table-cell office:value-type="string">
            <text:p>བརྩམས།</text:p>
          </table:table-cell>
          <table:table-cell office:value-type="string">
            <text:p>/tsam/</text:p>
          </table:table-cell>
          <table:table-cell office:value-type="string">
            <text:p>(བྱ་འདས)</text:p>
          </table:table-cell>
          <table:table-cell office:value-type="string">
            <text:p>དཔེ་ཆ་དང་ལཱ་ཚུ་བརྩམ་པའི་འདས་ཚིག།</text:p>
          </table:table-cell>
          <table:table-cell table:number-columns-repeated="252"/>
        </table:table-row>
        <table:table-row table:style-name="ro2">
          <table:table-cell office:value-type="string">
            <text:p>བརྩམས་ཡོན།</text:p>
          </table:table-cell>
          <table:table-cell office:value-type="string">
            <text:p>/tsam yoen/</text:p>
          </table:table-cell>
          <table:table-cell office:value-type="string">
            <text:p>(བྱ་ཁྱད་)</text:p>
          </table:table-cell>
          <table:table-cell office:value-type="string">
            <text:p>དཔེ་ཆ་རྩོམ་པའི་གླ་ཆ།</text:p>
          </table:table-cell>
          <table:table-cell table:number-columns-repeated="252"/>
        </table:table-row>
        <table:table-row table:style-name="ro2">
          <table:table-cell office:value-type="string">
            <text:p>བརྩི།</text:p>
          </table:table-cell>
          <table:table-cell office:value-type="string">
            <text:p>/tsi/</text:p>
          </table:table-cell>
          <table:table-cell office:value-type="string">
            <text:p>(བྱ་ཚིག་)</text:p>
          </table:table-cell>
          <table:table-cell office:value-type="string">
            <text:p>༡གྱངས་ཁ་བརྩི་ནི།༢གཟའ་སྐར་བརྩི་ནི།༣ཕམ་སྤུན་ཆ་ལུ་ཆ་བཞག་བརྩི་མཐོང་འབད་ནི།༤རྟེན་འབྲེལ་བརྩི་བའི་བྱ་ཚིག།</text:p>
          </table:table-cell>
          <table:table-cell table:number-columns-repeated="252"/>
        </table:table-row>
        <table:table-row table:style-name="ro2">
          <table:table-cell office:value-type="string">
            <text:p>བརྩི་བཀུར།</text:p>
          </table:table-cell>
          <table:table-cell office:value-type="string">
            <text:p>/tsi kur/</text:p>
          </table:table-cell>
          <table:table-cell office:value-type="string">
            <text:p>(བྱ་ཁྱད་)</text:p>
          </table:table-cell>
          <table:table-cell office:value-type="string">
            <text:p>བླམ་དང་དཔོན་ཚུ་ལུ་བརྩི་མཐོང་ཞུ་སྟེ་གོང་ལུ་བཀུར་བ།ཕ་མ་ལུ་བརྩི་བཀུར་ཞུ་ནི་རང་གི་གོང་མ་ལུ་བརྩི་བཀུར་ཞུ་ནི།</text:p>
          </table:table-cell>
          <table:table-cell table:number-columns-repeated="252"/>
        </table:table-row>
        <table:table-row table:style-name="ro2">
          <table:table-cell office:value-type="string">
            <text:p>བརྩི་འཁུར།</text:p>
          </table:table-cell>
          <table:table-cell office:value-type="string">
            <text:p>/tsi khur</text:p>
          </table:table-cell>
          <table:table-cell office:value-type="string">
            <text:p>(བྱ་ཁྱད་)</text:p>
          </table:table-cell>
          <table:table-cell office:value-type="string">
            <text:p>བརྩི་མཐོང་ཞུ་བའི་དོན།</text:p>
          </table:table-cell>
          <table:table-cell table:number-columns-repeated="252"/>
        </table:table-row>
        <table:table-row table:style-name="ro2">
          <table:table-cell office:value-type="string">
            <text:p>བརྩི་འཇོག</text:p>
          </table:table-cell>
          <table:table-cell office:value-type="string">
            <text:p>/tsi jog</text:p>
          </table:table-cell>
          <table:table-cell office:value-type="string">
            <text:p>(བྱ་ཁྱད་)</text:p>
          </table:table-cell>
          <table:table-cell office:value-type="string">
            <text:p>བརྩི་མཐོང་ཞུ་སྟེ་ཆ་བཞག་པའི་དོན།</text:p>
          </table:table-cell>
          <table:table-cell table:number-columns-repeated="252"/>
        </table:table-row>
        <table:table-row table:style-name="ro2">
          <table:table-cell office:value-type="string">
            <text:p>བརྩི་མཐོང༌།</text:p>
          </table:table-cell>
          <table:table-cell office:value-type="string">
            <text:p>/tsi thong/</text:p>
          </table:table-cell>
          <table:table-cell office:value-type="string">
            <text:p>(བྱ་ཁྱད་)</text:p>
          </table:table-cell>
          <table:table-cell office:value-type="string">
            <text:p>ཕ་མ་དང་གོང་མ་གལ་ཆེན་འབད་བརྩི་སྟེ་མཐོང་ཆེ་བ་དང་མནང་ཆེཝ་འབད་བརྩི་བའི་དོན།</text:p>
          </table:table-cell>
          <table:table-cell table:number-columns-repeated="252"/>
        </table:table-row>
        <table:table-row table:style-name="ro2">
          <table:table-cell office:value-type="string">
            <text:p>བརྩི་མི་བརྩི།</text:p>
          </table:table-cell>
          <table:table-cell office:value-type="string">
            <text:p>/tsi mi tsi/</text:p>
          </table:table-cell>
          <table:table-cell office:value-type="string">
            <text:p>(བྱ་ཁྱད་)</text:p>
          </table:table-cell>
          <table:table-cell office:value-type="string">
            <text:p>ཕམ་དང་བུ་གཞི་གཅིག་གིས་གཅིག་ལུ་ཆ་བཞག་སྦོམ་ཡོད་པའི་དོན།</text:p>
          </table:table-cell>
          <table:table-cell table:number-columns-repeated="252"/>
        </table:table-row>
        <table:table-row table:style-name="ro2">
          <table:table-cell office:value-type="string">
            <text:p>བརྩི་མེད།</text:p>
          </table:table-cell>
          <table:table-cell office:value-type="string">
            <text:p>/tsi me/</text:p>
          </table:table-cell>
          <table:table-cell office:value-type="string">
            <text:p>(བྱ་ཁྱད་)</text:p>
          </table:table-cell>
          <table:table-cell office:value-type="string">
            <text:p>བརྩི་མཐོང་མེད་མི།</text:p>
          </table:table-cell>
          <table:table-cell table:number-columns-repeated="252"/>
        </table:table-row>
        <table:table-row table:style-name="ro2">
          <table:table-cell office:value-type="string">
            <text:p>བརྩི་སྲུང༌།</text:p>
          </table:table-cell>
          <table:table-cell office:value-type="string">
            <text:p>/tsi sung/</text:p>
          </table:table-cell>
          <table:table-cell office:value-type="string">
            <text:p>(བྱ་ཁྱད་)</text:p>
          </table:table-cell>
          <table:table-cell office:value-type="string">
            <text:p>༡རྒྱལ་ཁབ་ཀྱི་ཁྲིམས་ལུ་ཁྲིམས་ཨིནམ་འབད་བརྩིས་ཞིན་ན་དང་བླངས་འབད་དེ་སྲུང་ནི།༢དུས་སྟོན་བརྩི་སྲུང་ཞུ་ནི་ཚུ།</text:p>
          </table:table-cell>
          <table:table-cell table:number-columns-repeated="252"/>
        </table:table-row>
        <table:table-row table:style-name="ro2">
          <table:table-cell office:value-type="string">
            <text:p>བརྩིག</text:p>
          </table:table-cell>
          <table:table-cell office:value-type="string">
            <text:p>/tsig</text:p>
          </table:table-cell>
          <table:table-cell office:value-type="string">
            <text:p>(བྱ་ཚིག་)</text:p>
          </table:table-cell>
          <table:table-cell office:value-type="string">
            <text:p>རྩིག་པ་བརྩིག་པའི་བྱ་ཚིག།</text:p>
          </table:table-cell>
          <table:table-cell table:number-columns-repeated="252"/>
        </table:table-row>
        <table:table-row table:style-name="ro2">
          <table:table-cell office:value-type="string">
            <text:p>བརྩིགས།</text:p>
          </table:table-cell>
          <table:table-cell office:value-type="string">
            <text:p>/tsig</text:p>
          </table:table-cell>
          <table:table-cell office:value-type="string">
            <text:p>(བྱ་འདས་)</text:p>
          </table:table-cell>
          <table:table-cell office:value-type="string">
            <text:p>རྩིག་པ་བརྩིག་པའི་འདས་ཚིག།</text:p>
          </table:table-cell>
          <table:table-cell table:number-columns-repeated="252"/>
        </table:table-row>
        <table:table-row table:style-name="ro2">
          <table:table-cell office:value-type="string">
            <text:p>བརྩིས།</text:p>
          </table:table-cell>
          <table:table-cell office:value-type="string">
            <text:p>/tsi/</text:p>
          </table:table-cell>
          <table:table-cell office:value-type="string">
            <text:p>(བྱ་ཚིག་)</text:p>
          </table:table-cell>
          <table:table-cell office:value-type="string">
            <text:p>༡མི་ལུ་མི་ཨིནམ་སྦེ་བརྩི་བའི་འདས་ཚིག།༢རྩིས་རྐྱབ་ཚར་བ།</text:p>
          </table:table-cell>
          <table:table-cell table:number-columns-repeated="252"/>
        </table:table-row>
        <table:table-row table:style-name="ro2">
          <table:table-cell office:value-type="string">
            <text:p>བརྩིསམ་རྩིས་ཁར།</text:p>
          </table:table-cell>
          <table:table-cell office:value-type="string">
            <text:p>/tsim tsi khar</text:p>
          </table:table-cell>
          <table:table-cell office:value-type="string">
            <text:p>(བྱ་ཁྱད་)</text:p>
          </table:table-cell>
          <table:table-cell office:value-type="string">
            <text:p>གཅིག་པུ་གཅིག་དང་གཉིས་པུ་གཉིས་འབད་རང་རྩིས་རྐྱབ་པ་ཅིན་ཟེར་བའི་དོན་ཨིན།གཅིག་ཡང་ཡང་ཆག་མེད་པར་རྩིས་ཁར་བཀལ་ནི།</text:p>
          </table:table-cell>
          <table:table-cell table:number-columns-repeated="252"/>
        </table:table-row>
        <table:table-row table:style-name="ro2">
          <table:table-cell office:value-type="string">
            <text:p>བརྩེ།</text:p>
          </table:table-cell>
          <table:table-cell office:value-type="string">
            <text:p>/tse/</text:p>
          </table:table-cell>
          <table:table-cell office:value-type="string">
            <text:p>(བྱ་ཚིག་)</text:p>
          </table:table-cell>
          <table:table-cell office:value-type="string">
            <text:p>སེམས་ཐག་ཉེ་བར་བརྩེ་བའི་བྱ་ཚིག།</text:p>
          </table:table-cell>
          <table:table-cell table:number-columns-repeated="252"/>
        </table:table-row>
        <table:table-row table:style-name="ro2">
          <table:table-cell office:value-type="string">
            <text:p>བརྩེ་སྐྱོང༌།</text:p>
          </table:table-cell>
          <table:table-cell office:value-type="string">
            <text:p>/tse khor/</text:p>
          </table:table-cell>
          <table:table-cell office:value-type="string">
            <text:p>(བྱ་ཁྱད་)</text:p>
          </table:table-cell>
          <table:table-cell office:value-type="string">
            <text:p>བྱམས་སེམས་ཀྱི་སྒོ་ལས་སྐྱོང་ནི།</text:p>
          </table:table-cell>
          <table:table-cell table:number-columns-repeated="252"/>
        </table:table-row>
        <table:table-row table:style-name="ro2">
          <table:table-cell office:value-type="string">
            <text:p>བརྩེ་གྲོགས།</text:p>
          </table:table-cell>
          <table:table-cell office:value-type="string">
            <text:p>/tse dro</text:p>
          </table:table-cell>
          <table:table-cell office:value-type="string">
            <text:p>(མིང་)</text:p>
          </table:table-cell>
          <table:table-cell office:value-type="string">
            <text:p>ཆ་རོགས་འཆམ་ཏོག་ཏོ་བརྩེ་བ་ཡོད་པའི་ཆ་རོགས་ཤ་ཚ་ཅན་གྱི་ཆ་རོགས།</text:p>
          </table:table-cell>
          <table:table-cell table:number-columns-repeated="252"/>
        </table:table-row>
        <table:table-row table:style-name="ro2">
          <table:table-cell office:value-type="string">
            <text:p>བརྩེ་ཏོག་ཏོ།</text:p>
          </table:table-cell>
          <table:table-cell office:value-type="string">
            <text:p>/tse to to/</text:p>
          </table:table-cell>
          <table:table-cell office:value-type="string">
            <text:p>(བྱ་ཁྱད་)</text:p>
          </table:table-cell>
          <table:table-cell office:value-type="string">
            <text:p>ཤ་ཚ་ཏོག་ཏོ་དང་དོན་གཅིག།</text:p>
          </table:table-cell>
          <table:table-cell table:number-columns-repeated="252"/>
        </table:table-row>
        <table:table-row table:style-name="ro2">
          <table:table-cell office:value-type="string">
            <text:p>བརྩེ་གདུང༌།</text:p>
          </table:table-cell>
          <table:table-cell office:value-type="string">
            <text:p>/tse dung/</text:p>
          </table:table-cell>
          <table:table-cell office:value-type="string">
            <text:p>(མིང་)</text:p>
          </table:table-cell>
          <table:table-cell office:value-type="string">
            <text:p>བརྩེ་དྲག་པའི་སེམས་ཀྱི་མིང༌།བཟོད་མ་ཚུགས་པའི་བརྩེ་སེམས་ཅན།</text:p>
          </table:table-cell>
          <table:table-cell table:number-columns-repeated="252"/>
        </table:table-row>
        <table:table-row table:style-name="ro2">
          <table:table-cell office:value-type="string">
            <text:p>བརྩེ་ལྡན།</text:p>
          </table:table-cell>
          <table:table-cell office:value-type="string">
            <text:p>/tse den/</text:p>
          </table:table-cell>
          <table:table-cell office:value-type="string">
            <text:p>(མིང་ཁྱད)</text:p>
          </table:table-cell>
          <table:table-cell office:value-type="string">
            <text:p>སེམས་ཀྱི་བརྩེ་བ་ཡོད་པའི་མི།</text:p>
          </table:table-cell>
          <table:table-cell table:number-columns-repeated="252"/>
        </table:table-row>
        <table:table-row table:style-name="ro2">
          <table:table-cell office:value-type="string">
            <text:p>བརྩེ་བ།</text:p>
          </table:table-cell>
          <table:table-cell office:value-type="string">
            <text:p>/tse wa/</text:p>
          </table:table-cell>
          <table:table-cell office:value-type="string">
            <text:p>(མིང་)</text:p>
          </table:table-cell>
          <table:table-cell office:value-type="string">
            <text:p>བརྩེ་བ་འབད་བའི་མིང༌།</text:p>
          </table:table-cell>
          <table:table-cell table:number-columns-repeated="252"/>
        </table:table-row>
        <table:table-row table:style-name="ro2">
          <table:table-cell office:value-type="string">
            <text:p>བརྩེ་མི་བརྩེ།</text:p>
          </table:table-cell>
          <table:table-cell office:value-type="string">
            <text:p>/tse mi tse/</text:p>
          </table:table-cell>
          <table:table-cell office:value-type="string">
            <text:p>(བྱ་ཁྱད་)</text:p>
          </table:table-cell>
          <table:table-cell office:value-type="string">
            <text:p>ཤ་ཚ་མི་ཚ་དང་དོན་གཅིག།ཧ་ཅང་གིས་བརྩེ་བ་ཡོད་པའི་དོན།</text:p>
          </table:table-cell>
          <table:table-cell table:number-columns-repeated="252"/>
        </table:table-row>
        <table:table-row table:style-name="ro2">
          <table:table-cell office:value-type="string">
            <text:p>བརྩེ་ཡུལ།</text:p>
          </table:table-cell>
          <table:table-cell office:value-type="string">
            <text:p>/tse yuel/</text:p>
          </table:table-cell>
          <table:table-cell office:value-type="string">
            <text:p>(མིང་)</text:p>
          </table:table-cell>
          <table:table-cell office:value-type="string">
            <text:p>སེམས་བརྩེ་བའི་ཡུལ་བུ་གཞི་སློབ་མ་གཉེན་ཟླ་ཚུ།</text:p>
          </table:table-cell>
          <table:table-cell table:number-columns-repeated="252"/>
        </table:table-row>
        <table:table-row table:style-name="ro2">
          <table:table-cell office:value-type="string">
            <text:p>བརྩེ་སེམས།</text:p>
          </table:table-cell>
          <table:table-cell office:value-type="string">
            <text:p>/tse sem/</text:p>
          </table:table-cell>
          <table:table-cell office:value-type="string">
            <text:p>(མིང་ཁྱད་)</text:p>
          </table:table-cell>
          <table:table-cell table:style-name="ce2" office:value-type="string">
            <text:p>ཡུལ་དམན་པ་དང་སྡུག་བསྔལ་ཅན་ཚུ་ལུ་བཟོད་མ་ཚུགས་པའི་སེམས།</text:p>
          </table:table-cell>
          <table:table-cell table:number-columns-repeated="252"/>
        </table:table-row>
        <table:table-row table:style-name="ro2">
          <table:table-cell office:value-type="string">
            <text:p>བརྩེག</text:p>
          </table:table-cell>
          <table:table-cell office:value-type="string">
            <text:p>/tseg/</text:p>
          </table:table-cell>
          <table:table-cell office:value-type="string">
            <text:p>(བྱ་ཚིག་)</text:p>
          </table:table-cell>
          <table:table-cell office:value-type="string">
            <text:p>གཅིག་གུ་གཅིག་འཛེགས་པ་གཉིས་བརྩེག་གསུམ་བརྩེག་རྐྱབ་པའི་བྱ་ཚིག།</text:p>
          </table:table-cell>
          <table:table-cell table:number-columns-repeated="252"/>
        </table:table-row>
        <table:table-row table:style-name="ro2">
          <table:table-cell office:value-type="string">
            <text:p>བརྩེགས།</text:p>
          </table:table-cell>
          <table:table-cell office:value-type="string">
            <text:p>/tseg/</text:p>
          </table:table-cell>
          <table:table-cell office:value-type="string">
            <text:p>(བྱ་འདས་)</text:p>
          </table:table-cell>
          <table:table-cell office:value-type="string">
            <text:p>གཅིག་གི་ལྟག་ལུ་གཅིག་བརྩེགས་པའི་འདས་ཚིག།</text:p>
          </table:table-cell>
          <table:table-cell table:number-columns-repeated="252"/>
        </table:table-row>
        <table:table-row table:style-name="ro2">
          <table:table-cell office:value-type="string">
            <text:p>བརྩེགས་ཁ།</text:p>
          </table:table-cell>
          <table:table-cell office:value-type="string">
            <text:p>/tseg kha</text:p>
          </table:table-cell>
          <table:table-cell office:value-type="string">
            <text:p>(མིང་)</text:p>
          </table:table-cell>
          <table:table-cell office:value-type="string">
            <text:p>རིན་ཐེབས་ཀྱི་མིང༌།</text:p>
          </table:table-cell>
          <table:table-cell table:number-columns-repeated="252"/>
        </table:table-row>
        <table:table-row table:style-name="ro2">
          <table:table-cell office:value-type="string">
            <text:p>བརྩེགས་པ།</text:p>
          </table:table-cell>
          <table:table-cell office:value-type="string">
            <text:p>/tse pang/</text:p>
          </table:table-cell>
          <table:table-cell office:value-type="string">
            <text:p>(མིང་)</text:p>
          </table:table-cell>
          <table:table-cell office:value-type="string">
            <text:p>བརྩེགས་མ་དང་དོན་གཅིག།</text:p>
          </table:table-cell>
          <table:table-cell table:number-columns-repeated="252"/>
        </table:table-row>
        <table:table-row table:style-name="ro2">
          <table:table-cell office:value-type="string">
            <text:p>བརྩེགས་འཕུལ།</text:p>
          </table:table-cell>
          <table:table-cell office:value-type="string">
            <text:p>/tse phuel</text:p>
          </table:table-cell>
          <table:table-cell office:value-type="string">
            <text:p>(མིང་)</text:p>
          </table:table-cell>
          <table:table-cell office:value-type="string">
            <text:p>སྔོན་འཇུག་ཡང་ཡོདཔ་བརྩེགས་པ་ཡང་ཨིནམ་དཔྱེ་བསྐ་བཟུམ།</text:p>
          </table:table-cell>
          <table:table-cell table:number-columns-repeated="252"/>
        </table:table-row>
        <table:table-row table:style-name="ro2">
          <table:table-cell office:value-type="string">
            <text:p>བརྩེགས་མ།</text:p>
          </table:table-cell>
          <table:table-cell office:value-type="string">
            <text:p>/tse ma</text:p>
          </table:table-cell>
          <table:table-cell office:value-type="string">
            <text:p>(མིང་)</text:p>
          </table:table-cell>
          <table:table-cell office:value-type="string">
            <text:p>བརྩེགས་པ་ཅན་གྱི་མིང༌།དཔེར་ན་སྐ་རྐ་ལྐ་བཟུམ།</text:p>
          </table:table-cell>
          <table:table-cell table:number-columns-repeated="252"/>
        </table:table-row>
        <table:table-row table:style-name="ro2">
          <table:table-cell office:value-type="string">
            <text:p>བརྩོན།</text:p>
          </table:table-cell>
          <table:table-cell office:value-type="string">
            <text:p>/tsoen/</text:p>
          </table:table-cell>
          <table:table-cell office:value-type="string">
            <text:p>(བྱ་ཁྱད་)</text:p>
          </table:table-cell>
          <table:table-cell office:value-type="string">
            <text:p>བརྩོན་འགྲུས་བསྐྱེད་པའི་བྱ་ཚིག་བུམོ་འདི་ལཱ་ལུ་བརྩོན་ཏོག་ཏོ་འདུག་ཟེར་དོ་བཟུམ།སྤྲོ་བ་དང་དོན་གཉེར་བསྐྱེད་པའི་དོན།</text:p>
          </table:table-cell>
          <table:table-cell table:number-columns-repeated="252"/>
        </table:table-row>
        <table:table-row table:style-name="ro2">
          <table:table-cell office:value-type="string">
            <text:p>བརྩོན་འགྲུས།</text:p>
          </table:table-cell>
          <table:table-cell office:value-type="string">
            <text:p>/tsoen drue/</text:p>
          </table:table-cell>
          <table:table-cell office:value-type="string">
            <text:p>(མིང་)</text:p>
          </table:table-cell>
          <table:table-cell office:value-type="string">
            <text:p>སྙིང་རུས་སེམས་ཤུགས་ཀྱི་མིང༌།དཔྱེ་ཆ་ལུ་བརྩོན་འགྲུས་བསྐྱེད་ནི།ལཱ་ལུ་སྤྲོ་བ་སྦོམ་བསྐྱེད་ནི་ཕར་ཕྱིན་དྲུག་ལས་གཅིག་ཨིན།</text:p>
          </table:table-cell>
          <table:table-cell table:number-columns-repeated="252"/>
        </table:table-row>
        <table:table-row table:style-name="ro2">
          <table:table-cell office:value-type="string">
            <text:p>བརྩོན་པ།</text:p>
          </table:table-cell>
          <table:table-cell office:value-type="string">
            <text:p>/tsoen pa/</text:p>
          </table:table-cell>
          <table:table-cell office:value-type="string">
            <text:p>(མིང་)</text:p>
          </table:table-cell>
          <table:table-cell office:value-type="string">
            <text:p>མི་འདི་དཔྱེ་ཆ་ལུ་བརྩོན་པ་སྦོམ་འདུག་ཟེར་བ་ཅིན་སྙིང་རུས་དང་སྤྲོ་བ་བསྐྱེད་པའི་དོན་ཨིན།བརྩོན་འགྲུས་ཀྱི་མིང་གཞན།</text:p>
          </table:table-cell>
          <table:table-cell table:number-columns-repeated="252"/>
        </table:table-row>
        <table:table-row table:style-name="ro2">
          <table:table-cell office:value-type="string">
            <text:p>བརྩོན་མི་བརྩོན།</text:p>
          </table:table-cell>
          <table:table-cell office:value-type="string">
            <text:p>/tsoen mi tsoen/</text:p>
          </table:table-cell>
          <table:table-cell office:value-type="string">
            <text:p>(བྱ་ཁྱད་)</text:p>
          </table:table-cell>
          <table:table-cell office:value-type="string">
            <text:p>བརྩོན་ཤུགས་སྦོམ་ཡོད་པ།དོན་གཉེར་སྦོམ་བསྐྱེད་མི།དཔེ་ཆ་བལྟ་ནི་ལུ་བརྩོན་མི་བརྩོན་ལཱ་ལུ་བརྩོན་མི་བརྩོན་བཟུམ།</text:p>
          </table:table-cell>
          <table:table-cell table:number-columns-repeated="252"/>
        </table:table-row>
        <table:table-row table:style-name="ro2">
          <table:table-cell office:value-type="string">
            <text:p>བརྩོན་ཤུགས།</text:p>
          </table:table-cell>
          <table:table-cell office:value-type="string">
            <text:p>/tsoen shu/</text:p>
          </table:table-cell>
          <table:table-cell office:value-type="string">
            <text:p>(བྱ་ཁྱད་)</text:p>
          </table:table-cell>
          <table:table-cell office:value-type="string">
            <text:p>ལཱ་འབད་ནི་ལུ་བརྩོན་འགྲུས་ཤུགས་འབད་བསྐྱེད་པའི་མིང༌།ཐང་ལྷོད་མེད་པའི་བརྩོན་འགྲུས་བསྐྱེད་པ།</text:p>
          </table:table-cell>
          <table:table-cell table:number-columns-repeated="252"/>
        </table:table-row>
        <table:table-row table:style-name="ro2">
          <table:table-cell office:value-type="string">
            <text:p>བརྩོནཔ།</text:p>
          </table:table-cell>
          <table:table-cell office:value-type="string">
            <text:p>/tsoep</text:p>
          </table:table-cell>
          <table:table-cell office:value-type="string">
            <text:p>(བྱ་ཁྱད་)</text:p>
          </table:table-cell>
          <table:table-cell office:value-type="string">
            <text:p>དཔེ་ཆ་ལྷབ་ནི་ལུ་བརྩོན་བརྩོནཔ།བརྩོན་པ་གི་མིང་མཐའ་བསྡུས་པ།</text:p>
          </table:table-cell>
          <table:table-cell table:number-columns-repeated="252"/>
        </table:table-row>
        <table:table-row table:style-name="ro2">
          <table:table-cell office:value-type="string">
            <text:p>བརྩོནམ།</text:p>
          </table:table-cell>
          <table:table-cell office:value-type="string">
            <text:p>/tsoem/</text:p>
          </table:table-cell>
          <table:table-cell office:value-type="string">
            <text:p>(བྱ་ཁྱད་)</text:p>
          </table:table-cell>
          <table:table-cell office:value-type="string">
            <text:p>ལཱ་འབད་ནི་ལུ་བརྩོན་བརྩོནམ།</text:p>
          </table:table-cell>
          <table:table-cell table:number-columns-repeated="252"/>
        </table:table-row>
        <table:table-row table:style-name="ro2">
          <table:table-cell office:value-type="string">
            <text:p>བསྩལ།</text:p>
          </table:table-cell>
          <table:table-cell office:value-type="string">
            <text:p>/tsel/</text:p>
          </table:table-cell>
          <table:table-cell office:value-type="string">
            <text:p>(བྱ་འདས)</text:p>
          </table:table-cell>
          <table:table-cell table:style-name="ce2" office:value-type="string">
            <text:p>གོང་མ་གིས་བཀའ་བསྩལ་བའི་བྱ་འདས།</text:p>
          </table:table-cell>
          <table:table-cell table:number-columns-repeated="252"/>
        </table:table-row>
        <table:table-row table:style-name="ro2">
          <table:table-cell office:value-type="string">
            <text:p>བསྩལཝ།</text:p>
          </table:table-cell>
          <table:table-cell office:value-type="string">
            <text:p>/tseo/</text:p>
          </table:table-cell>
          <table:table-cell office:value-type="string">
            <text:p>(མིང་)</text:p>
          </table:table-cell>
          <table:table-cell table:style-name="ce2" office:value-type="string">
            <text:p>བཀའ་བསྩལ་བསྩལཝ།མིང་མཐའ་བསྡུས་པ།། །།</text:p>
          </table:table-cell>
          <table:table-cell table:number-columns-repeated="252"/>
        </table:table-row>
        <table:table-row table:style-name="ro3" table:number-rows-repeated="6495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Sheet2" table:style-name="ta1" table:print="false">
        <table:table-column table:style-name="co4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Jomolhari" svg:font-family="Jomolhari" style:font-pitch="variable"/>
    <style:font-face style:name="Jomolhari1" svg:font-family="Jomolhari" style:font-adornments="Regular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Wangdi" svg:font-family="Wangdi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Bitstream Vera Sans" style:language-asian="zxx" style:country-asian="none" style:font-name-complex="Bitstream Vera Sans" style:language-complex="dz" style:country-complex="BT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Wang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30">11/30/2009</text:date>, <text:time>16:38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10-03T09:21:58</meta:creation-date>
    <dc:date>2009-11-30T16:38:25</dc:date>
    <meta:editing-cycles>41</meta:editing-cycles>
    <meta:editing-duration>P2DT2H41M15S</meta:editing-duration>
    <meta:user-defined meta:name="Info 1"/>
    <meta:user-defined meta:name="Info 2"/>
    <meta:user-defined meta:name="Info 3"/>
    <meta:user-defined meta:name="Info 4"/>
    <meta:document-statistic meta:table-count="3" meta:cell-count="2320"/>
  </office:meta>
</office:document-meta>
</file>